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8E0000038EDB31806D052A9531.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ert Sans" svg:font-family="'Albert Sans'"/>
    <style:font-face style:name="Albert Sans1" svg:font-family="'Albert Sans'" style:font-pitch="variable"/>
    <style:font-face style:name="Arial" svg:font-family="Arial"/>
    <style:font-face style:name="Arial1" svg:font-family="Arial" style:font-pitch="variable"/>
    <style:font-face style:name="DejaVu Sans" svg:font-family="'DejaVu Sans'" style:font-pitch="variable"/>
    <style:font-face style:name="DejaVu Sans1" svg:font-family="'DejaVu Sans'" style:font-family-generic="system" style:font-pitch="variable"/>
    <style:font-face style:name="Lato" svg:font-family="Lato" style:font-pitch="variable"/>
    <style:font-face style:name="Lato1" svg:font-family="Lato"/>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Mulish" svg:font-family="Mulish"/>
    <style:font-face style:name="Mulish1" svg:font-family="Mulish"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dauk" svg:font-family="Padauk"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solid" draw:fill-color="#ffd966" draw:textarea-vertical-align="middle" draw:auto-grow-height="false" draw:fit-to-size="false" style:shrink-to-fit="false" fo:min-height="0cm" fo:min-width="0cm" fo:padding-top="0.115cm" fo:padding-bottom="0.115cm" fo:padding-left="0.254cm" fo:padding-right="0.254cm" fo:wrap-option="wrap"/>
    </style:style>
    <style:style style:name="gr2" style:family="graphic" style:parent-style-name="standard">
      <style:graphic-properties draw:stroke="none" svg:stroke-width="0cm" draw:fill="solid" draw:fill-color="#ff2e20" draw:textarea-vertical-align="middle" draw:auto-grow-height="false" draw:fit-to-size="false" style:shrink-to-fit="false" fo:min-height="0cm" fo:min-width="0cm" fo:padding-top="0.186cm" fo:padding-bottom="0.186cm" fo:padding-left="0.254cm" fo:padding-right="0.254cm" fo:wrap-option="wrap"/>
    </style:style>
    <style:style style:name="gr3" style:family="graphic" style:parent-style-name="standard">
      <style:graphic-properties draw:stroke="none" svg:stroke-width="0cm" draw:fill="solid" draw:fill-color="#04b4d8" draw:textarea-vertical-align="middle" draw:auto-grow-height="false" draw:fit-to-size="false" style:shrink-to-fit="false" fo:min-height="0cm" fo:min-width="0cm" fo:padding-top="0.068cm" fo:padding-bottom="0.068cm" fo:padding-left="0.254cm" fo:padding-right="0.254cm" fo:wrap-option="wrap"/>
    </style:style>
    <style:style style:name="gr4" style:family="graphic" style:parent-style-name="standard">
      <style:graphic-properties draw:stroke="none" svg:stroke-width="0cm" draw:fill="solid" draw:fill-color="#ff2e20" draw:textarea-vertical-align="middle" draw:auto-grow-height="false" draw:fit-to-size="false" style:shrink-to-fit="false" fo:min-height="0cm" fo:min-width="0cm" fo:padding-top="0.105cm" fo:padding-bottom="0.105cm" fo:padding-left="0.254cm" fo:padding-right="0.254cm" fo:wrap-option="wrap"/>
    </style:style>
    <style:style style:name="gr5" style:family="graphic" style:parent-style-name="standard">
      <style:graphic-properties draw:stroke="none" svg:stroke-width="0cm" draw:fill="solid" draw:fill-color="#86cf64" draw:textarea-vertical-align="middle" draw:auto-grow-height="false" draw:fit-to-size="false" style:shrink-to-fit="false" fo:min-height="0cm" fo:min-width="0cm" fo:padding-top="0.17cm" fo:padding-bottom="0.17cm" fo:padding-left="0.254cm" fo:padding-right="0.254cm" fo:wrap-option="wrap"/>
    </style:style>
    <style:style style:name="gr6" style:family="graphic" style:parent-style-name="standard">
      <style:graphic-properties draw:stroke="none" svg:stroke-width="0cm" draw:fill="solid" draw:fill-color="#ffd966" draw:textarea-vertical-align="middle" draw:auto-grow-height="false" draw:fit-to-size="false" style:shrink-to-fit="false" fo:min-height="0cm" fo:min-width="0cm" fo:padding-top="0.063cm" fo:padding-bottom="0.063cm" fo:padding-left="0.254cm" fo:padding-right="0.254cm" fo:wrap-option="wrap"/>
    </style:style>
    <style:style style:name="gr7" style:family="graphic" style:parent-style-name="standard">
      <style:graphic-properties draw:stroke="none" svg:stroke-width="0cm" draw:fill="solid" draw:fill-color="#04b4d8" draw:textarea-vertical-align="middle" draw:auto-grow-height="false" draw:fit-to-size="false" style:shrink-to-fit="false" fo:min-height="0cm" fo:min-width="0cm" fo:padding-top="0.063cm" fo:padding-bottom="0.063cm" fo:padding-left="0.254cm" fo:padding-right="0.254cm" fo:wrap-option="wrap"/>
    </style:style>
    <style:style style:name="gr8" style:family="graphic" style:parent-style-name="standard" style:list-style-name="L2">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9" style:family="graphic">
      <style:graphic-properties style:protect="size"/>
    </style:style>
    <style:style style:name="gr10" style:family="graphic" style:parent-style-name="standard">
      <style:graphic-properties draw:stroke="none" svg:stroke-width="0cm" draw:fill="solid" draw:fill-color="#ffd966" draw:textarea-vertical-align="middle" draw:auto-grow-height="false" draw:fit-to-size="false" style:shrink-to-fit="false" fo:min-height="0cm" fo:min-width="0cm" fo:padding-top="0.085cm" fo:padding-bottom="0.085cm" fo:padding-left="0.254cm" fo:padding-right="0.254cm" fo:wrap-option="wrap"/>
    </style:style>
    <style:style style:name="gr11" style:family="graphic" style:parent-style-name="standard">
      <style:graphic-properties draw:stroke="none" svg:stroke-width="0cm" draw:fill="solid" draw:fill-color="#86cf64" draw:textarea-vertical-align="middle" draw:auto-grow-height="false" draw:fit-to-size="false" style:shrink-to-fit="false" fo:min-height="0cm" fo:min-width="0cm" fo:padding-top="0.138cm" fo:padding-bottom="0.138cm" fo:padding-left="0.254cm" fo:padding-right="0.254cm" fo:wrap-option="wrap"/>
    </style:style>
    <style:style style:name="gr12" style:family="graphic" style:parent-style-name="standard">
      <style:graphic-properties draw:stroke="none" svg:stroke-width="0cm" draw:fill="solid" draw:fill-color="#ff2e20" draw:textarea-vertical-align="middle" draw:auto-grow-height="false" draw:fit-to-size="false" style:shrink-to-fit="false" fo:min-height="0cm" fo:min-width="0cm" fo:padding-top="0.051cm" fo:padding-bottom="0.051cm" fo:padding-left="0.254cm" fo:padding-right="0.254cm" fo:wrap-option="wrap"/>
    </style:style>
    <style:style style:name="gr13" style:family="graphic" style:parent-style-name="standard">
      <style:graphic-properties draw:stroke="none" svg:stroke-width="0cm" draw:fill="solid" draw:fill-color="#04b4d8" draw:textarea-vertical-align="middle" draw:auto-grow-height="false" draw:fit-to-size="false" style:shrink-to-fit="false" fo:min-height="0cm" fo:min-width="0cm" fo:padding-top="0.138cm" fo:padding-bottom="0.138cm" fo:padding-left="0.254cm" fo:padding-right="0.254cm" fo:wrap-option="wrap"/>
    </style:style>
    <style:style style:name="gr14" style:family="graphic" style:parent-style-name="standard">
      <style:graphic-properties draw:stroke="none" svg:stroke-width="0cm" draw:fill="solid" draw:fill-color="#86cf64" draw:textarea-vertical-align="middle" draw:auto-grow-height="false" draw:fit-to-size="false" style:shrink-to-fit="false" fo:min-height="0cm" fo:min-width="0cm" fo:padding-top="0.051cm" fo:padding-bottom="0.051cm" fo:padding-left="0.254cm" fo:padding-right="0.254cm" fo:wrap-option="wrap"/>
    </style:style>
    <style:style style:name="gr15" style:family="graphic" style:parent-style-name="standard">
      <style:graphic-properties draw:stroke="none" svg:stroke-width="0cm" draw:fill="bitmap" draw:fill-image-name="Bitmap_20_2" style:repeat="stretch" draw:textarea-vertical-align="top" draw:auto-grow-height="false" fo:min-height="4.627cm" fo:min-width="4.377cm" fo:padding-top="0.125cm" fo:padding-bottom="0.125cm" fo:padding-left="0.25cm" fo:padding-right="0.25cm" fo:wrap-option="wrap" fo:clip="rect(0.532cm, 0cm, 1.373cm, 0cm)"/>
    </style:style>
    <style:style style:name="gr16" style:family="graphic" style:parent-style-name="standard" style:list-style-name="L2">
      <style:graphic-properties draw:stroke="none" svg:stroke-width="0cm" draw:fill="none" draw:textarea-vertical-align="top" draw:auto-grow-height="false" draw:fit-to-size="false" style:shrink-to-fit="false" fo:min-height="2.028cm" fo:min-width="14.325cm" fo:padding-top="0.254cm" fo:padding-bottom="0.254cm" fo:padding-left="0.254cm" fo:padding-right="0.254cm" fo:wrap-option="wrap"/>
      <style:paragraph-properties style:writing-mode="lr-tb"/>
    </style:style>
    <style:style style:name="gr17" style:family="graphic" style:parent-style-name="standard" style:list-style-name="L3">
      <style:graphic-properties draw:stroke="none" svg:stroke-width="0cm" draw:fill="none" draw:textarea-vertical-align="top" draw:auto-grow-height="false" draw:fit-to-size="false" style:shrink-to-fit="false" fo:min-height="6.727cm" fo:min-width="14.325cm" fo:padding-top="0.254cm" fo:padding-bottom="0.254cm" fo:padding-left="0.254cm" fo:padding-right="0.254cm" fo:wrap-option="wrap"/>
      <style:paragraph-properties style:writing-mode="lr-tb"/>
    </style:style>
    <style:style style:name="gr18" style:family="graphic" style:parent-style-name="standard" style:list-style-name="L2">
      <style:graphic-properties draw:stroke="none" svg:stroke-width="0cm" draw:fill="none" draw:textarea-vertical-align="top" draw:auto-grow-height="false" draw:fit-to-size="false" style:shrink-to-fit="false" fo:min-height="1.222cm" fo:min-width="20.892cm" fo:padding-top="0.254cm" fo:padding-bottom="0.254cm" fo:padding-left="0.254cm" fo:padding-right="0.254cm" fo:wrap-option="wrap"/>
      <style:paragraph-properties style:writing-mode="lr-tb"/>
    </style:style>
    <style:style style:name="gr19" style:family="graphic" style:parent-style-name="standard">
      <style:graphic-properties draw:stroke="none" svg:stroke-width="0cm" draw:fill="solid" draw:fill-color="#ffd966" draw:textarea-vertical-align="middle" draw:auto-grow-height="false" draw:fit-to-size="false" style:shrink-to-fit="false" fo:min-height="0.618cm" fo:min-width="1.126cm" fo:padding-top="0.254cm" fo:padding-bottom="0.254cm" fo:padding-left="0cm" fo:padding-right="0cm" fo:wrap-option="wrap"/>
    </style:style>
    <style:style style:name="gr20" style:family="graphic" style:parent-style-name="standard">
      <style:graphic-properties draw:stroke="none" svg:stroke-width="0cm" draw:fill="solid" draw:fill-color="#86cf64" draw:textarea-vertical-align="middle" draw:auto-grow-height="false" draw:fit-to-size="false" style:shrink-to-fit="false" fo:min-height="0.618cm" fo:min-width="1.126cm" fo:padding-top="0.254cm" fo:padding-bottom="0.254cm" fo:padding-left="0cm" fo:padding-right="0cm" fo:wrap-option="wrap"/>
    </style:style>
    <style:style style:name="gr21" style:family="graphic" style:parent-style-name="standard">
      <style:graphic-properties draw:stroke="none" svg:stroke-width="0cm" draw:fill="solid" draw:fill-color="#04b4d8" draw:textarea-vertical-align="middle" draw:auto-grow-height="false" draw:fit-to-size="false" style:shrink-to-fit="false" fo:min-height="0.618cm" fo:min-width="1.126cm" fo:padding-top="0.254cm" fo:padding-bottom="0.254cm" fo:padding-left="0cm" fo:padding-right="0cm" fo:wrap-option="wrap"/>
    </style:style>
    <style:style style:name="gr22" style:family="graphic" style:parent-style-name="standard" style:list-style-name="L2">
      <style:graphic-properties draw:stroke="none" svg:stroke-width="0cm" draw:fill="none" draw:textarea-vertical-align="middle" draw:auto-grow-height="false" draw:fit-to-size="false" style:shrink-to-fit="false" fo:min-height="0.424cm" fo:min-width="1.255cm" fo:padding-top="0.254cm" fo:padding-bottom="0.254cm" fo:padding-left="0.254cm" fo:padding-right="0.254cm" fo:wrap-option="wrap"/>
      <style:paragraph-properties style:writing-mode="lr-tb"/>
    </style:style>
    <style:style style:name="gr23" style:family="graphic" style:parent-style-name="standard" style:list-style-name="L2">
      <style:graphic-properties draw:stroke="none" svg:stroke-width="0cm" draw:fill="none" draw:textarea-vertical-align="middle" draw:auto-grow-height="false" draw:fit-to-size="false" style:shrink-to-fit="false" fo:min-height="0.424cm" fo:min-width="1.255cm" fo:padding-top="0.254cm" fo:padding-bottom="0.254cm" fo:padding-left="0.254cm" fo:padding-right="0.254cm" fo:wrap-option="wrap"/>
      <style:paragraph-properties style:writing-mode="lr-tb"/>
    </style:style>
    <style:style style:name="gr24" style:family="graphic" style:parent-style-name="standard" style:list-style-name="L2">
      <style:graphic-properties draw:stroke="none" svg:stroke-width="0cm" draw:fill="none" draw:textarea-vertical-align="middle" draw:auto-grow-height="false" draw:fit-to-size="false" style:shrink-to-fit="false" fo:min-height="0.424cm" fo:min-width="1.255cm" fo:padding-top="0.254cm" fo:padding-bottom="0.254cm" fo:padding-left="0.254cm" fo:padding-right="0.254cm" fo:wrap-option="wrap"/>
      <style:paragraph-properties style:writing-mode="lr-tb"/>
    </style:style>
    <style:style style:name="gr25" style:family="graphic" style:parent-style-name="standard">
      <style:graphic-properties draw:stroke="solid" svg:stroke-width="0.026cm" svg:stroke-color="#434343" draw:stroke-linejoin="round"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gr26" style:family="graphic" style:parent-style-name="standard" style:list-style-name="L2">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27" style:family="graphic" style:parent-style-name="standard" style:list-style-name="L2">
      <style:graphic-properties draw:stroke="none" svg:stroke-width="0cm" draw:fill="none" draw:textarea-vertical-align="bottom" draw:auto-grow-height="false" draw:fit-to-size="false" style:shrink-to-fit="false" fo:min-height="0cm" fo:min-width="0cm" fo:padding-top="0.254cm" fo:padding-bottom="0.254cm" fo:padding-left="0.254cm" fo:padding-right="0.254cm" fo:wrap-option="wrap"/>
      <style:paragraph-properties style:writing-mode="lr-tb"/>
    </style:style>
    <style:style style:name="gr28" style:family="graphic" style:parent-style-name="standard" style:list-style-name="L2">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29" style:family="graphic" style:parent-style-name="standard" style:list-style-name="L2">
      <style:graphic-properties draw:stroke="none" svg:stroke-width="0cm" draw:fill="none" draw:textarea-vertical-align="bottom" draw:auto-grow-height="false" draw:fit-to-size="false" style:shrink-to-fit="false" fo:min-height="0cm" fo:min-width="0cm" fo:padding-top="0.254cm" fo:padding-bottom="0.254cm" fo:padding-left="0.254cm" fo:padding-right="0.254cm" fo:wrap-option="wrap"/>
      <style:paragraph-properties style:writing-mode="lr-tb"/>
    </style:style>
    <style:style style:name="gr30" style:family="graphic" style:parent-style-name="standard" style:list-style-name="L2">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31" style:family="graphic" style:parent-style-name="standard" style:list-style-name="L2">
      <style:graphic-properties draw:stroke="none" svg:stroke-width="0cm" draw:fill="none" draw:textarea-vertical-align="bottom" draw:auto-grow-height="false" draw:fit-to-size="false" style:shrink-to-fit="false" fo:min-height="0cm" fo:min-width="0cm" fo:padding-top="0.254cm" fo:padding-bottom="0.254cm" fo:padding-left="0.254cm" fo:padding-right="0.254cm" fo:wrap-option="wrap"/>
      <style:paragraph-properties style:writing-mode="lr-tb"/>
    </style:style>
    <style:style style:name="gr32" style:family="graphic" style:parent-style-name="standard">
      <style:graphic-properties draw:stroke="none" svg:stroke-width="0cm" draw:fill="solid" draw:fill-color="#ff2e20" draw:textarea-vertical-align="middle" draw:auto-grow-height="false" draw:fit-to-size="false" style:shrink-to-fit="false" fo:min-height="0cm" fo:min-width="0cm" fo:padding-top="0.254cm" fo:padding-bottom="0.254cm" fo:padding-left="0.254cm" fo:padding-right="0.254cm" fo:wrap-option="wrap"/>
    </style:style>
    <style:style style:name="gr33" style:family="graphic" style:parent-style-name="standard">
      <style:graphic-properties draw:stroke="none" svg:stroke-width="0cm" draw:fill="solid" draw:fill-color="#ffd966" draw:textarea-vertical-align="middle" draw:auto-grow-height="false" draw:fit-to-size="false" style:shrink-to-fit="false" fo:min-height="0cm" fo:min-width="0cm" fo:padding-top="0.254cm" fo:padding-bottom="0.254cm" fo:padding-left="0.254cm" fo:padding-right="0.254cm" fo:wrap-option="wrap"/>
    </style:style>
    <style:style style:name="gr34" style:family="graphic" style:parent-style-name="standard" style:list-style-name="L2">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35" style:family="graphic" style:parent-style-name="standard" style:list-style-name="L2">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36" style:family="graphic" style:parent-style-name="standard" style:list-style-name="L2">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37" style:family="graphic" style:parent-style-name="standard">
      <style:graphic-properties draw:stroke="none" svg:stroke-width="0cm" draw:fill="solid" draw:fill-color="#ff2e20" draw:textarea-vertical-align="middle" draw:auto-grow-height="false" draw:fit-to-size="false" style:shrink-to-fit="false" fo:min-height="1.434cm" fo:min-width="1.465cm" fo:padding-top="0.254cm" fo:padding-bottom="0.254cm" fo:padding-left="0.254cm" fo:padding-right="0.254cm" fo:wrap-option="wrap"/>
    </style:style>
    <style:style style:name="gr38" style:family="graphic" style:parent-style-name="standard" style:list-style-name="L2">
      <style:graphic-properties draw:stroke="none" svg:stroke-width="0cm" draw:fill="none" draw:textarea-vertical-align="top" draw:auto-grow-height="false" draw:fit-to-size="false" style:shrink-to-fit="false" fo:min-height="1.941cm" fo:min-width="6.098cm" fo:padding-top="0.254cm" fo:padding-bottom="0.254cm" fo:padding-left="0.254cm" fo:padding-right="0.254cm" fo:wrap-option="wrap"/>
      <style:paragraph-properties style:writing-mode="lr-tb"/>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3"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SECTION_5f_HEADER-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5" style:family="presentation" style:parent-style-name="SECTION_5f_HEADER-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CUSTOM_5f_10-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7" style:family="presentation" style:parent-style-name="CUSTOM_5f_10-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CUSTOM_5f_11_5f_1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9" style:family="presentation" style:parent-style-name="CUSTOM_5f_11_5f_1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10" style:family="presentation" style:parent-style-name="CUSTOM_5f_11_5f_1_5f_1-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2"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13"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5"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BIG_5f_NUMBER-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7" style:family="presentation" style:parent-style-name="BIG_5f_NUMBER-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center" style:writing-mode="lr-tb" style:font-independent-line-spacing="true"/>
      <style:text-properties fo:font-size="41pt"/>
    </style:style>
    <style:style style:name="P3"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writing-mode="lr-tb" style:font-independent-line-spacing="true"/>
      <style:text-properties fo:font-size="16pt"/>
    </style:style>
    <style:style style:name="P5" style:family="paragraph">
      <loext:graphic-properties draw:fill="solid" draw:fill-color="#ffd966"/>
      <style:paragraph-properties fo:text-align="center" style:font-independent-line-spacing="true"/>
      <style:text-properties fo:font-size="14pt"/>
    </style:style>
    <style:style style:name="P6" style:family="paragraph">
      <loext:graphic-properties draw:fill="solid" draw:fill-color="#ff2e20"/>
      <style:paragraph-properties fo:text-align="center" style:font-independent-line-spacing="true"/>
      <style:text-properties fo:font-size="14pt"/>
    </style:style>
    <style:style style:name="P7" style:family="paragraph">
      <loext:graphic-properties draw:fill="solid" draw:fill-color="#04b4d8"/>
      <style:paragraph-properties fo:text-align="center" style:font-independent-line-spacing="true"/>
      <style:text-properties fo:font-size="14pt"/>
    </style:style>
    <style:style style:name="P8" style:family="paragraph">
      <loext:graphic-properties draw:fill="solid" draw:fill-color="#86cf64"/>
      <style:paragraph-properties fo:text-align="center" style:font-independent-line-spacing="true"/>
      <style:text-properties fo:font-size="14pt"/>
    </style:style>
    <style:style style:name="P9"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10"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11"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12" style:family="paragraph">
      <loext:graphic-properties draw:fill="none"/>
      <style:paragraph-properties fo:text-align="center" style:writing-mode="lr-tb" style:font-independent-line-spacing="true"/>
      <style:text-properties fo:font-size="50pt"/>
    </style:style>
    <style:style style:name="P13" style:family="paragraph">
      <loext:graphic-properties draw:fill="bitmap" draw:fill-image-name="Bitmap_20_2" style:repeat="stretch"/>
      <style:paragraph-properties fo:text-align="start"/>
      <style:text-properties fo:font-size="18pt"/>
    </style:style>
    <style:style style:name="P1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5" style:family="paragraph">
      <loext:graphic-properties draw:fill="none"/>
      <style:paragraph-properties fo:text-align="start" style:writing-mode="lr-tb" style:font-independent-line-spacing="true"/>
      <style:text-properties fo:font-size="30pt"/>
    </style:style>
    <style:style style:name="P16"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style:font-name="Padauk" fo:font-size="10pt" style:font-size-asian="10pt" style:font-size-complex="10pt"/>
    </style:style>
    <style:style style:name="P17" style:family="paragraph">
      <loext:graphic-properties draw:fill="none"/>
      <style:paragraph-properties fo:margin-left="0cm" fo:margin-right="0cm" fo:margin-top="0cm" fo:margin-bottom="0cm" fo:line-height="115%" fo:text-align="start" fo:text-indent="0cm" style:writing-mode="lr-tb" style:font-independent-line-spacing="true">
        <style:tab-stops>
          <style:tab-stop style:position="0cm"/>
        </style:tab-stops>
      </style:paragraph-properties>
      <style:text-properties style:font-name="Padauk" fo:font-size="10pt" style:font-size-asian="10pt" style:font-size-complex="10pt"/>
    </style:style>
    <style:style style:name="P18" style:family="paragraph">
      <style:paragraph-properties fo:margin-left="0cm" fo:margin-right="0cm" fo:margin-top="0cm" fo:margin-bottom="0cm" fo:line-height="115%" fo:text-align="start" fo:text-indent="0cm" style:writing-mode="lr-tb"/>
      <style:text-properties fo:font-size="14pt"/>
    </style:style>
    <style:style style:name="P19"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size="14pt"/>
    </style:style>
    <style:style style:name="P20"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fo:font-size="14pt"/>
    </style:style>
    <style:style style:name="P21" style:family="paragraph">
      <loext:graphic-properties draw:fill="none"/>
      <style:paragraph-properties fo:margin-left="0cm" fo:margin-right="0cm" fo:margin-top="0cm" fo:margin-bottom="0cm" fo:line-height="115%" fo:text-align="start" fo:text-indent="0cm" style:writing-mode="lr-tb" style:font-independent-line-spacing="true">
        <style:tab-stops>
          <style:tab-stop style:position="0cm"/>
        </style:tab-stops>
      </style:paragraph-properties>
      <style:text-properties fo:font-size="14pt"/>
    </style:style>
    <style:style style:name="P22" style:family="paragraph">
      <style:paragraph-properties fo:margin-left="0cm" fo:margin-right="0cm" fo:margin-top="0.353cm" fo:margin-bottom="0cm" fo:line-height="115%" fo:text-align="start" fo:text-indent="0cm" style:writing-mode="lr-tb">
        <style:tab-stops>
          <style:tab-stop style:position="0cm"/>
        </style:tab-stops>
      </style:paragraph-properties>
    </style:style>
    <style:style style:name="P23" style:family="paragraph">
      <loext:graphic-properties draw:fill="none"/>
      <style:paragraph-properties fo:text-align="start" style:writing-mode="lr-tb" style:font-independent-line-spacing="true"/>
      <style:text-properties fo:font-size="14pt"/>
    </style:style>
    <style:style style:name="P24" style:family="paragraph">
      <loext:graphic-properties draw:fill="none"/>
      <style:paragraph-properties fo:text-align="center" style:font-independent-line-spacing="true"/>
      <style:text-properties fo:font-size="14pt"/>
    </style:style>
    <style:style style:name="P25" style:family="paragraph">
      <style:paragraph-properties fo:margin-left="0cm" fo:margin-right="0cm" fo:margin-top="0cm" fo:margin-bottom="0cm" fo:line-height="115%" fo:text-align="center" fo:text-indent="0cm" style:writing-mode="lr-tb">
        <style:tab-stops>
          <style:tab-stop style:position="0cm"/>
        </style:tab-stops>
      </style:paragraph-properties>
      <style:text-properties fo:font-size="14pt"/>
    </style:style>
    <style:style style:name="P26" style:family="paragraph">
      <loext:graphic-properties draw:fill="none"/>
      <style:paragraph-properties fo:margin-left="0cm" fo:margin-right="0cm" fo:margin-top="0cm" fo:margin-bottom="0cm" fo:line-height="115%" fo:text-align="center" fo:text-indent="0cm" style:writing-mode="lr-tb" style:font-independent-line-spacing="true">
        <style:tab-stops>
          <style:tab-stop style:position="0cm"/>
        </style:tab-stops>
      </style:paragraph-properties>
      <style:text-properties fo:font-size="14pt"/>
    </style:style>
    <style:style style:name="P27" style:family="paragraph">
      <loext:graphic-properties draw:fill="solid" draw:fill-color="#ff2e20"/>
      <style:paragraph-properties fo:text-align="start" style:font-independent-line-spacing="true"/>
      <style:text-properties fo:font-size="14pt"/>
    </style:style>
    <style:style style:name="P28" style:family="paragraph">
      <loext:graphic-properties draw:fill="solid" draw:fill-color="#ffd966"/>
      <style:paragraph-properties fo:text-align="start" style:font-independent-line-spacing="true"/>
      <style:text-properties fo:font-size="14pt"/>
    </style:style>
    <style:style style:name="P29" style:family="paragraph">
      <loext:graphic-properties draw:fill="none"/>
      <style:paragraph-properties fo:text-align="center" style:writing-mode="lr-tb" style:font-independent-line-spacing="true"/>
      <style:text-properties fo:font-size="60pt"/>
    </style:style>
    <style:style style:name="P30" style:family="paragraph">
      <loext:graphic-properties draw:fill="none"/>
      <style:paragraph-properties fo:text-align="center" style:writing-mode="lr-tb" style:font-independent-line-spacing="true"/>
      <style:text-properties fo:font-size="13pt" fo:font-weight="normal" style:font-size-asian="13pt" style:font-weight-asian="normal" style:font-size-complex="13pt" style:font-weight-complex="normal"/>
    </style:style>
    <style:style style:name="T1" style:family="text">
      <style:text-properties fo:font-variant="normal" fo:text-transform="none" fo:color="#1a1a1a" loext:opacity="100%" style:text-line-through-style="none" style:text-line-through-type="none" style:text-position="0% 100%" style:font-name="Albert Sans" fo:font-size="41pt" fo:letter-spacing="normal" fo:language="en" fo:country="none" fo:font-style="normal" style:text-underline-style="none" fo:font-weight="bold" fo:background-color="transparent" style:font-name-asian="Albert Sans" style:font-size-asian="41pt" style:font-style-asian="normal" style:font-weight-asian="bold" style:font-name-complex="Albert Sans" style:font-size-complex="41pt" style:font-style-complex="normal" style:font-weight-complex="bold"/>
    </style:style>
    <style:style style:name="T2" style:family="text">
      <style:text-properties fo:font-variant="normal" fo:text-transform="none" fo:color="#1a1a1a" loext:opacity="100%" style:text-line-through-style="none" style:text-line-through-type="none" style:text-position="0% 100%" style:font-name="Mulish" fo:font-size="16pt" fo:letter-spacing="normal" fo:language="en" fo:country="none" fo:font-style="normal" style:text-underline-style="none" fo:font-weight="normal" fo:background-color="transparent" style:font-name-asian="Mulish" style:font-size-asian="16pt" style:font-style-asian="normal" style:font-weight-asian="normal" style:font-name-complex="Mulish" style:font-size-complex="16pt" style:font-style-complex="normal" style:font-weight-complex="normal"/>
    </style:style>
    <style:style style:name="T3" style:family="text">
      <style:text-properties fo:font-variant="normal" fo:text-transform="none" fo:color="#1a1a1a" loext:opacity="100%" style:text-line-through-style="none" style:text-line-through-type="none" style:text-position="0% 100%" style:font-name="Albert Sans" fo:font-size="20pt" fo:letter-spacing="normal" fo:language="en" fo:country="none" fo:font-style="normal" style:text-underline-style="none" fo:font-weight="bold" fo:background-color="transparent" style:font-name-asian="Albert Sans" style:font-size-asian="20pt" style:font-style-asian="normal" style:font-weight-asian="bold" style:font-name-complex="Albert Sans" style:font-size-complex="20pt" style:font-style-complex="normal" style:font-weight-complex="bold"/>
    </style:style>
    <style:style style:name="T4" style:family="text">
      <style:text-properties fo:font-variant="normal" fo:text-transform="none" fo:color="#1a1a1a" loext:opacity="100%" style:text-line-through-style="none" style:text-line-through-type="none" style:text-position="0% 100%" style:font-name="Albert Sans" fo:font-size="50pt" fo:letter-spacing="normal" fo:language="en" fo:country="none" fo:font-style="normal" style:text-underline-style="none" fo:font-weight="bold" fo:background-color="transparent" style:font-name-asian="Albert Sans" style:font-size-asian="50pt" style:font-style-asian="normal" style:font-weight-asian="bold" style:font-name-complex="Albert Sans" style:font-size-complex="50pt" style:font-style-complex="normal" style:font-weight-complex="bold"/>
    </style:style>
    <style:style style:name="T5" style:family="text">
      <style:text-properties fo:font-variant="normal" fo:text-transform="none" fo:color="#1a1a1a" loext:opacity="100%" style:text-line-through-style="none" style:text-line-through-type="none" style:text-position="0% 100%" style:font-name="Albert Sans" fo:font-size="30pt" fo:letter-spacing="normal" fo:language="en" fo:country="none" fo:font-style="normal" style:text-underline-style="none" fo:font-weight="bold" fo:background-color="transparent" style:font-name-asian="Albert Sans" style:font-size-asian="30pt" style:font-style-asian="normal" style:font-weight-asian="bold" style:font-name-complex="Albert Sans" style:font-size-complex="30pt" style:font-style-complex="normal" style:font-weight-complex="bold"/>
    </style:style>
    <style:style style:name="T6" style:family="text">
      <style:text-properties fo:font-variant="normal" fo:text-transform="none" fo:color="#1a1a1a" loext:opacity="100%" style:text-line-through-style="none" style:text-line-through-type="none" style:text-position="0% 100%" style:font-name="Padauk" fo:font-size="10pt" fo:letter-spacing="normal" fo:language="en" fo:country="none" fo:font-style="normal" style:text-underline-style="none" fo:font-weight="normal" fo:background-color="transparent" style:font-name-asian="Mulish" style:font-size-asian="10pt" style:font-style-asian="normal" style:font-weight-asian="normal" style:font-name-complex="Mulish" style:font-size-complex="10pt" style:font-style-complex="normal" style:font-weight-complex="normal"/>
    </style:style>
    <style:style style:name="T7" style:family="text">
      <style:text-properties fo:font-variant="normal" fo:text-transform="none" fo:color="#1a1a1a" loext:opacity="100%" style:text-line-through-style="none" style:text-line-through-type="none" style:text-position="0% 100%" style:font-name="Mulish" fo:font-size="14pt" fo:letter-spacing="normal" fo:language="en" fo:country="none" fo:font-style="normal" style:text-underline-style="none" fo:font-weight="bold" fo:background-color="transparent" style:font-name-asian="Mulish" style:font-size-asian="14pt" style:font-style-asian="normal" style:font-weight-asian="bold" style:font-name-complex="Mulish" style:font-size-complex="14pt" style:font-style-complex="normal" style:font-weight-complex="bold"/>
    </style:style>
    <style:style style:name="T8" style:family="text">
      <style:text-properties fo:font-variant="normal" fo:text-transform="none" fo:color="#1a1a1a" loext:opacity="100%" style:text-line-through-style="none" style:text-line-through-type="none" style:text-position="0% 100%" style:font-name="Mulish" fo:font-size="14pt" fo:letter-spacing="normal" fo:language="en" fo:country="none" fo:font-style="normal" style:text-underline-style="none" fo:font-weight="normal" fo:background-color="transparent" style:font-name-asian="Mulish" style:font-size-asian="14pt" style:font-style-asian="normal" style:font-weight-asian="normal" style:font-name-complex="Mulish" style:font-size-complex="14pt" style:font-style-complex="normal" style:font-weight-complex="normal"/>
    </style:style>
    <style:style style:name="T9" style:family="text">
      <style:text-properties fo:font-variant="normal" fo:text-transform="none" fo:color="#1a1a1a" loext:opacity="100%" style:text-line-through-style="none" style:text-line-through-type="none" style:text-position="0% 100%" style:font-name="Albert Sans" fo:font-size="24pt" fo:letter-spacing="normal" fo:language="en" fo:country="none" fo:font-style="normal" style:text-underline-style="none" fo:font-weight="bold" fo:background-color="transparent" style:font-name-asian="Albert Sans" style:font-size-asian="24pt" style:font-style-asian="normal" style:font-weight-asian="bold" style:font-name-complex="Albert Sans" style:font-size-complex="24pt" style:font-style-complex="normal" style:font-weight-complex="bold"/>
    </style:style>
    <style:style style:name="T10" style:family="text">
      <style:text-properties fo:font-variant="normal" fo:text-transform="none" fo:color="#1a1a1a" loext:opacity="100%" style:text-outline="false" style:text-line-through-style="none" style:text-line-through-type="none" style:text-position="0% 100%" style:font-name="Albert Sans" fo:font-size="30pt" fo:letter-spacing="normal" fo:language="en" fo:country="none" fo:font-style="normal" fo:text-shadow="none" style:text-underline-style="none" fo:font-weight="bold" style:letter-kerning="true" fo:background-color="transparent" style:font-name-asian="Albert Sans" style:font-size-asian="30pt" style:font-style-asian="normal" style:font-weight-asian="bold" style:font-name-complex="Albert Sans" style:font-size-complex="30pt" style:font-style-complex="normal" style:font-weight-complex="bold" style:text-emphasize="none" style:font-relief="none" style:text-overline-style="none" style:text-overline-color="font-color"/>
    </style:style>
    <style:style style:name="T11" style:family="text">
      <style:text-properties fo:font-variant="normal" fo:text-transform="none" fo:color="#1a1a1a" loext:opacity="100%" style:text-line-through-style="none" style:text-line-through-type="none" style:text-position="0% 100%" style:font-name="Mulish" fo:font-size="14pt" fo:letter-spacing="normal" fo:language="en" fo:country="none" fo:font-style="normal" style:text-underline-style="solid" style:text-underline-width="auto" style:text-underline-color="font-color" fo:font-weight="normal" fo:background-color="transparent" style:font-name-asian="Mulish" style:font-size-asian="14pt" style:font-style-asian="normal" style:font-weight-asian="normal" style:font-name-complex="Mulish" style:font-size-complex="14pt" style:font-style-complex="normal" style:font-weight-complex="normal"/>
    </style:style>
    <style:style style:name="T12" style:family="text">
      <style:text-properties fo:font-variant="normal" fo:text-transform="none" fo:color="#1a1a1a" loext:opacity="100%" style:text-line-through-style="none" style:text-line-through-type="none" style:text-position="super 58%" style:font-name="Mulish" fo:font-size="14pt" fo:letter-spacing="normal" fo:language="en" fo:country="none" fo:font-style="normal" style:text-underline-style="none" fo:font-weight="normal" fo:background-color="transparent" style:font-name-asian="Mulish" style:font-size-asian="14pt" style:font-style-asian="normal" style:font-weight-asian="normal" style:font-name-complex="Mulish" style:font-size-complex="14pt" style:font-style-complex="normal" style:font-weight-complex="normal"/>
    </style:style>
    <style:style style:name="T13" style:family="text">
      <style:text-properties fo:font-variant="normal" fo:text-transform="none" fo:color="#1a1a1a" loext:opacity="100%" style:text-line-through-style="none" style:text-line-through-type="none" style:text-position="0% 100%" style:font-name="Albert Sans" fo:font-size="60pt" fo:letter-spacing="normal" fo:language="en" fo:country="none" fo:font-style="normal" style:text-underline-style="none" fo:font-weight="bold" fo:background-color="transparent" style:font-name-asian="Albert Sans" style:font-size-asian="60pt" style:font-style-asian="normal" style:font-weight-asian="bold" style:font-name-complex="Albert Sans" style:font-size-complex="60pt" style:font-style-complex="normal" style:font-weight-complex="bold"/>
    </style:style>
    <style:style style:name="T14" style:family="text">
      <style:text-properties fo:font-variant="normal" fo:text-transform="none" fo:color="#1a1a1a" loext:opacity="100%" style:text-line-through-style="none" style:text-line-through-type="none" style:text-position="0% 100%" style:font-name="Albert Sans" fo:font-size="13pt" fo:letter-spacing="normal" fo:language="en" fo:country="none" fo:font-style="normal" style:text-underline-style="none" fo:font-weight="normal" fo:background-color="transparent" style:font-name-asian="Albert Sans" style:font-size-asian="13pt" style:font-style-asian="normal" style:font-weight-asian="normal" style:font-name-complex="Albert Sans" style:font-size-complex="13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261cm" text:min-label-width="0.501cm"/>
        <style:text-properties fo:color="#1a1a1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88cm" text:min-label-width="0.882cm"/>
        <style:text-properties fo:font-family="'Nunito Light'" fo:color="#1a1a1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441cm" text:min-label-width="0.829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Discrete Mathematics:&#10;Graph Theory and Networks" draw:style-name="dp1" draw:master-page-name="TITLE" presentation:presentation-page-layout-name="AL1T0">
        <office:forms form:automatic-focus="false" form:apply-design-mode="false"/>
        <draw:frame draw:name="Google Shape;1455;p27" presentation:style-name="pr1" draw:text-style-name="P2" draw:layer="layout" svg:width="20.954cm" svg:height="4.805cm" svg:x="3cm" svg:y="2.5cm" presentation:class="title" presentation:user-transformed="true">
          <draw:text-box>
            <text:p text:style-name="P1"><text:span text:style-name="T1">BUIL</text:span><text:span text:style-name="T1">DING </text:span><text:span text:style-name="T1">EFFI</text:span><text:span text:style-name="T1">CIEN</text:span><text:span text:style-name="T1">T XAI </text:span><text:span text:style-name="T1">FOR </text:span><text:span text:style-name="T1">EFFI</text:span><text:span text:style-name="T1">CIEN</text:span><text:span text:style-name="T1">T </text:span><text:span text:style-name="T1">LLM </text:span></text:p>
          </draw:text-box>
        </draw:frame>
        <draw:frame draw:name="Google Shape;1456;p27" presentation:style-name="pr2" draw:text-style-name="P4" draw:layer="layout" svg:width="12.756cm" svg:height="1.321cm" svg:x="4.744cm" svg:y="9.573cm" presentation:class="subtitle" presentation:user-transformed="true">
          <draw:text-box>
            <text:p text:style-name="P3"><text:span text:style-name="T2">PRESENTED BY -</text:span></text:p>
            <text:p text:style-name="P3"><text:span text:style-name="T2">GAURAV CHOUDHARY </text:span></text:p>
            <text:p text:style-name="P3"><text:span text:style-name="T2">2001068</text:span></text:p>
            <text:p text:style-name="P3"><text:span text:style-name="T2">PROJECT MENTOR</text:span></text:p>
            <text:p text:style-name="P3"><text:span text:style-name="T2">Dr. PARASHJYOTI BOHRA</text:span></text:p>
          </draw:text-box>
        </draw:frame>
        <draw:g draw:name="Google Shape;1457;p27">
          <draw:custom-shape draw:name="Google Shape;1458;p27" draw:style-name="gr1" draw:text-style-name="P5" draw:layer="layout" svg:width="0.323cm" svg:height="0.323cm" draw:transform="rotate (-3.14159265358979) translate (15.272cm 3.4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59;p27" draw:style-name="gr2" draw:text-style-name="P6" draw:layer="layout" svg:width="0.523cm" svg:height="0.523cm" draw:transform="rotate (-3.14159265358979) translate (16.063cm 3.1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60;p27" draw:style-name="gr3" draw:text-style-name="P7" draw:layer="layout" svg:width="0.191cm" svg:height="0.191cm" draw:transform="rotate (-3.14159265358979) translate (15.897cm 3.8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461;p27">
          <draw:custom-shape draw:name="Google Shape;1462;p27" draw:style-name="gr4" draw:text-style-name="P6" draw:layer="layout" svg:width="0.296cm" svg:height="0.296cm" draw:transform="rotate (-2.49756615960389) translate (3.504cm 11.3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63;p27" draw:style-name="gr5" draw:text-style-name="P8" draw:layer="layout" svg:width="0.479cm" svg:height="0.479cm" draw:transform="rotate (-2.49756615960389) translate (4.846cm 11.8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64;p27" draw:style-name="gr6" draw:text-style-name="P5" draw:layer="layout" svg:width="0.175cm" svg:height="0.175cm" draw:transform="rotate (-2.49756615960389) translate (5.361cm 11.9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65;p27" draw:style-name="gr7" draw:text-style-name="P7" draw:layer="layout" svg:width="0.175cm" svg:height="0.175cm" draw:transform="rotate (-2.49756615960389) translate (4.055cm 12.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1466;p27" draw:style-name="gr8" draw:text-style-name="P10" draw:layer="layout" svg:width="4.843cm" svg:height="0.896cm" svg:x="18.574cm" svg:y="2.065cm">
          <text:p text:style-name="P9"><text:span text:style-name="T3">CS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52;g4dfce81f19_0_45:notes" draw:style-name="gr9" draw:layer="layout" svg:width="16.932cm" svg:height="9.524cm" svg:x="1.059cm" svg:y="1.905cm" draw:page-number="1" presentation:class="page"/>
          <draw:frame draw:name="Google Shape;1453;g4dfce81f19_0_45:notes" presentation:style-name="pr3" draw:text-style-name="P11" draw:layer="layout" svg:width="15.239cm" svg:height="11.429cm" svg:x="1.905cm" svg:y="12.065cm" presentation:class="notes" presentation:placeholder="true" presentation:user-transformed="true">
            <draw:text-box/>
          </draw:frame>
        </presentation:notes>
      </draw:page>
      <draw:page draw:name="01" draw:style-name="dp1" draw:master-page-name="SECTION_5f_HEADER">
        <office:forms form:automatic-focus="false" form:apply-design-mode="false"/>
        <draw:frame draw:name="Google Shape;1504;p31" presentation:style-name="pr4" draw:text-style-name="P12" draw:layer="layout" svg:width="17.271cm" svg:height="4.656cm" svg:x="4.229cm" svg:y="6cm" presentation:class="title" presentation:user-transformed="true">
          <draw:text-box>
            <text:p text:style-name="P1"><text:span text:style-name="T4">THE RISE OF THE </text:span><text:span text:style-name="T4">PROBLEM </text:span><text:span text:style-name="T4"><text:line-break/></text:span><text:span text:style-name="T4">STATEMENT</text:span></text:p>
          </draw:text-box>
        </draw:frame>
        <draw:g draw:name="Google Shape;1507;p 1">
          <draw:custom-shape draw:name="Google Shape;1508;p 1" draw:style-name="gr10" draw:text-style-name="P5" draw:layer="layout" svg:width="0.24cm" svg:height="0.24cm" draw:transform="rotate (1.12783176263874) translate (21.437cm 2.0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09;p 1" draw:style-name="gr11" draw:text-style-name="P8" draw:layer="layout" svg:width="0.388cm" svg:height="0.388cm" draw:transform="rotate (1.12783176263874) translate (21.402cm 3.0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10;p 1" draw:style-name="gr12" draw:text-style-name="P6" draw:layer="layout" svg:width="0.142cm" svg:height="0.142cm" draw:transform="rotate (1.12783176263874) translate (20.997cm 2.7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511;p 1">
          <draw:custom-shape draw:name="Google Shape;1512;p 1" draw:style-name="gr10" draw:text-style-name="P5" draw:layer="layout" svg:width="0.24cm" svg:height="0.24cm" draw:transform="rotate (-3.14159265358979) translate (2.936cm 10.7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13;p 1" draw:style-name="gr13" draw:text-style-name="P7" draw:layer="layout" svg:width="0.388cm" svg:height="0.388cm" draw:transform="rotate (-3.14159265358979) translate (3.524cm 11.8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14;p 1" draw:style-name="gr12" draw:text-style-name="P6" draw:layer="layout" svg:width="0.142cm" svg:height="0.142cm" draw:transform="rotate (-3.14159265358979) translate (3.824cm 12.1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15;p 1" draw:style-name="gr14" draw:text-style-name="P8" draw:layer="layout" svg:width="0.142cm" svg:height="0.142cm" draw:transform="rotate (-3.14159265358979) translate (2.907cm 11.5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name="Google Shape;1501;g54dda1946d_6_308:notes 1" draw:style-name="gr9" draw:layer="layout" svg:width="16.932cm" svg:height="9.524cm" svg:x="1.059cm" svg:y="1.905cm" draw:page-number="2" presentation:class="page"/>
          <draw:frame draw:name="Google Shape;1502;g54dda1946d_6_308:notes 1" presentation:style-name="pr5" draw:text-style-name="P11" draw:layer="layout" svg:width="15.239cm" svg:height="11.429cm" svg:x="1.905cm" svg:y="12.065cm" presentation:class="notes" presentation:placeholder="true" presentation:user-transformed="true">
            <draw:text-box/>
          </draw:frame>
        </presentation:notes>
      </draw:page>
      <draw:page draw:name="Mathematical investigation" draw:style-name="dp1" draw:master-page-name="CUSTOM_5f_10">
        <office:forms form:automatic-focus="false" form:apply-design-mode="false"/>
        <draw:custom-shape draw:name="Google Shape;1810;p44" draw:style-name="gr15" draw:text-style-name="P13" draw:layer="layout" svg:width="6.897cm" svg:height="6.897cm" svg:x="17.043cm" svg:y="4.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811;p 1" presentation:style-name="pr6" draw:text-style-name="P15" draw:layer="layout" svg:width="21.437cm" svg:height="1.59cm" svg:x="1.981cm" svg:y="1.236cm" presentation:class="title" presentation:user-transformed="true">
          <draw:text-box>
            <text:p text:style-name="P14"><text:span text:style-name="T5">A LLM, THAT UNDERSTANDS</text:span></text:p>
          </draw:text-box>
        </draw:frame>
        <draw:custom-shape draw:name="Google Shape;1812;p 1" draw:style-name="gr16" draw:text-style-name="P17" draw:layer="layout" svg:width="14.832cm" svg:height="2.535cm" svg:x="1.981cm" svg:y="3.059cm">
          <text:p text:style-name="P16"><text:span text:style-name="T6">models, such as GPT-4 and PaLM, have been trained on vast amounts of data, allowing them to mimic human-like responses and provide valuable insights. However, it is important to understand that while these language models are incredibly impressive, they are limited to answering questions based on the information on which they were train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3;p 1" draw:style-name="gr17" draw:text-style-name="P19" draw:layer="layout" svg:width="14.832cm" svg:height="7.234cm" svg:x="1.981cm" svg:y="5.458cm">
          <text:list text:style-name="L3">
            <text:list-item>
              <text:p text:style-name="P18"><text:span text:style-name="T7">HALLUCINATIONS: </text:span><text:span text:style-name="T8">most of them are trained on extenisve data resulting in hallucination when asked somenting requires perfect context.</text:span></text:p>
            </text:list-item>
            <text:list-item>
              <text:p text:style-name="P18"><text:span text:style-name="T7">NOT ENOUGH BITS FOR CONTEXT: </text:span><text:span text:style-name="T8">most models have a limit on length of the input, like 2048 tokens for gpt. </text:span></text:p>
            </text:list-item>
            <text:list-item>
              <text:p text:style-name="P18"><text:span text:style-name="T7">Premiuim : </text:span><text:span text:style-name="T8">most of them require enough finance since they run on expensive third party servers. <text:s/></text:span></text:p>
            </text:list-item>
            <text:list-item>
              <text:p text:style-name="P18"><text:span text:style-name="T7">NEED A ROCKET SCIENTIST: </text:span><text:span text:style-name="T8">open sourced llm are really complex to operate and sometime not worth the effor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1807;g1e71a4a866a_0_20:notes 1" draw:style-name="gr9" draw:layer="layout" svg:width="16.932cm" svg:height="9.524cm" svg:x="1.059cm" svg:y="1.905cm" draw:page-number="3" presentation:class="page"/>
          <draw:frame draw:name="Google Shape;1808;g1e71a4a866a_0_20:notes 1" presentation:style-name="pr7" draw:text-style-name="P11" draw:layer="layout" svg:width="15.239cm" svg:height="11.429cm" svg:x="1.905cm" svg:y="12.065cm" presentation:class="notes" presentation:placeholder="true" presentation:user-transformed="true">
            <draw:text-box/>
          </draw:frame>
        </presentation:notes>
      </draw:page>
      <draw:page draw:name="What is the result when you add 1/3 and 1/4? Express your answe" draw:style-name="dp1" draw:master-page-name="CUSTOM_5f_11_5f_1_5f_1">
        <office:forms form:automatic-focus="false" form:apply-design-mode="false"/>
        <draw:frame draw:name="Google Shape;1768;p42" presentation:style-name="pr8" draw:text-style-name="P15" draw:layer="layout" svg:width="21.437cm" svg:height="1.59cm" svg:x="2.061cm" svg:y="1.236cm" presentation:class="title" presentation:user-transformed="true">
          <draw:text-box>
            <text:p text:style-name="P14"><text:span text:style-name="T5">TRUST DEFICIT</text:span></text:p>
          </draw:text-box>
        </draw:frame>
        <draw:custom-shape draw:name="Google Shape;1769;p 1" draw:style-name="gr18" draw:text-style-name="P21" draw:layer="layout" svg:width="21.399cm" svg:height="1.729cm" svg:x="2.061cm" svg:y="2.782cm">
          <text:p text:style-name="P20"><text:span text:style-name="T7">AI ASKS YOU TO CHOOSE HEALTH INSURANCE ‘A’ INSTEAD OF ‘B’. </text:span><text:span text:style-name="T8">Now there is level of distrust since you cannot fully trust the ai in regards to such problem since it require a higher level of trust like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70;p 1" presentation:style-name="pr9" draw:text-style-name="P15" draw:layer="layout" svg:width="16.643cm" svg:height="1.59cm" svg:x="5.175cm" svg:y="5.41cm" presentation:class="title" presentation:user-transformed="true">
          <draw:text-box>
            <text:p text:style-name="P3"><text:span text:style-name="T7">READ IT MANUALLY : </text:span><text:span text:style-name="T8">defeats the task of employing the AI in first place.</text:span></text:p>
          </draw:text-box>
        </draw:frame>
        <draw:frame draw:name="Google Shape;1771;p 1" presentation:style-name="pr9" draw:text-style-name="P15" draw:layer="layout" svg:width="16.643cm" svg:height="1.59cm" svg:x="5.209cm" svg:y="7.765cm" presentation:class="title" presentation:user-transformed="true">
          <draw:text-box>
            <text:p text:style-name="P3"><text:span text:style-name="T7">GET A HEAVILY TRAINED LLM : </text:span><text:span text:style-name="T8">the class problem will begin <text:s/>the one with recource can only use the technology.</text:span></text:p>
          </draw:text-box>
        </draw:frame>
        <draw:frame draw:name="Google Shape;1772;p 1" presentation:style-name="pr9" draw:text-style-name="P15" draw:layer="layout" svg:width="16.643cm" svg:height="1.59cm" svg:x="5.209cm" svg:y="10.138cm" presentation:class="title" presentation:user-transformed="true">
          <draw:text-box>
            <text:p text:style-name="P3"><text:span text:style-name="T7">BUILD A STANDARD PROTOCOL IN AI : </text:span><text:span text:style-name="T8">that explains the user AI’s reasoning behind to choosen answer i.e. e</text:span><text:span text:style-name="T7">X</text:span><text:span text:style-name="T8">plainable</text:span><text:span text:style-name="T7"> AI </text:span></text:p>
          </draw:text-box>
        </draw:frame>
        <draw:custom-shape draw:name="Google Shape;1773;p 1" draw:style-name="gr19" draw:text-style-name="P5" draw:layer="layout" svg:width="1.59cm" svg:height="1.59cm" svg:x="3.336cm" svg:y="5.3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74;p 1" draw:style-name="gr20" draw:text-style-name="P8" draw:layer="layout" svg:width="1.59cm" svg:height="1.59cm" svg:x="3.336cm" svg:y="7.7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75;p 1" draw:style-name="gr21" draw:text-style-name="P7" draw:layer="layout" svg:width="1.59cm" svg:height="1.59cm" svg:x="3.336cm" svg:y="10.1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76;p 1" draw:style-name="gr22" draw:text-style-name="P10" draw:layer="layout" svg:width="1.762cm" svg:height="0.931cm" svg:x="3.249cm" svg:y="5.723cm">
          <text:p text:style-name="P9"><text:span text:style-name="T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77;p 1" draw:style-name="gr23" draw:text-style-name="P10" draw:layer="layout" svg:width="1.762cm" svg:height="0.931cm" svg:x="3.249cm" svg:y="8.095cm">
          <text:p text:style-name="P9"><text:span text:style-name="T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78;p 1" draw:style-name="gr24" draw:text-style-name="P10" draw:layer="layout" svg:width="1.762cm" svg:height="0.931cm" svg:x="3.249cm" svg:y="10.467cm">
          <text:p text:style-name="P9"><text:span text:style-name="T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1765;g1e71a4a866a_0_8:notes 1" draw:style-name="gr9" draw:layer="layout" svg:width="16.932cm" svg:height="9.524cm" svg:x="1.059cm" svg:y="1.905cm" draw:page-number="4" presentation:class="page"/>
          <draw:frame draw:name="Google Shape;1766;g1e71a4a866a_0_8:notes 1" presentation:style-name="pr10" draw:text-style-name="P11" draw:layer="layout" svg:width="15.239cm" svg:height="11.429cm" svg:x="1.905cm" svg:y="12.065cm" presentation:class="notes" presentation:placeholder="true" presentation:user-transformed="true">
            <draw:text-box/>
          </draw:frame>
        </presentation:notes>
      </draw:page>
      <draw:page draw:name="Resources" draw:style-name="dp1" draw:master-page-name="TITLE_5f_AND_5f_BODY" presentation:presentation-page-layout-name="AL2T1">
        <office:forms form:automatic-focus="false" form:apply-design-mode="false"/>
        <draw:frame draw:name="Google Shape;1929;p48" presentation:style-name="pr11" draw:text-style-name="P15" draw:layer="layout" svg:width="21.399cm" svg:height="1.59cm" svg:x="2cm" svg:y="1.236cm" presentation:class="title" presentation:user-transformed="true">
          <draw:text-box>
            <text:p text:style-name="P3"><text:span text:style-name="T10">RAMAN_EFFECT </text:span><text:span text:style-name="T8">To not miss the obvious </text:span></text:p>
          </draw:text-box>
        </draw:frame>
        <draw:frame draw:name="Google Shape;1930;p 1" presentation:style-name="pr12" draw:text-style-name="P23" draw:layer="layout" svg:width="21.399cm" svg:height="4.747cm" svg:x="2cm" svg:y="3.377cm" presentation:class="outline" presentation:user-transformed="true">
          <draw:text-box>
            <text:p text:style-name="P3"><text:span text:style-name="T8">FINE TUNED LLM that understands your document and answer anything about it </text:span><text:span text:style-name="T8">while providinf relevant</text:span></text:p>
            <text:p text:style-name="P22"><text:span text:style-name="T7">LLM </text:span></text:p>
            <text:p text:style-name="P3"><text:span text:style-name="T11">Pre trained LLAMA or LLAMA2</text:span></text:p>
            <text:p text:style-name="P3"><text:span text:style-name="T11"/></text:p>
            <text:list text:style-name="L5">
              <text:list-item>
                <text:p text:style-name="P3"><text:span text:style-name="T11">Trained with enough data for major indian context (in english).</text:span></text:p>
              </text:list-item>
              <text:list-item>
                <text:p text:style-name="P3"><text:span text:style-name="T11">LLM gives answer based on user provided data. Should also give higher priority </text:span><text:span text:style-name="T11">to the document provided by the user.</text:span><text:span text:style-name="T8"> </text:span></text:p>
              </text:list-item>
              <text:list-item>
                <text:p text:style-name="P3"><text:span text:style-name="T11">Fine tuned to handle chain of interlined tokens.</text:span></text:p>
              </text:list-item>
              <text:list-item>
                <text:p text:style-name="P3"><text:span text:style-name="T11">Is efficient with amount of data trained and hence can be easily hosted on </text:span><text:span text:style-name="T11">server for public usage.</text:span></text:p>
              </text:list-item>
              <text:list-item>
                <text:p text:style-name="P3"><text:span text:style-name="T11">Has XAI capabilities of citation refrencing and providing context to network </text:span><text:span text:style-name="T11">weighted modules. </text:span></text:p>
              </text:list-item>
              <text:list-item>
                <text:p text:style-name="P3"><text:span text:style-name="T11">Is hosted on internet with easy to use - no sign up site.</text:span></text:p>
              </text:list-item>
            </text:list>
          </draw:text-box>
        </draw:frame>
        <draw:g draw:name="Google Shape;1931;p 1">
          <draw:custom-shape draw:name="Google Shape;1932;p 1" draw:style-name="gr10" draw:text-style-name="P5" draw:layer="layout" svg:width="0.24cm" svg:height="0.24cm" svg:x="18.628cm" svg:y="10.7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33;p 1" draw:style-name="gr11" draw:text-style-name="P8" draw:layer="layout" svg:width="0.388cm" svg:height="0.388cm" svg:x="18.04cm" svg:y="11.0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34;p 1" draw:style-name="gr12" draw:text-style-name="P6" draw:layer="layout" svg:width="0.142cm" svg:height="0.142cm" svg:x="18.163cm" svg:y="10.4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3">
          <draw:page-thumbnail draw:name="Google Shape;1926;g1f0c241b731_0_74:notes 1" draw:style-name="gr9" draw:layer="layout" svg:width="16.932cm" svg:height="9.524cm" svg:x="1.059cm" svg:y="1.905cm" draw:page-number="5" presentation:class="page"/>
          <draw:frame draw:name="Google Shape;1927;g1f0c241b731_0_74:notes 1" presentation:style-name="pr13" draw:text-style-name="P11" draw:layer="layout" svg:width="15.239cm" svg:height="11.429cm" svg:x="1.905cm" svg:y="12.065cm" presentation:class="notes" presentation:placeholder="true" presentation:user-transformed="true">
            <draw:text-box/>
          </draw:frame>
        </presentation:notes>
      </draw:page>
      <draw:page draw:name="Let’s use some percentages!" draw:style-name="dp1" draw:master-page-name="TITLE_5f_ONLY" presentation:presentation-page-layout-name="AL3T19">
        <office:forms form:automatic-focus="false" form:apply-design-mode="false"/>
        <draw:custom-shape draw:name="Google Shape;1701;p38" draw:style-name="gr25" draw:text-style-name="P24" draw:layer="layout" svg:width="3.377cm" svg:height="3.377cm" svg:x="18.297cm" svg:y="4.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02;p 1" draw:style-name="gr25" draw:text-style-name="P24" draw:layer="layout" svg:width="3.377cm" svg:height="3.377cm" svg:x="11.011cm" svg:y="4.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03;p 1" draw:style-name="gr25" draw:text-style-name="P24" draw:layer="layout" svg:width="3.377cm" svg:height="3.377cm" svg:x="3.725cm" svg:y="4.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704;p 1" presentation:style-name="pr14" draw:text-style-name="P15" draw:layer="layout" svg:width="21.399cm" svg:height="1.59cm" svg:x="2cm" svg:y="1.236cm" presentation:class="title" presentation:user-transformed="true">
          <draw:text-box>
            <text:p text:style-name="P14"><text:span text:style-name="T5">THE PROGRESS – currently 40%</text:span></text:p>
          </draw:text-box>
        </draw:frame>
        <draw:custom-shape draw:name="Google Shape;1705;p 1" draw:style-name="gr26" draw:text-style-name="P26" draw:layer="layout" svg:width="6.605cm" svg:height="2.448cm" svg:x="8.895cm" svg:y="10.552cm">
          <text:p text:style-name="P2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6;p 1" draw:style-name="gr27" draw:text-style-name="P26" draw:layer="layout" svg:width="6.605cm" svg:height="1.403cm" svg:x="2.111cm" svg:y="8.457cm">
          <text:p text:style-name="P25"><text:span text:style-name="T3">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7;p 1" draw:style-name="gr28" draw:text-style-name="P26" draw:layer="layout" svg:width="6.605cm" svg:height="2.448cm" svg:x="9.397cm" svg:y="9.446cm">
          <text:p text:style-name="P25"><text:span text:style-name="T8">Building standard protocols to increase tru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8;p 1" draw:style-name="gr29" draw:text-style-name="P26" draw:layer="layout" svg:width="6.605cm" svg:height="1.403cm" svg:x="9.397cm" svg:y="8.457cm">
          <text:p text:style-name="P25"><text:span text:style-name="T3">XA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9;p 1" draw:style-name="gr30" draw:text-style-name="P26" draw:layer="layout" svg:width="6.605cm" svg:height="2.448cm" svg:x="16.683cm" svg:y="9.446cm">
          <text:p text:style-name="P25"><text:span text:style-name="T8">PRE trained llama or llama2, fine tuned for given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0;p 1" draw:style-name="gr31" draw:text-style-name="P26" draw:layer="layout" svg:width="6.605cm" svg:height="1.403cm" svg:x="16.683cm" svg:y="8.457cm">
          <text:p text:style-name="P25"><text:span text:style-name="T3">LL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1;p 1" draw:style-name="gr32" draw:text-style-name="P27" draw:layer="layout" svg:width="3.882cm" svg:height="3.882cm" svg:x="10.618cm" svg:y="4cm">
          <text:p/>
          <draw:enhanced-geometry draw:mirror-horizontal="true" draw:mirror-vertical="false" svg:viewBox="0 0 0 0" draw:text-areas="?f60 ?f68 ?f44 ?f52" draw:type="ooxml-blockArc" draw:modifiers="10798115 16256715 12710"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radius-range-minimum="0" draw:handle-radius-range-maximum="50000" draw:handle-position="?f35 ?f36"/>
          </draw:enhanced-geometry>
        </draw:custom-shape>
        <draw:custom-shape draw:name="Google Shape;1712;p 1" draw:style-name="gr33" draw:text-style-name="P28" draw:layer="layout" svg:width="3.882cm" svg:height="3.882cm" svg:x="3.5cm" svg:y="4.118cm">
          <text:p/>
          <draw:enhanced-geometry draw:mirror-horizontal="true" draw:mirror-vertical="false" svg:viewBox="0 0 0 0" draw:text-areas="?f60 ?f68 ?f44 ?f52" draw:type="ooxml-blockArc" draw:modifiers="5400645 16256715 12710"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radius-range-minimum="0" draw:handle-radius-range-maximum="50000" draw:handle-position="?f35 ?f36"/>
          </draw:enhanced-geometry>
        </draw:custom-shape>
        <draw:custom-shape draw:name="Google Shape;1714;p 1" draw:style-name="gr34" draw:text-style-name="P10" draw:layer="layout" svg:width="2.823cm" svg:height="1.129cm" svg:x="11.288cm" svg:y="5.514cm">
          <text:p text:style-name="P9"><text:span text:style-name="T9">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p 1" draw:style-name="gr35" draw:text-style-name="P10" draw:layer="layout" svg:width="2.823cm" svg:height="1.129cm" svg:x="18.568cm" svg:y="5.514cm">
          <text:p text:style-name="P9"><text:span text:style-name="T9">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6;p 1" draw:style-name="gr36" draw:text-style-name="P10" draw:layer="layout" svg:width="2.823cm" svg:height="1.129cm" svg:x="4.008cm" svg:y="5.514cm">
          <text:p text:style-name="P9"><text:span text:style-name="T9">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1;p 2" draw:style-name="gr37" draw:text-style-name="P27" draw:layer="layout" svg:width="3.882cm" svg:height="3.882cm" svg:x="18cm" svg:y="4.118cm">
          <text:p/>
          <draw:enhanced-geometry draw:mirror-horizontal="true" draw:mirror-vertical="false" svg:viewBox="0 0 0 0" draw:text-areas="?f60 ?f68 ?f44 ?f52" draw:type="ooxml-blockArc" draw:modifiers="10798115 16256715 12710"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radius-range-minimum="0" draw:handle-radius-range-maximum="50000" draw:handle-position="?f35 ?f36"/>
          </draw:enhanced-geometry>
        </draw:custom-shape>
        <draw:custom-shape draw:name="Google Shape;1707;p 2" draw:style-name="gr38" draw:text-style-name="P26" draw:layer="layout" svg:width="6.605cm" svg:height="2.448cm" svg:x="2.395cm" svg:y="9.552cm">
          <text:p text:style-name="P25"><text:span text:style-name="T8">To train the LLM on relevant facutal data that gets 1</text:span><text:span text:style-name="T12">st</text:span><text:span text:style-name="T8"> <text:s/>priority during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98;g54dda1946d_4_2689:notes 1" draw:style-name="gr9" draw:layer="layout" svg:width="16.932cm" svg:height="9.524cm" svg:x="1.059cm" svg:y="1.905cm" draw:page-number="6" presentation:class="page"/>
          <draw:frame draw:name="Google Shape;1699;g54dda1946d_4_2689:notes 1" presentation:style-name="pr15" draw:text-style-name="P11" draw:layer="layout" svg:width="15.239cm" svg:height="11.429cm" svg:x="1.905cm" svg:y="12.065cm" presentation:class="notes" presentation:placeholder="true" presentation:user-transformed="true">
            <draw:text-box/>
          </draw:frame>
        </presentation:notes>
      </draw:page>
      <draw:page draw:name="123,000" draw:style-name="dp1" draw:master-page-name="BIG_5f_NUMBER">
        <office:forms form:automatic-focus="false" form:apply-design-mode="false"/>
        <draw:frame draw:name="Google Shape;1685;p37" presentation:style-name="pr16" draw:text-style-name="P29" draw:layer="layout" svg:width="18.266cm" svg:height="3.353cm" svg:x="3.807cm" svg:y="5.571cm" presentation:class="title" presentation:user-transformed="true">
          <draw:text-box>
            <text:p text:style-name="P1"><text:span text:style-name="T13">THANK YOU </text:span></text:p>
          </draw:text-box>
        </draw:frame>
        <draw:g draw:name="Google Shape;1687;p 1">
          <draw:g draw:name="Google Shape;1688;p 1">
            <draw:custom-shape draw:name="Google Shape;1689;p 1" draw:style-name="gr10" draw:text-style-name="P5" draw:layer="layout" svg:width="0.24cm" svg:height="0.24cm" draw:transform="rotate (1.12783176263874) translate (20.88cm 2.7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90;p 1" draw:style-name="gr11" draw:text-style-name="P8" draw:layer="layout" svg:width="0.388cm" svg:height="0.388cm" draw:transform="rotate (1.12783176263874) translate (20.845cm 3.8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91;p 1" draw:style-name="gr12" draw:text-style-name="P6" draw:layer="layout" svg:width="0.142cm" svg:height="0.142cm" draw:transform="rotate (1.12783176263874) translate (20.44cm 3.5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692;p 1">
            <draw:custom-shape draw:name="Google Shape;1693;p 1" draw:style-name="gr10" draw:text-style-name="P5" draw:layer="layout" svg:width="0.24cm" svg:height="0.24cm" draw:transform="rotate (-3.14159265358979) translate (4.062cm 10.4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94;p 1" draw:style-name="gr13" draw:text-style-name="P7" draw:layer="layout" svg:width="0.388cm" svg:height="0.388cm" draw:transform="rotate (-3.14159265358979) translate (4.649cm 1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95;p 1" draw:style-name="gr12" draw:text-style-name="P6" draw:layer="layout" svg:width="0.142cm" svg:height="0.142cm" draw:transform="rotate (-3.14159265358979) translate (4.949cm 11.7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96;p 1" draw:style-name="gr14" draw:text-style-name="P8" draw:layer="layout" svg:width="0.142cm" svg:height="0.142cm" draw:transform="rotate (-3.14159265358979) translate (4.033cm 11.2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Google Shape;1685;p 1" presentation:style-name="pr16" draw:text-style-name="P30" draw:layer="layout" svg:width="18.266cm" svg:height="3.353cm" svg:x="3.807cm" svg:y="6.647cm" presentation:class="title" presentation:user-transformed="true">
          <draw:text-box>
            <text:p text:style-name="P1"><text:span text:style-name="T14">ANY QUESTIONS </text:span></text:p>
          </draw:text-box>
        </draw:frame>
        <presentation:notes draw:style-name="dp3">
          <draw:page-thumbnail draw:name="Google Shape;1682;g54dda1946d_4_2726:notes 1" draw:style-name="gr9" draw:layer="layout" svg:width="16.932cm" svg:height="9.524cm" svg:x="1.059cm" svg:y="1.905cm" draw:page-number="7" presentation:class="page"/>
          <draw:frame draw:name="Google Shape;1683;g54dda1946d_4_2726:notes 1" presentation:style-name="pr17" draw:text-style-name="P11"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ert Sans" svg:font-family="'Albert Sans'"/>
    <style:font-face style:name="Albert Sans1" svg:font-family="'Albert Sans'" style:font-pitch="variable"/>
    <style:font-face style:name="Arial" svg:font-family="Arial"/>
    <style:font-face style:name="Arial1" svg:font-family="Arial" style:font-pitch="variable"/>
    <style:font-face style:name="DejaVu Sans" svg:font-family="'DejaVu Sans'" style:font-pitch="variable"/>
    <style:font-face style:name="DejaVu Sans1" svg:font-family="'DejaVu Sans'" style:font-family-generic="system" style:font-pitch="variable"/>
    <style:font-face style:name="Lato" svg:font-family="Lato" style:font-pitch="variable"/>
    <style:font-face style:name="Lato1" svg:font-family="Lato"/>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Mulish" svg:font-family="Mulish"/>
    <style:font-face style:name="Mulish1" svg:font-family="Mulish"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dauk" svg:font-family="Padauk"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2" draw:display-name="Bitmap 2" xlink:href="Pictures/100000000000038E0000038EDB31806D052A9531.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IN"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efdfa"/>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efdfa"/>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5-background" style:display-name="CUSTOM_5-background" style:family="presentation">
      <style:graphic-properties draw:stroke="none" draw:fill="solid" draw:fill-color="#fefdfa"/>
      <style:text-properties style:letter-kerning="true"/>
    </style:style>
    <style:style style:name="CUSTOM_5f_5-backgroundobjects" style:display-name="CUSTOM_5-backgroundobjects" style:family="presentation">
      <style:graphic-properties draw:textarea-horizontal-align="justify" draw:shadow="hidden" draw:shadow-offset-x="0.2cm" draw:shadow-offset-y="0.2cm" draw:shadow-color="#808080"/>
      <style:text-properties style:letter-kerning="true"/>
    </style:style>
    <style:style style:name="CUSTOM_5f_5-notes" style:display-name="CUSTOM_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5-outline1" style:display-name="CUSTOM_5-outline1" style:family="presentation">
      <style:graphic-properties draw:stroke="none" draw:fill="none" draw:auto-grow-height="false" draw:fit-to-size="false" style:shrink-to-fit="true">
        <text:list-style style:name="CUSTOM_5f_5-outline1" style:display-name="CUSTOM_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5-outline2" style:display-name="CUSTOM_5-outline2" style:family="presentation" style:parent-style-name="CUSTOM_5f_5-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5-outline3" style:display-name="CUSTOM_5-outline3" style:family="presentation" style:parent-style-name="CUSTOM_5f_5-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5-outline4" style:display-name="CUSTOM_5-outline4" style:family="presentation" style:parent-style-name="CUSTOM_5f_5-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5-outline5" style:display-name="CUSTOM_5-outline5" style:family="presentation" style:parent-style-name="CUSTOM_5f_5-outline4">
      <style:paragraph-properties fo:margin-top="0.1cm" fo:margin-bottom="0cm"/>
      <style:text-properties fo:font-size="20pt" style:font-size-asian="20pt" style:font-size-complex="20pt"/>
    </style:style>
    <style:style style:name="CUSTOM_5f_5-outline6" style:display-name="CUSTOM_5-outline6" style:family="presentation" style:parent-style-name="CUSTOM_5f_5-outline5">
      <style:paragraph-properties fo:margin-top="0.1cm" fo:margin-bottom="0cm"/>
      <style:text-properties fo:font-size="20pt" style:font-size-asian="20pt" style:font-size-complex="20pt"/>
    </style:style>
    <style:style style:name="CUSTOM_5f_5-outline7" style:display-name="CUSTOM_5-outline7" style:family="presentation" style:parent-style-name="CUSTOM_5f_5-outline6">
      <style:paragraph-properties fo:margin-top="0.1cm" fo:margin-bottom="0cm"/>
      <style:text-properties fo:font-size="20pt" style:font-size-asian="20pt" style:font-size-complex="20pt"/>
    </style:style>
    <style:style style:name="CUSTOM_5f_5-outline8" style:display-name="CUSTOM_5-outline8" style:family="presentation" style:parent-style-name="CUSTOM_5f_5-outline7">
      <style:paragraph-properties fo:margin-top="0.1cm" fo:margin-bottom="0cm"/>
      <style:text-properties fo:font-size="20pt" style:font-size-asian="20pt" style:font-size-complex="20pt"/>
    </style:style>
    <style:style style:name="CUSTOM_5f_5-outline9" style:display-name="CUSTOM_5-outline9" style:family="presentation" style:parent-style-name="CUSTOM_5f_5-outline8">
      <style:paragraph-properties fo:margin-top="0.1cm" fo:margin-bottom="0cm"/>
      <style:text-properties fo:font-size="20pt" style:font-size-asian="20pt" style:font-size-complex="20pt"/>
    </style:style>
    <style:style style:name="CUSTOM_5f_5-subtitle" style:display-name="CUSTOM_5-subtitle" style:family="presentation">
      <style:graphic-properties draw:stroke="none" draw:fill="none" draw:textarea-vertical-align="middle">
        <text:list-style style:name="CUSTOM_5f_5-subtitle" style:display-name="CUSTOM_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5-title" style:display-name="CUSTOM_5-title" style:family="presentation">
      <style:graphic-properties draw:stroke="none" draw:fill="none" draw:textarea-vertical-align="middle">
        <text:list-style style:name="CUSTOM_5f_5-title" style:display-name="CUSTOM_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efdfa"/>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false"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efdfa"/>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fefdfa"/>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false"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efdfa"/>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7-background" style:display-name="CUSTOM_7-background" style:family="presentation">
      <style:graphic-properties draw:stroke="none" draw:fill="solid" draw:fill-color="#fefdfa"/>
      <style:text-properties style:letter-kerning="true"/>
    </style:style>
    <style:style style:name="CUSTOM_5f_7-backgroundobjects" style:display-name="CUSTOM_7-backgroundobjects" style:family="presentation">
      <style:graphic-properties draw:textarea-horizontal-align="justify" draw:shadow="hidden" draw:shadow-offset-x="0.2cm" draw:shadow-offset-y="0.2cm" draw:shadow-color="#808080"/>
      <style:text-properties style:letter-kerning="true"/>
    </style:style>
    <style:style style:name="CUSTOM_5f_7-notes" style:display-name="CUSTOM_7-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7-outline1" style:display-name="CUSTOM_7-outline1" style:family="presentation">
      <style:graphic-properties draw:stroke="none" draw:fill="none" draw:auto-grow-height="false" draw:fit-to-size="false" style:shrink-to-fit="true">
        <text:list-style style:name="CUSTOM_5f_7-outline1" style:display-name="CUSTOM_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7-outline2" style:display-name="CUSTOM_7-outline2" style:family="presentation" style:parent-style-name="CUSTOM_5f_7-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7-outline3" style:display-name="CUSTOM_7-outline3" style:family="presentation" style:parent-style-name="CUSTOM_5f_7-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7-outline4" style:display-name="CUSTOM_7-outline4" style:family="presentation" style:parent-style-name="CUSTOM_5f_7-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7-outline5" style:display-name="CUSTOM_7-outline5" style:family="presentation" style:parent-style-name="CUSTOM_5f_7-outline4">
      <style:paragraph-properties fo:margin-top="0.1cm" fo:margin-bottom="0cm"/>
      <style:text-properties fo:font-size="20pt" style:font-size-asian="20pt" style:font-size-complex="20pt"/>
    </style:style>
    <style:style style:name="CUSTOM_5f_7-outline6" style:display-name="CUSTOM_7-outline6" style:family="presentation" style:parent-style-name="CUSTOM_5f_7-outline5">
      <style:paragraph-properties fo:margin-top="0.1cm" fo:margin-bottom="0cm"/>
      <style:text-properties fo:font-size="20pt" style:font-size-asian="20pt" style:font-size-complex="20pt"/>
    </style:style>
    <style:style style:name="CUSTOM_5f_7-outline7" style:display-name="CUSTOM_7-outline7" style:family="presentation" style:parent-style-name="CUSTOM_5f_7-outline6">
      <style:paragraph-properties fo:margin-top="0.1cm" fo:margin-bottom="0cm"/>
      <style:text-properties fo:font-size="20pt" style:font-size-asian="20pt" style:font-size-complex="20pt"/>
    </style:style>
    <style:style style:name="CUSTOM_5f_7-outline8" style:display-name="CUSTOM_7-outline8" style:family="presentation" style:parent-style-name="CUSTOM_5f_7-outline7">
      <style:paragraph-properties fo:margin-top="0.1cm" fo:margin-bottom="0cm"/>
      <style:text-properties fo:font-size="20pt" style:font-size-asian="20pt" style:font-size-complex="20pt"/>
    </style:style>
    <style:style style:name="CUSTOM_5f_7-outline9" style:display-name="CUSTOM_7-outline9" style:family="presentation" style:parent-style-name="CUSTOM_5f_7-outline8">
      <style:paragraph-properties fo:margin-top="0.1cm" fo:margin-bottom="0cm"/>
      <style:text-properties fo:font-size="20pt" style:font-size-asian="20pt" style:font-size-complex="20pt"/>
    </style:style>
    <style:style style:name="CUSTOM_5f_7-subtitle" style:display-name="CUSTOM_7-subtitle" style:family="presentation">
      <style:graphic-properties draw:stroke="none" draw:fill="none" draw:textarea-vertical-align="middle">
        <text:list-style style:name="CUSTOM_5f_7-subtitle" style:display-name="CUSTOM_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7-title" style:display-name="CUSTOM_7-title" style:family="presentation">
      <style:graphic-properties draw:stroke="none" draw:fill="none" draw:textarea-vertical-align="middle">
        <text:list-style style:name="CUSTOM_5f_7-title" style:display-name="CUSTOM_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fefdfa"/>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false"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efdfa"/>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false"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solid" draw:fill-color="#fefdfa"/>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false" style:shrink-to-fit="true">
        <text:list-style style:name="BIG_5f_NUMBER-outline1" style:display-name="BIG_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3" style:display-name="BIG_NUMBER-outline3" style:family="presentation" style:parent-style-name="BIG_5f_NUMBER-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4" style:display-name="BIG_NUMBER-outline4" style:family="presentation" style:parent-style-name="BIG_5f_NUMBER-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text:list-style style:name="BIG_5f_NUMBER-title" style:display-name="BIG_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0-background" style:display-name="CUSTOM_10-background" style:family="presentation">
      <style:graphic-properties draw:stroke="none" draw:fill="solid" draw:fill-color="#fefdfa"/>
      <style:text-properties style:letter-kerning="true"/>
    </style:style>
    <style:style style:name="CUSTOM_5f_10-backgroundobjects" style:display-name="CUSTOM_10-backgroundobjects" style:family="presentation">
      <style:graphic-properties draw:textarea-horizontal-align="justify" draw:shadow="hidden" draw:shadow-offset-x="0.2cm" draw:shadow-offset-y="0.2cm" draw:shadow-color="#808080"/>
      <style:text-properties style:letter-kerning="true"/>
    </style:style>
    <style:style style:name="CUSTOM_5f_10-notes" style:display-name="CUSTOM_1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0-outline1" style:display-name="CUSTOM_10-outline1" style:family="presentation">
      <style:graphic-properties draw:stroke="none" draw:fill="none" draw:auto-grow-height="false" draw:fit-to-size="false" style:shrink-to-fit="true">
        <text:list-style style:name="CUSTOM_5f_10-outline1" style:display-name="CUSTOM_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0-outline2" style:display-name="CUSTOM_10-outline2" style:family="presentation" style:parent-style-name="CUSTOM_5f_10-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0-outline3" style:display-name="CUSTOM_10-outline3" style:family="presentation" style:parent-style-name="CUSTOM_5f_10-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0-outline4" style:display-name="CUSTOM_10-outline4" style:family="presentation" style:parent-style-name="CUSTOM_5f_10-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0-outline5" style:display-name="CUSTOM_10-outline5" style:family="presentation" style:parent-style-name="CUSTOM_5f_10-outline4">
      <style:paragraph-properties fo:margin-top="0.1cm" fo:margin-bottom="0cm"/>
      <style:text-properties fo:font-size="20pt" style:font-size-asian="20pt" style:font-size-complex="20pt"/>
    </style:style>
    <style:style style:name="CUSTOM_5f_10-outline6" style:display-name="CUSTOM_10-outline6" style:family="presentation" style:parent-style-name="CUSTOM_5f_10-outline5">
      <style:paragraph-properties fo:margin-top="0.1cm" fo:margin-bottom="0cm"/>
      <style:text-properties fo:font-size="20pt" style:font-size-asian="20pt" style:font-size-complex="20pt"/>
    </style:style>
    <style:style style:name="CUSTOM_5f_10-outline7" style:display-name="CUSTOM_10-outline7" style:family="presentation" style:parent-style-name="CUSTOM_5f_10-outline6">
      <style:paragraph-properties fo:margin-top="0.1cm" fo:margin-bottom="0cm"/>
      <style:text-properties fo:font-size="20pt" style:font-size-asian="20pt" style:font-size-complex="20pt"/>
    </style:style>
    <style:style style:name="CUSTOM_5f_10-outline8" style:display-name="CUSTOM_10-outline8" style:family="presentation" style:parent-style-name="CUSTOM_5f_10-outline7">
      <style:paragraph-properties fo:margin-top="0.1cm" fo:margin-bottom="0cm"/>
      <style:text-properties fo:font-size="20pt" style:font-size-asian="20pt" style:font-size-complex="20pt"/>
    </style:style>
    <style:style style:name="CUSTOM_5f_10-outline9" style:display-name="CUSTOM_10-outline9" style:family="presentation" style:parent-style-name="CUSTOM_5f_10-outline8">
      <style:paragraph-properties fo:margin-top="0.1cm" fo:margin-bottom="0cm"/>
      <style:text-properties fo:font-size="20pt" style:font-size-asian="20pt" style:font-size-complex="20pt"/>
    </style:style>
    <style:style style:name="CUSTOM_5f_10-subtitle" style:display-name="CUSTOM_10-subtitle" style:family="presentation">
      <style:graphic-properties draw:stroke="none" draw:fill="none" draw:textarea-vertical-align="middle">
        <text:list-style style:name="CUSTOM_5f_10-subtitle" style:display-name="CUSTOM_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0-title" style:display-name="CUSTOM_10-title" style:family="presentation">
      <style:graphic-properties draw:stroke="none" draw:fill="none" draw:textarea-vertical-align="middle">
        <text:list-style style:name="CUSTOM_5f_10-title" style:display-name="CUSTOM_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1-background" style:display-name="CUSTOM_11-background" style:family="presentation">
      <style:graphic-properties draw:stroke="none" draw:fill="solid" draw:fill-color="#fefdfa"/>
      <style:text-properties style:letter-kerning="true"/>
    </style:style>
    <style:style style:name="CUSTOM_5f_11-backgroundobjects" style:display-name="CUSTOM_11-backgroundobjects" style:family="presentation">
      <style:graphic-properties draw:textarea-horizontal-align="justify" draw:shadow="hidden" draw:shadow-offset-x="0.2cm" draw:shadow-offset-y="0.2cm" draw:shadow-color="#808080"/>
      <style:text-properties style:letter-kerning="true"/>
    </style:style>
    <style:style style:name="CUSTOM_5f_11-notes" style:display-name="CUSTOM_1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1-outline1" style:display-name="CUSTOM_11-outline1" style:family="presentation">
      <style:graphic-properties draw:stroke="none" draw:fill="none" draw:auto-grow-height="false" draw:fit-to-size="false" style:shrink-to-fit="true">
        <text:list-style style:name="CUSTOM_5f_11-outline1" style:display-name="CUSTOM_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1-outline2" style:display-name="CUSTOM_11-outline2" style:family="presentation" style:parent-style-name="CUSTOM_5f_1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1-outline3" style:display-name="CUSTOM_11-outline3" style:family="presentation" style:parent-style-name="CUSTOM_5f_1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1-outline4" style:display-name="CUSTOM_11-outline4" style:family="presentation" style:parent-style-name="CUSTOM_5f_1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1-outline5" style:display-name="CUSTOM_11-outline5" style:family="presentation" style:parent-style-name="CUSTOM_5f_11-outline4">
      <style:paragraph-properties fo:margin-top="0.1cm" fo:margin-bottom="0cm"/>
      <style:text-properties fo:font-size="20pt" style:font-size-asian="20pt" style:font-size-complex="20pt"/>
    </style:style>
    <style:style style:name="CUSTOM_5f_11-outline6" style:display-name="CUSTOM_11-outline6" style:family="presentation" style:parent-style-name="CUSTOM_5f_11-outline5">
      <style:paragraph-properties fo:margin-top="0.1cm" fo:margin-bottom="0cm"/>
      <style:text-properties fo:font-size="20pt" style:font-size-asian="20pt" style:font-size-complex="20pt"/>
    </style:style>
    <style:style style:name="CUSTOM_5f_11-outline7" style:display-name="CUSTOM_11-outline7" style:family="presentation" style:parent-style-name="CUSTOM_5f_11-outline6">
      <style:paragraph-properties fo:margin-top="0.1cm" fo:margin-bottom="0cm"/>
      <style:text-properties fo:font-size="20pt" style:font-size-asian="20pt" style:font-size-complex="20pt"/>
    </style:style>
    <style:style style:name="CUSTOM_5f_11-outline8" style:display-name="CUSTOM_11-outline8" style:family="presentation" style:parent-style-name="CUSTOM_5f_11-outline7">
      <style:paragraph-properties fo:margin-top="0.1cm" fo:margin-bottom="0cm"/>
      <style:text-properties fo:font-size="20pt" style:font-size-asian="20pt" style:font-size-complex="20pt"/>
    </style:style>
    <style:style style:name="CUSTOM_5f_11-outline9" style:display-name="CUSTOM_11-outline9" style:family="presentation" style:parent-style-name="CUSTOM_5f_11-outline8">
      <style:paragraph-properties fo:margin-top="0.1cm" fo:margin-bottom="0cm"/>
      <style:text-properties fo:font-size="20pt" style:font-size-asian="20pt" style:font-size-complex="20pt"/>
    </style:style>
    <style:style style:name="CUSTOM_5f_11-subtitle" style:display-name="CUSTOM_11-subtitle" style:family="presentation">
      <style:graphic-properties draw:stroke="none" draw:fill="none" draw:textarea-vertical-align="middle">
        <text:list-style style:name="CUSTOM_5f_11-subtitle" style:display-name="CUSTOM_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1-title" style:display-name="CUSTOM_11-title" style:family="presentation">
      <style:graphic-properties draw:stroke="none" draw:fill="none" draw:textarea-vertical-align="middle">
        <text:list-style style:name="CUSTOM_5f_11-title" style:display-name="CUSTOM_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1_5f_1-background" style:display-name="CUSTOM_11_1-background" style:family="presentation">
      <style:graphic-properties draw:stroke="none" draw:fill="solid" draw:fill-color="#fefdfa"/>
      <style:text-properties style:letter-kerning="true"/>
    </style:style>
    <style:style style:name="CUSTOM_5f_11_5f_1-backgroundobjects" style:display-name="CUSTOM_11_1-backgroundobjects" style:family="presentation">
      <style:graphic-properties draw:textarea-horizontal-align="justify" draw:shadow="hidden" draw:shadow-offset-x="0.2cm" draw:shadow-offset-y="0.2cm" draw:shadow-color="#808080"/>
      <style:text-properties style:letter-kerning="true"/>
    </style:style>
    <style:style style:name="CUSTOM_5f_11_5f_1-notes" style:display-name="CUSTOM_1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1_5f_1-outline1" style:display-name="CUSTOM_11_1-outline1" style:family="presentation">
      <style:graphic-properties draw:stroke="none" draw:fill="none" draw:auto-grow-height="false" draw:fit-to-size="false" style:shrink-to-fit="true">
        <text:list-style style:name="CUSTOM_5f_11_5f_1-outline1" style:display-name="CUSTOM_1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1_5f_1-outline2" style:display-name="CUSTOM_11_1-outline2" style:family="presentation" style:parent-style-name="CUSTOM_5f_11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1_5f_1-outline3" style:display-name="CUSTOM_11_1-outline3" style:family="presentation" style:parent-style-name="CUSTOM_5f_11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1_5f_1-outline4" style:display-name="CUSTOM_11_1-outline4" style:family="presentation" style:parent-style-name="CUSTOM_5f_11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1_5f_1-outline5" style:display-name="CUSTOM_11_1-outline5" style:family="presentation" style:parent-style-name="CUSTOM_5f_11_5f_1-outline4">
      <style:paragraph-properties fo:margin-top="0.1cm" fo:margin-bottom="0cm"/>
      <style:text-properties fo:font-size="20pt" style:font-size-asian="20pt" style:font-size-complex="20pt"/>
    </style:style>
    <style:style style:name="CUSTOM_5f_11_5f_1-outline6" style:display-name="CUSTOM_11_1-outline6" style:family="presentation" style:parent-style-name="CUSTOM_5f_11_5f_1-outline5">
      <style:paragraph-properties fo:margin-top="0.1cm" fo:margin-bottom="0cm"/>
      <style:text-properties fo:font-size="20pt" style:font-size-asian="20pt" style:font-size-complex="20pt"/>
    </style:style>
    <style:style style:name="CUSTOM_5f_11_5f_1-outline7" style:display-name="CUSTOM_11_1-outline7" style:family="presentation" style:parent-style-name="CUSTOM_5f_11_5f_1-outline6">
      <style:paragraph-properties fo:margin-top="0.1cm" fo:margin-bottom="0cm"/>
      <style:text-properties fo:font-size="20pt" style:font-size-asian="20pt" style:font-size-complex="20pt"/>
    </style:style>
    <style:style style:name="CUSTOM_5f_11_5f_1-outline8" style:display-name="CUSTOM_11_1-outline8" style:family="presentation" style:parent-style-name="CUSTOM_5f_11_5f_1-outline7">
      <style:paragraph-properties fo:margin-top="0.1cm" fo:margin-bottom="0cm"/>
      <style:text-properties fo:font-size="20pt" style:font-size-asian="20pt" style:font-size-complex="20pt"/>
    </style:style>
    <style:style style:name="CUSTOM_5f_11_5f_1-outline9" style:display-name="CUSTOM_11_1-outline9" style:family="presentation" style:parent-style-name="CUSTOM_5f_11_5f_1-outline8">
      <style:paragraph-properties fo:margin-top="0.1cm" fo:margin-bottom="0cm"/>
      <style:text-properties fo:font-size="20pt" style:font-size-asian="20pt" style:font-size-complex="20pt"/>
    </style:style>
    <style:style style:name="CUSTOM_5f_11_5f_1-subtitle" style:display-name="CUSTOM_11_1-subtitle" style:family="presentation">
      <style:graphic-properties draw:stroke="none" draw:fill="none" draw:textarea-vertical-align="middle">
        <text:list-style style:name="CUSTOM_5f_11_5f_1-subtitle" style:display-name="CUSTOM_1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1_5f_1-title" style:display-name="CUSTOM_11_1-title" style:family="presentation">
      <style:graphic-properties draw:stroke="none" draw:fill="none" draw:textarea-vertical-align="middle">
        <text:list-style style:name="CUSTOM_5f_11_5f_1-title" style:display-name="CUSTOM_1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1_5f_1_5f_1-background" style:display-name="CUSTOM_11_1_1-background" style:family="presentation">
      <style:graphic-properties draw:stroke="none" draw:fill="solid" draw:fill-color="#fefdfa"/>
      <style:text-properties style:letter-kerning="true"/>
    </style:style>
    <style:style style:name="CUSTOM_5f_11_5f_1_5f_1-backgroundobjects" style:display-name="CUSTOM_11_1_1-backgroundobjects" style:family="presentation">
      <style:graphic-properties draw:textarea-horizontal-align="justify" draw:shadow="hidden" draw:shadow-offset-x="0.2cm" draw:shadow-offset-y="0.2cm" draw:shadow-color="#808080"/>
      <style:text-properties style:letter-kerning="true"/>
    </style:style>
    <style:style style:name="CUSTOM_5f_11_5f_1_5f_1-notes" style:display-name="CUSTOM_11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1_5f_1_5f_1-outline1" style:display-name="CUSTOM_11_1_1-outline1" style:family="presentation">
      <style:graphic-properties draw:stroke="none" draw:fill="none" draw:auto-grow-height="false" draw:fit-to-size="false" style:shrink-to-fit="true">
        <text:list-style style:name="CUSTOM_5f_11_5f_1_5f_1-outline1" style:display-name="CUSTOM_1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1_5f_1_5f_1-outline2" style:display-name="CUSTOM_11_1_1-outline2" style:family="presentation" style:parent-style-name="CUSTOM_5f_11_5f_1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1_5f_1_5f_1-outline3" style:display-name="CUSTOM_11_1_1-outline3" style:family="presentation" style:parent-style-name="CUSTOM_5f_11_5f_1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1_5f_1_5f_1-outline4" style:display-name="CUSTOM_11_1_1-outline4" style:family="presentation" style:parent-style-name="CUSTOM_5f_11_5f_1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1_5f_1_5f_1-outline5" style:display-name="CUSTOM_11_1_1-outline5" style:family="presentation" style:parent-style-name="CUSTOM_5f_11_5f_1_5f_1-outline4">
      <style:paragraph-properties fo:margin-top="0.1cm" fo:margin-bottom="0cm"/>
      <style:text-properties fo:font-size="20pt" style:font-size-asian="20pt" style:font-size-complex="20pt"/>
    </style:style>
    <style:style style:name="CUSTOM_5f_11_5f_1_5f_1-outline6" style:display-name="CUSTOM_11_1_1-outline6" style:family="presentation" style:parent-style-name="CUSTOM_5f_11_5f_1_5f_1-outline5">
      <style:paragraph-properties fo:margin-top="0.1cm" fo:margin-bottom="0cm"/>
      <style:text-properties fo:font-size="20pt" style:font-size-asian="20pt" style:font-size-complex="20pt"/>
    </style:style>
    <style:style style:name="CUSTOM_5f_11_5f_1_5f_1-outline7" style:display-name="CUSTOM_11_1_1-outline7" style:family="presentation" style:parent-style-name="CUSTOM_5f_11_5f_1_5f_1-outline6">
      <style:paragraph-properties fo:margin-top="0.1cm" fo:margin-bottom="0cm"/>
      <style:text-properties fo:font-size="20pt" style:font-size-asian="20pt" style:font-size-complex="20pt"/>
    </style:style>
    <style:style style:name="CUSTOM_5f_11_5f_1_5f_1-outline8" style:display-name="CUSTOM_11_1_1-outline8" style:family="presentation" style:parent-style-name="CUSTOM_5f_11_5f_1_5f_1-outline7">
      <style:paragraph-properties fo:margin-top="0.1cm" fo:margin-bottom="0cm"/>
      <style:text-properties fo:font-size="20pt" style:font-size-asian="20pt" style:font-size-complex="20pt"/>
    </style:style>
    <style:style style:name="CUSTOM_5f_11_5f_1_5f_1-outline9" style:display-name="CUSTOM_11_1_1-outline9" style:family="presentation" style:parent-style-name="CUSTOM_5f_11_5f_1_5f_1-outline8">
      <style:paragraph-properties fo:margin-top="0.1cm" fo:margin-bottom="0cm"/>
      <style:text-properties fo:font-size="20pt" style:font-size-asian="20pt" style:font-size-complex="20pt"/>
    </style:style>
    <style:style style:name="CUSTOM_5f_11_5f_1_5f_1-subtitle" style:display-name="CUSTOM_11_1_1-subtitle" style:family="presentation">
      <style:graphic-properties draw:stroke="none" draw:fill="none" draw:textarea-vertical-align="middle">
        <text:list-style style:name="CUSTOM_5f_11_5f_1_5f_1-subtitle" style:display-name="CUSTOM_1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1_5f_1_5f_1-title" style:display-name="CUSTOM_11_1_1-title" style:family="presentation">
      <style:graphic-properties draw:stroke="none" draw:fill="none" draw:textarea-vertical-align="middle">
        <text:list-style style:name="CUSTOM_5f_11_5f_1_5f_1-title" style:display-name="CUSTOM_1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background" style:display-name="CUSTOM_6-background" style:family="presentation">
      <style:graphic-properties draw:stroke="none" draw:fill="solid" draw:fill-color="#fefdfa"/>
      <style:text-properties style:letter-kerning="true"/>
    </style:style>
    <style:style style:name="CUSTOM_5f_6-backgroundobjects" style:display-name="CUSTOM_6-backgroundobjects" style:family="presentation">
      <style:graphic-properties draw:textarea-horizontal-align="justify" draw:shadow="hidden" draw:shadow-offset-x="0.2cm" draw:shadow-offset-y="0.2cm" draw:shadow-color="#808080"/>
      <style:text-properties style:letter-kerning="true"/>
    </style:style>
    <style:style style:name="CUSTOM_5f_6-notes" style:display-name="CUSTOM_6-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6-outline1" style:display-name="CUSTOM_6-outline1" style:family="presentation">
      <style:graphic-properties draw:stroke="none" draw:fill="none" draw:auto-grow-height="false" draw:fit-to-size="false" style:shrink-to-fit="true">
        <text:list-style style:name="CUSTOM_5f_6-outline1" style:display-name="CUSTOM_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outline2" style:display-name="CUSTOM_6-outline2" style:family="presentation" style:parent-style-name="CUSTOM_5f_6-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outline3" style:display-name="CUSTOM_6-outline3" style:family="presentation" style:parent-style-name="CUSTOM_5f_6-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outline4" style:display-name="CUSTOM_6-outline4" style:family="presentation" style:parent-style-name="CUSTOM_5f_6-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outline5" style:display-name="CUSTOM_6-outline5" style:family="presentation" style:parent-style-name="CUSTOM_5f_6-outline4">
      <style:paragraph-properties fo:margin-top="0.1cm" fo:margin-bottom="0cm"/>
      <style:text-properties fo:font-size="20pt" style:font-size-asian="20pt" style:font-size-complex="20pt"/>
    </style:style>
    <style:style style:name="CUSTOM_5f_6-outline6" style:display-name="CUSTOM_6-outline6" style:family="presentation" style:parent-style-name="CUSTOM_5f_6-outline5">
      <style:paragraph-properties fo:margin-top="0.1cm" fo:margin-bottom="0cm"/>
      <style:text-properties fo:font-size="20pt" style:font-size-asian="20pt" style:font-size-complex="20pt"/>
    </style:style>
    <style:style style:name="CUSTOM_5f_6-outline7" style:display-name="CUSTOM_6-outline7" style:family="presentation" style:parent-style-name="CUSTOM_5f_6-outline6">
      <style:paragraph-properties fo:margin-top="0.1cm" fo:margin-bottom="0cm"/>
      <style:text-properties fo:font-size="20pt" style:font-size-asian="20pt" style:font-size-complex="20pt"/>
    </style:style>
    <style:style style:name="CUSTOM_5f_6-outline8" style:display-name="CUSTOM_6-outline8" style:family="presentation" style:parent-style-name="CUSTOM_5f_6-outline7">
      <style:paragraph-properties fo:margin-top="0.1cm" fo:margin-bottom="0cm"/>
      <style:text-properties fo:font-size="20pt" style:font-size-asian="20pt" style:font-size-complex="20pt"/>
    </style:style>
    <style:style style:name="CUSTOM_5f_6-outline9" style:display-name="CUSTOM_6-outline9" style:family="presentation" style:parent-style-name="CUSTOM_5f_6-outline8">
      <style:paragraph-properties fo:margin-top="0.1cm" fo:margin-bottom="0cm"/>
      <style:text-properties fo:font-size="20pt" style:font-size-asian="20pt" style:font-size-complex="20pt"/>
    </style:style>
    <style:style style:name="CUSTOM_5f_6-subtitle" style:display-name="CUSTOM_6-subtitle" style:family="presentation">
      <style:graphic-properties draw:stroke="none" draw:fill="none" draw:textarea-vertical-align="middle">
        <text:list-style style:name="CUSTOM_5f_6-subtitle" style:display-name="CUSTOM_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title" style:display-name="CUSTOM_6-title" style:family="presentation">
      <style:graphic-properties draw:stroke="none" draw:fill="none" draw:textarea-vertical-align="middle">
        <text:list-style style:name="CUSTOM_5f_6-title" style:display-name="CUSTOM_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3_5f_1-background" style:display-name="CUSTOM_3_1-background" style:family="presentation">
      <style:graphic-properties draw:stroke="none" draw:fill="solid" draw:fill-color="#fefdfa"/>
      <style:text-properties style:letter-kerning="true"/>
    </style:style>
    <style:style style:name="CUSTOM_5f_3_5f_1-backgroundobjects" style:display-name="CUSTOM_3_1-backgroundobjects" style:family="presentation">
      <style:graphic-properties draw:textarea-horizontal-align="justify" draw:shadow="hidden" draw:shadow-offset-x="0.2cm" draw:shadow-offset-y="0.2cm" draw:shadow-color="#808080"/>
      <style:text-properties style:letter-kerning="true"/>
    </style:style>
    <style:style style:name="CUSTOM_5f_3_5f_1-notes" style:display-name="CUSTOM_3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_5f_1-outline1" style:display-name="CUSTOM_3_1-outline1" style:family="presentation">
      <style:graphic-properties draw:stroke="none" draw:fill="none" draw:auto-grow-height="false" draw:fit-to-size="false" style:shrink-to-fit="true">
        <text:list-style style:name="CUSTOM_5f_3_5f_1-outline1" style:display-name="CUSTOM_3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3_5f_1-outline2" style:display-name="CUSTOM_3_1-outline2" style:family="presentation" style:parent-style-name="CUSTOM_5f_3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_5f_1-outline3" style:display-name="CUSTOM_3_1-outline3" style:family="presentation" style:parent-style-name="CUSTOM_5f_3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_5f_1-outline4" style:display-name="CUSTOM_3_1-outline4" style:family="presentation" style:parent-style-name="CUSTOM_5f_3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_5f_1-outline5" style:display-name="CUSTOM_3_1-outline5" style:family="presentation" style:parent-style-name="CUSTOM_5f_3_5f_1-outline4">
      <style:paragraph-properties fo:margin-top="0.1cm" fo:margin-bottom="0cm"/>
      <style:text-properties fo:font-size="20pt" style:font-size-asian="20pt" style:font-size-complex="20pt"/>
    </style:style>
    <style:style style:name="CUSTOM_5f_3_5f_1-outline6" style:display-name="CUSTOM_3_1-outline6" style:family="presentation" style:parent-style-name="CUSTOM_5f_3_5f_1-outline5">
      <style:paragraph-properties fo:margin-top="0.1cm" fo:margin-bottom="0cm"/>
      <style:text-properties fo:font-size="20pt" style:font-size-asian="20pt" style:font-size-complex="20pt"/>
    </style:style>
    <style:style style:name="CUSTOM_5f_3_5f_1-outline7" style:display-name="CUSTOM_3_1-outline7" style:family="presentation" style:parent-style-name="CUSTOM_5f_3_5f_1-outline6">
      <style:paragraph-properties fo:margin-top="0.1cm" fo:margin-bottom="0cm"/>
      <style:text-properties fo:font-size="20pt" style:font-size-asian="20pt" style:font-size-complex="20pt"/>
    </style:style>
    <style:style style:name="CUSTOM_5f_3_5f_1-outline8" style:display-name="CUSTOM_3_1-outline8" style:family="presentation" style:parent-style-name="CUSTOM_5f_3_5f_1-outline7">
      <style:paragraph-properties fo:margin-top="0.1cm" fo:margin-bottom="0cm"/>
      <style:text-properties fo:font-size="20pt" style:font-size-asian="20pt" style:font-size-complex="20pt"/>
    </style:style>
    <style:style style:name="CUSTOM_5f_3_5f_1-outline9" style:display-name="CUSTOM_3_1-outline9" style:family="presentation" style:parent-style-name="CUSTOM_5f_3_5f_1-outline8">
      <style:paragraph-properties fo:margin-top="0.1cm" fo:margin-bottom="0cm"/>
      <style:text-properties fo:font-size="20pt" style:font-size-asian="20pt" style:font-size-complex="20pt"/>
    </style:style>
    <style:style style:name="CUSTOM_5f_3_5f_1-subtitle" style:display-name="CUSTOM_3_1-subtitle" style:family="presentation">
      <style:graphic-properties draw:stroke="none" draw:fill="none" draw:textarea-vertical-align="middle">
        <text:list-style style:name="CUSTOM_5f_3_5f_1-subtitle" style:display-name="CUSTOM_3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_5f_1-title" style:display-name="CUSTOM_3_1-title" style:family="presentation">
      <style:graphic-properties draw:stroke="none" draw:fill="none" draw:textarea-vertical-align="middle">
        <text:list-style style:name="CUSTOM_5f_3_5f_1-title" style:display-name="CUSTOM_3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2-background" style:display-name="CUSTOM_12-background" style:family="presentation">
      <style:graphic-properties draw:stroke="none" draw:fill="solid" draw:fill-color="#fefdfa"/>
      <style:text-properties style:letter-kerning="true"/>
    </style:style>
    <style:style style:name="CUSTOM_5f_12-backgroundobjects" style:display-name="CUSTOM_12-backgroundobjects" style:family="presentation">
      <style:graphic-properties draw:textarea-horizontal-align="justify" draw:shadow="hidden" draw:shadow-offset-x="0.2cm" draw:shadow-offset-y="0.2cm" draw:shadow-color="#808080"/>
      <style:text-properties style:letter-kerning="true"/>
    </style:style>
    <style:style style:name="CUSTOM_5f_12-notes" style:display-name="CUSTOM_1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2-outline1" style:display-name="CUSTOM_12-outline1" style:family="presentation">
      <style:graphic-properties draw:stroke="none" draw:fill="none" draw:auto-grow-height="false" draw:fit-to-size="false" style:shrink-to-fit="true">
        <text:list-style style:name="CUSTOM_5f_12-outline1" style:display-name="CUSTOM_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2-outline2" style:display-name="CUSTOM_12-outline2" style:family="presentation" style:parent-style-name="CUSTOM_5f_12-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2-outline3" style:display-name="CUSTOM_12-outline3" style:family="presentation" style:parent-style-name="CUSTOM_5f_12-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2-outline4" style:display-name="CUSTOM_12-outline4" style:family="presentation" style:parent-style-name="CUSTOM_5f_12-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2-outline5" style:display-name="CUSTOM_12-outline5" style:family="presentation" style:parent-style-name="CUSTOM_5f_12-outline4">
      <style:paragraph-properties fo:margin-top="0.1cm" fo:margin-bottom="0cm"/>
      <style:text-properties fo:font-size="20pt" style:font-size-asian="20pt" style:font-size-complex="20pt"/>
    </style:style>
    <style:style style:name="CUSTOM_5f_12-outline6" style:display-name="CUSTOM_12-outline6" style:family="presentation" style:parent-style-name="CUSTOM_5f_12-outline5">
      <style:paragraph-properties fo:margin-top="0.1cm" fo:margin-bottom="0cm"/>
      <style:text-properties fo:font-size="20pt" style:font-size-asian="20pt" style:font-size-complex="20pt"/>
    </style:style>
    <style:style style:name="CUSTOM_5f_12-outline7" style:display-name="CUSTOM_12-outline7" style:family="presentation" style:parent-style-name="CUSTOM_5f_12-outline6">
      <style:paragraph-properties fo:margin-top="0.1cm" fo:margin-bottom="0cm"/>
      <style:text-properties fo:font-size="20pt" style:font-size-asian="20pt" style:font-size-complex="20pt"/>
    </style:style>
    <style:style style:name="CUSTOM_5f_12-outline8" style:display-name="CUSTOM_12-outline8" style:family="presentation" style:parent-style-name="CUSTOM_5f_12-outline7">
      <style:paragraph-properties fo:margin-top="0.1cm" fo:margin-bottom="0cm"/>
      <style:text-properties fo:font-size="20pt" style:font-size-asian="20pt" style:font-size-complex="20pt"/>
    </style:style>
    <style:style style:name="CUSTOM_5f_12-outline9" style:display-name="CUSTOM_12-outline9" style:family="presentation" style:parent-style-name="CUSTOM_5f_12-outline8">
      <style:paragraph-properties fo:margin-top="0.1cm" fo:margin-bottom="0cm"/>
      <style:text-properties fo:font-size="20pt" style:font-size-asian="20pt" style:font-size-complex="20pt"/>
    </style:style>
    <style:style style:name="CUSTOM_5f_12-subtitle" style:display-name="CUSTOM_12-subtitle" style:family="presentation">
      <style:graphic-properties draw:stroke="none" draw:fill="none" draw:textarea-vertical-align="middle">
        <text:list-style style:name="CUSTOM_5f_12-subtitle" style:display-name="CUSTOM_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2-title" style:display-name="CUSTOM_12-title" style:family="presentation">
      <style:graphic-properties draw:stroke="none" draw:fill="none" draw:textarea-vertical-align="middle">
        <text:list-style style:name="CUSTOM_5f_12-title" style:display-name="CUSTOM_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efdfa"/>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solid" draw:fill-color="#0e2a47"/>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false" style:shrink-to-fit="true">
        <text:list-style style:name="CUST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3" style:family="presentation" style:parent-style-name="CUSTOM-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4" style:family="presentation" style:parent-style-name="CUSTOM-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0e2a47"/>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efdfa"/>
    </style:style>
    <style:style style:name="Mdp2" style:family="drawing-page">
      <style:drawing-page-properties draw:background-size="border" draw:fill="solid" draw:fill-color="#0e2a47"/>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26cm" svg:stroke-color="#434343" draw:stroke-linejoin="round" svg:stroke-linecap="butt" draw:fill="solid" draw:fill-color="#ffd966" draw:textarea-vertical-align="middle" draw:auto-grow-height="false" draw:fit-to-size="false" style:shrink-to-fit="false" fo:min-height="0cm" fo:min-width="0cm" fo:padding-top="0.191cm" fo:padding-bottom="0.191cm" fo:padding-left="0.254cm" fo:padding-right="0.254cm" fo:wrap-option="wrap"/>
    </style:style>
    <style:style style:name="Mgr4" style:family="graphic" style:parent-style-name="standard">
      <style:graphic-properties draw:stroke="none" svg:stroke-width="0cm" draw:fill="solid" draw:fill-color="#ffd966" draw:textarea-vertical-align="middle" draw:auto-grow-height="false" draw:fit-to-size="false" style:shrink-to-fit="false" fo:min-height="0cm" fo:min-width="0cm" fo:padding-top="0.191cm" fo:padding-bottom="0.191cm" fo:padding-left="0.254cm" fo:padding-right="0.254cm" fo:wrap-option="wrap"/>
    </style:style>
    <style:style style:name="Mgr5" style:family="graphic" style:parent-style-name="standard">
      <style:graphic-properties draw:stroke="none" svg:stroke-width="0cm" draw:fill="solid" draw:fill-color="#04b4d8"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86cf64" draw:textarea-vertical-align="middle" draw:auto-grow-height="false" draw:fit-to-size="false" style:shrink-to-fit="false" fo:min-height="0cm" fo:min-width="0cm" fo:padding-top="0.128cm" fo:padding-bottom="0.128cm" fo:padding-left="0.254cm" fo:padding-right="0.254cm" fo:wrap-option="wrap"/>
    </style:style>
    <style:style style:name="Mgr7" style:family="graphic" style:parent-style-name="standard">
      <style:graphic-properties draw:stroke="none" svg:stroke-width="0cm" draw:fill="solid" draw:fill-color="#434343" draw:textarea-vertical-align="middle" draw:auto-grow-height="false" draw:fit-to-size="false" style:shrink-to-fit="false" fo:min-height="0cm" fo:min-width="0cm" fo:padding-top="0.095cm" fo:padding-bottom="0.095cm" fo:padding-left="0.254cm" fo:padding-right="0.254cm" fo:wrap-option="wrap"/>
    </style:style>
    <style:style style:name="Mgr8" style:family="graphic" style:parent-style-name="standard">
      <style:graphic-properties draw:stroke="none" svg:stroke-width="0cm" draw:fill="solid" draw:fill-color="#ff2e20" draw:textarea-vertical-align="middle" draw:auto-grow-height="false" draw:fit-to-size="false" style:shrink-to-fit="false" fo:min-height="0cm" fo:min-width="0cm" fo:padding-top="0.128cm" fo:padding-bottom="0.128cm" fo:padding-left="0.254cm" fo:padding-right="0.254cm" fo:wrap-option="wrap"/>
    </style:style>
    <style:style style:name="Mgr9" style:family="graphic" style:parent-style-name="standard">
      <style:graphic-properties draw:stroke="none" svg:stroke-width="0cm" draw:fill="solid" draw:fill-color="#ffd966" draw:textarea-vertical-align="middle" draw:auto-grow-height="false" draw:fit-to-size="false" style:shrink-to-fit="false" fo:min-height="0cm" fo:min-width="0cm" fo:padding-top="0.128cm" fo:padding-bottom="0.128cm" fo:padding-left="0.254cm" fo:padding-right="0.254cm" fo:wrap-option="wrap"/>
    </style:style>
    <style:style style:name="Mgr10" style:family="graphic" style:parent-style-name="standard">
      <style:graphic-properties draw:stroke="none" svg:stroke-width="0cm" draw:fill="solid" draw:fill-color="#86cf64" draw:textarea-vertical-align="middle" draw:auto-grow-height="false" draw:fit-to-size="false" style:shrink-to-fit="false" fo:min-height="0cm" fo:min-width="0cm" fo:padding-top="0.095cm" fo:padding-bottom="0.095cm" fo:padding-left="0.254cm" fo:padding-right="0.254cm" fo:wrap-option="wrap"/>
    </style:style>
    <style:style style:name="Mgr11" style:family="graphic" style:parent-style-name="standard">
      <style:graphic-properties draw:stroke="solid" svg:stroke-width="0.026cm" svg:stroke-color="#434343" draw:stroke-linejoin="round" svg:stroke-linecap="butt" draw:fill="none" draw:textarea-vertical-align="top" draw:auto-grow-height="false" fo:min-height="0cm" fo:min-width="0cm" fo:padding-top="0.125cm" fo:padding-bottom="0.125cm" fo:padding-left="0.25cm" fo:padding-right="0.25cm" fo:wrap-option="wrap"/>
    </style:style>
    <style:style style:name="Mgr12" style:family="graphic" style:parent-style-name="standard">
      <style:graphic-properties draw:stroke="none" svg:stroke-width="0cm" draw:fill="solid" draw:fill-color="#86cf64" draw:textarea-vertical-align="middle" draw:auto-grow-height="false" draw:fit-to-size="false" style:shrink-to-fit="false" fo:min-height="0cm" fo:min-width="0cm" fo:padding-top="0.191cm" fo:padding-bottom="0.191cm" fo:padding-left="0.254cm" fo:padding-right="0.254cm" fo:wrap-option="wrap"/>
    </style:style>
    <style:style style:name="Mgr13" style:family="graphic" style:parent-style-name="standard">
      <style:graphic-properties draw:stroke="none" svg:stroke-width="0cm" draw:fill="solid" draw:fill-color="#ff2e20" draw:textarea-vertical-align="middle" draw:auto-grow-height="false" draw:fit-to-size="false" style:shrink-to-fit="false" fo:min-height="0cm" fo:min-width="0cm" fo:padding-top="0.191cm" fo:padding-bottom="0.191cm" fo:padding-left="0.254cm" fo:padding-right="0.254cm" fo:wrap-option="wrap"/>
    </style:style>
    <style:style style:name="Mgr14" style:family="graphic" style:parent-style-name="standard">
      <style:graphic-properties draw:stroke="none" svg:stroke-width="0cm" draw:fill="solid" draw:fill-color="#ff2e20" draw:textarea-vertical-align="middle" draw:auto-grow-height="false" draw:fit-to-size="false" style:shrink-to-fit="false" fo:min-height="0cm" fo:min-width="0cm" fo:padding-top="0.254cm" fo:padding-bottom="0.254cm" fo:padding-left="0.254cm" fo:padding-right="0.254cm" fo:wrap-option="wrap"/>
    </style:style>
    <style:style style:name="Mgr15" style:family="graphic" style:parent-style-name="standard">
      <style:graphic-properties draw:stroke="none" svg:stroke-width="0cm" draw:fill="solid" draw:fill-color="#04b4d8" draw:textarea-vertical-align="middle" draw:auto-grow-height="false" draw:fit-to-size="false" style:shrink-to-fit="false" fo:min-height="0cm" fo:min-width="0cm" fo:padding-top="0.095cm" fo:padding-bottom="0.095cm" fo:padding-left="0.254cm" fo:padding-right="0.254cm" fo:wrap-option="wrap"/>
    </style:style>
    <style:style style:name="Mgr16" style:family="graphic" style:parent-style-name="standard">
      <style:graphic-properties draw:stroke="none" svg:stroke-width="0cm" draw:fill="solid" draw:fill-color="#ffd966" draw:textarea-vertical-align="middle" draw:auto-grow-height="false" draw:fit-to-size="false" style:shrink-to-fit="false" fo:min-height="0cm" fo:min-width="0cm" fo:padding-top="0.095cm" fo:padding-bottom="0.095cm" fo:padding-left="0.254cm" fo:padding-right="0.254cm" fo:wrap-option="wrap"/>
    </style:style>
    <style:style style:name="Mgr17" style:family="graphic" style:parent-style-name="standard">
      <style:graphic-properties draw:stroke="none" svg:stroke-width="0cm" draw:fill="solid" draw:fill-color="#04b4d8" draw:textarea-vertical-align="middle" draw:auto-grow-height="false" draw:fit-to-size="false" style:shrink-to-fit="false" fo:min-height="0cm" fo:min-width="0cm" fo:padding-top="0.191cm" fo:padding-bottom="0.191cm" fo:padding-left="0.254cm" fo:padding-right="0.254cm" fo:wrap-option="wrap"/>
    </style:style>
    <style:style style:name="Mgr18" style:family="graphic" style:parent-style-name="standard">
      <style:graphic-properties draw:stroke="none" svg:stroke-width="0cm" draw:fill="solid" draw:fill-color="#ffd966" draw:textarea-vertical-align="middle" draw:auto-grow-height="false" draw:fit-to-size="false" style:shrink-to-fit="false" fo:min-height="0cm" fo:min-width="0cm" fo:padding-top="0.155cm" fo:padding-bottom="0.155cm" fo:padding-left="0.254cm" fo:padding-right="0.254cm" fo:wrap-option="wrap"/>
    </style:style>
    <style:style style:name="Mgr19" style:family="graphic" style:parent-style-name="standard">
      <style:graphic-properties draw:stroke="none" svg:stroke-width="0cm" draw:fill="solid" draw:fill-color="#04b4d8" draw:textarea-vertical-align="middle" draw:auto-grow-height="false" draw:fit-to-size="false" style:shrink-to-fit="false" fo:min-height="0cm" fo:min-width="0cm" fo:padding-top="0.099cm" fo:padding-bottom="0.099cm" fo:padding-left="0.254cm" fo:padding-right="0.254cm" fo:wrap-option="wrap"/>
    </style:style>
    <style:style style:name="Mgr20" style:family="graphic" style:parent-style-name="standard">
      <style:graphic-properties draw:stroke="none" svg:stroke-width="0cm" draw:fill="solid" draw:fill-color="#ff2e20" draw:textarea-vertical-align="middle" draw:auto-grow-height="false" draw:fit-to-size="false" style:shrink-to-fit="false" fo:min-height="0cm" fo:min-width="0cm" fo:padding-top="0.155cm" fo:padding-bottom="0.155cm" fo:padding-left="0.254cm" fo:padding-right="0.254cm" fo:wrap-option="wrap"/>
    </style:style>
    <style:style style:name="Mgr21" style:family="graphic" style:parent-style-name="standard">
      <style:graphic-properties draw:stroke="none" svg:stroke-width="0cm" draw:fill="solid" draw:fill-color="#ff2e20" draw:textarea-vertical-align="middle" draw:auto-grow-height="false" draw:fit-to-size="false" style:shrink-to-fit="false" fo:min-height="0cm" fo:min-width="0cm" fo:padding-top="0.145cm" fo:padding-bottom="0.145cm" fo:padding-left="0.254cm" fo:padding-right="0.254cm" fo:wrap-option="wrap"/>
    </style:style>
    <style:style style:name="Mgr22" style:family="graphic" style:parent-style-name="standard">
      <style:graphic-properties draw:stroke="none" svg:stroke-width="0cm" draw:fill="solid" draw:fill-color="#86cf64" draw:textarea-vertical-align="middle" draw:auto-grow-height="false" draw:fit-to-size="false" style:shrink-to-fit="false" fo:min-height="0cm" fo:min-width="0cm" fo:padding-top="0.145cm" fo:padding-bottom="0.145cm" fo:padding-left="0.254cm" fo:padding-right="0.254cm" fo:wrap-option="wrap"/>
    </style:style>
    <style:style style:name="Mgr23" style:family="graphic" style:parent-style-name="standard">
      <style:graphic-properties draw:stroke="none" svg:stroke-width="0cm" draw:fill="solid" draw:fill-color="#04b4d8" draw:textarea-vertical-align="middle" draw:auto-grow-height="false" draw:fit-to-size="false" style:shrink-to-fit="false" fo:min-height="0cm" fo:min-width="0cm" fo:padding-top="0.085cm" fo:padding-bottom="0.085cm" fo:padding-left="0.254cm" fo:padding-right="0.254cm" fo:wrap-option="wrap"/>
    </style:style>
    <style:style style:name="Mgr24" style:family="graphic" style:parent-style-name="standard">
      <style:graphic-properties draw:stroke="none" svg:stroke-width="0cm" draw:fill="solid" draw:fill-color="#ffd966" draw:textarea-vertical-align="middle" draw:auto-grow-height="false" draw:fit-to-size="false" style:shrink-to-fit="false" fo:min-height="0cm" fo:min-width="0cm" fo:padding-top="0.085cm" fo:padding-bottom="0.085cm" fo:padding-left="0.254cm" fo:padding-right="0.254cm" fo:wrap-option="wrap"/>
    </style:style>
    <style:style style:name="Mgr25" style:family="graphic" style:parent-style-name="standard">
      <style:graphic-properties draw:stroke="none" svg:stroke-width="0cm" draw:fill="solid" draw:fill-color="#04b4d8" draw:textarea-vertical-align="middle" draw:auto-grow-height="false" draw:fit-to-size="false" style:shrink-to-fit="false" fo:min-height="0cm" fo:min-width="0cm" fo:padding-top="0.155cm" fo:padding-bottom="0.155cm" fo:padding-left="0.254cm" fo:padding-right="0.254cm" fo:wrap-option="wrap"/>
    </style:style>
    <style:style style:name="Mgr26" style:family="graphic" style:parent-style-name="standard">
      <style:graphic-properties draw:stroke="none" svg:stroke-width="0cm" draw:fill="solid" draw:fill-color="#ffd966" draw:textarea-vertical-align="middle" draw:auto-grow-height="false" draw:fit-to-size="false" style:shrink-to-fit="false" fo:min-height="0cm" fo:min-width="0cm" fo:padding-top="0.099cm" fo:padding-bottom="0.099cm" fo:padding-left="0.254cm" fo:padding-right="0.254cm" fo:wrap-option="wrap"/>
    </style:style>
    <style:style style:name="Mgr27" style:family="graphic" style:parent-style-name="standard">
      <style:graphic-properties draw:stroke="none" svg:stroke-width="0cm" draw:fill="solid" draw:fill-color="#86cf64" draw:textarea-vertical-align="middle" draw:auto-grow-height="false" draw:fit-to-size="false" style:shrink-to-fit="false" fo:min-height="0cm" fo:min-width="0cm" fo:padding-top="0.155cm" fo:padding-bottom="0.155cm" fo:padding-left="0.254cm" fo:padding-right="0.254cm" fo:wrap-option="wrap"/>
    </style:style>
    <style:style style:name="Mgr28" style:family="graphic" style:parent-style-name="standard">
      <style:graphic-properties draw:stroke="none" svg:stroke-width="0cm" draw:fill="solid" draw:fill-color="#ff2e20" draw:textarea-vertical-align="middle" draw:auto-grow-height="false" draw:fit-to-size="false" style:shrink-to-fit="false" fo:min-height="0cm" fo:min-width="0cm" fo:padding-top="0.136cm" fo:padding-bottom="0.136cm" fo:padding-left="0.254cm" fo:padding-right="0.254cm" fo:wrap-option="wrap"/>
    </style:style>
    <style:style style:name="Mgr29" style:family="graphic" style:parent-style-name="standard">
      <style:graphic-properties draw:stroke="none" svg:stroke-width="0cm" draw:fill="solid" draw:fill-color="#86cf64" draw:textarea-vertical-align="middle" draw:auto-grow-height="false" draw:fit-to-size="false" style:shrink-to-fit="false" fo:min-height="0cm" fo:min-width="0cm" fo:padding-top="0.139cm" fo:padding-bottom="0.139cm" fo:padding-left="0.254cm" fo:padding-right="0.254cm" fo:wrap-option="wrap"/>
    </style:style>
    <style:style style:name="Mgr30" style:family="graphic" style:parent-style-name="standard">
      <style:graphic-properties draw:stroke="none" svg:stroke-width="0cm" draw:fill="solid" draw:fill-color="#04b4d8" draw:textarea-vertical-align="middle" draw:auto-grow-height="false" draw:fit-to-size="false" style:shrink-to-fit="false" fo:min-height="0cm" fo:min-width="0cm" fo:padding-top="0.208cm" fo:padding-bottom="0.208cm" fo:padding-left="0.254cm" fo:padding-right="0.254cm" fo:wrap-option="wrap"/>
    </style:style>
    <style:style style:name="Mgr31" style:family="graphic" style:parent-style-name="standard">
      <style:graphic-properties draw:stroke="none" svg:stroke-width="0cm" draw:fill="solid" draw:fill-color="#ff2e20" draw:textarea-vertical-align="middle" draw:auto-grow-height="false" draw:fit-to-size="false" style:shrink-to-fit="false" fo:min-height="0cm" fo:min-width="0cm" fo:padding-top="0.138cm" fo:padding-bottom="0.138cm" fo:padding-left="0.254cm" fo:padding-right="0.254cm" fo:wrap-option="wrap"/>
    </style:style>
    <style:style style:name="Mgr32" style:family="graphic" style:parent-style-name="standard">
      <style:graphic-properties draw:stroke="none" svg:stroke-width="0cm" draw:fill="solid" draw:fill-color="#86cf64" draw:textarea-vertical-align="middle" draw:auto-grow-height="false" draw:fit-to-size="false" style:shrink-to-fit="false" fo:min-height="0cm" fo:min-width="0cm" fo:padding-top="0.106cm" fo:padding-bottom="0.106cm" fo:padding-left="0.254cm" fo:padding-right="0.254cm" fo:wrap-option="wrap"/>
    </style:style>
    <style:style style:name="Mgr33" style:family="graphic" style:parent-style-name="standard">
      <style:graphic-properties draw:stroke="none" svg:stroke-width="0cm" draw:fill="solid" draw:fill-color="#04b4d8" draw:textarea-vertical-align="middle" draw:auto-grow-height="false" draw:fit-to-size="false" style:shrink-to-fit="false" fo:min-height="0cm" fo:min-width="0cm" fo:padding-top="0.051cm" fo:padding-bottom="0.051cm" fo:padding-left="0.254cm" fo:padding-right="0.254cm" fo:wrap-option="wrap"/>
    </style:style>
    <style:style style:name="Mgr34" style:family="graphic" style:parent-style-name="standard">
      <style:graphic-properties draw:stroke="none" svg:stroke-width="0cm" draw:fill="solid" draw:fill-color="#86cf64" draw:textarea-vertical-align="middle" draw:auto-grow-height="false" draw:fit-to-size="false" style:shrink-to-fit="false" fo:min-height="0cm" fo:min-width="0cm" fo:padding-top="0.138cm" fo:padding-bottom="0.138cm" fo:padding-left="0.254cm" fo:padding-right="0.254cm" fo:wrap-option="wrap"/>
    </style:style>
    <style:style style:name="Mgr35" style:family="graphic" style:parent-style-name="standard">
      <style:graphic-properties draw:stroke="none" svg:stroke-width="0cm" draw:fill="solid" draw:fill-color="#ff2e20" draw:textarea-vertical-align="middle" draw:auto-grow-height="false" draw:fit-to-size="false" style:shrink-to-fit="false" fo:min-height="0cm" fo:min-width="0cm" fo:padding-top="0.051cm" fo:padding-bottom="0.051cm" fo:padding-left="0.254cm" fo:padding-right="0.254cm" fo:wrap-option="wrap"/>
    </style:style>
    <style:style style:name="Mgr36" style:family="graphic" style:parent-style-name="standard">
      <style:graphic-properties draw:stroke="none" svg:stroke-width="0cm" draw:fill="solid" draw:fill-color="#04b4d8" draw:textarea-vertical-align="middle" draw:auto-grow-height="false" draw:fit-to-size="false" style:shrink-to-fit="false" fo:min-height="0cm" fo:min-width="0cm" fo:padding-top="0.138cm" fo:padding-bottom="0.138cm" fo:padding-left="0.254cm" fo:padding-right="0.254cm" fo:wrap-option="wrap"/>
    </style:style>
    <style:style style:name="Mgr37" style:family="graphic" style:parent-style-name="standard">
      <style:graphic-properties draw:stroke="none" svg:stroke-width="0cm" draw:fill="solid" draw:fill-color="#86cf64" draw:textarea-vertical-align="middle" draw:auto-grow-height="false" draw:fit-to-size="false" style:shrink-to-fit="false" fo:min-height="0cm" fo:min-width="0cm" fo:padding-top="0.051cm" fo:padding-bottom="0.051cm" fo:padding-left="0.254cm" fo:padding-right="0.254cm" fo:wrap-option="wrap"/>
    </style:style>
    <style:style style:name="Mgr38" style:family="graphic" style:parent-style-name="standard">
      <style:graphic-properties draw:stroke="none" svg:stroke-width="0cm" draw:fill="solid" draw:fill-color="#ffd966" draw:textarea-vertical-align="middle" draw:auto-grow-height="false" draw:fit-to-size="false" style:shrink-to-fit="false" fo:min-height="0cm" fo:min-width="0cm" fo:padding-top="0.113cm" fo:padding-bottom="0.113cm" fo:padding-left="0.254cm" fo:padding-right="0.254cm" fo:wrap-option="wrap"/>
    </style:style>
    <style:style style:name="Mgr39" style:family="graphic" style:parent-style-name="standard">
      <style:graphic-properties draw:stroke="none" svg:stroke-width="0cm" draw:fill="solid" draw:fill-color="#86cf64" draw:textarea-vertical-align="middle" draw:auto-grow-height="false" draw:fit-to-size="false" style:shrink-to-fit="false" fo:min-height="0cm" fo:min-width="0cm" fo:padding-top="0.085cm" fo:padding-bottom="0.085cm" fo:padding-left="0.254cm" fo:padding-right="0.254cm" fo:wrap-option="wrap"/>
    </style:style>
    <style:style style:name="Mgr40" style:family="graphic" style:parent-style-name="standard">
      <style:graphic-properties draw:stroke="none" svg:stroke-width="0cm" draw:fill="solid" draw:fill-color="#ffd966" draw:textarea-vertical-align="middle" draw:auto-grow-height="false" draw:fit-to-size="false" style:shrink-to-fit="false" fo:min-height="0cm" fo:min-width="0cm" fo:padding-top="0.127cm" fo:padding-bottom="0.127cm" fo:padding-left="0.254cm" fo:padding-right="0.254cm" fo:wrap-option="wrap"/>
    </style:style>
    <style:style style:name="Mgr41" style:family="graphic" style:parent-style-name="standard">
      <style:graphic-properties draw:stroke="none" svg:stroke-width="0cm" draw:fill="solid" draw:fill-color="#04b4d8" draw:textarea-vertical-align="middle" draw:auto-grow-height="false" draw:fit-to-size="false" style:shrink-to-fit="false" fo:min-height="0cm" fo:min-width="0cm" fo:padding-top="0.063cm" fo:padding-bottom="0.063cm" fo:padding-left="0.254cm" fo:padding-right="0.254cm" fo:wrap-option="wrap"/>
    </style:style>
    <style:style style:name="Mgr42" style:family="graphic" style:parent-style-name="standard">
      <style:graphic-properties draw:stroke="none" svg:stroke-width="0cm" draw:fill="solid" draw:fill-color="#ff2e20" draw:textarea-vertical-align="middle" draw:auto-grow-height="false" draw:fit-to-size="false" style:shrink-to-fit="false" fo:min-height="0cm" fo:min-width="0cm" fo:padding-top="0.085cm" fo:padding-bottom="0.085cm" fo:padding-left="0.254cm" fo:padding-right="0.254cm" fo:wrap-option="wrap"/>
    </style:style>
    <style:style style:name="Mgr43" style:family="graphic" style:parent-style-name="standard">
      <style:graphic-properties draw:stroke="none" svg:stroke-width="0cm" draw:fill="solid" draw:fill-color="#86cf64" draw:textarea-vertical-align="middle" draw:auto-grow-height="false" draw:fit-to-size="false" style:shrink-to-fit="false" fo:min-height="0cm" fo:min-width="0cm" fo:padding-top="0.127cm" fo:padding-bottom="0.127cm" fo:padding-left="0.254cm" fo:padding-right="0.254cm" fo:wrap-option="wrap"/>
    </style:style>
    <style:style style:name="Mgr44" style:family="graphic" style:parent-style-name="standard">
      <style:graphic-properties draw:stroke="none" svg:stroke-width="0cm" draw:fill="solid" draw:fill-color="#ffd966" draw:textarea-vertical-align="middle" draw:auto-grow-height="false" draw:fit-to-size="false" style:shrink-to-fit="false" fo:min-height="0cm" fo:min-width="0cm" fo:padding-top="0.126cm" fo:padding-bottom="0.126cm" fo:padding-left="0.254cm" fo:padding-right="0.254cm" fo:wrap-option="wrap"/>
    </style:style>
    <style:style style:name="Mgr45" style:family="graphic" style:parent-style-name="standard">
      <style:graphic-properties draw:stroke="none" svg:stroke-width="0cm" draw:fill="solid" draw:fill-color="#ffd966" draw:textarea-vertical-align="middle" draw:auto-grow-height="false" draw:fit-to-size="false" style:shrink-to-fit="false" fo:min-height="0cm" fo:min-width="0cm" fo:padding-top="0.162cm" fo:padding-bottom="0.162cm" fo:padding-left="0.254cm" fo:padding-right="0.254cm" fo:wrap-option="wrap"/>
    </style:style>
    <style:style style:name="Mgr46" style:family="graphic" style:parent-style-name="standard">
      <style:graphic-properties draw:stroke="none" svg:stroke-width="0cm" draw:fill="solid" draw:fill-color="#ffd966" draw:textarea-vertical-align="middle" draw:auto-grow-height="false" draw:fit-to-size="false" style:shrink-to-fit="false" fo:min-height="0cm" fo:min-width="0cm" fo:padding-top="0.117cm" fo:padding-bottom="0.117cm" fo:padding-left="0.254cm" fo:padding-right="0.254cm" fo:wrap-option="wrap"/>
    </style:style>
    <style:style style:name="Mgr47" style:family="graphic" style:parent-style-name="standard">
      <style:graphic-properties draw:stroke="none" svg:stroke-width="0cm" draw:fill="solid" draw:fill-color="#ff2e20" draw:textarea-vertical-align="middle" draw:auto-grow-height="false" draw:fit-to-size="false" style:shrink-to-fit="false" fo:min-height="0cm" fo:min-width="0cm" fo:padding-top="0.084cm" fo:padding-bottom="0.084cm" fo:padding-left="0.254cm" fo:padding-right="0.254cm" fo:wrap-option="wrap"/>
    </style:style>
    <style:style style:name="Mgr48" style:family="graphic" style:parent-style-name="standard">
      <style:graphic-properties draw:stroke="none" svg:stroke-width="0cm" draw:fill="solid" draw:fill-color="#86cf64" draw:textarea-vertical-align="middle" draw:auto-grow-height="false" draw:fit-to-size="false" style:shrink-to-fit="false" fo:min-height="0cm" fo:min-width="0cm" fo:padding-top="0.126cm" fo:padding-bottom="0.126cm" fo:padding-left="0.254cm" fo:padding-right="0.254cm" fo:wrap-option="wrap"/>
    </style:style>
    <style:style style:name="Mgr49" style:family="graphic" style:parent-style-name="standard">
      <style:graphic-properties draw:stroke="none" svg:stroke-width="0cm" draw:fill="solid" draw:fill-color="#04b4d8" draw:textarea-vertical-align="middle" draw:auto-grow-height="false" draw:fit-to-size="false" style:shrink-to-fit="false" fo:min-height="0cm" fo:min-width="0cm" fo:padding-top="0.234cm" fo:padding-bottom="0.234cm" fo:padding-left="0.254cm" fo:padding-right="0.254cm" fo:wrap-option="wrap"/>
    </style:style>
    <style:style style:name="Mgr50" style:family="graphic" style:parent-style-name="standard">
      <style:graphic-properties draw:stroke="none" svg:stroke-width="0cm" draw:fill="solid" draw:fill-color="#ff2e20" draw:textarea-vertical-align="middle" draw:auto-grow-height="false" draw:fit-to-size="false" style:shrink-to-fit="false" fo:min-height="0cm" fo:min-width="0cm" fo:padding-top="0.208cm" fo:padding-bottom="0.208cm" fo:padding-left="0.254cm" fo:padding-right="0.254cm" fo:wrap-option="wrap"/>
    </style:style>
    <style:style style:name="Mgr51" style:family="graphic" style:parent-style-name="standard">
      <style:graphic-properties draw:stroke="none" svg:stroke-width="0cm" draw:fill="solid" draw:fill-color="#04b4d8" draw:textarea-vertical-align="middle" draw:auto-grow-height="false" draw:fit-to-size="false" style:shrink-to-fit="false" fo:min-height="0cm" fo:min-width="0cm" fo:padding-top="0.128cm" fo:padding-bottom="0.128cm" fo:padding-left="0.254cm" fo:padding-right="0.254cm" fo:wrap-option="wrap"/>
    </style:style>
    <style:style style:name="Mgr52" style:family="graphic" style:parent-style-name="standard">
      <style:graphic-properties draw:stroke="none" svg:stroke-width="0cm" draw:fill="solid" draw:fill-color="#04b4d8" draw:textarea-vertical-align="middle" draw:auto-grow-height="false" draw:fit-to-size="false" style:shrink-to-fit="false" fo:min-height="0cm" fo:min-width="0cm" fo:padding-top="0.25cm" fo:padding-bottom="0.25cm" fo:padding-left="0.254cm" fo:padding-right="0.254cm" fo:wrap-option="wrap"/>
    </style:style>
    <style:style style:name="Mgr53" style:family="graphic" style:parent-style-name="standard">
      <style:graphic-properties draw:stroke="none" svg:stroke-width="0cm" draw:fill="solid" draw:fill-color="#86cf64" draw:textarea-vertical-align="middle" draw:auto-grow-height="false" draw:fit-to-size="false" style:shrink-to-fit="false" fo:min-height="0cm" fo:min-width="0cm" fo:padding-top="0.254cm" fo:padding-bottom="0.254cm" fo:padding-left="0.254cm" fo:padding-right="0.254cm" fo:wrap-option="wrap"/>
    </style:style>
    <style:style style:name="Mgr54" style:family="graphic" style:parent-style-name="standard">
      <style:graphic-properties draw:stroke="none" svg:stroke-width="0cm" draw:fill="solid" draw:fill-color="#ff0000" draw:textarea-vertical-align="middle" draw:auto-grow-height="false" draw:fit-to-size="false" style:shrink-to-fit="false" fo:min-height="0cm" fo:min-width="0cm" fo:padding-top="0.128cm" fo:padding-bottom="0.128cm" fo:padding-left="0.254cm" fo:padding-right="0.254cm" fo:wrap-option="wrap"/>
    </style:style>
    <style:style style:name="Mgr55" style:family="graphic" style:parent-style-name="standard">
      <style:graphic-properties draw:stroke="none" svg:stroke-width="0cm" draw:fill="solid" draw:fill-color="#04b4d8" draw:textarea-vertical-align="middle" draw:auto-grow-height="false" draw:fit-to-size="false" style:shrink-to-fit="false" fo:min-height="0cm" fo:min-width="0cm" fo:padding-top="0.245cm" fo:padding-bottom="0.245cm" fo:padding-left="0.254cm" fo:padding-right="0.254cm" fo:wrap-option="wrap"/>
    </style:style>
    <style:style style:name="Mgr56" style:family="graphic" style:parent-style-name="standard">
      <style:graphic-properties draw:stroke="none" svg:stroke-width="0cm" draw:fill="solid" draw:fill-color="#04b4d8" draw:textarea-vertical-align="middle" draw:auto-grow-height="false" draw:fit-to-size="false" style:shrink-to-fit="false" fo:min-height="0cm" fo:min-width="0cm" fo:padding-top="0.145cm" fo:padding-bottom="0.145cm" fo:padding-left="0.254cm" fo:padding-right="0.254cm" fo:wrap-option="wrap"/>
    </style:style>
    <style:style style:name="Mgr57" style:family="graphic" style:parent-style-name="standard">
      <style:graphic-properties draw:stroke="none" svg:stroke-width="0cm" draw:fill="solid" draw:fill-color="#434343" draw:textarea-vertical-align="middle" draw:auto-grow-height="false" draw:fit-to-size="false" style:shrink-to-fit="false" fo:min-height="0cm" fo:min-width="0cm" fo:padding-top="0.051cm" fo:padding-bottom="0.051cm" fo:padding-left="0.254cm" fo:padding-right="0.254cm" fo:wrap-option="wrap"/>
    </style:style>
    <style:style style:name="Mgr58" style:family="graphic" style:parent-style-name="standard">
      <style:graphic-properties draw:stroke="none" svg:stroke-width="0cm" draw:fill="solid" draw:fill-color="#ff2e20" draw:textarea-vertical-align="middle" draw:auto-grow-height="false" draw:fit-to-size="false" style:shrink-to-fit="false" fo:min-height="0cm" fo:min-width="0cm" fo:padding-top="0.095cm" fo:padding-bottom="0.095cm" fo:padding-left="0.254cm" fo:padding-right="0.254cm" fo:wrap-option="wrap"/>
    </style:style>
    <style:style style:name="Mgr59" style:family="graphic" style:parent-style-name="standard">
      <style:graphic-properties draw:stroke="none" svg:stroke-width="0cm" draw:fill="solid" draw:fill-color="#04b4d8" draw:textarea-vertical-align="middle" draw:auto-grow-height="false" draw:fit-to-size="false" style:shrink-to-fit="false" fo:min-height="0cm" fo:min-width="0cm" fo:padding-top="0.094cm" fo:padding-bottom="0.094cm" fo:padding-left="0.254cm" fo:padding-right="0.254cm" fo:wrap-option="wrap"/>
    </style:style>
    <style:style style:name="Mgr60" style:family="graphic" style:parent-style-name="standard">
      <style:graphic-properties draw:stroke="none" svg:stroke-width="0cm" draw:fill="solid" draw:fill-color="#ffd966" draw:textarea-vertical-align="middle" draw:auto-grow-height="false" draw:fit-to-size="false" style:shrink-to-fit="false" fo:min-height="0cm" fo:min-width="0cm" fo:padding-top="0.094cm" fo:padding-bottom="0.094cm" fo:padding-left="0.254cm" fo:padding-right="0.254cm" fo:wrap-option="wrap"/>
    </style:style>
    <style:style style:name="Mgr61" style:family="graphic" style:parent-style-name="standard">
      <style:graphic-properties draw:stroke="none" svg:stroke-width="0cm" draw:fill="solid" draw:fill-color="#ffd966" draw:textarea-vertical-align="middle" draw:auto-grow-height="false" draw:fit-to-size="false" style:shrink-to-fit="false" fo:min-height="0cm" fo:min-width="0cm" fo:padding-top="0.254cm" fo:padding-bottom="0.254cm" fo:padding-left="0.254cm" fo:padding-right="0.254cm" fo:wrap-option="wrap"/>
    </style:style>
    <style:style style:name="Mgr62" style:family="graphic" style:parent-style-name="standard">
      <style:graphic-properties draw:stroke="none" svg:stroke-width="0cm" draw:fill="solid" draw:fill-color="#86cf64" draw:textarea-vertical-align="middle" draw:auto-grow-height="false" draw:fit-to-size="false" style:shrink-to-fit="false" fo:min-height="0cm" fo:min-width="0cm" fo:padding-top="0.094cm" fo:padding-bottom="0.094cm" fo:padding-left="0.254cm" fo:padding-right="0.254cm" fo:wrap-option="wrap"/>
    </style:style>
    <style:style style:name="Mgr63" style:family="graphic" style:parent-style-name="standard" style:list-style-name="ML3">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5f_ONLY-backgroundobjects">
      <style:graphic-properties draw:stroke="none" draw:fill="none" draw:fill-color="#ffffff" draw:auto-grow-height="false" fo:min-height="1.27cm"/>
      <style:paragraph-properties style:writing-mode="lr-tb"/>
    </style:style>
    <style:style style:name="Mpr4"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CUSTOM_5f_5-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6" style:family="presentation" style:parent-style-name="CUSTOM_5f_5-backgroundobjects">
      <style:graphic-properties draw:stroke="none" draw:fill="none" draw:fill-color="#ffffff" draw:auto-grow-height="false" fo:min-height="1.27cm"/>
      <style:paragraph-properties style:writing-mode="lr-tb"/>
    </style:style>
    <style:style style:name="Mpr7" style:family="presentation" style:parent-style-name="CUSTOM_5f_5-backgroundobjects">
      <style:graphic-properties draw:stroke="none" draw:fill="none" draw:fill-color="#ffffff" draw:textarea-vertical-align="bottom" draw:auto-grow-height="false" fo:min-height="1.27cm"/>
      <style:paragraph-properties style:writing-mode="lr-tb"/>
    </style:style>
    <style:style style:name="Mpr8" style:family="presentation" style:parent-style-name="SECTION_5f_TITLE_5f_AND_5f_DESCRIPTION-backgroundobjects">
      <style:graphic-properties draw:stroke="none" draw:fill="none" draw:fill-color="#ffffff" draw:auto-grow-height="false" fo:min-height="1.27cm"/>
      <style:paragraph-properties style:writing-mode="lr-tb"/>
    </style:style>
    <style:style style:name="Mpr9" style:family="presentation" style:parent-style-name="SECTION_5f_TITLE_5f_AND_5f_DESCRIPTION-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11" style:family="presentation" style:parent-style-name="SECTION_5f_HEADER-backgroundobjects">
      <style:graphic-properties draw:stroke="none" draw:fill="none" draw:fill-color="#ffffff" draw:auto-grow-height="false" fo:min-height="1.27cm"/>
      <style:paragraph-properties style:writing-mode="lr-tb"/>
    </style:style>
    <style:style style:name="Mpr12" style:family="presentation" style:parent-style-name="SECTION_5f_HEADER-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ONE_5f_COLUMN_5f_TEXT-backgroundobjects">
      <style:graphic-properties draw:stroke="none" draw:fill="none" draw:fill-color="#ffffff" draw:auto-grow-height="false" fo:min-height="1.27cm"/>
      <style:paragraph-properties style:writing-mode="lr-tb"/>
    </style:style>
    <style:style style:name="Mpr14" style:family="presentation" style:parent-style-name="ONE_5f_COLUMN_5f_TEXT-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TITLE_5f_AND_5f_TWO_5f_COLUMNS-backgroundobjects">
      <style:graphic-properties draw:stroke="none" draw:fill="none" draw:fill-color="#ffffff" draw:auto-grow-height="false" fo:min-height="1.27cm"/>
      <style:paragraph-properties style:writing-mode="lr-tb"/>
    </style:style>
    <style:style style:name="Mpr16" style:family="presentation" style:parent-style-name="TITLE_5f_AND_5f_TWO_5f_COLUMNS-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CUSTOM_5f_7-backgroundobjects">
      <style:graphic-properties draw:stroke="none" draw:fill="none" draw:fill-color="#ffffff" draw:auto-grow-height="false" fo:min-height="1.27cm"/>
      <style:paragraph-properties style:writing-mode="lr-tb"/>
    </style:style>
    <style:style style:name="Mpr18" style:family="presentation" style:parent-style-name="CUSTOM_5f_7-backgroundobjects">
      <style:graphic-properties draw:stroke="none" draw:fill="none" draw:fill-color="#ffffff" draw:textarea-vertical-align="bottom" draw:auto-grow-height="false" fo:min-height="1.27cm"/>
      <style:paragraph-properties style:writing-mode="lr-tb"/>
    </style:style>
    <style:style style:name="Mpr19" style:family="presentation" style:parent-style-name="MAIN_5f_POINT-backgroundobjects">
      <style:graphic-properties draw:stroke="none" draw:fill="none" draw:fill-color="#ffffff" draw:auto-grow-height="false" fo:min-height="1.27cm"/>
      <style:paragraph-properties style:writing-mode="lr-tb"/>
    </style:style>
    <style:style style:name="Mpr20" style:family="presentation" style:parent-style-name="MAIN_5f_POINT-backgroundobjects">
      <style:graphic-properties draw:stroke="none" draw:fill="none" draw:fill-color="#ffffff" draw:textarea-vertical-align="bottom" draw:auto-grow-height="false" fo:min-height="1.27cm"/>
      <style:paragraph-properties style:writing-mode="lr-tb"/>
    </style:style>
    <style:style style:name="Mpr21" style:family="presentation" style:parent-style-name="CAPTION_5f_ONLY-backgroundobjects">
      <style:graphic-properties draw:stroke="none" draw:fill="none" draw:fill-color="#ffffff" draw:auto-grow-height="false" fo:min-height="1.27cm"/>
      <style:paragraph-properties style:writing-mode="lr-tb"/>
    </style:style>
    <style:style style:name="Mpr22" style:family="presentation" style:parent-style-name="CAPTION_5f_ONLY-backgroundobjects">
      <style:graphic-properties draw:stroke="none" draw:fill="none" draw:fill-color="#ffffff" draw:textarea-vertical-align="bottom" draw:auto-grow-height="false" fo:min-height="1.27cm"/>
      <style:paragraph-properties style:writing-mode="lr-tb"/>
    </style:style>
    <style:style style:name="Mpr23" style:family="presentation" style:parent-style-name="BIG_5f_NUMBER-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Mpr24" style:family="presentation" style:parent-style-name="BIG_5f_NUMBER-backgroundobjects">
      <style:graphic-properties draw:stroke="none" draw:fill="none" draw:fill-color="#ffffff" draw:auto-grow-height="false" fo:min-height="1.27cm"/>
      <style:paragraph-properties style:writing-mode="lr-tb"/>
    </style:style>
    <style:style style:name="Mpr25" style:family="presentation" style:parent-style-name="BIG_5f_NUMBER-backgroundobjects">
      <style:graphic-properties draw:stroke="none" draw:fill="none" draw:fill-color="#ffffff" draw:textarea-vertical-align="bottom" draw:auto-grow-height="false" fo:min-height="1.27cm"/>
      <style:paragraph-properties style:writing-mode="lr-tb"/>
    </style:style>
    <style:style style:name="Mpr26" style:family="presentation" style:parent-style-name="CUSTOM_5f_10-backgroundobjects">
      <style:graphic-properties draw:stroke="none" draw:fill="none" draw:fill-color="#ffffff" draw:auto-grow-height="false" fo:min-height="1.27cm"/>
      <style:paragraph-properties style:writing-mode="lr-tb"/>
    </style:style>
    <style:style style:name="Mpr27" style:family="presentation" style:parent-style-name="CUSTOM_5f_10-backgroundobjects">
      <style:graphic-properties draw:stroke="none" draw:fill="none" draw:fill-color="#ffffff" draw:textarea-vertical-align="bottom" draw:auto-grow-height="false" fo:min-height="1.27cm"/>
      <style:paragraph-properties style:writing-mode="lr-tb"/>
    </style:style>
    <style:style style:name="Mpr28" style:family="presentation" style:parent-style-name="CUSTOM_5f_11-backgroundobjects">
      <style:graphic-properties draw:stroke="none" draw:fill="none" draw:fill-color="#ffffff" draw:auto-grow-height="false" fo:min-height="1.27cm"/>
      <style:paragraph-properties style:writing-mode="lr-tb"/>
    </style:style>
    <style:style style:name="Mpr29" style:family="presentation" style:parent-style-name="CUSTOM_5f_11-backgroundobjects">
      <style:graphic-properties draw:stroke="none" draw:fill="none" draw:fill-color="#ffffff" draw:textarea-vertical-align="bottom" draw:auto-grow-height="false" fo:min-height="1.27cm"/>
      <style:paragraph-properties style:writing-mode="lr-tb"/>
    </style:style>
    <style:style style:name="Mpr30" style:family="presentation" style:parent-style-name="CUSTOM_5f_11_5f_1-backgroundobjects">
      <style:graphic-properties draw:stroke="none" draw:fill="none" draw:fill-color="#ffffff" draw:auto-grow-height="false" fo:min-height="1.27cm"/>
      <style:paragraph-properties style:writing-mode="lr-tb"/>
    </style:style>
    <style:style style:name="Mpr31" style:family="presentation" style:parent-style-name="CUSTOM_5f_11_5f_1-backgroundobjects">
      <style:graphic-properties draw:stroke="none" draw:fill="none" draw:fill-color="#ffffff" draw:textarea-vertical-align="bottom" draw:auto-grow-height="false" fo:min-height="1.27cm"/>
      <style:paragraph-properties style:writing-mode="lr-tb"/>
    </style:style>
    <style:style style:name="Mpr32" style:family="presentation" style:parent-style-name="CUSTOM_5f_11_5f_1_5f_1-backgroundobjects">
      <style:graphic-properties draw:stroke="none" draw:fill="none" draw:fill-color="#ffffff" draw:auto-grow-height="false" fo:min-height="1.27cm"/>
      <style:paragraph-properties style:writing-mode="lr-tb"/>
    </style:style>
    <style:style style:name="Mpr33" style:family="presentation" style:parent-style-name="CUSTOM_5f_11_5f_1_5f_1-backgroundobjects">
      <style:graphic-properties draw:stroke="none" draw:fill="none" draw:fill-color="#ffffff" draw:textarea-vertical-align="bottom" draw:auto-grow-height="false" fo:min-height="1.27cm"/>
      <style:paragraph-properties style:writing-mode="lr-tb"/>
    </style:style>
    <style:style style:name="Mpr34" style:family="presentation" style:parent-style-name="CUSTOM_5f_6-backgroundobjects">
      <style:graphic-properties draw:stroke="none" draw:fill="none" draw:fill-color="#ffffff" draw:auto-grow-height="false" fo:min-height="1.27cm"/>
      <style:paragraph-properties style:writing-mode="lr-tb"/>
    </style:style>
    <style:style style:name="Mpr35" style:family="presentation" style:parent-style-name="CUSTOM_5f_6-backgroundobjects">
      <style:graphic-properties draw:stroke="none" draw:fill="none" draw:fill-color="#ffffff" draw:textarea-vertical-align="bottom" draw:auto-grow-height="false" fo:min-height="1.27cm"/>
      <style:paragraph-properties style:writing-mode="lr-tb"/>
    </style:style>
    <style:style style:name="Mpr36" style:family="presentation" style:parent-style-name="CUSTOM_5f_3_5f_1-backgroundobjects">
      <style:graphic-properties draw:stroke="none" draw:fill="none" draw:fill-color="#ffffff" draw:auto-grow-height="false" fo:min-height="1.27cm"/>
      <style:paragraph-properties style:writing-mode="lr-tb"/>
    </style:style>
    <style:style style:name="Mpr37" style:family="presentation" style:parent-style-name="CUSTOM_5f_3_5f_1-backgroundobjects">
      <style:graphic-properties draw:stroke="none" draw:fill="none" draw:fill-color="#ffffff" draw:textarea-vertical-align="bottom" draw:auto-grow-height="false" fo:min-height="1.27cm"/>
      <style:paragraph-properties style:writing-mode="lr-tb"/>
    </style:style>
    <style:style style:name="Mpr38" style:family="presentation" style:parent-style-name="CUSTOM_5f_12-backgroundobjects">
      <style:graphic-properties draw:stroke="none" draw:fill="none" draw:fill-color="#ffffff" draw:auto-grow-height="false" fo:min-height="1.27cm"/>
      <style:paragraph-properties style:writing-mode="lr-tb"/>
    </style:style>
    <style:style style:name="Mpr39" style:family="presentation" style:parent-style-name="CUSTOM_5f_12-backgroundobjects">
      <style:graphic-properties draw:stroke="none" draw:fill="none" draw:fill-color="#ffffff" draw:textarea-vertical-align="bottom" draw:auto-grow-height="false" fo:min-height="1.27cm"/>
      <style:paragraph-properties style:writing-mode="lr-tb"/>
    </style:style>
    <style:style style:name="Mpr40" style:family="presentation" style:parent-style-name="TITLE_5f_AND_5f_BODY-backgroundobjects">
      <style:graphic-properties draw:stroke="none" draw:fill="none" draw:fill-color="#ffffff" draw:auto-grow-height="false" fo:min-height="1.27cm"/>
      <style:paragraph-properties style:writing-mode="lr-tb"/>
    </style:style>
    <style:style style:name="Mpr41"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42" style:family="presentation" style:parent-style-name="CUSTOM-backgroundobjects">
      <style:graphic-properties draw:stroke="none" draw:fill="none" draw:fill-color="#ffffff" draw:auto-grow-height="false" fo:min-height="1.27cm"/>
      <style:paragraph-properties style:writing-mode="lr-tb"/>
    </style:style>
    <style:style style:name="Mpr43" style:family="presentation" style:parent-style-name="CUSTOM-backgroundobjects">
      <style:graphic-properties draw:stroke="none" draw:fill="none" draw:fill-color="#ffffff" draw:textarea-vertical-align="bottom" draw:auto-grow-height="false" fo:min-height="1.27cm"/>
      <style:paragraph-properties style:writing-mode="lr-tb"/>
    </style:style>
    <style:style style:name="Mpr44" style:family="presentation" style:parent-style-name="BLANK-backgroundobjects">
      <style:graphic-properties draw:stroke="none" draw:fill="none" draw:fill-color="#ffffff" draw:auto-grow-height="false" fo:min-height="1.27cm"/>
      <style:paragraph-properties style:writing-mode="lr-tb"/>
    </style:style>
    <style:style style:name="Mpr45"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d966"/>
      <style:paragraph-properties fo:text-align="center" style:font-independent-line-spacing="true"/>
      <style:text-properties fo:font-size="14pt"/>
    </style:style>
    <style:style style:name="MP6" style:family="paragraph">
      <loext:graphic-properties draw:fill="solid" draw:fill-color="#04b4d8"/>
      <style:paragraph-properties fo:text-align="center" style:font-independent-line-spacing="true"/>
      <style:text-properties fo:font-size="14pt"/>
    </style:style>
    <style:style style:name="MP7" style:family="paragraph">
      <loext:graphic-properties draw:fill="solid" draw:fill-color="#86cf64"/>
      <style:paragraph-properties fo:text-align="center" style:font-independent-line-spacing="true"/>
      <style:text-properties fo:font-size="14pt"/>
    </style:style>
    <style:style style:name="MP8" style:family="paragraph">
      <loext:graphic-properties draw:fill="solid" draw:fill-color="#434343"/>
      <style:paragraph-properties fo:text-align="center" style:font-independent-line-spacing="true"/>
      <style:text-properties fo:font-size="14pt"/>
    </style:style>
    <style:style style:name="MP9" style:family="paragraph">
      <loext:graphic-properties draw:fill="solid" draw:fill-color="#ff2e20"/>
      <style:paragraph-properties fo:text-align="center" style:font-independent-line-spacing="true"/>
      <style:text-properties fo:font-size="14pt"/>
    </style:style>
    <style:style style:name="MP10" style:family="paragraph">
      <loext:graphic-properties draw:fill="none"/>
      <style:paragraph-properties fo:text-align="start"/>
      <style:text-properties fo:font-size="18pt"/>
    </style:style>
    <style:style style:name="MP11" style:family="paragraph">
      <style:paragraph-properties fo:margin-left="0cm" fo:margin-right="0cm" fo:margin-top="0cm" fo:margin-bottom="0cm" fo:line-height="100%" fo:text-align="end" fo:text-indent="0cm" style:writing-mode="lr-tb"/>
    </style:style>
    <style:style style:name="MP12" style:family="paragraph">
      <loext:graphic-properties draw:fill="none"/>
      <style:paragraph-properties fo:text-align="start" style:writing-mode="lr-tb" style:font-independent-line-spacing="true"/>
      <style:text-properties fo:font-size="30pt"/>
    </style:style>
    <style:style style:name="MP13" style:family="paragraph">
      <style:paragraph-properties fo:margin-left="0cm" fo:margin-right="0cm" fo:margin-top="0cm" fo:margin-bottom="0cm" fo:line-height="100%" fo:text-align="center" fo:text-indent="0cm" style:writing-mode="lr-tb"/>
    </style:style>
    <style:style style:name="MP14" style:family="paragraph">
      <loext:graphic-properties draw:fill="none"/>
      <style:paragraph-properties fo:text-align="start" style:writing-mode="lr-tb" style:font-independent-line-spacing="true"/>
      <style:text-properties fo:font-size="80pt"/>
    </style:style>
    <style:style style:name="MP15" style:family="paragraph">
      <loext:graphic-properties draw:fill="solid" draw:fill-color="#ff0000"/>
      <style:paragraph-properties fo:text-align="center" style:font-independent-line-spacing="true"/>
      <style:text-properties fo:font-size="14pt"/>
    </style:style>
    <style:style style:name="MP16" style:family="paragraph">
      <loext:graphic-properties draw:fill="none"/>
      <style:paragraph-properties fo:text-align="start" style:writing-mode="lr-tb" style:font-independent-line-spacing="true"/>
      <style:text-properties fo:font-size="60pt"/>
    </style:style>
    <style:style style:name="MP17" style:family="paragraph">
      <style:paragraph-properties fo:margin-left="0cm" fo:margin-right="0cm" fo:margin-top="0.106cm" fo:margin-bottom="0cm" fo:line-height="100%" fo:text-align="center" fo:text-indent="0cm" style:writing-mode="lr-tb">
        <style:tab-stops>
          <style:tab-stop style:position="0cm"/>
        </style:tab-stops>
      </style:paragraph-properties>
      <style:text-properties fo:font-size="14pt"/>
    </style:style>
    <style:style style:name="MP18" style:family="paragraph">
      <loext:graphic-properties draw:fill="none"/>
      <style:paragraph-properties fo:margin-left="0cm" fo:margin-right="0cm" fo:margin-top="0.106cm" fo:margin-bottom="0cm" fo:line-height="100%" fo:text-align="center" fo:text-indent="0cm" style:writing-mode="lr-tb" style:font-independent-line-spacing="true">
        <style:tab-stops>
          <style:tab-stop style:position="0cm"/>
        </style:tab-stops>
      </style:paragraph-properties>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1a1a1a" loext:opacity="100%" style:text-line-through-style="none" style:text-line-through-type="none" style:text-position="0% 100%" style:font-name="Albert Sans" fo:font-size="30pt" fo:letter-spacing="normal" fo:font-style="normal" style:text-underline-style="none" fo:font-weight="bold" fo:background-color="transparent" style:font-name-asian="Albert Sans" style:font-size-asian="30pt" style:font-style-asian="normal" style:font-weight-asian="bold" style:font-name-complex="Albert Sans" style:font-size-complex="30pt" style:font-style-complex="normal" style:font-weight-complex="bold"/>
    </style:style>
    <style:style style:name="MT3" style:family="text">
      <style:text-properties fo:font-variant="normal" fo:text-transform="none" fo:color="#1a1a1a" loext:opacity="100%" style:text-line-through-style="none" style:text-line-through-type="none" style:text-position="0% 100%" style:font-name="Albert Sans" fo:font-size="80pt" fo:letter-spacing="normal" fo:font-style="normal" style:text-underline-style="none" fo:font-weight="bold" fo:background-color="transparent" style:font-name-asian="Albert Sans" style:font-size-asian="80pt" style:font-style-asian="normal" style:font-weight-asian="bold" style:font-name-complex="Albert Sans" style:font-size-complex="80pt" style:font-style-complex="normal" style:font-weight-complex="bold"/>
    </style:style>
    <style:style style:name="MT4" style:family="text">
      <style:text-properties fo:font-variant="normal" fo:text-transform="none" fo:color="#1a1a1a" loext:opacity="100%" style:text-line-through-style="none" style:text-line-through-type="none" style:text-position="0% 100%" style:font-name="Albert Sans" fo:font-size="60pt" fo:letter-spacing="normal" fo:font-style="normal" style:text-underline-style="none" fo:font-weight="bold" fo:background-color="transparent" style:font-name-asian="Albert Sans" style:font-size-asian="60pt" style:font-style-asian="normal" style:font-weight-asian="bold" style:font-name-complex="Albert Sans" style:font-size-complex="60pt" style:font-style-complex="normal" style:font-weight-complex="bold"/>
    </style:style>
    <style:style style:name="MT5" style:family="text">
      <style:text-properties fo:font-variant="normal" fo:text-transform="none" fo:color="#1a1a1a" loext:opacity="100%" style:text-line-through-style="none" style:text-line-through-type="none" style:text-position="0% 100%" style:font-name="Mulish" fo:font-size="12pt" fo:letter-spacing="normal" fo:language="en" fo:country="none" fo:font-style="normal" style:text-underline-style="none" fo:font-weight="bold" fo:background-color="transparent" style:font-name-asian="Mulish" style:font-size-asian="12pt" style:font-style-asian="normal" style:font-weight-asian="bold" style:font-name-complex="Mulish" style:font-size-complex="12pt" style:font-style-complex="normal" style:font-weight-complex="bold"/>
    </style:style>
    <style:style style:name="MT6" style:family="text">
      <style:text-properties fo:font-variant="normal" fo:text-transform="none" fo:color="#1a1a1a" loext:opacity="100%" style:text-line-through-style="none" style:text-line-through-type="none" style:text-position="0% 100%" style:font-name="Mulish" fo:font-size="12pt" fo:letter-spacing="normal" fo:language="en" fo:country="none" fo:font-style="normal" style:text-underline-style="none" fo:font-weight="normal" fo:background-color="transparent" style:font-name-asian="Mulish" style:font-size-asian="12pt" style:font-style-asian="normal" style:font-weight-asian="normal" style:font-name-complex="Mulish" style:font-size-complex="12pt" style:font-style-complex="normal" style:font-weight-complex="normal"/>
    </style:style>
    <style:style style:name="MT7" style:family="text">
      <style:text-properties fo:font-variant="normal" fo:text-transform="none" fo:color="#1a1a1a" loext:opacity="100%" style:text-line-through-style="none" style:text-line-through-type="none" style:text-position="0% 100%" style:font-name="Mulish" fo:font-size="12pt" fo:letter-spacing="normal" fo:language="en" fo:country="none" fo:font-style="normal" style:text-underline-style="solid" style:text-underline-width="auto" style:text-underline-color="font-color" fo:font-weight="bold" fo:background-color="transparent" style:font-name-asian="Mulish" style:font-size-asian="12pt" style:font-style-asian="normal" style:font-weight-asian="bold" style:font-name-complex="Mulish" style:font-size-complex="12pt" style:font-style-complex="normal" style:font-weight-complex="bold"/>
    </style:style>
    <style:style style:name="MT8" style:family="text">
      <style:text-properties fo:font-variant="normal" fo:text-transform="none" fo:color="#1a1a1a" loext:opacity="100%" style:text-line-through-style="none" style:text-line-through-type="none" style:text-position="0% 100%" style:font-name="Mulish" fo:font-size="12pt" fo:letter-spacing="normal" fo:language="en" fo:country="none" fo:font-style="normal" style:text-underline-style="solid" style:text-underline-width="auto" style:text-underline-color="font-color" fo:font-weight="normal" fo:background-color="transparent" style:font-name-asian="Mulish" style:font-size-asian="12pt" style:font-style-asian="normal" style:font-weight-asian="normal" style:font-name-complex="Mulish"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draw:name="Google Shape;9;p2" presentation:style-name="TITLE-title" draw:layer="backgroundobjects" svg:width="20.954cm" svg:height="4.805cm" svg:x="2.223cm" svg:y="4.08cm" presentation:class="title" presentation:placeholder="true" presentation:user-transformed="true">
        <draw:text-box/>
      </draw:frame>
      <draw:g draw:name="Google Shape;11;p2">
        <draw:g draw:name="Google Shape;12;p2">
          <draw:custom-shape draw:name="Google Shape;13;p2" draw:style-name="Mgr3" draw:text-style-name="MP5" draw:layer="layout" svg:width="0.539cm" svg:height="0.539cm" draw:transform="rotate (-3.14159265358979) translate (27.122cm 15.2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p2" draw:style-name="Mgr4" draw:text-style-name="MP5" draw:layer="layout" svg:width="0.539cm" svg:height="0.539cm" draw:transform="rotate (-3.14159265358979) translate (20.36cm 17.8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p2" draw:style-name="Mgr5" draw:text-style-name="MP6" draw:layer="layout" svg:width="1.114cm" svg:height="1.114cm" draw:transform="rotate (-3.14159265358979) translate (22.124cm 11.5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p2" draw:style-name="Mgr6" draw:text-style-name="MP7" draw:layer="layout" svg:width="0.362cm" svg:height="0.362cm" draw:transform="rotate (-3.14159265358979) translate (22.752cm 15.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p2" draw:style-name="Mgr7" draw:text-style-name="MP8" draw:layer="layout" svg:width="0.267cm" svg:height="0.267cm" draw:transform="rotate (-3.14159265358979) translate (25.948cm 17.7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p2" draw:style-name="Mgr8" draw:text-style-name="MP9" draw:layer="layout" svg:width="0.362cm" svg:height="0.362cm" draw:transform="rotate (-3.14159265358979) translate (22.752cm 18.4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p2" draw:style-name="Mgr9" draw:text-style-name="MP5" draw:layer="layout" svg:width="0.362cm" svg:height="0.362cm" draw:transform="rotate (-3.14159265358979) translate (25.22cm 12.5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p2" draw:style-name="Mgr10" draw:text-style-name="MP7" draw:layer="layout" svg:width="0.267cm" svg:height="0.267cm" draw:transform="rotate (-3.14159265358979) translate (12.361cm 13.2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p2" draw:style-name="Mgr11" draw:text-style-name="MP10" draw:layer="layout" svg:width="3.02cm" svg:height="2.33cm" draw:transform="rotate (-3.14159265358979) translate (25.72cm 17.487cm)">
            <text:p/>
            <draw:enhanced-geometry draw:mirror-horizontal="false" draw:mirror-vertical="false" svg:viewBox="0 0 21600 21600" draw:type="mso-spt32" draw:enhanced-path="M 0 0 L 21600 21600 N"/>
          </draw:custom-shape>
          <draw:custom-shape draw:name="Google Shape;22;p2" draw:style-name="Mgr11" draw:text-style-name="MP10" draw:layer="layout" svg:width="0.001cm" svg:height="2.853cm" draw:transform="rotate (-3.14159265358979) translate (22.571cm 18.064cm)">
            <text:p/>
            <draw:enhanced-geometry draw:mirror-horizontal="false" draw:mirror-vertical="false" svg:viewBox="0 0 21600 21600" draw:type="mso-spt32" draw:enhanced-path="M 0 0 L 21600 21600 N"/>
          </draw:custom-shape>
          <draw:custom-shape draw:name="Google Shape;23;p2" draw:style-name="Mgr11" draw:text-style-name="MP10" draw:layer="layout" svg:width="3.828cm" svg:height="0.001cm" draw:transform="rotate (-3.14159265358979) translate (26.582cm 15.028cm)">
            <text:p/>
            <draw:enhanced-geometry draw:mirror-horizontal="false" draw:mirror-vertical="false" svg:viewBox="0 0 21600 21600" draw:type="mso-spt32" draw:enhanced-path="M 0 0 L 21600 21600 N"/>
          </draw:custom-shape>
          <draw:custom-shape draw:name="Google Shape;24;p2" draw:style-name="Mgr11" draw:text-style-name="MP10" draw:layer="layout" svg:width="0.942cm" svg:height="2.188cm" svg:x="25.909cm" svg:y="15.298cm">
            <text:p/>
            <draw:enhanced-geometry draw:mirror-horizontal="true" draw:mirror-vertical="false" svg:viewBox="0 0 21600 21600" draw:type="mso-spt32" draw:enhanced-path="M 0 0 L 21600 21600 N"/>
          </draw:custom-shape>
          <draw:custom-shape draw:name="Google Shape;25;p2" draw:style-name="Mgr11" draw:text-style-name="MP10" draw:layer="layout" svg:width="2.967cm" svg:height="0.567cm" svg:x="22.748cm" svg:y="17.677cm">
            <text:p/>
            <draw:enhanced-geometry draw:mirror-horizontal="true" draw:mirror-vertical="false" svg:viewBox="0 0 21600 21600" draw:type="mso-spt32" draw:enhanced-path="M 0 0 L 21600 21600 N"/>
          </draw:custom-shape>
          <draw:custom-shape draw:name="Google Shape;26;p2" draw:style-name="Mgr11" draw:text-style-name="MP10" draw:layer="layout" svg:width="2.03cm" svg:height="0.662cm" draw:transform="rotate (-3.14159265358979) translate (22.39cm 18.245cm)">
            <text:p/>
            <draw:enhanced-geometry draw:mirror-horizontal="false" draw:mirror-vertical="false" svg:viewBox="0 0 21600 21600" draw:type="mso-spt32" draw:enhanced-path="M 0 0 L 21600 21600 N"/>
          </draw:custom-shape>
          <draw:custom-shape draw:name="Google Shape;27;p2" draw:style-name="Mgr11" draw:text-style-name="MP10" draw:layer="layout" svg:width="2.162cm" svg:height="2.234cm" svg:x="20.281cm" svg:y="15.156cm">
            <text:p/>
            <draw:enhanced-geometry draw:mirror-horizontal="true" draw:mirror-vertical="false" svg:viewBox="0 0 21600 21600" draw:type="mso-spt32" draw:enhanced-path="M 0 0 L 21600 21600 N"/>
          </draw:custom-shape>
          <draw:custom-shape draw:name="Google Shape;28;p2" draw:style-name="Mgr11" draw:text-style-name="MP10" draw:layer="layout" svg:width="1.492cm" svg:height="2.296cm" draw:transform="rotate (-3.14159265358979) translate (26.661cm 14.837cm)">
            <text:p/>
            <draw:enhanced-geometry draw:mirror-horizontal="false" draw:mirror-vertical="false" svg:viewBox="0 0 21600 21600" draw:type="mso-spt32" draw:enhanced-path="M 0 0 L 21600 21600 N"/>
          </draw:custom-shape>
          <draw:custom-shape draw:name="Google Shape;29;p2" draw:style-name="Mgr11" draw:text-style-name="MP10" draw:layer="layout" svg:width="2.211cm" svg:height="2.358cm" svg:x="22.695cm" svg:y="12.541cm">
            <text:p/>
            <draw:enhanced-geometry draw:mirror-horizontal="true" draw:mirror-vertical="false" svg:viewBox="0 0 21600 21600" draw:type="mso-spt32" draw:enhanced-path="M 0 0 L 21600 21600 N"/>
          </draw:custom-shape>
          <draw:custom-shape draw:name="Google Shape;30;p2" draw:style-name="Mgr11" draw:text-style-name="MP10" draw:layer="layout" svg:width="2.95cm" svg:height="1.168cm" draw:transform="rotate (-3.14159265358979) translate (24.911cm 12.541cm)">
            <text:p/>
            <draw:enhanced-geometry draw:mirror-horizontal="false" draw:mirror-vertical="false" svg:viewBox="0 0 21600 21600" draw:type="mso-spt32" draw:enhanced-path="M 0 0 L 21600 21600 N"/>
          </draw:custom-shape>
          <draw:custom-shape draw:name="Google Shape;31;p2" draw:style-name="Mgr11" draw:text-style-name="MP10" draw:layer="layout" svg:width="0.876cm" svg:height="3.364cm" svg:x="21.566cm" svg:y="11.535cm">
            <text:p/>
            <draw:enhanced-geometry draw:mirror-horizontal="false" draw:mirror-vertical="false" svg:viewBox="0 0 21600 21600" draw:type="mso-spt32" draw:enhanced-path="M 0 0 L 21600 21600 N"/>
          </draw:custom-shape>
          <draw:custom-shape draw:name="Google Shape;32;p2" draw:style-name="Mgr11" draw:text-style-name="MP10" draw:layer="layout" svg:width="8.811cm" svg:height="1.771cm" svg:x="12.356cm" svg:y="11.372cm">
            <text:p/>
            <draw:enhanced-geometry draw:mirror-horizontal="true" draw:mirror-vertical="false" svg:viewBox="0 0 21600 21600" draw:type="mso-spt32" draw:enhanced-path="M 0 0 L 21600 21600 N"/>
          </draw:custom-shape>
          <draw:custom-shape draw:name="Google Shape;33;p2" draw:style-name="Mgr11" draw:text-style-name="MP10" draw:layer="layout" svg:width="7.577cm" svg:height="4.152cm" svg:x="12.321cm" svg:y="13.238cm">
            <text:p/>
            <draw:enhanced-geometry draw:mirror-horizontal="false" draw:mirror-vertical="false" svg:viewBox="0 0 21600 21600" draw:type="mso-spt32" draw:enhanced-path="M 0 0 L 21600 21600 N"/>
          </draw:custom-shape>
          <draw:custom-shape draw:name="Google Shape;34;p2" draw:style-name="Mgr11" draw:text-style-name="MP10" draw:layer="layout" svg:width="13.358cm" svg:height="4.343cm" draw:transform="rotate (-3.14159265358979) translate (25.681cm 17.582cm)">
            <text:p/>
            <draw:enhanced-geometry draw:mirror-horizontal="false" draw:mirror-vertical="false" svg:viewBox="0 0 21600 21600" draw:type="mso-spt32" draw:enhanced-path="M 0 0 L 21600 21600 N"/>
          </draw:custom-shape>
          <draw:custom-shape draw:name="Google Shape;35;p2" draw:style-name="Mgr11" draw:text-style-name="MP10" draw:layer="layout" svg:width="1.476cm" svg:height="5.776cm" draw:transform="rotate (-3.14159265358979) translate (21.566cm 17.312cm)">
            <text:p/>
            <draw:enhanced-geometry draw:mirror-horizontal="true" draw:mirror-vertical="false" svg:viewBox="0 0 21600 21600" draw:type="mso-spt32" draw:enhanced-path="M 0 0 L 21600 21600 N"/>
          </draw:custom-shape>
          <draw:custom-shape draw:name="Google Shape;36;p2" draw:style-name="Mgr11" draw:text-style-name="MP10" draw:layer="layout" svg:width="5.093cm" svg:height="3.302cm" draw:transform="rotate (-3.14159265358979) translate (26.661cm 14.837cm)">
            <text:p/>
            <draw:enhanced-geometry draw:mirror-horizontal="false" draw:mirror-vertical="false" svg:viewBox="0 0 21600 21600" draw:type="mso-spt32" draw:enhanced-path="M 0 0 L 21600 21600 N"/>
          </draw:custom-shape>
          <draw:custom-shape draw:name="Google Shape;37;p2" draw:style-name="Mgr8" draw:text-style-name="MP9" draw:layer="layout" svg:width="0.362cm" svg:height="0.362cm" draw:transform="rotate (-3.14159265358979) translate (16.758cm 11.6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p2" draw:style-name="Mgr11" draw:text-style-name="MP10" draw:layer="layout" svg:width="4.087cm" svg:height="1.529cm" draw:transform="rotate (-3.14159265358979) translate (16.444cm 13.143cm)">
            <text:p/>
            <draw:enhanced-geometry draw:mirror-horizontal="true" draw:mirror-vertical="false" svg:viewBox="0 0 21600 21600" draw:type="mso-spt32" draw:enhanced-path="M 0 0 L 21600 21600 N"/>
          </draw:custom-shape>
          <draw:custom-shape draw:name="Google Shape;39;p2" draw:style-name="Mgr11" draw:text-style-name="MP10" draw:layer="layout" svg:width="4.25cm" svg:height="0.507cm" draw:transform="rotate (-3.14159265358979) translate (21.009cm 11.485cm)">
            <text:p/>
            <draw:enhanced-geometry draw:mirror-horizontal="true" draw:mirror-vertical="false" svg:viewBox="0 0 21600 21600" draw:type="mso-spt32" draw:enhanced-path="M 0 0 L 21600 21600 N"/>
          </draw:custom-shape>
          <draw:custom-shape draw:name="Google Shape;40;p2" draw:style-name="Mgr11" draw:text-style-name="MP10" draw:layer="layout" svg:width="3.512cm" svg:height="5.645cm" svg:x="16.577cm" svg:y="11.667cm">
            <text:p/>
            <draw:enhanced-geometry draw:mirror-horizontal="false" draw:mirror-vertical="false" svg:viewBox="0 0 21600 21600" draw:type="mso-spt32" draw:enhanced-path="M 0 0 L 21600 21600 N"/>
          </draw:custom-shape>
          <draw:custom-shape draw:name="Google Shape;41;p2" draw:style-name="Mgr11" draw:text-style-name="MP10" draw:layer="layout" svg:width="5.737cm" svg:height="3.286cm" svg:x="16.705cm" svg:y="11.613cm">
            <text:p/>
            <draw:enhanced-geometry draw:mirror-horizontal="false" draw:mirror-vertical="false" svg:viewBox="0 0 21600 21600" draw:type="mso-spt32" draw:enhanced-path="M 0 0 L 21600 21600 N"/>
          </draw:custom-shape>
          <draw:custom-shape draw:name="Google Shape;42;p2" draw:style-name="Mgr12" draw:text-style-name="MP7" draw:layer="layout" svg:width="0.539cm" svg:height="0.539cm" draw:transform="rotate (-3.14159265358979) translate (24.937cm 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p2" draw:style-name="Mgr11" draw:text-style-name="MP10" draw:layer="layout" svg:width="2.272cm" svg:height="1.847cm" draw:transform="rotate (-3.14159265358979) translate (24.397cm 10.978cm)">
            <text:p/>
            <draw:enhanced-geometry draw:mirror-horizontal="true" draw:mirror-vertical="false" svg:viewBox="0 0 21600 21600" draw:type="mso-spt32" draw:enhanced-path="M 0 0 L 21600 21600 N"/>
          </draw:custom-shape>
          <draw:custom-shape draw:name="Google Shape;44;p2" draw:style-name="Mgr11" draw:text-style-name="MP10" draw:layer="layout" svg:width="0.052cm" svg:height="2.962cm" svg:x="24.858cm" svg:y="9.321cm">
            <text:p/>
            <draw:enhanced-geometry draw:mirror-horizontal="false" draw:mirror-vertical="false" svg:viewBox="0 0 21600 21600" draw:type="mso-spt32" draw:enhanced-path="M 0 0 L 21600 21600 N"/>
          </draw:custom-shape>
        </draw:g>
        <draw:g draw:name="Google Shape;45;p2">
          <draw:custom-shape draw:name="Google Shape;46;p2" draw:style-name="Mgr12" draw:text-style-name="MP7" draw:layer="layout" svg:width="0.539cm" svg:height="0.539cm" draw:transform="rotate (-3.14159265358979) translate (8.987cm 1.4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p2" draw:style-name="Mgr13" draw:text-style-name="MP9" draw:layer="layout" svg:width="0.539cm" svg:height="0.539cm" draw:transform="rotate (-3.14159265358979) translate (-0.989cm 4.8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p2" draw:style-name="Mgr14" draw:text-style-name="MP9" draw:layer="layout" svg:width="1.114cm" svg:height="1.114cm" draw:transform="rotate (-3.14159265358979) translate (0.953cm -0.5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9;p2" draw:style-name="Mgr6" draw:text-style-name="MP7" draw:layer="layout" svg:width="0.362cm" svg:height="0.362cm" draw:transform="rotate (-3.14159265358979) translate (1.404cm 2.2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0;p2" draw:style-name="Mgr15" draw:text-style-name="MP6" draw:layer="layout" svg:width="0.267cm" svg:height="0.267cm" draw:transform="rotate (-3.14159265358979) translate (3.33cm 3.6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1;p2" draw:style-name="Mgr9" draw:text-style-name="MP5" draw:layer="layout" svg:width="0.362cm" svg:height="0.362cm" draw:transform="rotate (-3.14159265358979) translate (1.165cm 7.3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2;p2" draw:style-name="Mgr9" draw:text-style-name="MP5" draw:layer="layout" svg:width="0.362cm" svg:height="0.362cm" draw:transform="rotate (-3.14159265358979) translate (4.406cm 1.3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3;p2" draw:style-name="Mgr16" draw:text-style-name="MP5" draw:layer="layout" svg:width="0.267cm" svg:height="0.267cm" draw:transform="rotate (-3.14159265358979) translate (-2.003cm 1.7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4;p2" draw:style-name="Mgr11" draw:text-style-name="MP10" draw:layer="layout" svg:width="1.75cm" svg:height="1.272cm" draw:transform="rotate (-3.14159265358979) translate (3.101cm 3.422cm)">
            <text:p/>
            <draw:enhanced-geometry draw:mirror-horizontal="false" draw:mirror-vertical="false" svg:viewBox="0 0 21600 21600" draw:type="mso-spt32" draw:enhanced-path="M 0 0 L 21600 21600 N"/>
          </draw:custom-shape>
          <draw:custom-shape draw:name="Google Shape;55;p2" draw:style-name="Mgr11" draw:text-style-name="MP10" draw:layer="layout" svg:width="0.238cm" svg:height="4.759cm" draw:transform="rotate (-3.14159265358979) translate (1.223cm 6.963cm)">
            <text:p/>
            <draw:enhanced-geometry draw:mirror-horizontal="true" draw:mirror-vertical="false" svg:viewBox="0 0 21600 21600" draw:type="mso-spt32" draw:enhanced-path="M 0 0 L 21600 21600 N"/>
          </draw:custom-shape>
          <draw:custom-shape draw:name="Google Shape;56;p2" draw:style-name="Mgr11" draw:text-style-name="MP10" draw:layer="layout" svg:width="5.156cm" svg:height="2.254cm" svg:x="3.291cm" svg:y="1.167cm">
            <text:p/>
            <draw:enhanced-geometry draw:mirror-horizontal="true" draw:mirror-vertical="false" svg:viewBox="0 0 21600 21600" draw:type="mso-spt32" draw:enhanced-path="M 0 0 L 21600 21600 N"/>
          </draw:custom-shape>
          <draw:custom-shape draw:name="Google Shape;57;p2" draw:style-name="Mgr11" draw:text-style-name="MP10" draw:layer="layout" svg:width="1.936cm" svg:height="3.532cm" svg:x="1.165cm" svg:y="3.611cm">
            <text:p/>
            <draw:enhanced-geometry draw:mirror-horizontal="true" draw:mirror-vertical="false" svg:viewBox="0 0 21600 21600" draw:type="mso-spt32" draw:enhanced-path="M 0 0 L 21600 21600 N"/>
          </draw:custom-shape>
          <draw:custom-shape draw:name="Google Shape;58;p2" draw:style-name="Mgr11" draw:text-style-name="MP10" draw:layer="layout" svg:width="1.869cm" svg:height="2.377cm" draw:transform="rotate (-3.14159265358979) translate (0.802cm 7.144cm)">
            <text:p/>
            <draw:enhanced-geometry draw:mirror-horizontal="false" draw:mirror-vertical="false" svg:viewBox="0 0 21600 21600" draw:type="mso-spt32" draw:enhanced-path="M 0 0 L 21600 21600 N"/>
          </draw:custom-shape>
          <draw:custom-shape draw:name="Google Shape;59;p2" draw:style-name="Mgr11" draw:text-style-name="MP10" draw:layer="layout" svg:width="2.162cm" svg:height="2.234cm" svg:x="-1.068cm" svg:y="2.15cm">
            <text:p/>
            <draw:enhanced-geometry draw:mirror-horizontal="true" draw:mirror-vertical="false" svg:viewBox="0 0 21600 21600" draw:type="mso-spt32" draw:enhanced-path="M 0 0 L 21600 21600 N"/>
          </draw:custom-shape>
          <draw:custom-shape draw:name="Google Shape;60;p2" draw:style-name="Mgr11" draw:text-style-name="MP10" draw:layer="layout" svg:width="4.094cm" svg:height="0.167cm" svg:x="4.352cm" svg:y="1.167cm">
            <text:p/>
            <draw:enhanced-geometry draw:mirror-horizontal="true" draw:mirror-vertical="false" svg:viewBox="0 0 21600 21600" draw:type="mso-spt32" draw:enhanced-path="M 0 0 L 21600 21600 N"/>
          </draw:custom-shape>
          <draw:custom-shape draw:name="Google Shape;61;p2" draw:style-name="Mgr11" draw:text-style-name="MP10" draw:layer="layout" svg:width="2.692cm" svg:height="0.686cm" svg:x="1.404cm" svg:y="1.335cm">
            <text:p/>
            <draw:enhanced-geometry draw:mirror-horizontal="true" draw:mirror-vertical="false" svg:viewBox="0 0 21600 21600" draw:type="mso-spt32" draw:enhanced-path="M 0 0 L 21600 21600 N"/>
          </draw:custom-shape>
          <draw:custom-shape draw:name="Google Shape;62;p2" draw:style-name="Mgr11" draw:text-style-name="MP10" draw:layer="layout" svg:width="3.142cm" svg:height="2.15cm" draw:transform="rotate (-3.14159265358979) translate (4.096cm 1.078cm)">
            <text:p/>
            <draw:enhanced-geometry draw:mirror-horizontal="false" draw:mirror-vertical="false" svg:viewBox="0 0 21600 21600" draw:type="mso-spt32" draw:enhanced-path="M 0 0 L 21600 21600 N"/>
          </draw:custom-shape>
          <draw:custom-shape draw:name="Google Shape;63;p2" draw:style-name="Mgr11" draw:text-style-name="MP10" draw:layer="layout" svg:width="0.698cm" svg:height="2.407cm" svg:x="0.395cm" svg:y="-0.515cm">
            <text:p/>
            <draw:enhanced-geometry draw:mirror-horizontal="false" draw:mirror-vertical="false" svg:viewBox="0 0 21600 21600" draw:type="mso-spt32" draw:enhanced-path="M 0 0 L 21600 21600 N"/>
          </draw:custom-shape>
          <draw:custom-shape draw:name="Google Shape;64;p2" draw:style-name="Mgr11" draw:text-style-name="MP10" draw:layer="layout" svg:width="2.042cm" svg:height="2.2cm" svg:x="-2.042cm" svg:y="-0.678cm">
            <text:p/>
            <draw:enhanced-geometry draw:mirror-horizontal="true" draw:mirror-vertical="false" svg:viewBox="0 0 21600 21600" draw:type="mso-spt32" draw:enhanced-path="M 0 0 L 21600 21600 N"/>
          </draw:custom-shape>
          <draw:custom-shape draw:name="Google Shape;65;p2" draw:style-name="Mgr11" draw:text-style-name="MP10" draw:layer="layout" svg:width="3.043cm" svg:height="0.402cm" draw:transform="rotate (-3.14159265358979) translate (1.041cm 2.021cm)">
            <text:p/>
            <draw:enhanced-geometry draw:mirror-horizontal="false" draw:mirror-vertical="false" svg:viewBox="0 0 21600 21600" draw:type="mso-spt32" draw:enhanced-path="M 0 0 L 21600 21600 N"/>
          </draw:custom-shape>
          <draw:custom-shape draw:name="Google Shape;66;p2" draw:style-name="Mgr11" draw:text-style-name="MP10" draw:layer="layout" svg:width="0.686cm" svg:height="2.632cm" svg:x="-2.137cm" svg:y="1.752cm">
            <text:p/>
            <draw:enhanced-geometry draw:mirror-horizontal="false" draw:mirror-vertical="false" svg:viewBox="0 0 21600 21600" draw:type="mso-spt32" draw:enhanced-path="M 0 0 L 21600 21600 N"/>
          </draw:custom-shape>
          <draw:custom-shape draw:name="Google Shape;67;p2" draw:style-name="Mgr11" draw:text-style-name="MP10" draw:layer="layout" svg:width="2.897cm" svg:height="5.302cm" draw:transform="rotate (-3.14159265358979) translate (0.855cm 7.016cm)">
            <text:p/>
            <draw:enhanced-geometry draw:mirror-horizontal="false" draw:mirror-vertical="false" svg:viewBox="0 0 21600 21600" draw:type="mso-spt32" draw:enhanced-path="M 0 0 L 21600 21600 N"/>
          </draw:custom-shape>
          <draw:custom-shape draw:name="Google Shape;68;p2" draw:style-name="Mgr11" draw:text-style-name="MP10" draw:layer="layout" svg:width="5.103cm" svg:height="1.803cm" draw:transform="rotate (-3.14159265358979) translate (3.062cm 3.517cm)">
            <text:p/>
            <draw:enhanced-geometry draw:mirror-horizontal="false" draw:mirror-vertical="false" svg:viewBox="0 0 21600 21600" draw:type="mso-spt32" draw:enhanced-path="M 0 0 L 21600 21600 N"/>
          </draw:custom-shape>
          <draw:custom-shape draw:name="Google Shape;69;p2" draw:style-name="Mgr11" draw:text-style-name="MP10" draw:layer="layout" svg:width="2.406cm" svg:height="4.06cm" draw:transform="rotate (-3.14159265358979) translate (3.196cm 3.383cm)">
            <text:p/>
            <draw:enhanced-geometry draw:mirror-horizontal="false" draw:mirror-vertical="false" svg:viewBox="0 0 21600 21600" draw:type="mso-spt32" draw:enhanced-path="M 0 0 L 21600 21600 N"/>
          </draw:custom-shape>
          <draw:custom-shape draw:name="Google Shape;70;p2" draw:style-name="Mgr11" draw:text-style-name="MP10" draw:layer="layout" svg:width="1.259cm" svg:height="4.982cm" draw:transform="rotate (-3.14159265358979) translate (-0.003cm 4.305cm)">
            <text:p/>
            <draw:enhanced-geometry draw:mirror-horizontal="true" draw:mirror-vertical="false" svg:viewBox="0 0 21600 21600" draw:type="mso-spt32" draw:enhanced-path="M 0 0 L 21600 21600 N"/>
          </draw:custom-shape>
          <draw:custom-shape draw:name="Google Shape;71;p2" draw:style-name="Mgr11" draw:text-style-name="MP10" draw:layer="layout" svg:width="7.657cm" svg:height="1.844cm" draw:transform="rotate (-3.14159265358979) translate (8.447cm 1.167cm)">
            <text:p/>
            <draw:enhanced-geometry draw:mirror-horizontal="false" draw:mirror-vertical="false" svg:viewBox="0 0 21600 21600" draw:type="mso-spt32" draw:enhanced-path="M 0 0 L 21600 21600 N"/>
          </draw:custom-shape>
          <draw:custom-shape draw:name="Google Shape;72;p2" draw:style-name="Mgr6" draw:text-style-name="MP7" draw:layer="layout" svg:width="0.362cm" svg:height="0.362cm" draw:transform="rotate (-3.14159265358979) translate (-1.774cm -1.9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3;p2" draw:style-name="Mgr11" draw:text-style-name="MP10" draw:layer="layout" svg:width="0.052cm" svg:height="3.507cm" draw:transform="rotate (-3.14159265358979) translate (-2.083cm 1.484cm)">
            <text:p/>
            <draw:enhanced-geometry draw:mirror-horizontal="true" draw:mirror-vertical="false" svg:viewBox="0 0 21600 21600" draw:type="mso-spt32" draw:enhanced-path="M 0 0 L 21600 21600 N"/>
          </draw:custom-shape>
          <draw:custom-shape draw:name="Google Shape;74;p2" draw:style-name="Mgr11" draw:text-style-name="MP10" draw:layer="layout" svg:width="1.774cm" svg:height="0.685cm" svg:x="-1.774cm" svg:y="-2.152cm">
            <text:p/>
            <draw:enhanced-geometry draw:mirror-horizontal="false" draw:mirror-vertical="false" svg:viewBox="0 0 21600 21600" draw:type="mso-spt32" draw:enhanced-path="M 0 0 L 21600 21600 N"/>
          </draw:custom-shape>
          <draw:custom-shape draw:name="Google Shape;75;p2" draw:style-name="Mgr11" draw:text-style-name="MP10" draw:layer="layout" svg:width="0.696cm" svg:height="6.276cm" svg:x="-1.955cm" svg:y="-1.971cm">
            <text:p/>
            <draw:enhanced-geometry draw:mirror-horizontal="false" draw:mirror-vertical="false" svg:viewBox="0 0 21600 21600" draw:type="mso-spt32" draw:enhanced-path="M 0 0 L 21600 21600 N"/>
          </draw:custom-shape>
          <draw:custom-shape draw:name="Google Shape;76;p2" draw:style-name="Mgr11" draw:text-style-name="MP10" draw:layer="layout" svg:width="2.921cm" svg:height="3.917cm" svg:x="-1.827cm" svg:y="-2.024cm">
            <text:p/>
            <draw:enhanced-geometry draw:mirror-horizontal="false" draw:mirror-vertical="false" svg:viewBox="0 0 21600 21600" draw:type="mso-spt32" draw:enhanced-path="M 0 0 L 21600 21600 N"/>
          </draw:custom-shape>
          <draw:custom-shape draw:name="Google Shape;77;p2" draw:style-name="Mgr17" draw:text-style-name="MP6" draw:layer="layout" svg:width="0.539cm" svg:height="0.539cm" draw:transform="rotate (-3.14159265358979) translate (1.581cm -1.8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8;p2" draw:style-name="Mgr11" draw:text-style-name="MP10" draw:layer="layout" svg:width="2.814cm" svg:height="0.001cm" svg:x="-1.774cm" svg:y="-2.152cm">
            <text:p/>
            <draw:enhanced-geometry draw:mirror-horizontal="false" draw:mirror-vertical="false" svg:viewBox="0 0 21600 21600" draw:type="mso-spt32" draw:enhanced-path="M 0 0 L 21600 21600 N"/>
          </draw:custom-shape>
          <draw:custom-shape draw:name="Google Shape;79;p2" draw:style-name="Mgr11" draw:text-style-name="MP10" draw:layer="layout" svg:width="2.593cm" svg:height="3.039cm" svg:x="1.502cm" svg:y="-1.961cm">
            <text:p/>
            <draw:enhanced-geometry draw:mirror-horizontal="false" draw:mirror-vertical="false" svg:viewBox="0 0 21600 21600" draw:type="mso-spt32" draw:enhanced-path="M 0 0 L 21600 21600 N"/>
          </draw:custom-shape>
        </draw:g>
      </draw:g>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1">
      <draw:frame draw:name="Google Shape;311;p6" presentation:style-name="TITLE_5f_ONLY-title" draw:layer="backgroundobjects" svg:width="21.399cm" svg:height="1.59cm" svg:x="2cm" svg:y="1.236cm" presentation:class="title" presentation:placeholder="true" presentation:user-transformed="true">
        <draw:text-box/>
      </draw:frame>
      <draw:custom-shape draw:name="Google Shape;312;p6" draw:style-name="Mgr11" draw:text-style-name="MP10" draw:layer="backgroundobjects" svg:width="1.079cm" svg:height="0.324cm" draw:transform="rotate (-3.14159265358979) translate (1.613cm 1.105cm)">
        <text:p/>
        <draw:enhanced-geometry draw:mirror-horizontal="true" draw:mirror-vertical="false" svg:viewBox="0 0 21600 21600" draw:type="mso-spt32" draw:enhanced-path="M 0 0 L 21600 21600 N"/>
      </draw:custom-shape>
      <draw:g draw:name="Google Shape;315;p6">
        <draw:g draw:name="Google Shape;316;p6">
          <draw:custom-shape draw:name="Google Shape;317;p6" draw:style-name="Mgr11" draw:text-style-name="MP10" draw:layer="layout" svg:width="1.438cm" svg:height="0.667cm" draw:transform="rotate (-3.14159265358979) translate (3.406cm 0.635cm)">
            <text:p/>
            <draw:enhanced-geometry draw:mirror-horizontal="true" draw:mirror-vertical="false" svg:viewBox="0 0 21600 21600" draw:type="mso-spt32" draw:enhanced-path="M 0 0 L 21600 21600 N"/>
          </draw:custom-shape>
          <draw:custom-shape draw:name="Google Shape;318;p6" draw:style-name="Mgr18" draw:text-style-name="MP5" draw:layer="layout" svg:width="0.437cm" svg:height="0.437cm" svg:x="3.407cm" svg:y="-0.2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9;p6" draw:style-name="Mgr19" draw:text-style-name="MP6" draw:layer="layout" svg:width="0.277cm" svg:height="0.277cm" svg:x="-1.051cm" svg:y="-0.5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0;p6" draw:style-name="Mgr20" draw:text-style-name="MP9" draw:layer="layout" svg:width="0.437cm" svg:height="0.437cm" svg:x="0.07cm" svg:y="6.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4;p6" draw:style-name="Mgr21" draw:text-style-name="MP9" draw:layer="layout" svg:width="0.41cm" svg:height="0.41cm" svg:x="1.616cm" svg:y="0.5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1;p6" draw:style-name="Mgr22" draw:text-style-name="MP7" draw:layer="layout" svg:width="0.41cm" svg:height="0.41cm" svg:x="-0.455cm" svg:y="2.4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2;p6" draw:style-name="Mgr23" draw:text-style-name="MP6" draw:layer="layout" svg:width="0.24cm" svg:height="0.24cm" svg:x="0.388cm" svg:y="2.8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3;p6" draw:style-name="Mgr11" draw:text-style-name="MP10" draw:layer="layout" svg:width="0.219cm" svg:height="3.186cm" svg:x="0.284cm" svg:y="3.138cm">
            <text:p/>
            <draw:enhanced-geometry draw:mirror-horizontal="true" draw:mirror-vertical="false" svg:viewBox="0 0 21600 21600" draw:type="mso-spt32" draw:enhanced-path="M 0 0 L 21600 21600 N"/>
          </draw:custom-shape>
          <draw:custom-shape draw:name="Google Shape;324;p6" draw:style-name="Mgr11" draw:text-style-name="MP10" draw:layer="layout" svg:width="0.538cm" svg:height="3.492cm" svg:x="-0.25cm" svg:y="2.832cm">
            <text:p/>
            <draw:enhanced-geometry draw:mirror-horizontal="false" draw:mirror-vertical="false" svg:viewBox="0 0 21600 21600" draw:type="mso-spt32" draw:enhanced-path="M 0 0 L 21600 21600 N"/>
          </draw:custom-shape>
          <draw:custom-shape draw:name="Google Shape;325;p6" draw:style-name="Mgr11" draw:text-style-name="MP10" draw:layer="layout" svg:width="0.527cm" svg:height="0.16cm" svg:x="-0.105cm" svg:y="2.771cm">
            <text:p/>
            <draw:enhanced-geometry draw:mirror-horizontal="false" draw:mirror-vertical="false" svg:viewBox="0 0 21600 21600" draw:type="mso-spt32" draw:enhanced-path="M 0 0 L 21600 21600 N"/>
          </draw:custom-shape>
          <draw:custom-shape draw:name="Google Shape;326;p6" draw:style-name="Mgr11" draw:text-style-name="MP10" draw:layer="layout" svg:width="0.661cm" svg:height="2.718cm" draw:transform="rotate (-3.14159265358979) translate (-0.25cm 2.421cm)">
            <text:p/>
            <draw:enhanced-geometry draw:mirror-horizontal="false" draw:mirror-vertical="false" svg:viewBox="0 0 21600 21600" draw:type="mso-spt32" draw:enhanced-path="M 0 0 L 21600 21600 N"/>
          </draw:custom-shape>
          <draw:custom-shape draw:name="Google Shape;327;p6" draw:style-name="Mgr11" draw:text-style-name="MP10" draw:layer="layout" svg:width="0.58cm" svg:height="1.23cm" draw:transform="rotate (-3.14159265358979) translate (0.331cm 2.421cm)">
            <text:p/>
            <draw:enhanced-geometry draw:mirror-horizontal="true" draw:mirror-vertical="false" svg:viewBox="0 0 21600 21600" draw:type="mso-spt32" draw:enhanced-path="M 0 0 L 21600 21600 N"/>
          </draw:custom-shape>
          <draw:custom-shape draw:name="Google Shape;328;p6" draw:style-name="Mgr11" draw:text-style-name="MP10" draw:layer="layout" svg:width="1.144cm" svg:height="1.358cm" svg:x="-0.814cm" svg:y="-0.339cm">
            <text:p/>
            <draw:enhanced-geometry draw:mirror-horizontal="false" draw:mirror-vertical="false" svg:viewBox="0 0 21600 21600" draw:type="mso-spt32" draw:enhanced-path="M 0 0 L 21600 21600 N"/>
          </draw:custom-shape>
          <draw:custom-shape draw:name="Google Shape;329;p6" draw:style-name="Mgr11" draw:text-style-name="MP10" draw:layer="layout" svg:width="4.179cm" svg:height="0.402cm" svg:x="-0.773cm" svg:y="-0.437cm">
            <text:p/>
            <draw:enhanced-geometry draw:mirror-horizontal="false" draw:mirror-vertical="false" svg:viewBox="0 0 21600 21600" draw:type="mso-spt32" draw:enhanced-path="M 0 0 L 21600 21600 N"/>
          </draw:custom-shape>
          <draw:custom-shape draw:name="Google Shape;330;p6" draw:style-name="Mgr11" draw:text-style-name="MP10" draw:layer="layout" svg:width="2.49cm" svg:height="0.973cm" draw:transform="rotate (-3.14159265358979) translate (1.677cm 0.635cm)">
            <text:p/>
            <draw:enhanced-geometry draw:mirror-horizontal="false" draw:mirror-vertical="false" svg:viewBox="0 0 21600 21600" draw:type="mso-spt32" draw:enhanced-path="M 0 0 L 21600 21600 N"/>
          </draw:custom-shape>
          <draw:custom-shape draw:name="Google Shape;331;p6" draw:style-name="Mgr11" draw:text-style-name="MP10" draw:layer="layout" svg:width="0.092cm" svg:height="1.67cm" draw:transform="rotate (-3.14159265358979) translate (0.508cm 2.897cm)">
            <text:p/>
            <draw:enhanced-geometry draw:mirror-horizontal="false" draw:mirror-vertical="false" svg:viewBox="0 0 21600 21600" draw:type="mso-spt32" draw:enhanced-path="M 0 0 L 21600 21600 N"/>
          </draw:custom-shape>
          <draw:custom-shape draw:name="Google Shape;332;p6" draw:style-name="Mgr11" draw:text-style-name="MP10" draw:layer="layout" svg:width="1.167cm" svg:height="1.971cm" draw:transform="rotate (-3.14159265358979) translate (1.673cm 2.897cm)">
            <text:p/>
            <draw:enhanced-geometry draw:mirror-horizontal="true" draw:mirror-vertical="false" svg:viewBox="0 0 21600 21600" draw:type="mso-spt32" draw:enhanced-path="M 0 0 L 21600 21600 N"/>
          </draw:custom-shape>
          <draw:custom-shape draw:name="Google Shape;313;p6" draw:style-name="Mgr24" draw:text-style-name="MP5" draw:layer="layout" svg:width="0.24cm" svg:height="0.24cm" svg:x="0.296cm" svg:y="0.9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33;p6">
          <draw:custom-shape draw:name="Google Shape;334;p6" draw:style-name="Mgr25" draw:text-style-name="MP6" draw:layer="layout" svg:width="0.437cm" svg:height="0.437cm" draw:transform="rotate (-3.14159265358979) translate (20.82cm 13.9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35;p6" draw:style-name="Mgr26" draw:text-style-name="MP5" draw:layer="layout" svg:width="0.277cm" svg:height="0.277cm" draw:transform="rotate (-3.14159265358979) translate (24.601cm 10.4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36;p6" draw:style-name="Mgr27" draw:text-style-name="MP7" draw:layer="layout" svg:width="0.437cm" svg:height="0.437cm" draw:transform="rotate (-3.14159265358979) translate (24.958cm 14.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37;p6" draw:style-name="Mgr24" draw:text-style-name="MP5" draw:layer="layout" svg:width="0.24cm" svg:height="0.24cm" draw:transform="rotate (-3.14159265358979) translate (21.97cm 14.9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38;p6" draw:style-name="Mgr28" draw:text-style-name="MP9" draw:layer="layout" svg:width="0.381cm" svg:height="0.381cm" draw:transform="rotate (-3.14159265358979) translate (23.472cm 13.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39;p6" draw:style-name="Mgr8" draw:text-style-name="MP9" draw:layer="layout" svg:width="0.36cm" svg:height="0.361cm" draw:transform="rotate (-3.14159265358979) translate (25.057cm 1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0;p6" draw:style-name="Mgr29" draw:text-style-name="MP7" draw:layer="layout" svg:width="0.392cm" svg:height="0.392cm" draw:transform="rotate (-3.14159265358979) translate (25.269cm 8.7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1;p6" draw:style-name="Mgr11" draw:text-style-name="MP10" draw:layer="layout" svg:width="0.47cm" svg:height="1.492cm" svg:x="24.462cm" svg:y="8.657cm">
            <text:p/>
            <draw:enhanced-geometry draw:mirror-horizontal="true" draw:mirror-vertical="false" svg:viewBox="0 0 21600 21600" draw:type="mso-spt32" draw:enhanced-path="M 0 0 L 21600 21600 N"/>
          </draw:custom-shape>
          <draw:custom-shape draw:name="Google Shape;342;p6" draw:style-name="Mgr11" draw:text-style-name="MP10" draw:layer="layout" svg:width="0.287cm" svg:height="1.562cm" svg:x="24.462cm" svg:y="10.428cm">
            <text:p/>
            <draw:enhanced-geometry draw:mirror-horizontal="false" draw:mirror-vertical="false" svg:viewBox="0 0 21600 21600" draw:type="mso-spt32" draw:enhanced-path="M 0 0 L 21600 21600 N"/>
          </draw:custom-shape>
          <draw:custom-shape draw:name="Google Shape;343;p6" draw:style-name="Mgr11" draw:text-style-name="MP10" draw:layer="layout" svg:width="0.194cm" svg:height="3.223cm" svg:x="24.877cm" svg:y="8.714cm">
            <text:p/>
            <draw:enhanced-geometry draw:mirror-horizontal="true" draw:mirror-vertical="false" svg:viewBox="0 0 21600 21600" draw:type="mso-spt32" draw:enhanced-path="M 0 0 L 21600 21600 N"/>
          </draw:custom-shape>
          <draw:custom-shape draw:name="Google Shape;344;p6" draw:style-name="Mgr11" draw:text-style-name="MP10" draw:layer="layout" svg:width="0.137cm" svg:height="1.386cm" draw:transform="rotate (-3.14159265358979) translate (24.873cm 13.687cm)">
            <text:p/>
            <draw:enhanced-geometry draw:mirror-horizontal="true" draw:mirror-vertical="false" svg:viewBox="0 0 21600 21600" draw:type="mso-spt32" draw:enhanced-path="M 0 0 L 21600 21600 N"/>
          </draw:custom-shape>
          <draw:custom-shape draw:name="Google Shape;345;p6" draw:style-name="Mgr11" draw:text-style-name="MP10" draw:layer="layout" svg:width="1.047cm" svg:height="0.575cm" svg:x="23.472cm" svg:y="13.329cm">
            <text:p/>
            <draw:enhanced-geometry draw:mirror-horizontal="false" draw:mirror-vertical="false" svg:viewBox="0 0 21600 21600" draw:type="mso-spt32" draw:enhanced-path="M 0 0 L 21600 21600 N"/>
          </draw:custom-shape>
          <draw:custom-shape draw:name="Google Shape;346;p6" draw:style-name="Mgr11" draw:text-style-name="MP10" draw:layer="layout" svg:width="2.549cm" svg:height="0.94cm" draw:transform="rotate (-3.14159265358979) translate (24.516cm 14.846cm)">
            <text:p/>
            <draw:enhanced-geometry draw:mirror-horizontal="true" draw:mirror-vertical="false" svg:viewBox="0 0 21600 21600" draw:type="mso-spt32" draw:enhanced-path="M 0 0 L 21600 21600 N"/>
          </draw:custom-shape>
          <draw:custom-shape draw:name="Google Shape;347;p6" draw:style-name="Mgr11" draw:text-style-name="MP10" draw:layer="layout" svg:width="1.008cm" svg:height="0.89cm" svg:x="20.756cm" svg:y="13.87cm">
            <text:p/>
            <draw:enhanced-geometry draw:mirror-horizontal="false" draw:mirror-vertical="false" svg:viewBox="0 0 21600 21600" draw:type="mso-spt32" draw:enhanced-path="M 0 0 L 21600 21600 N"/>
          </draw:custom-shape>
          <draw:custom-shape draw:name="Google Shape;348;p6" draw:style-name="Mgr11" draw:text-style-name="MP10" draw:layer="layout" svg:width="2.27cm" svg:height="0.385cm" draw:transform="rotate (-3.14159265358979) translate (23.091cm 13.715cm)">
            <text:p/>
            <draw:enhanced-geometry draw:mirror-horizontal="true" draw:mirror-vertical="false" svg:viewBox="0 0 21600 21600" draw:type="mso-spt32" draw:enhanced-path="M 0 0 L 21600 21600 N"/>
          </draw:custom-shape>
          <draw:custom-shape draw:name="Google Shape;349;p6" draw:style-name="Mgr11" draw:text-style-name="MP10" draw:layer="layout" svg:width="1.21cm" svg:height="1.296cm" draw:transform="rotate (-3.14159265358979) translate (23.146cm 14.761cm)">
            <text:p/>
            <draw:enhanced-geometry draw:mirror-horizontal="true" draw:mirror-vertical="false" svg:viewBox="0 0 21600 21600" draw:type="mso-spt32" draw:enhanced-path="M 0 0 L 21600 21600 N"/>
          </draw:custom-shape>
          <draw:custom-shape draw:name="Google Shape;350;p6" draw:style-name="Mgr11" draw:text-style-name="MP10" draw:layer="layout" svg:width="0.947cm" svg:height="2.807cm" draw:transform="rotate (-3.14159265358979) translate (24.36cm 13.194cm)">
            <text:p/>
            <draw:enhanced-geometry draw:mirror-horizontal="true" draw:mirror-vertical="false" svg:viewBox="0 0 21600 21600" draw:type="mso-spt32" draw:enhanced-path="M 0 0 L 21600 21600 N"/>
          </draw:custom-shape>
          <draw:custom-shape draw:name="Google Shape;351;p6" draw:style-name="Mgr19" draw:text-style-name="MP6" draw:layer="layout" svg:width="0.277cm" svg:height="0.277cm" draw:transform="rotate (-3.14159265358979) translate (26.101cm 10.2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2;p6" draw:style-name="Mgr11" draw:text-style-name="MP10" draw:layer="layout" svg:width="0.648cm" svg:height="1.318cm" svg:x="25.215cm" svg:y="8.705cm">
            <text:p/>
            <draw:enhanced-geometry draw:mirror-horizontal="false" draw:mirror-vertical="false" svg:viewBox="0 0 21600 21600" draw:type="mso-spt32" draw:enhanced-path="M 0 0 L 21600 21600 N"/>
          </draw:custom-shape>
          <draw:custom-shape draw:name="Google Shape;353;p6" draw:style-name="Mgr11" draw:text-style-name="MP10" draw:layer="layout" svg:width="0.858cm" svg:height="1.77cm" draw:transform="rotate (-3.14159265358979) translate (25.864cm 11.991cm)">
            <text:p/>
            <draw:enhanced-geometry draw:mirror-horizontal="true" draw:mirror-vertical="false" svg:viewBox="0 0 21600 21600" draw:type="mso-spt32" draw:enhanced-path="M 0 0 L 21600 21600 N"/>
          </draw:custom-shape>
          <draw:custom-shape draw:name="Google Shape;354;p6" draw:style-name="Mgr30" draw:text-style-name="MP6" draw:layer="layout" svg:width="0.501cm" svg:height="0.585cm" draw:transform="rotate (-3.14159265358979) translate (26.644cm 15.2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5;p6" draw:style-name="Mgr11" draw:text-style-name="MP10" draw:layer="layout" svg:width="1.21cm" svg:height="2.545cm" svg:x="25.004cm" svg:y="12.247cm">
            <text:p/>
            <draw:enhanced-geometry draw:mirror-horizontal="false" draw:mirror-vertical="false" svg:viewBox="0 0 21600 21600" draw:type="mso-spt32" draw:enhanced-path="M 0 0 L 21600 21600 N"/>
          </draw:custom-shape>
          <draw:custom-shape draw:name="Google Shape;356;p6" draw:style-name="Mgr11" draw:text-style-name="MP10" draw:layer="layout" svg:width="0.43cm" svg:height="4.445cm" svg:x="25.962cm" svg:y="10.261cm">
            <text:p/>
            <draw:enhanced-geometry draw:mirror-horizontal="false" draw:mirror-vertical="false" svg:viewBox="0 0 21600 21600" draw:type="mso-spt32" draw:enhanced-path="M 0 0 L 21600 21600 N"/>
          </draw:custom-shape>
          <draw:custom-shape draw:name="Google Shape;357;p6" draw:style-name="Mgr11" draw:text-style-name="MP10" draw:layer="layout" svg:width="1.182cm" svg:height="1.094cm" svg:x="24.958cm" svg:y="13.905cm">
            <text:p/>
            <draw:enhanced-geometry draw:mirror-horizontal="false" draw:mirror-vertical="false" svg:viewBox="0 0 21600 21600" draw:type="mso-spt32" draw:enhanced-path="M 0 0 L 21600 21600 N"/>
          </draw:custom-shape>
          <draw:custom-shape draw:name="Google Shape;358;p6" draw:style-name="Mgr11" draw:text-style-name="MP10" draw:layer="layout" svg:width="4.171cm" svg:height="0.153cm" svg:x="21.97cm" svg:y="14.846cm">
            <text:p/>
            <draw:enhanced-geometry draw:mirror-horizontal="false" draw:mirror-vertical="false" svg:viewBox="0 0 21600 21600" draw:type="mso-spt32" draw:enhanced-path="M 0 0 L 21600 21600 N"/>
          </draw:custom-shape>
          <draw:custom-shape draw:name="Google Shape;359;p6" draw:style-name="Mgr11" draw:text-style-name="MP10" draw:layer="layout" svg:width="3.7cm" svg:height="0.19cm" svg:x="20.82cm" svg:y="13.715cm">
            <text:p/>
            <draw:enhanced-geometry draw:mirror-horizontal="false" draw:mirror-vertical="false" svg:viewBox="0 0 21600 21600" draw:type="mso-spt32" draw:enhanced-path="M 0 0 L 21600 21600 N"/>
          </draw:custom-shape>
        </draw:g>
      </draw:g>
      <draw:g draw:name="Google Shape;360;p6">
        <draw:g draw:name="Google Shape;361;p6">
          <draw:custom-shape draw:name="Google Shape;362;p6" draw:style-name="Mgr24" draw:text-style-name="MP5" draw:layer="layout" svg:width="0.24cm" svg:height="0.24cm" draw:transform="rotate (-3.14159265358979) translate (0.782cm 12.5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3;p6" draw:style-name="Mgr31" draw:text-style-name="MP9" draw:layer="layout" svg:width="0.388cm" svg:height="0.388cm" draw:transform="rotate (-3.14159265358979) translate (1.37cm 13.5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4;p6" draw:style-name="Mgr32" draw:text-style-name="MP7" draw:layer="layout" svg:width="0.297cm" svg:height="0.297cm" draw:transform="rotate (-3.14159265358979) translate (1.826cm 13.8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5;p6" draw:style-name="Mgr33" draw:text-style-name="MP6" draw:layer="layout" svg:width="0.142cm" svg:height="0.142cm" draw:transform="rotate (-3.14159265358979) translate (0.753cm 13.3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66;p6">
          <draw:custom-shape draw:name="Google Shape;367;p6" draw:style-name="Mgr24" draw:text-style-name="MP5" draw:layer="layout" svg:width="0.24cm" svg:height="0.24cm" draw:transform="rotate (-3.14159265358979) translate (24.316cm 2.5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8;p6" draw:style-name="Mgr34" draw:text-style-name="MP7" draw:layer="layout" svg:width="0.388cm" svg:height="0.388cm" draw:transform="rotate (-3.14159265358979) translate (24.904cm 2.2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9;p6" draw:style-name="Mgr35" draw:text-style-name="MP9" draw:layer="layout" svg:width="0.142cm" svg:height="0.142cm" draw:transform="rotate (-3.14159265358979) translate (24.781cm 2.7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5" style:display-name="CUSTOM_5" style:page-layout-name="PM1" draw:style-name="Mdp1">
      <draw:frame draw:name="Google Shape;1072;p19" presentation:style-name="CUSTOM_5f_5-title" draw:layer="backgroundobjects" svg:width="21.399cm" svg:height="1.59cm" svg:x="2cm" svg:y="1.236cm" presentation:class="title" presentation:placeholder="true" presentation:user-transformed="true">
        <draw:text-box/>
      </draw:frame>
      <draw:frame draw:name="Google Shape;1077;p19" presentation:style-name="Mpr5" draw:text-style-name="MP12" draw:layer="backgroundobjects" svg:width="2.267cm" svg:height="2.166cm" svg:x="2.106cm" svg:y="3.548cm" presentation:class="title" presentation:user-transformed="true">
        <draw:text-box>
          <text:p text:style-name="MP11"><text:span text:style-name="MT2">xx%</text:span></text:p>
        </draw:text-box>
      </draw:frame>
      <draw:frame draw:name="Google Shape;1078;p19" presentation:style-name="Mpr5" draw:text-style-name="MP12" draw:layer="backgroundobjects" svg:width="2.267cm" svg:height="2.166cm" svg:x="2.106cm" svg:y="8.149cm" presentation:class="title" presentation:user-transformed="true">
        <draw:text-box>
          <text:p text:style-name="MP11"><text:span text:style-name="MT2">xx%</text:span></text:p>
        </draw:text-box>
      </draw:frame>
      <draw:frame draw:name="Google Shape;1079;p19" presentation:style-name="Mpr5" draw:text-style-name="MP12" draw:layer="backgroundobjects" svg:width="2.267cm" svg:height="2.166cm" svg:x="13.014cm" svg:y="3.548cm" presentation:class="title" presentation:user-transformed="true">
        <draw:text-box>
          <text:p text:style-name="MP11"><text:span text:style-name="MT2">xx%</text:span></text:p>
        </draw:text-box>
      </draw:frame>
      <draw:frame draw:name="Google Shape;1080;p19" presentation:style-name="Mpr5" draw:text-style-name="MP12" draw:layer="backgroundobjects" svg:width="2.267cm" svg:height="2.166cm" svg:x="13.014cm" svg:y="8.149cm" presentation:class="title" presentation:user-transformed="true">
        <draw:text-box>
          <text:p text:style-name="MP11"><text:span text:style-name="MT2">xx%</text:span></text:p>
        </draw:text-box>
      </draw:frame>
      <draw:g draw:name="Google Shape;1085;p19">
        <draw:g draw:name="Google Shape;1086;p19">
          <draw:custom-shape draw:name="Google Shape;1087;p19" draw:style-name="Mgr24" draw:text-style-name="MP5" draw:layer="layout" svg:width="0.24cm" svg:height="0.24cm" draw:transform="rotate (-3.14159265358979) translate (24.291cm 12.255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88;p19" draw:style-name="Mgr36" draw:text-style-name="MP6" draw:layer="layout" svg:width="0.388cm" svg:height="0.388cm" draw:transform="rotate (-3.14159265358979) translate (24.879cm 12.644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89;p19" draw:style-name="Mgr35" draw:text-style-name="MP9" draw:layer="layout" svg:width="0.142cm" svg:height="0.142cm" draw:transform="rotate (-3.14159265358979) translate (24.756cm 11.89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090;p19">
          <draw:custom-shape draw:name="Google Shape;1091;p19" draw:style-name="Mgr24" draw:text-style-name="MP5" draw:layer="layout" svg:width="0.24cm" svg:height="0.24cm" draw:transform="rotate (-3.14159265358979) translate (0.572cm 2.019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92;p19" draw:style-name="Mgr36" draw:text-style-name="MP6" draw:layer="layout" svg:width="0.388cm" svg:height="0.388cm" draw:transform="rotate (-3.14159265358979) translate (1.16cm 1.138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93;p19" draw:style-name="Mgr35" draw:text-style-name="MP9" draw:layer="layout" svg:width="0.142cm" svg:height="0.142cm" draw:transform="rotate (-3.14159265358979) translate (1.46cm 0.596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94;p19" draw:style-name="Mgr37" draw:text-style-name="MP7" draw:layer="layout" svg:width="0.142cm" svg:height="0.142cm" draw:transform="rotate (-3.14159265358979) translate (0.543cm 1.138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1095;p19">
        <draw:g draw:name="Google Shape;1096;p19">
          <draw:custom-shape draw:name="Google Shape;1097;p19" draw:style-name="Mgr11" draw:text-style-name="MP10" draw:layer="layout" svg:width="5.621cm" svg:height="1.322cm" draw:transform="rotate (-3.14159265358979) translate (24.09cm 1.148cm)">
            <text:p/>
            <draw:enhanced-geometry draw:mirror-horizontal="false" draw:mirror-vertical="false" svg:viewBox="0 0 21600 21600" draw:type="mso-spt32" draw:enhanced-path="M 0 0 L 21600 21600 N"/>
          </draw:custom-shape>
          <draw:custom-shape draw:name="Google Shape;1099;p19" draw:style-name="Mgr20" draw:text-style-name="MP9" draw:layer="layout" svg:width="0.437cm" svg:height="0.437cm" svg:x="18.027cm" svg:y="-0.395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00;p19" draw:style-name="Mgr25" draw:text-style-name="MP6" draw:layer="layout" svg:width="0.437cm" svg:height="0.437cm" svg:x="24.649cm" svg:y="-1.864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01;p19" draw:style-name="Mgr20" draw:text-style-name="MP9" draw:layer="layout" svg:width="0.437cm" svg:height="0.437cm" svg:x="24.569cm" svg:y="6.925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02;p19" draw:style-name="Mgr24" draw:text-style-name="MP5" draw:layer="layout" svg:width="0.24cm" svg:height="0.24cm" svg:x="24.672cm" svg:y="2.463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03;p19" draw:style-name="Mgr25" draw:text-style-name="MP6" draw:layer="layout" svg:width="0.397cm" svg:height="0.437cm" svg:x="23.796cm" svg:y="3.659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04;p19" draw:style-name="Mgr11" draw:text-style-name="MP10" draw:layer="layout" svg:width="0.792cm" svg:height="2.827cm" svg:x="23.999cm" svg:y="4.097cm">
            <text:p/>
            <draw:enhanced-geometry draw:mirror-horizontal="false" draw:mirror-vertical="false" svg:viewBox="0 0 21600 21600" draw:type="mso-spt32" draw:enhanced-path="M 0 0 L 21600 21600 N"/>
          </draw:custom-shape>
          <draw:custom-shape draw:name="Google Shape;1105;p19" draw:style-name="Mgr11" draw:text-style-name="MP10" draw:layer="layout" svg:width="0.001cm" svg:height="4.22cm" svg:x="24.788cm" svg:y="2.704cm">
            <text:p/>
            <draw:enhanced-geometry draw:mirror-horizontal="true" draw:mirror-vertical="false" svg:viewBox="0 0 21600 21600" draw:type="mso-spt32" draw:enhanced-path="M 0 0 L 21600 21600 N"/>
          </draw:custom-shape>
          <draw:custom-shape draw:name="Google Shape;1106;p19" draw:style-name="Mgr11" draw:text-style-name="MP10" draw:layer="layout" svg:width="0.566cm" svg:height="1.053cm" svg:x="24.14cm" svg:y="2.669cm">
            <text:p/>
            <draw:enhanced-geometry draw:mirror-horizontal="true" draw:mirror-vertical="false" svg:viewBox="0 0 21600 21600" draw:type="mso-spt32" draw:enhanced-path="M 0 0 L 21600 21600 N"/>
          </draw:custom-shape>
          <draw:custom-shape draw:name="Google Shape;1107;p19" draw:style-name="Mgr11" draw:text-style-name="MP10" draw:layer="layout" svg:width="0.079cm" svg:height="3.889cm" draw:transform="rotate (-3.14159265358979) translate (24.868cm 2.463cm)">
            <text:p/>
            <draw:enhanced-geometry draw:mirror-horizontal="true" draw:mirror-vertical="false" svg:viewBox="0 0 21600 21600" draw:type="mso-spt32" draw:enhanced-path="M 0 0 L 21600 21600 N"/>
          </draw:custom-shape>
          <draw:custom-shape draw:name="Google Shape;1108;p19" draw:style-name="Mgr11" draw:text-style-name="MP10" draw:layer="layout" svg:width="0.41cm" svg:height="1.265cm" draw:transform="rotate (-3.14159265358979) translate (24.707cm 2.498cm)">
            <text:p/>
            <draw:enhanced-geometry draw:mirror-horizontal="false" draw:mirror-vertical="false" svg:viewBox="0 0 21600 21600" draw:type="mso-spt32" draw:enhanced-path="M 0 0 L 21600 21600 N"/>
          </draw:custom-shape>
          <draw:custom-shape draw:name="Google Shape;1109;p19" draw:style-name="Mgr11" draw:text-style-name="MP10" draw:layer="layout" svg:width="0.506cm" svg:height="2.517cm" svg:x="24.211cm" svg:y="-1.491cm">
            <text:p/>
            <draw:enhanced-geometry draw:mirror-horizontal="true" draw:mirror-vertical="false" svg:viewBox="0 0 21600 21600" draw:type="mso-spt32" draw:enhanced-path="M 0 0 L 21600 21600 N"/>
          </draw:custom-shape>
          <draw:custom-shape draw:name="Google Shape;1110;p19" draw:style-name="Mgr11" draw:text-style-name="MP10" draw:layer="layout" svg:width="6.183cm" svg:height="1.469cm" svg:x="18.465cm" svg:y="-1.646cm">
            <text:p/>
            <draw:enhanced-geometry draw:mirror-horizontal="true" draw:mirror-vertical="false" svg:viewBox="0 0 21600 21600" draw:type="mso-spt32" draw:enhanced-path="M 0 0 L 21600 21600 N"/>
          </draw:custom-shape>
          <draw:custom-shape draw:name="Google Shape;1111;p19" draw:style-name="Mgr11" draw:text-style-name="MP10" draw:layer="layout" svg:width="1.667cm" svg:height="2.01cm" draw:transform="rotate (-3.14159265358979) translate (24.714cm 0.52cm)">
            <text:p/>
            <draw:enhanced-geometry draw:mirror-horizontal="true" draw:mirror-vertical="false" svg:viewBox="0 0 21600 21600" draw:type="mso-spt32" draw:enhanced-path="M 0 0 L 21600 21600 N"/>
          </draw:custom-shape>
          <draw:custom-shape draw:name="Google Shape;1113;p19" draw:style-name="Mgr11" draw:text-style-name="MP10" draw:layer="layout" svg:width="0.211cm" svg:height="2.39cm" draw:transform="rotate (-3.14159265358979) translate (24.207cm 3.659cm)">
            <text:p/>
            <draw:enhanced-geometry draw:mirror-horizontal="true" draw:mirror-vertical="false" svg:viewBox="0 0 21600 21600" draw:type="mso-spt32" draw:enhanced-path="M 0 0 L 21600 21600 N"/>
          </draw:custom-shape>
          <draw:custom-shape draw:name="Google Shape;1114;p19" draw:style-name="Mgr11" draw:text-style-name="MP10" draw:layer="layout" svg:width="0.949cm" svg:height="2.913cm" draw:transform="rotate (-3.14159265358979) translate (23.999cm 3.659cm)">
            <text:p/>
            <draw:enhanced-geometry draw:mirror-horizontal="false" draw:mirror-vertical="false" svg:viewBox="0 0 21600 21600" draw:type="mso-spt32" draw:enhanced-path="M 0 0 L 21600 21600 N"/>
          </draw:custom-shape>
          <draw:custom-shape draw:name="Google Shape;1115;p19" draw:style-name="Mgr27" draw:text-style-name="MP7" draw:layer="layout" svg:width="0.437cm" svg:height="0.437cm" svg:x="22.078cm" svg:y="-0.256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16;p19" draw:style-name="Mgr11" draw:text-style-name="MP10" draw:layer="layout" svg:width="2.261cm" svg:height="1.298cm" svg:x="22.452cm" svg:y="-1.491cm">
            <text:p/>
            <draw:enhanced-geometry draw:mirror-horizontal="true" draw:mirror-vertical="false" svg:viewBox="0 0 21600 21600" draw:type="mso-spt32" draw:enhanced-path="M 0 0 L 21600 21600 N"/>
          </draw:custom-shape>
          <draw:custom-shape draw:name="Google Shape;1117;p19" draw:style-name="Mgr11" draw:text-style-name="MP10" draw:layer="layout" svg:width="0.367cm" svg:height="0.402cm" draw:transform="rotate (-3.14159265358979) translate (22.824cm 0.52cm)">
            <text:p/>
            <draw:enhanced-geometry draw:mirror-horizontal="false" draw:mirror-vertical="false" svg:viewBox="0 0 21600 21600" draw:type="mso-spt32" draw:enhanced-path="M 0 0 L 21600 21600 N"/>
          </draw:custom-shape>
          <draw:custom-shape draw:name="Google Shape;1118;p19" draw:style-name="Mgr11" draw:text-style-name="MP10" draw:layer="layout" svg:width="3.612cm" svg:height="0.138cm" draw:transform="rotate (-3.14159265358979) translate (22.082cm -0.037cm)">
            <text:p/>
            <draw:enhanced-geometry draw:mirror-horizontal="false" draw:mirror-vertical="false" svg:viewBox="0 0 21600 21600" draw:type="mso-spt32" draw:enhanced-path="M 0 0 L 21600 21600 N"/>
          </draw:custom-shape>
          <draw:custom-shape draw:name="Google Shape;1119;p19" draw:style-name="Mgr18" draw:text-style-name="MP5" draw:layer="layout" svg:width="0.437cm" svg:height="0.437cm" svg:x="26.1cm" svg:y="1.501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20;p19" draw:style-name="Mgr11" draw:text-style-name="MP10" draw:layer="layout" svg:width="1.295cm" svg:height="2.992cm" draw:transform="rotate (-3.14159265358979) translate (26.323cm 1.501cm)">
            <text:p/>
            <draw:enhanced-geometry draw:mirror-horizontal="false" draw:mirror-vertical="false" svg:viewBox="0 0 21600 21600" draw:type="mso-spt32" draw:enhanced-path="M 0 0 L 21600 21600 N"/>
          </draw:custom-shape>
          <draw:custom-shape draw:name="Google Shape;1121;p19" draw:style-name="Mgr11" draw:text-style-name="MP10" draw:layer="layout" svg:width="1.807cm" svg:height="0.487cm" draw:transform="rotate (-3.14159265358979) translate (26.104cm 1.72cm)">
            <text:p/>
            <draw:enhanced-geometry draw:mirror-horizontal="false" draw:mirror-vertical="false" svg:viewBox="0 0 21600 21600" draw:type="mso-spt32" draw:enhanced-path="M 0 0 L 21600 21600 N"/>
          </draw:custom-shape>
          <draw:custom-shape draw:name="Google Shape;1122;p19" draw:style-name="Mgr11" draw:text-style-name="MP10" draw:layer="layout" svg:width="1.29cm" svg:height="0.622cm" svg:x="24.877cm" svg:y="1.875cm">
            <text:p/>
            <draw:enhanced-geometry draw:mirror-horizontal="true" draw:mirror-vertical="false" svg:viewBox="0 0 21600 21600" draw:type="mso-spt32" draw:enhanced-path="M 0 0 L 21600 21600 N"/>
          </draw:custom-shape>
          <draw:custom-shape draw:name="Google Shape;1123;p19" draw:style-name="Mgr11" draw:text-style-name="MP10" draw:layer="layout" svg:width="1.22cm" svg:height="5.113cm" svg:x="24.947cm" svg:y="1.875cm">
            <text:p/>
            <draw:enhanced-geometry draw:mirror-horizontal="true" draw:mirror-vertical="false" svg:viewBox="0 0 21600 21600" draw:type="mso-spt32" draw:enhanced-path="M 0 0 L 21600 21600 N"/>
          </draw:custom-shape>
          <draw:custom-shape draw:name="Google Shape;1112;p19" draw:style-name="Mgr38" draw:text-style-name="MP5" draw:layer="layout" svg:width="0.317cm" svg:height="0.317cm" svg:x="22.774cm" svg:y="0.473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98;p19" draw:style-name="Mgr39" draw:text-style-name="MP7" draw:layer="layout" svg:width="0.24cm" svg:height="0.24cm" svg:x="24.09cm" svg:y="1.027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124;p19">
          <draw:custom-shape draw:name="Google Shape;1125;p19" draw:style-name="Mgr40" draw:text-style-name="MP5" draw:layer="layout" svg:width="0.357cm" svg:height="0.357cm" draw:transform="rotate (2.64068315826742) translate (8.765cm 13.8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26;p19" draw:style-name="Mgr40" draw:text-style-name="MP5" draw:layer="layout" svg:width="0.357cm" svg:height="0.357cm" draw:transform="rotate (2.64068315826742) translate (0.993cm 13.7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27;p19" draw:style-name="Mgr5" draw:text-style-name="MP6" draw:layer="layout" svg:width="0.738cm" svg:height="0.738cm" draw:transform="rotate (2.64173035581862) translate (4.723cm 14.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28;p19" draw:style-name="Mgr39" draw:text-style-name="MP7" draw:layer="layout" svg:width="0.239cm" svg:height="0.239cm" draw:transform="rotate (2.63981049364142) translate (3.9cm 16.8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29;p19" draw:style-name="Mgr41" draw:text-style-name="MP6" draw:layer="layout" svg:width="0.176cm" svg:height="0.176cm" draw:transform="rotate (2.64225395459421) translate (4.961cm 19.3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30;p19" draw:style-name="Mgr42" draw:text-style-name="MP9" draw:layer="layout" svg:width="0.239cm" svg:height="0.239cm" draw:transform="rotate (2.63981049364142) translate (0.708cm 17.0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31;p19" draw:style-name="Mgr42" draw:text-style-name="MP9" draw:layer="layout" svg:width="0.239cm" svg:height="0.239cm" draw:transform="rotate (2.63981049364142) translate (6.436cm 13.4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32;p19" draw:style-name="Mgr6" draw:text-style-name="MP7" draw:layer="layout" svg:width="0.362cm" svg:height="0.362cm" draw:transform="rotate (2.64190488874382) translate (-1.767cm 12.9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33;p19" draw:style-name="Mgr11" draw:text-style-name="MP10" draw:layer="layout" svg:width="1.013cm" svg:height="2.313cm" draw:transform="rotate (-3.14159265358979) translate (4.901cm 19.147cm)">
            <text:p/>
            <draw:enhanced-geometry draw:mirror-horizontal="false" draw:mirror-vertical="false" svg:viewBox="0 0 21600 21600" draw:type="mso-spt32" draw:enhanced-path="M 0 0 L 21600 21600 N"/>
          </draw:custom-shape>
          <draw:custom-shape draw:name="Google Shape;1134;p19" draw:style-name="Mgr11" draw:text-style-name="MP10" draw:layer="layout" svg:width="3.019cm" svg:height="0.025cm" draw:transform="rotate (-3.14159265358979) translate (3.734cm 16.778cm)">
            <text:p/>
            <draw:enhanced-geometry draw:mirror-horizontal="true" draw:mirror-vertical="false" svg:viewBox="0 0 21600 21600" draw:type="mso-spt32" draw:enhanced-path="M 0 0 L 21600 21600 N"/>
          </draw:custom-shape>
          <draw:custom-shape draw:name="Google Shape;1135;p19" draw:style-name="Mgr11" draw:text-style-name="MP10" draw:layer="layout" svg:width="3.596cm" svg:height="5.418cm" svg:x="5.011cm" svg:y="13.789cm">
            <text:p/>
            <draw:enhanced-geometry draw:mirror-horizontal="true" draw:mirror-vertical="false" svg:viewBox="0 0 21600 21600" draw:type="mso-spt32" draw:enhanced-path="M 0 0 L 21600 21600 N"/>
          </draw:custom-shape>
          <draw:custom-shape draw:name="Google Shape;1136;p19" draw:style-name="Mgr11" draw:text-style-name="MP10" draw:layer="layout" svg:width="4.074cm" svg:height="2.315cm" draw:transform="rotate (-3.14159265358979) translate (4.841cm 19.257cm)">
            <text:p/>
            <draw:enhanced-geometry draw:mirror-horizontal="false" draw:mirror-vertical="false" svg:viewBox="0 0 21600 21600" draw:type="mso-spt32" draw:enhanced-path="M 0 0 L 21600 21600 N"/>
          </draw:custom-shape>
          <draw:custom-shape draw:name="Google Shape;1137;p19" draw:style-name="Mgr11" draw:text-style-name="MP10" draw:layer="layout" svg:width="0.416cm" svg:height="3.135cm" draw:transform="rotate (-3.140894521889) translate (0.969cm 16.825cm)">
            <text:p/>
            <draw:enhanced-geometry draw:mirror-horizontal="true" draw:mirror-vertical="false" svg:viewBox="0 0 21600 21600" draw:type="mso-spt32" draw:enhanced-path="M 0 0 L 21600 21600 N"/>
          </draw:custom-shape>
          <draw:custom-shape draw:name="Google Shape;1138;p19" draw:style-name="Mgr11" draw:text-style-name="MP10" draw:layer="layout" svg:width="2.846cm" svg:height="2.912cm" draw:transform="rotate (-3.14159265358979) translate (3.819cm 16.603cm)">
            <text:p/>
            <draw:enhanced-geometry draw:mirror-horizontal="false" draw:mirror-vertical="false" svg:viewBox="0 0 21600 21600" draw:type="mso-spt32" draw:enhanced-path="M 0 0 L 21600 21600 N"/>
          </draw:custom-shape>
          <draw:custom-shape draw:name="Google Shape;1139;p19" draw:style-name="Mgr11" draw:text-style-name="MP10" draw:layer="layout" svg:width="2.032cm" svg:height="0.334cm" draw:transform="rotate (-3.14141812066459) translate (8.537cm 13.546cm)">
            <text:p/>
            <draw:enhanced-geometry draw:mirror-horizontal="false" draw:mirror-vertical="false" svg:viewBox="0 0 21600 21600" draw:type="mso-spt32" draw:enhanced-path="M 0 0 L 21600 21600 N"/>
          </draw:custom-shape>
          <draw:custom-shape draw:name="Google Shape;1140;p19" draw:style-name="Mgr11" draw:text-style-name="MP10" draw:layer="layout" svg:width="4.554cm" svg:height="3.002cm" svg:x="3.968cm" svg:y="13.682cm">
            <text:p/>
            <draw:enhanced-geometry draw:mirror-horizontal="true" draw:mirror-vertical="false" svg:viewBox="0 0 21600 21600" draw:type="mso-spt32" draw:enhanced-path="M 0 0 L 21600 21600 N"/>
          </draw:custom-shape>
          <draw:custom-shape draw:name="Google Shape;1141;p19" draw:style-name="Mgr11" draw:text-style-name="MP10" draw:layer="layout" svg:width="1.342cm" svg:height="0.452cm" svg:x="4.931cm" svg:y="13.278cm">
            <text:p/>
            <draw:enhanced-geometry draw:mirror-horizontal="true" draw:mirror-vertical="false" svg:viewBox="0 0 21600 21600" draw:type="mso-spt32" draw:enhanced-path="M 0 0 L 21600 21600 N"/>
          </draw:custom-shape>
          <draw:custom-shape draw:name="Google Shape;1142;p19" draw:style-name="Mgr11" draw:text-style-name="MP10" draw:layer="layout" svg:width="0.579cm" svg:height="2.443cm" draw:transform="rotate (-0.000698131700797933) translate (3.812cm 14.159cm)">
            <text:p/>
            <draw:enhanced-geometry draw:mirror-horizontal="true" draw:mirror-vertical="false" svg:viewBox="0 0 21600 21600" draw:type="mso-spt32" draw:enhanced-path="M 0 0 L 21600 21600 N"/>
          </draw:custom-shape>
          <draw:custom-shape draw:name="Google Shape;1143;p19" draw:style-name="Mgr11" draw:text-style-name="MP10" draw:layer="layout" svg:width="2.445cm" svg:height="0.683cm" draw:transform="rotate (-0.000174532925199667) translate (-1.68cm 12.748cm)">
            <text:p/>
            <draw:enhanced-geometry draw:mirror-horizontal="false" draw:mirror-vertical="false" svg:viewBox="0 0 21600 21600" draw:type="mso-spt32" draw:enhanced-path="M 0 0 L 21600 21600 N"/>
          </draw:custom-shape>
          <draw:custom-shape draw:name="Google Shape;1144;p19" draw:style-name="Mgr11" draw:text-style-name="MP10" draw:layer="layout" svg:width="6.635cm" svg:height="6.354cm" draw:transform="rotate (-3.14159265358979) translate (4.848cm 19.19cm)">
            <text:p/>
            <draw:enhanced-geometry draw:mirror-horizontal="false" draw:mirror-vertical="false" svg:viewBox="0 0 21600 21600" draw:type="mso-spt32" draw:enhanced-path="M 0 0 L 21600 21600 N"/>
          </draw:custom-shape>
          <draw:custom-shape draw:name="Google Shape;1145;p19" draw:style-name="Mgr42" draw:text-style-name="MP9" draw:layer="layout" svg:width="0.239cm" svg:height="0.239cm" draw:transform="rotate (2.63981049364142) translate (1.543cm 12.9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46;p19" draw:style-name="Mgr11" draw:text-style-name="MP10" draw:layer="layout" svg:width="3.045cm" svg:height="0.179cm" draw:transform="rotate (-0.000174532925199667) translate (-1.666cm 12.61cm)">
            <text:p/>
            <draw:enhanced-geometry draw:mirror-horizontal="false" draw:mirror-vertical="false" svg:viewBox="0 0 21600 21600" draw:type="mso-spt32" draw:enhanced-path="M 0 0 L 21600 21600 N"/>
          </draw:custom-shape>
          <draw:custom-shape draw:name="Google Shape;1147;p19" draw:style-name="Mgr11" draw:text-style-name="MP10" draw:layer="layout" svg:width="2.65cm" svg:height="0.843cm" draw:transform="rotate (0.000174532925199433) translate (1.601cm 12.813cm)">
            <text:p/>
            <draw:enhanced-geometry draw:mirror-horizontal="false" draw:mirror-vertical="false" svg:viewBox="0 0 21600 21600" draw:type="mso-spt32" draw:enhanced-path="M 0 0 L 21600 21600 N"/>
          </draw:custom-shape>
          <draw:custom-shape draw:name="Google Shape;1148;p19" draw:style-name="Mgr11" draw:text-style-name="MP10" draw:layer="layout" svg:width="0.429cm" svg:height="0.499cm" draw:transform="rotate (-0.000349065850398201) translate (1.004cm 12.861cm)">
            <text:p/>
            <draw:enhanced-geometry draw:mirror-horizontal="true" draw:mirror-vertical="false" svg:viewBox="0 0 21600 21600" draw:type="mso-spt32" draw:enhanced-path="M 0 0 L 21600 21600 N"/>
          </draw:custom-shape>
          <draw:custom-shape draw:name="Google Shape;1149;p19" draw:style-name="Mgr11" draw:text-style-name="MP10" draw:layer="layout" svg:width="2.289cm" svg:height="3.731cm" svg:x="1.529cm" svg:y="12.871cm">
            <text:p/>
            <draw:enhanced-geometry draw:mirror-horizontal="false" draw:mirror-vertical="false" svg:viewBox="0 0 21600 21600" draw:type="mso-spt32" draw:enhanced-path="M 0 0 L 21600 21600 N"/>
          </draw:custom-shape>
          <draw:custom-shape draw:name="Google Shape;1150;p19" draw:style-name="Mgr43" draw:text-style-name="MP7" draw:layer="layout" svg:width="0.357cm" svg:height="0.357cm" draw:transform="rotate (2.64068315826742) translate (7.015cm 1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51;p19" draw:style-name="Mgr11" draw:text-style-name="MP10" draw:layer="layout" svg:width="1.871cm" svg:height="0.003cm" draw:transform="rotate (3.14141812066459) translate (6.768cm 14.012cm)">
            <text:p/>
            <draw:enhanced-geometry draw:mirror-horizontal="true" draw:mirror-vertical="false" svg:viewBox="0 0 21600 21600" draw:type="mso-spt32" draw:enhanced-path="M 0 0 L 21600 21600 N"/>
          </draw:custom-shape>
          <draw:custom-shape draw:name="Google Shape;1152;p19" draw:style-name="Mgr11" draw:text-style-name="MP10" draw:layer="layout" svg:width="1.407cm" svg:height="0.224cm" draw:transform="rotate (3.14141812066459) translate (8.519cm 13.907cm)">
            <text:p/>
            <draw:enhanced-geometry draw:mirror-horizontal="true" draw:mirror-vertical="false" svg:viewBox="0 0 21600 21600" draw:type="mso-spt32" draw:enhanced-path="M 0 0 L 21600 21600 N"/>
          </draw:custom-shape>
          <draw:custom-shape draw:name="Google Shape;1153;p19" draw:style-name="Mgr11" draw:text-style-name="MP10" draw:layer="layout" svg:width="2.947cm" svg:height="2.498cm" draw:transform="rotate (-3.14159265358979) translate (6.854cm 16.613cm)">
            <text:p/>
            <draw:enhanced-geometry draw:mirror-horizontal="true" draw:mirror-vertical="false" svg:viewBox="0 0 21600 21600" draw:type="mso-spt32" draw:enhanced-path="M 0 0 L 21600 21600 N"/>
          </draw:custom-shape>
        </draw:g>
      </draw:g>
      <draw:frame presentation:style-name="CUSTOM_5f_5-outline1" draw:layer="backgroundobjects" svg:width="22.859cm" svg:height="8.286cm" svg:x="1.27cm" svg:y="3.343cm" presentation:class="outline" presentation:placeholder="true">
        <draw:text-box/>
      </draw:frame>
      <presentation:notes style:page-layout-name="PM2">
        <draw:page-thumbnail presentation:style-name="CUSTOM_5f_5-title" draw:layer="backgroundobjects" svg:width="16.931cm" svg:height="9.524cm" svg:x="1.059cm" svg:y="1.93cm" presentation:class="page"/>
        <draw:frame presentation:style-name="CUSTOM_5f_5-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5f_TITLE_5f_AND_5f_DESCRIPTION" style:display-name="SECTION_TITLE_AND_DESCRIPTION" style:page-layout-name="PM1" draw:style-name="Mdp1">
      <draw:frame draw:name="Google Shape;469;p9" presentation:style-name="SECTION_5f_TITLE_5f_AND_5f_DESCRIPTION-title" draw:layer="backgroundobjects" svg:width="21.399cm" svg:height="1.59cm" svg:x="2cm" svg:y="1.236cm" presentation:class="title" presentation:placeholder="true" presentation:user-transformed="true">
        <draw:text-box/>
      </draw:frame>
      <draw:g draw:name="Google Shape;472;p9">
        <draw:g draw:name="Google Shape;473;p9">
          <draw:custom-shape draw:name="Google Shape;474;p9" draw:style-name="Mgr24" draw:text-style-name="MP5" draw:layer="layout" svg:width="0.24cm" svg:height="0.24cm" svg:x="1.116cm" svg:y="10.9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5;p9" draw:style-name="Mgr34" draw:text-style-name="MP7" draw:layer="layout" svg:width="0.388cm" svg:height="0.388cm" svg:x="0.529cm" svg:y="11.2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6;p9" draw:style-name="Mgr35" draw:text-style-name="MP9" draw:layer="layout" svg:width="0.142cm" svg:height="0.142cm" svg:x="0.652cm" svg:y="10.7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77;p9">
          <draw:custom-shape draw:name="Google Shape;478;p9" draw:style-name="Mgr24" draw:text-style-name="MP5" draw:layer="layout" svg:width="0.24cm" svg:height="0.24cm" draw:transform="rotate (-1.64671814925665) translate (24.931cm 1.4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9;p9" draw:style-name="Mgr36" draw:text-style-name="MP6" draw:layer="layout" svg:width="0.388cm" svg:height="0.388cm" draw:transform="rotate (-1.64671814925665) translate (24.313cm 0.8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0;p9" draw:style-name="Mgr35" draw:text-style-name="MP9" draw:layer="layout" svg:width="0.141cm" svg:height="0.141cm" draw:transform="rotate (-1.64671814925665) translate (24.63cm 0.5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1;p9" draw:style-name="Mgr37" draw:text-style-name="MP7" draw:layer="layout" svg:width="0.141cm" svg:height="0.141cm" draw:transform="rotate (-1.64671814925665) translate (24.02cm 1.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482;p9">
        <draw:g draw:name="Google Shape;483;p9">
          <draw:custom-shape draw:name="Google Shape;484;p9" draw:style-name="Mgr44" draw:text-style-name="MP5" draw:layer="layout" svg:width="0.356cm" svg:height="0.356cm" draw:transform="rotate (-2.82132473584883) translate (2.5cm -6.258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5;p9" draw:style-name="Mgr45" draw:text-style-name="MP5" draw:layer="layout" svg:width="0.455cm" svg:height="0.455cm" draw:transform="rotate (-2.82149926877403) translate (7.873cm 0.111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6;p9" draw:style-name="Mgr5" draw:text-style-name="MP6" draw:layer="layout" svg:width="0.738cm" svg:height="0.738cm" draw:transform="rotate (-2.82027753829764) translate (5.397cm -2.985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7;p9" draw:style-name="Mgr39" draw:text-style-name="MP7" draw:layer="layout" svg:width="0.239cm" svg:height="0.24cm" draw:transform="rotate (-2.82429179557722) translate (3.159cm -0.224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8;p9" draw:style-name="Mgr46" draw:text-style-name="MP5" draw:layer="layout" svg:width="0.33cm" svg:height="0.33cm" draw:transform="rotate (-2.82149926877403) translate (0.734cm 0.635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9;p9" draw:style-name="Mgr47" draw:text-style-name="MP9" draw:layer="layout" svg:width="0.239cm" svg:height="0.237cm" draw:transform="rotate (2.7075292686188) translate (5.409cm 0.811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90;p9" draw:style-name="Mgr42" draw:text-style-name="MP9" draw:layer="layout" svg:width="0.239cm" svg:height="0.24cm" draw:transform="rotate (-2.82429179557722) translate (4.282cm -4.872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91;p9" draw:style-name="Mgr6" draw:text-style-name="MP7" draw:layer="layout" svg:width="0.362cm" svg:height="0.361cm" draw:transform="rotate (-2.82132473584883) translate (10.562cm 1.068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92;p9" draw:style-name="Mgr11" draw:text-style-name="MP10" draw:layer="layout" svg:width="2.222cm" svg:height="0.702cm" draw:transform="rotate (-3.14159265358979) translate (2.9cm 0.456cm)">
            <text:p/>
            <draw:enhanced-geometry draw:mirror-horizontal="true" draw:mirror-vertical="false" svg:viewBox="0 0 21600 21600" draw:type="mso-spt32" draw:enhanced-path="M 0 0 L 21600 21600 N"/>
          </draw:custom-shape>
          <draw:custom-shape draw:name="Google Shape;493;p9" draw:style-name="Mgr11" draw:text-style-name="MP10" draw:layer="layout" svg:width="2.18cm" svg:height="0.806cm" draw:transform="rotate (-3.14159265358979) translate (5.302cm 0.543cm)">
            <text:p/>
            <draw:enhanced-geometry draw:mirror-horizontal="false" draw:mirror-vertical="false" svg:viewBox="0 0 21600 21600" draw:type="mso-spt32" draw:enhanced-path="M 0 0 L 21600 21600 N"/>
          </draw:custom-shape>
          <draw:custom-shape draw:name="Google Shape;494;p9" draw:style-name="Mgr11" draw:text-style-name="MP10" draw:layer="layout" svg:width="1.637cm" svg:height="6.573cm" svg:x="0.577cm" svg:y="-6.201cm">
            <text:p/>
            <draw:enhanced-geometry draw:mirror-horizontal="true" draw:mirror-vertical="false" svg:viewBox="0 0 21600 21600" draw:type="mso-spt32" draw:enhanced-path="M 0 0 L 21600 21600 N"/>
          </draw:custom-shape>
          <draw:custom-shape draw:name="Google Shape;495;p9" draw:style-name="Mgr11" draw:text-style-name="MP10" draw:layer="layout" svg:width="4.557cm" svg:height="0.12cm" svg:x="0.686cm" svg:y="0.582cm">
            <text:p/>
            <draw:enhanced-geometry draw:mirror-horizontal="false" draw:mirror-vertical="false" svg:viewBox="0 0 21600 21600" draw:type="mso-spt32" draw:enhanced-path="M 0 0 L 21600 21600 N"/>
          </draw:custom-shape>
          <draw:custom-shape draw:name="Google Shape;496;p9" draw:style-name="Mgr11" draw:text-style-name="MP10" draw:layer="layout" svg:width="1.923cm" svg:height="0.532cm" draw:transform="rotate (-3.14159265358979) translate (7.382cm 0.602cm)">
            <text:p/>
            <draw:enhanced-geometry draw:mirror-horizontal="true" draw:mirror-vertical="false" svg:viewBox="0 0 21600 21600" draw:type="mso-spt32" draw:enhanced-path="M 0 0 L 21600 21600 N"/>
          </draw:custom-shape>
          <draw:custom-shape draw:name="Google Shape;497;p9" draw:style-name="Mgr11" draw:text-style-name="MP10" draw:layer="layout" svg:width="4.263cm" svg:height="0.331cm" svg:x="3.121cm" svg:y="-0.263cm">
            <text:p/>
            <draw:enhanced-geometry draw:mirror-horizontal="false" draw:mirror-vertical="false" svg:viewBox="0 0 21600 21600" draw:type="mso-spt32" draw:enhanced-path="M 0 0 L 21600 21600 N"/>
          </draw:custom-shape>
          <draw:custom-shape draw:name="Google Shape;498;p9" draw:style-name="Mgr11" draw:text-style-name="MP10" draw:layer="layout" svg:width="1.631cm" svg:height="1.258cm" svg:x="2.444cm" svg:y="-6.315cm">
            <text:p/>
            <draw:enhanced-geometry draw:mirror-horizontal="false" draw:mirror-vertical="false" svg:viewBox="0 0 21600 21600" draw:type="mso-spt32" draw:enhanced-path="M 0 0 L 21600 21600 N"/>
          </draw:custom-shape>
          <draw:custom-shape draw:name="Google Shape;499;p9" draw:style-name="Mgr11" draw:text-style-name="MP10" draw:layer="layout" svg:width="0.689cm" svg:height="5.795cm" svg:x="2.355cm" svg:y="-6.211cm">
            <text:p/>
            <draw:enhanced-geometry draw:mirror-horizontal="false" draw:mirror-vertical="false" svg:viewBox="0 0 21600 21600" draw:type="mso-spt32" draw:enhanced-path="M 0 0 L 21600 21600 N"/>
          </draw:custom-shape>
          <draw:custom-shape draw:name="Google Shape;500;p9" draw:style-name="Mgr11" draw:text-style-name="MP10" draw:layer="layout" svg:width="0.583cm" svg:height="1.292cm" svg:x="4.184cm" svg:y="-4.841cm">
            <text:p/>
            <draw:enhanced-geometry draw:mirror-horizontal="false" draw:mirror-vertical="false" svg:viewBox="0 0 21600 21600" draw:type="mso-spt32" draw:enhanced-path="M 0 0 L 21600 21600 N"/>
          </draw:custom-shape>
          <draw:custom-shape draw:name="Google Shape;501;p9" draw:style-name="Mgr11" draw:text-style-name="MP10" draw:layer="layout" svg:width="1.772cm" svg:height="2.452cm" svg:x="3.045cm" svg:y="-2.869cm">
            <text:p/>
            <draw:enhanced-geometry draw:mirror-horizontal="true" draw:mirror-vertical="false" svg:viewBox="0 0 21600 21600" draw:type="mso-spt32" draw:enhanced-path="M 0 0 L 21600 21600 N"/>
          </draw:custom-shape>
          <draw:custom-shape draw:name="Google Shape;502;p9" draw:style-name="Mgr11" draw:text-style-name="MP10" draw:layer="layout" svg:width="2.354cm" svg:height="0.857cm" draw:transform="rotate (-3.14159265358979) translate (10.161cm 0.896cm)">
            <text:p/>
            <draw:enhanced-geometry draw:mirror-horizontal="false" draw:mirror-vertical="false" svg:viewBox="0 0 21600 21600" draw:type="mso-spt32" draw:enhanced-path="M 0 0 L 21600 21600 N"/>
          </draw:custom-shape>
          <draw:custom-shape draw:name="Google Shape;503;p9" draw:style-name="Mgr11" draw:text-style-name="MP10" draw:layer="layout" svg:width="4.704cm" svg:height="0.341cm" svg:x="5.465cm" svg:y="0.693cm">
            <text:p/>
            <draw:enhanced-geometry draw:mirror-horizontal="false" draw:mirror-vertical="false" svg:viewBox="0 0 21600 21600" draw:type="mso-spt32" draw:enhanced-path="M 0 0 L 21600 21600 N"/>
          </draw:custom-shape>
          <draw:custom-shape draw:name="Google Shape;504;p9" draw:style-name="Mgr42" draw:text-style-name="MP9" draw:layer="layout" svg:width="0.239cm" svg:height="0.24cm" draw:transform="rotate (-2.82429179557722) translate (7.975cm -1.625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05;p9" draw:style-name="Mgr11" draw:text-style-name="MP10" draw:layer="layout" svg:width="2.313cm" svg:height="2.454cm" draw:transform="rotate (-3.14159265358979) translate (10.251cm 0.791cm)">
            <text:p/>
            <draw:enhanced-geometry draw:mirror-horizontal="false" draw:mirror-vertical="false" svg:viewBox="0 0 21600 21600" draw:type="mso-spt32" draw:enhanced-path="M 0 0 L 21600 21600 N"/>
          </draw:custom-shape>
          <draw:custom-shape draw:name="Google Shape;506;p9" draw:style-name="Mgr11" draw:text-style-name="MP10" draw:layer="layout" svg:width="2.424cm" svg:height="1.362cm" draw:transform="rotate (-3.14159265358979) translate (7.709cm -1.739cm)">
            <text:p/>
            <draw:enhanced-geometry draw:mirror-horizontal="false" draw:mirror-vertical="false" svg:viewBox="0 0 21600 21600" draw:type="mso-spt32" draw:enhanced-path="M 0 0 L 21600 21600 N"/>
          </draw:custom-shape>
          <draw:custom-shape draw:name="Google Shape;507;p9" draw:style-name="Mgr11" draw:text-style-name="MP10" draw:layer="layout" svg:width="0.124cm" svg:height="1.337cm" svg:x="7.661cm" svg:y="-1.587cm">
            <text:p/>
            <draw:enhanced-geometry draw:mirror-horizontal="true" draw:mirror-vertical="false" svg:viewBox="0 0 21600 21600" draw:type="mso-spt32" draw:enhanced-path="M 0 0 L 21600 21600 N"/>
          </draw:custom-shape>
          <draw:custom-shape draw:name="Google Shape;508;p9" draw:style-name="Mgr11" draw:text-style-name="MP10" draw:layer="layout" svg:width="4.601cm" svg:height="1.291cm" svg:x="3.11cm" svg:y="-1.647cm">
            <text:p/>
            <draw:enhanced-geometry draw:mirror-horizontal="true" draw:mirror-vertical="false" svg:viewBox="0 0 21600 21600" draw:type="mso-spt32" draw:enhanced-path="M 0 0 L 21600 21600 N"/>
          </draw:custom-shape>
          <draw:custom-shape draw:name="Google Shape;509;p9" draw:style-name="Mgr48" draw:text-style-name="MP7" draw:layer="layout" svg:width="0.356cm" svg:height="0.356cm" draw:transform="rotate (-2.82132473584883) translate (3.456cm -4.755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10;p9" draw:style-name="Mgr11" draw:text-style-name="MP10" draw:layer="layout" svg:width="1.272cm" svg:height="1.372cm" draw:transform="rotate (-3.14159265358979) translate (4.583cm -3.336cm)">
            <text:p/>
            <draw:enhanced-geometry draw:mirror-horizontal="false" draw:mirror-vertical="false" svg:viewBox="0 0 21600 21600" draw:type="mso-spt32" draw:enhanced-path="M 0 0 L 21600 21600 N"/>
          </draw:custom-shape>
          <draw:custom-shape draw:name="Google Shape;511;p9" draw:style-name="Mgr11" draw:text-style-name="MP10" draw:layer="layout" svg:width="0.794cm" svg:height="1.182cm" draw:transform="rotate (-3.14159265358979) translate (3.15cm -5.028cm)">
            <text:p/>
            <draw:enhanced-geometry draw:mirror-horizontal="false" draw:mirror-vertical="false" svg:viewBox="0 0 21600 21600" draw:type="mso-spt32" draw:enhanced-path="M 0 0 L 21600 21600 N"/>
          </draw:custom-shape>
          <draw:custom-shape draw:name="Google Shape;512;p9" draw:style-name="Mgr11" draw:text-style-name="MP10" draw:layer="layout" svg:width="0.128cm" svg:height="4.282cm" draw:transform="rotate (-3.14159265358979) translate (3.174cm -0.415cm)">
            <text:p/>
            <draw:enhanced-geometry draw:mirror-horizontal="true" draw:mirror-vertical="false" svg:viewBox="0 0 21600 21600" draw:type="mso-spt32" draw:enhanced-path="M 0 0 L 21600 21600 N"/>
          </draw:custom-shape>
          <draw:custom-shape draw:name="Google Shape;513;p9" draw:style-name="Mgr49" draw:text-style-name="MP6" draw:layer="layout" svg:width="0.662cm" svg:height="0.662cm" draw:transform="rotate (-2.82184833462443) translate (1.196cm 2.877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14;p9" draw:style-name="Mgr11" draw:text-style-name="MP10" draw:layer="layout" svg:width="2.083cm" svg:height="2.537cm" svg:x="0.881cm" svg:y="-0.187cm">
            <text:p/>
            <draw:enhanced-geometry draw:mirror-horizontal="true" draw:mirror-vertical="false" svg:viewBox="0 0 21600 21600" draw:type="mso-spt32" draw:enhanced-path="M 0 0 L 21600 21600 N"/>
          </draw:custom-shape>
          <draw:custom-shape draw:name="Google Shape;515;p9" draw:style-name="Mgr11" draw:text-style-name="MP10" draw:layer="layout" svg:width="0.029cm" svg:height="1.692cm" svg:x="0.603cm" svg:y="0.678cm">
            <text:p/>
            <draw:enhanced-geometry draw:mirror-horizontal="false" draw:mirror-vertical="false" svg:viewBox="0 0 21600 21600" draw:type="mso-spt32" draw:enhanced-path="M 0 0 L 21600 21600 N"/>
          </draw:custom-shape>
        </draw:g>
        <draw:g draw:name="Google Shape;516;p9">
          <draw:custom-shape draw:name="Google Shape;517;p9" draw:style-name="Mgr12" draw:text-style-name="MP7" draw:layer="layout" svg:width="0.54cm" svg:height="0.54cm" draw:transform="rotate (-2.54800617498652) translate (25.241cm 11.1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18;p9" draw:style-name="Mgr13" draw:text-style-name="MP9" draw:layer="layout" svg:width="0.54cm" svg:height="0.54cm" draw:transform="rotate (-2.54800617498652) translate (18.111cm 19.4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19;p9" draw:style-name="Mgr14" draw:text-style-name="MP9" draw:layer="layout" svg:width="1.114cm" svg:height="1.114cm" draw:transform="rotate (-2.54818070791172) translate (16.933cm 14.3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20;p9" draw:style-name="Mgr6" draw:text-style-name="MP7" draw:layer="layout" svg:width="0.361cm" svg:height="0.361cm" draw:transform="rotate (-2.54591177988413) translate (21.579cm 17.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21;p9" draw:style-name="Mgr50" draw:text-style-name="MP9" draw:layer="layout" svg:width="0.585cm" svg:height="0.585cm" draw:transform="rotate (-2.54643537865973) translate (24.85cm 13.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22;p9" draw:style-name="Mgr9" draw:text-style-name="MP5" draw:layer="layout" svg:width="0.361cm" svg:height="0.361cm" draw:transform="rotate (-2.54591177988413) translate (21.284cm 20.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23;p9" draw:style-name="Mgr51" draw:text-style-name="MP6" draw:layer="layout" svg:width="0.361cm" svg:height="0.361cm" draw:transform="rotate (-2.54591177988413) translate (20.647cm 13.9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24;p9" draw:style-name="Mgr16" draw:text-style-name="MP5" draw:layer="layout" svg:width="0.267cm" svg:height="0.267cm" draw:transform="rotate (-2.54660991158493) translate (15.54cm 17.4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25;p9" draw:style-name="Mgr11" draw:text-style-name="MP10" draw:layer="layout" svg:width="0.497cm" svg:height="2.808cm" draw:transform="rotate (-3.14159265358979) translate (21.425cm 20.061cm)">
            <text:p/>
            <draw:enhanced-geometry draw:mirror-horizontal="true" draw:mirror-vertical="false" svg:viewBox="0 0 21600 21600" draw:type="mso-spt32" draw:enhanced-path="M 0 0 L 21600 21600 N"/>
          </draw:custom-shape>
          <draw:custom-shape draw:name="Google Shape;526;p9" draw:style-name="Mgr11" draw:text-style-name="MP10" draw:layer="layout" svg:width="0.314cm" svg:height="2.05cm" svg:x="24.499cm" svg:y="11.343cm">
            <text:p/>
            <draw:enhanced-geometry draw:mirror-horizontal="true" draw:mirror-vertical="false" svg:viewBox="0 0 21600 21600" draw:type="mso-spt32" draw:enhanced-path="M 0 0 L 21600 21600 N"/>
          </draw:custom-shape>
          <draw:custom-shape draw:name="Google Shape;527;p9" draw:style-name="Mgr11" draw:text-style-name="MP10" draw:layer="layout" svg:width="3.206cm" svg:height="6.14cm" svg:x="21.182cm" svg:y="13.969cm">
            <text:p/>
            <draw:enhanced-geometry draw:mirror-horizontal="true" draw:mirror-vertical="false" svg:viewBox="0 0 21600 21600" draw:type="mso-spt32" draw:enhanced-path="M 0 0 L 21600 21600 N"/>
          </draw:custom-shape>
          <draw:custom-shape draw:name="Google Shape;528;p9" draw:style-name="Mgr11" draw:text-style-name="MP10" draw:layer="layout" svg:width="2.88cm" svg:height="0.924cm" draw:transform="rotate (-3.14159265358979) translate (20.882cm 20.313cm)">
            <text:p/>
            <draw:enhanced-geometry draw:mirror-horizontal="false" draw:mirror-vertical="false" svg:viewBox="0 0 21600 21600" draw:type="mso-spt32" draw:enhanced-path="M 0 0 L 21600 21600 N"/>
          </draw:custom-shape>
          <draw:custom-shape draw:name="Google Shape;529;p9" draw:style-name="Mgr11" draw:text-style-name="MP10" draw:layer="layout" svg:width="3.505cm" svg:height="1.79cm" svg:x="17.783cm" svg:y="17.28cm">
            <text:p/>
            <draw:enhanced-geometry draw:mirror-horizontal="true" draw:mirror-vertical="false" svg:viewBox="0 0 21600 21600" draw:type="mso-spt32" draw:enhanced-path="M 0 0 L 21600 21600 N"/>
          </draw:custom-shape>
          <draw:custom-shape draw:name="Google Shape;530;p9" draw:style-name="Mgr11" draw:text-style-name="MP10" draw:layer="layout" svg:width="4.094cm" svg:height="2.569cm" svg:x="20.546cm" svg:y="11.229cm">
            <text:p/>
            <draw:enhanced-geometry draw:mirror-horizontal="true" draw:mirror-vertical="false" svg:viewBox="0 0 21600 21600" draw:type="mso-spt32" draw:enhanced-path="M 0 0 L 21600 21600 N"/>
          </draw:custom-shape>
          <draw:custom-shape draw:name="Google Shape;531;p9" draw:style-name="Mgr11" draw:text-style-name="MP10" draw:layer="layout" svg:width="0.979cm" svg:height="2.949cm" svg:x="20.497cm" svg:y="14.051cm">
            <text:p/>
            <draw:enhanced-geometry draw:mirror-horizontal="false" draw:mirror-vertical="false" svg:viewBox="0 0 21600 21600" draw:type="mso-spt32" draw:enhanced-path="M 0 0 L 21600 21600 N"/>
          </draw:custom-shape>
          <draw:custom-shape draw:name="Google Shape;532;p9" draw:style-name="Mgr11" draw:text-style-name="MP10" draw:layer="layout" svg:width="3.511cm" svg:height="0.392cm" svg:x="16.702cm" svg:y="13.866cm">
            <text:p/>
            <draw:enhanced-geometry draw:mirror-horizontal="true" draw:mirror-vertical="false" svg:viewBox="0 0 21600 21600" draw:type="mso-spt32" draw:enhanced-path="M 0 0 L 21600 21600 N"/>
          </draw:custom-shape>
          <draw:custom-shape draw:name="Google Shape;533;p9" draw:style-name="Mgr11" draw:text-style-name="MP10" draw:layer="layout" svg:width="4.677cm" svg:height="2.452cm" svg:x="16.471cm" svg:y="14.616cm">
            <text:p/>
            <draw:enhanced-geometry draw:mirror-horizontal="false" draw:mirror-vertical="false" svg:viewBox="0 0 21600 21600" draw:type="mso-spt32" draw:enhanced-path="M 0 0 L 21600 21600 N"/>
          </draw:custom-shape>
          <draw:custom-shape draw:name="Google Shape;534;p9" draw:style-name="Mgr11" draw:text-style-name="MP10" draw:layer="layout" svg:width="0.672cm" svg:height="2.544cm" svg:x="15.38cm" svg:y="14.701cm">
            <text:p/>
            <draw:enhanced-geometry draw:mirror-horizontal="true" draw:mirror-vertical="false" svg:viewBox="0 0 21600 21600" draw:type="mso-spt32" draw:enhanced-path="M 0 0 L 21600 21600 N"/>
          </draw:custom-shape>
          <draw:custom-shape draw:name="Google Shape;535;p9" draw:style-name="Mgr11" draw:text-style-name="MP10" draw:layer="layout" svg:width="5.712cm" svg:height="0.097cm" svg:x="15.465cm" svg:y="17.204cm">
            <text:p/>
            <draw:enhanced-geometry draw:mirror-horizontal="true" draw:mirror-vertical="false" svg:viewBox="0 0 21600 21600" draw:type="mso-spt32" draw:enhanced-path="M 0 0 L 21600 21600 N"/>
          </draw:custom-shape>
          <draw:custom-shape draw:name="Google Shape;536;p9" draw:style-name="Mgr11" draw:text-style-name="MP10" draw:layer="layout" svg:width="2.154cm" svg:height="1.623cm" svg:x="15.429cm" svg:y="17.488cm">
            <text:p/>
            <draw:enhanced-geometry draw:mirror-horizontal="false" draw:mirror-vertical="false" svg:viewBox="0 0 21600 21600" draw:type="mso-spt32" draw:enhanced-path="M 0 0 L 21600 21600 N"/>
          </draw:custom-shape>
          <draw:custom-shape draw:name="Google Shape;537;p9" draw:style-name="Mgr11" draw:text-style-name="MP10" draw:layer="layout" svg:width="5.367cm" svg:height="2.774cm" draw:transform="rotate (-3.14159265358979) translate (20.854cm 20.177cm)">
            <text:p/>
            <draw:enhanced-geometry draw:mirror-horizontal="false" draw:mirror-vertical="false" svg:viewBox="0 0 21600 21600" draw:type="mso-spt32" draw:enhanced-path="M 0 0 L 21600 21600 N"/>
          </draw:custom-shape>
          <draw:custom-shape draw:name="Google Shape;538;p9" draw:style-name="Mgr11" draw:text-style-name="MP10" draw:layer="layout" svg:width="8.715cm" svg:height="3.556cm" svg:x="15.481cm" svg:y="13.846cm">
            <text:p/>
            <draw:enhanced-geometry draw:mirror-horizontal="true" draw:mirror-vertical="false" svg:viewBox="0 0 21600 21600" draw:type="mso-spt32" draw:enhanced-path="M 0 0 L 21600 21600 N"/>
          </draw:custom-shape>
          <draw:custom-shape draw:name="Google Shape;539;p9" draw:style-name="Mgr11" draw:text-style-name="MP10" draw:layer="layout" svg:width="3.609cm" svg:height="0.172cm" svg:x="20.542cm" svg:y="13.626cm">
            <text:p/>
            <draw:enhanced-geometry draw:mirror-horizontal="true" draw:mirror-vertical="false" svg:viewBox="0 0 21600 21600" draw:type="mso-spt32" draw:enhanced-path="M 0 0 L 21600 21600 N"/>
          </draw:custom-shape>
          <draw:custom-shape draw:name="Google Shape;540;p9" draw:style-name="Mgr11" draw:text-style-name="MP10" draw:layer="layout" svg:width="1.531cm" svg:height="4.411cm" draw:transform="rotate (-3.14159265358979) translate (17.584cm 19.112cm)">
            <text:p/>
            <draw:enhanced-geometry draw:mirror-horizontal="false" draw:mirror-vertical="false" svg:viewBox="0 0 21600 21600" draw:type="mso-spt32" draw:enhanced-path="M 0 0 L 21600 21600 N"/>
          </draw:custom-shape>
          <draw:custom-shape draw:name="Google Shape;541;p9" draw:style-name="Mgr6" draw:text-style-name="MP7" draw:layer="layout" svg:width="0.361cm" svg:height="0.361cm" draw:transform="rotate (-2.54591177988413) translate (13.646cm 13.7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42;p9" draw:style-name="Mgr11" draw:text-style-name="MP10" draw:layer="layout" svg:width="1.917cm" svg:height="3.36cm" draw:transform="rotate (-3.14159265358979) translate (15.279cm 17.266cm)">
            <text:p/>
            <draw:enhanced-geometry draw:mirror-horizontal="false" draw:mirror-vertical="false" svg:viewBox="0 0 21600 21600" draw:type="mso-spt32" draw:enhanced-path="M 0 0 L 21600 21600 N"/>
          </draw:custom-shape>
          <draw:custom-shape draw:name="Google Shape;543;p9" draw:style-name="Mgr11" draw:text-style-name="MP10" draw:layer="layout" svg:width="2.038cm" svg:height="0.285cm" svg:x="13.573cm" svg:y="13.762cm">
            <text:p/>
            <draw:enhanced-geometry draw:mirror-horizontal="false" draw:mirror-vertical="false" svg:viewBox="0 0 21600 21600" draw:type="mso-spt32" draw:enhanced-path="M 0 0 L 21600 21600 N"/>
          </draw:custom-shape>
          <draw:custom-shape draw:name="Google Shape;544;p9" draw:style-name="Mgr4" draw:text-style-name="MP5" draw:layer="layout" svg:width="0.54cm" svg:height="0.54cm" draw:transform="rotate (-2.54800617498652) translate (16.747cm 12.8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45;p9" draw:style-name="Mgr11" draw:text-style-name="MP10" draw:layer="layout" svg:width="2.561cm" svg:height="0.866cm" draw:transform="rotate (-3.14159265358979) translate (16.102cm 13.626cm)">
            <text:p/>
            <draw:enhanced-geometry draw:mirror-horizontal="true" draw:mirror-vertical="false" svg:viewBox="0 0 21600 21600" draw:type="mso-spt32" draw:enhanced-path="M 0 0 L 21600 21600 N"/>
          </draw:custom-shape>
          <draw:custom-shape draw:name="Google Shape;546;p9" draw:style-name="Mgr11" draw:text-style-name="MP10" draw:layer="layout" svg:width="3.58cm" svg:height="1.003cm" svg:x="16.637cm" svg:y="12.862cm">
            <text:p/>
            <draw:enhanced-geometry draw:mirror-horizontal="false" draw:mirror-vertical="false" svg:viewBox="0 0 21600 21600" draw:type="mso-spt32" draw:enhanced-path="M 0 0 L 21600 21600 N"/>
          </draw:custom-shape>
          <draw:custom-shape draw:name="Google Shape;547;p9" draw:style-name="Mgr11" draw:text-style-name="MP10" draw:layer="layout" svg:width="0.054cm" svg:height="0.53cm" svg:x="16.265cm" svg:y="13.076cm">
            <text:p/>
            <draw:enhanced-geometry draw:mirror-horizontal="true" draw:mirror-vertical="false" svg:viewBox="0 0 21600 21600" draw:type="mso-spt32" draw:enhanced-path="M 0 0 L 21600 21600 N"/>
          </draw:custom-shape>
        </draw:g>
      </draw:g>
      <draw:frame presentation:style-name="SECTION_5f_TITLE_5f_AND_5f_DESCRIPTION-outline1" draw:layer="backgroundobjects" svg:width="22.859cm" svg:height="8.286cm" svg:x="1.27cm" svg:y="3.343cm" presentation:class="outline" presentation:placeholder="true">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5f_HEADER" style:display-name="SECTION_HEADER" style:page-layout-name="PM1" draw:style-name="Mdp1">
      <draw:frame draw:name="Google Shape;81;p3" presentation:style-name="SECTION_5f_HEADER-title" draw:layer="backgroundobjects" svg:width="17.271cm" svg:height="4.656cm" svg:x="4.064cm" svg:y="5.684cm" presentation:class="title" presentation:placeholder="true" presentation:user-transformed="true">
        <draw:text-box/>
      </draw:frame>
      <draw:frame draw:name="Google Shape;82;p3" presentation:style-name="Mpr10" draw:text-style-name="MP14" draw:layer="backgroundobjects" svg:width="4.588cm" svg:height="3.135cm" svg:x="10.405cm" svg:y="2.249cm" presentation:class="title" presentation:user-transformed="true">
        <draw:text-box>
          <text:p text:style-name="MP13"><text:span text:style-name="MT3">xx%</text:span></text:p>
        </draw:text-box>
      </draw:frame>
      <draw:g draw:name="Google Shape;84;p3">
        <draw:g draw:name="Google Shape;85;p3">
          <draw:custom-shape draw:name="Google Shape;86;p3" draw:style-name="Mgr13" draw:text-style-name="MP9" draw:layer="layout" svg:width="0.54cm" svg:height="0.54cm" draw:transform="rotate (-3.01348548649341) translate (6.838cm 0.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7;p3" draw:style-name="Mgr13" draw:text-style-name="MP9" draw:layer="layout" svg:width="0.54cm" svg:height="0.54cm" draw:transform="rotate (-3.01348548649341) translate (-1.763cm 6.6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p3" draw:style-name="Mgr14" draw:text-style-name="MP9" draw:layer="layout" svg:width="1.114cm" svg:height="1.114cm" draw:transform="rotate (-3.01418361819421) translate (2.162cm 0.4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9;p3" draw:style-name="Mgr6" draw:text-style-name="MP7" draw:layer="layout" svg:width="0.361cm" svg:height="0.361cm" draw:transform="rotate (-3.01243828894221) translate (1.145cm 1.8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0;p3" draw:style-name="Mgr52" draw:text-style-name="MP6" draw:layer="layout" svg:width="0.705cm" svg:height="0.705cm" draw:transform="rotate (-3.01366001941861) translate (3.821cm 3.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1;p3" draw:style-name="Mgr9" draw:text-style-name="MP5" draw:layer="layout" svg:width="0.361cm" svg:height="0.361cm" draw:transform="rotate (-3.01243828894221) translate (1.562cm 7.0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2;p3" draw:style-name="Mgr51" draw:text-style-name="MP6" draw:layer="layout" svg:width="0.361cm" svg:height="0.361cm" draw:transform="rotate (-2.90003908511378) translate (5.253cm 0.3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3;p3" draw:style-name="Mgr16" draw:text-style-name="MP5" draw:layer="layout" svg:width="0.267cm" svg:height="0.267cm" draw:transform="rotate (-3.01383455234381) translate (-1.763cm 2.7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4;p3" draw:style-name="Mgr11" draw:text-style-name="MP10" draw:layer="layout" svg:width="2.06cm" svg:height="0.714cm" draw:transform="rotate (-3.14159265358979) translate (3.147cm 2.564cm)">
            <text:p/>
            <draw:enhanced-geometry draw:mirror-horizontal="false" draw:mirror-vertical="false" svg:viewBox="0 0 21600 21600" draw:type="mso-spt32" draw:enhanced-path="M 0 0 L 21600 21600 N"/>
          </draw:custom-shape>
          <draw:custom-shape draw:name="Google Shape;95;p3" draw:style-name="Mgr11" draw:text-style-name="MP10" draw:layer="layout" svg:width="0.369cm" svg:height="4.751cm" draw:transform="rotate (-3.14159265358979) translate (1.336cm 6.67cm)">
            <text:p/>
            <draw:enhanced-geometry draw:mirror-horizontal="false" draw:mirror-vertical="false" svg:viewBox="0 0 21600 21600" draw:type="mso-spt32" draw:enhanced-path="M 0 0 L 21600 21600 N"/>
          </draw:custom-shape>
          <draw:custom-shape draw:name="Google Shape;96;p3" draw:style-name="Mgr11" draw:text-style-name="MP10" draw:layer="layout" svg:width="2.624cm" svg:height="1.788cm" svg:x="3.642cm" svg:y="0.711cm">
            <text:p/>
            <draw:enhanced-geometry draw:mirror-horizontal="true" draw:mirror-vertical="false" svg:viewBox="0 0 21600 21600" draw:type="mso-spt32" draw:enhanced-path="M 0 0 L 21600 21600 N"/>
          </draw:custom-shape>
          <draw:custom-shape draw:name="Google Shape;97;p3" draw:style-name="Mgr11" draw:text-style-name="MP10" draw:layer="layout" svg:width="1.671cm" svg:height="3.766cm" svg:x="1.535cm" svg:y="3.059cm">
            <text:p/>
            <draw:enhanced-geometry draw:mirror-horizontal="true" draw:mirror-vertical="false" svg:viewBox="0 0 21600 21600" draw:type="mso-spt32" draw:enhanced-path="M 0 0 L 21600 21600 N"/>
          </draw:custom-shape>
          <draw:custom-shape draw:name="Google Shape;98;p3" draw:style-name="Mgr11" draw:text-style-name="MP10" draw:layer="layout" svg:width="3.031cm" svg:height="0.323cm" draw:transform="rotate (-3.14159265358979) translate (1.179cm 6.872cm)">
            <text:p/>
            <draw:enhanced-geometry draw:mirror-horizontal="false" draw:mirror-vertical="false" svg:viewBox="0 0 21600 21600" draw:type="mso-spt32" draw:enhanced-path="M 0 0 L 21600 21600 N"/>
          </draw:custom-shape>
          <draw:custom-shape draw:name="Google Shape;99;p3" draw:style-name="Mgr11" draw:text-style-name="MP10" draw:layer="layout" svg:width="2.732cm" svg:height="4.287cm" svg:x="-1.901cm" svg:y="1.882cm">
            <text:p/>
            <draw:enhanced-geometry draw:mirror-horizontal="true" draw:mirror-vertical="false" svg:viewBox="0 0 21600 21600" draw:type="mso-spt32" draw:enhanced-path="M 0 0 L 21600 21600 N"/>
          </draw:custom-shape>
          <draw:custom-shape draw:name="Google Shape;100;p3" draw:style-name="Mgr11" draw:text-style-name="MP10" draw:layer="layout" svg:width="1.077cm" svg:height="0.407cm" draw:transform="rotate (-3.14159265358979) translate (6.267cm 0.711cm)">
            <text:p/>
            <draw:enhanced-geometry draw:mirror-horizontal="false" draw:mirror-vertical="false" svg:viewBox="0 0 21600 21600" draw:type="mso-spt32" draw:enhanced-path="M 0 0 L 21600 21600 N"/>
          </draw:custom-shape>
          <draw:custom-shape draw:name="Google Shape;101;p3" draw:style-name="Mgr11" draw:text-style-name="MP10" draw:layer="layout" svg:width="3.735cm" svg:height="1.462cm" svg:x="1.118cm" svg:y="0.252cm">
            <text:p/>
            <draw:enhanced-geometry draw:mirror-horizontal="true" draw:mirror-vertical="false" svg:viewBox="0 0 21600 21600" draw:type="mso-spt32" draw:enhanced-path="M 0 0 L 21600 21600 N"/>
          </draw:custom-shape>
          <draw:custom-shape draw:name="Google Shape;102;p3" draw:style-name="Mgr11" draw:text-style-name="MP10" draw:layer="layout" svg:width="2.878cm" svg:height="0.049cm" svg:x="1.979cm" svg:y="0.252cm">
            <text:p/>
            <draw:enhanced-geometry draw:mirror-horizontal="true" draw:mirror-vertical="false" svg:viewBox="0 0 21600 21600" draw:type="mso-spt32" draw:enhanced-path="M 0 0 L 21600 21600 N"/>
          </draw:custom-shape>
          <draw:custom-shape draw:name="Google Shape;103;p3" draw:style-name="Mgr11" draw:text-style-name="MP10" draw:layer="layout" svg:width="3.027cm" svg:height="2.142cm" svg:x="-1.835cm" svg:y="0.402cm">
            <text:p/>
            <draw:enhanced-geometry draw:mirror-horizontal="true" draw:mirror-vertical="false" svg:viewBox="0 0 21600 21600" draw:type="mso-spt32" draw:enhanced-path="M 0 0 L 21600 21600 N"/>
          </draw:custom-shape>
          <draw:custom-shape draw:name="Google Shape;104;p3" draw:style-name="Mgr11" draw:text-style-name="MP10" draw:layer="layout" svg:width="2.542cm" svg:height="0.872cm" svg:x="-1.78cm" svg:y="1.761cm">
            <text:p/>
            <draw:enhanced-geometry draw:mirror-horizontal="true" draw:mirror-vertical="false" svg:viewBox="0 0 21600 21600" draw:type="mso-spt32" draw:enhanced-path="M 0 0 L 21600 21600 N"/>
          </draw:custom-shape>
          <draw:custom-shape draw:name="Google Shape;105;p3" draw:style-name="Mgr11" draw:text-style-name="MP10" draw:layer="layout" svg:width="0.383cm" svg:height="3.433cm" svg:x="-2.285cm" svg:y="2.784cm">
            <text:p/>
            <draw:enhanced-geometry draw:mirror-horizontal="true" draw:mirror-vertical="false" svg:viewBox="0 0 21600 21600" draw:type="mso-spt32" draw:enhanced-path="M 0 0 L 21600 21600 N"/>
          </draw:custom-shape>
          <draw:custom-shape draw:name="Google Shape;106;p3" draw:style-name="Mgr11" draw:text-style-name="MP10" draw:layer="layout" svg:width="3.022cm" svg:height="4.005cm" draw:transform="rotate (-3.14159265358979) translate (1.216cm 6.739cm)">
            <text:p/>
            <draw:enhanced-geometry draw:mirror-horizontal="false" draw:mirror-vertical="false" svg:viewBox="0 0 21600 21600" draw:type="mso-spt32" draw:enhanced-path="M 0 0 L 21600 21600 N"/>
          </draw:custom-shape>
          <draw:custom-shape draw:name="Google Shape;107;p3" draw:style-name="Mgr11" draw:text-style-name="MP10" draw:layer="layout" svg:width="4.882cm" svg:height="0.091cm" draw:transform="rotate (-3.14159265358979) translate (3.076cm 2.824cm)">
            <text:p/>
            <draw:enhanced-geometry draw:mirror-horizontal="false" draw:mirror-vertical="false" svg:viewBox="0 0 21600 21600" draw:type="mso-spt32" draw:enhanced-path="M 0 0 L 21600 21600 N"/>
          </draw:custom-shape>
          <draw:custom-shape draw:name="Google Shape;108;p3" draw:style-name="Mgr11" draw:text-style-name="MP10" draw:layer="layout" svg:width="1.401cm" svg:height="2.127cm" draw:transform="rotate (-3.14159265358979) translate (3.381cm 2.429cm)">
            <text:p/>
            <draw:enhanced-geometry draw:mirror-horizontal="false" draw:mirror-vertical="false" svg:viewBox="0 0 21600 21600" draw:type="mso-spt32" draw:enhanced-path="M 0 0 L 21600 21600 N"/>
          </draw:custom-shape>
          <draw:custom-shape draw:name="Google Shape;109;p3" draw:style-name="Mgr6" draw:text-style-name="MP7" draw:layer="layout" svg:width="0.361cm" svg:height="0.361cm" draw:transform="rotate (-3.01243828894221) translate (-2.917cm -1.1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0;p3" draw:style-name="Mgr11" draw:text-style-name="MP10" draw:layer="layout" svg:width="1.045cm" svg:height="3.728cm" draw:transform="rotate (-3.14159265358979) translate (-1.931cm 2.518cm)">
            <text:p/>
            <draw:enhanced-geometry draw:mirror-horizontal="false" draw:mirror-vertical="false" svg:viewBox="0 0 21600 21600" draw:type="mso-spt32" draw:enhanced-path="M 0 0 L 21600 21600 N"/>
          </draw:custom-shape>
          <draw:custom-shape draw:name="Google Shape;111;p3" draw:style-name="Mgr11" draw:text-style-name="MP10" draw:layer="layout" svg:width="4.072cm" svg:height="0.831cm" svg:x="-2.976cm" svg:y="-1.211cm">
            <text:p/>
            <draw:enhanced-geometry draw:mirror-horizontal="false" draw:mirror-vertical="false" svg:viewBox="0 0 21600 21600" draw:type="mso-spt32" draw:enhanced-path="M 0 0 L 21600 21600 N"/>
          </draw:custom-shape>
          <draw:custom-shape draw:name="Google Shape;112;p3" draw:style-name="Mgr11" draw:text-style-name="MP10" draw:layer="layout" svg:width="3.774cm" svg:height="2.838cm" svg:x="-2.976cm" svg:y="-1.211cm">
            <text:p/>
            <draw:enhanced-geometry draw:mirror-horizontal="false" draw:mirror-vertical="false" svg:viewBox="0 0 21600 21600" draw:type="mso-spt32" draw:enhanced-path="M 0 0 L 21600 21600 N"/>
          </draw:custom-shape>
          <draw:custom-shape draw:name="Google Shape;113;p3" draw:style-name="Mgr53" draw:text-style-name="MP7" draw:layer="layout" svg:width="1.19cm" svg:height="1.19cm" draw:transform="rotate (-3.01400908526901) translate (0.613cm 10.5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4;p3" draw:style-name="Mgr11" draw:text-style-name="MP10" draw:layer="layout" svg:width="1.071cm" svg:height="2.579cm" svg:x="0.307cm" svg:y="7.029cm">
            <text:p/>
            <draw:enhanced-geometry draw:mirror-horizontal="true" draw:mirror-vertical="false" svg:viewBox="0 0 21600 21600" draw:type="mso-spt32" draw:enhanced-path="M 0 0 L 21600 21600 N"/>
          </draw:custom-shape>
          <draw:custom-shape draw:name="Google Shape;115;p3" draw:style-name="Mgr11" draw:text-style-name="MP10" draw:layer="layout" svg:width="1.506cm" svg:height="3.063cm" svg:x="-2.032cm" svg:y="6.652cm">
            <text:p/>
            <draw:enhanced-geometry draw:mirror-horizontal="false" draw:mirror-vertical="false" svg:viewBox="0 0 21600 21600" draw:type="mso-spt32" draw:enhanced-path="M 0 0 L 21600 21600 N"/>
          </draw:custom-shape>
        </draw:g>
        <draw:g draw:name="Google Shape;116;p3">
          <draw:custom-shape draw:name="Google Shape;117;p3" draw:style-name="Mgr4" draw:text-style-name="MP5" draw:layer="layout" svg:width="0.539cm" svg:height="0.539cm" draw:transform="rotate (-3.14159265358979) translate (19.949cm 13.905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8;p3" draw:style-name="Mgr4" draw:text-style-name="MP5" draw:layer="layout" svg:width="0.539cm" svg:height="0.539cm" draw:transform="rotate (-3.14159265358979) translate (27.505cm 16.998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9;p3" draw:style-name="Mgr5" draw:text-style-name="MP6" draw:layer="layout" svg:width="1.114cm" svg:height="1.114cm" draw:transform="rotate (-3.14159265358979) translate (26.877cm 10.503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0;p3" draw:style-name="Mgr6" draw:text-style-name="MP7" draw:layer="layout" svg:width="0.362cm" svg:height="0.362cm" draw:transform="rotate (-3.14159265358979) translate (24.939cm 14.355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1;p3" draw:style-name="Mgr15" draw:text-style-name="MP6" draw:layer="layout" svg:width="0.267cm" svg:height="0.267cm" draw:transform="rotate (-3.14159265358979) translate (21.644cm 16.861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2;p3" draw:style-name="Mgr54" draw:text-style-name="MP15" draw:layer="layout" svg:width="0.362cm" svg:height="0.362cm" draw:transform="rotate (-3.14159265358979) translate (24.939cm 17.572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3;p3" draw:style-name="Mgr8" draw:text-style-name="MP9" draw:layer="layout" svg:width="0.362cm" svg:height="0.362cm" draw:transform="rotate (-3.14159265358979) translate (22.471cm 11.739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4;p3" draw:style-name="Mgr10" draw:text-style-name="MP7" draw:layer="layout" svg:width="0.267cm" svg:height="0.267cm" draw:transform="rotate (-3.14159265358979) translate (35.231cm 12.422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5;p3" draw:style-name="Mgr11" draw:text-style-name="MP10" draw:layer="layout" svg:width="3.02cm" svg:height="2.33cm" draw:transform="rotate (-3.14159265358979) translate (24.63cm 16.633cm)">
            <text:p/>
            <draw:enhanced-geometry draw:mirror-horizontal="true" draw:mirror-vertical="false" svg:viewBox="0 0 21600 21600" draw:type="mso-spt32" draw:enhanced-path="M 0 0 L 21600 21600 N"/>
          </draw:custom-shape>
          <draw:custom-shape draw:name="Google Shape;126;p3" draw:style-name="Mgr11" draw:text-style-name="MP10" draw:layer="layout" svg:width="0.001cm" svg:height="2.853cm" draw:transform="rotate (-3.14159265358979) translate (24.757cm 17.209cm)">
            <text:p/>
            <draw:enhanced-geometry draw:mirror-horizontal="false" draw:mirror-vertical="false" svg:viewBox="0 0 21600 21600" draw:type="mso-spt32" draw:enhanced-path="M 0 0 L 21600 21600 N"/>
          </draw:custom-shape>
          <draw:custom-shape draw:name="Google Shape;127;p3" draw:style-name="Mgr11" draw:text-style-name="MP10" draw:layer="layout" svg:width="4.622cm" svg:height="0.538cm" svg:x="19.953cm" svg:y="13.635cm">
            <text:p/>
            <draw:enhanced-geometry draw:mirror-horizontal="false" draw:mirror-vertical="false" svg:viewBox="0 0 21600 21600" draw:type="mso-spt32" draw:enhanced-path="M 0 0 L 21600 21600 N"/>
          </draw:custom-shape>
          <draw:custom-shape draw:name="Google Shape;128;p3" draw:style-name="Mgr11" draw:text-style-name="MP10" draw:layer="layout" svg:width="1.736cm" svg:height="2.727cm" svg:x="19.683cm" svg:y="13.905cm">
            <text:p/>
            <draw:enhanced-geometry draw:mirror-horizontal="false" draw:mirror-vertical="false" svg:viewBox="0 0 21600 21600" draw:type="mso-spt32" draw:enhanced-path="M 0 0 L 21600 21600 N"/>
          </draw:custom-shape>
          <draw:custom-shape draw:name="Google Shape;129;p3" draw:style-name="Mgr11" draw:text-style-name="MP10" draw:layer="layout" svg:width="2.967cm" svg:height="0.567cm" svg:x="21.609cm" svg:y="16.822cm">
            <text:p/>
            <draw:enhanced-geometry draw:mirror-horizontal="false" draw:mirror-vertical="false" svg:viewBox="0 0 21600 21600" draw:type="mso-spt32" draw:enhanced-path="M 0 0 L 21600 21600 N"/>
          </draw:custom-shape>
          <draw:custom-shape draw:name="Google Shape;130;p3" draw:style-name="Mgr11" draw:text-style-name="MP10" draw:layer="layout" svg:width="2.03cm" svg:height="0.662cm" draw:transform="rotate (-3.14159265358979) translate (26.97cm 17.391cm)">
            <text:p/>
            <draw:enhanced-geometry draw:mirror-horizontal="true" draw:mirror-vertical="false" svg:viewBox="0 0 21600 21600" draw:type="mso-spt32" draw:enhanced-path="M 0 0 L 21600 21600 N"/>
          </draw:custom-shape>
          <draw:custom-shape draw:name="Google Shape;131;p3" draw:style-name="Mgr11" draw:text-style-name="MP10" draw:layer="layout" svg:width="2.162cm" svg:height="2.234cm" svg:x="24.886cm" svg:y="14.302cm">
            <text:p/>
            <draw:enhanced-geometry draw:mirror-horizontal="false" draw:mirror-vertical="false" svg:viewBox="0 0 21600 21600" draw:type="mso-spt32" draw:enhanced-path="M 0 0 L 21600 21600 N"/>
          </draw:custom-shape>
          <draw:custom-shape draw:name="Google Shape;132;p3" draw:style-name="Mgr11" draw:text-style-name="MP10" draw:layer="layout" svg:width="2.287cm" svg:height="1.757cm" draw:transform="rotate (-3.14159265358979) translate (22.158cm 13.444cm)">
            <text:p/>
            <draw:enhanced-geometry draw:mirror-horizontal="true" draw:mirror-vertical="false" svg:viewBox="0 0 21600 21600" draw:type="mso-spt32" draw:enhanced-path="M 0 0 L 21600 21600 N"/>
          </draw:custom-shape>
          <draw:custom-shape draw:name="Google Shape;133;p3" draw:style-name="Mgr11" draw:text-style-name="MP10" draw:layer="layout" svg:width="2.211cm" svg:height="2.358cm" svg:x="22.418cm" svg:y="11.686cm">
            <text:p/>
            <draw:enhanced-geometry draw:mirror-horizontal="false" draw:mirror-vertical="false" svg:viewBox="0 0 21600 21600" draw:type="mso-spt32" draw:enhanced-path="M 0 0 L 21600 21600 N"/>
          </draw:custom-shape>
          <draw:custom-shape draw:name="Google Shape;134;p3" draw:style-name="Mgr11" draw:text-style-name="MP10" draw:layer="layout" svg:width="3.507cm" svg:height="1.346cm" draw:transform="rotate (-3.14159265358979) translate (25.922cm 11.686cm)">
            <text:p/>
            <draw:enhanced-geometry draw:mirror-horizontal="true" draw:mirror-vertical="false" svg:viewBox="0 0 21600 21600" draw:type="mso-spt32" draw:enhanced-path="M 0 0 L 21600 21600 N"/>
          </draw:custom-shape>
          <draw:custom-shape draw:name="Google Shape;135;p3" draw:style-name="Mgr11" draw:text-style-name="MP10" draw:layer="layout" svg:width="1.433cm" svg:height="3.542cm" svg:x="24.882cm" svg:y="10.503cm">
            <text:p/>
            <draw:enhanced-geometry draw:mirror-horizontal="true" draw:mirror-vertical="false" svg:viewBox="0 0 21600 21600" draw:type="mso-spt32" draw:enhanced-path="M 0 0 L 21600 21600 N"/>
          </draw:custom-shape>
          <draw:custom-shape draw:name="Google Shape;136;p3" draw:style-name="Mgr11" draw:text-style-name="MP10" draw:layer="layout" svg:width="7.577cm" svg:height="4.152cm" svg:x="27.426cm" svg:y="12.383cm">
            <text:p/>
            <draw:enhanced-geometry draw:mirror-horizontal="true" draw:mirror-vertical="false" svg:viewBox="0 0 21600 21600" draw:type="mso-spt32" draw:enhanced-path="M 0 0 L 21600 21600 N"/>
          </draw:custom-shape>
          <draw:custom-shape draw:name="Google Shape;137;p3" draw:style-name="Mgr11" draw:text-style-name="MP10" draw:layer="layout" svg:width="13.358cm" svg:height="4.343cm" draw:transform="rotate (-3.14159265358979) translate (35.007cm 16.728cm)">
            <text:p/>
            <draw:enhanced-geometry draw:mirror-horizontal="true" draw:mirror-vertical="false" svg:viewBox="0 0 21600 21600" draw:type="mso-spt32" draw:enhanced-path="M 0 0 L 21600 21600 N"/>
          </draw:custom-shape>
          <draw:custom-shape draw:name="Google Shape;138;p3" draw:style-name="Mgr11" draw:text-style-name="MP10" draw:layer="layout" svg:width="0.918cm" svg:height="5.954cm" draw:transform="rotate (-3.14159265358979) translate (27.239cm 16.458cm)">
            <text:p/>
            <draw:enhanced-geometry draw:mirror-horizontal="false" draw:mirror-vertical="false" svg:viewBox="0 0 21600 21600" draw:type="mso-spt32" draw:enhanced-path="M 0 0 L 21600 21600 N"/>
          </draw:custom-shape>
          <draw:custom-shape draw:name="Google Shape;139;p3" draw:style-name="Mgr8" draw:text-style-name="MP9" draw:layer="layout" svg:width="0.362cm" svg:height="0.362cm" draw:transform="rotate (-3.14159265358979) translate (30.933cm 10.812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0;p3" draw:style-name="Mgr11" draw:text-style-name="MP10" draw:layer="layout" svg:width="4.087cm" svg:height="1.529cm" draw:transform="rotate (-3.14159265358979) translate (34.968cm 12.289cm)">
            <text:p/>
            <draw:enhanced-geometry draw:mirror-horizontal="false" draw:mirror-vertical="false" svg:viewBox="0 0 21600 21600" draw:type="mso-spt32" draw:enhanced-path="M 0 0 L 21600 21600 N"/>
          </draw:custom-shape>
          <draw:custom-shape draw:name="Google Shape;141;p3" draw:style-name="Mgr11" draw:text-style-name="MP10" draw:layer="layout" svg:width="3.692cm" svg:height="0.685cm" draw:transform="rotate (-3.14159265358979) translate (30.571cm 10.631cm)">
            <text:p/>
            <draw:enhanced-geometry draw:mirror-horizontal="false" draw:mirror-vertical="false" svg:viewBox="0 0 21600 21600" draw:type="mso-spt32" draw:enhanced-path="M 0 0 L 21600 21600 N"/>
          </draw:custom-shape>
          <draw:custom-shape draw:name="Google Shape;142;p3" draw:style-name="Mgr11" draw:text-style-name="MP10" draw:layer="layout" svg:width="3.512cm" svg:height="5.645cm" svg:x="27.239cm" svg:y="10.812cm">
            <text:p/>
            <draw:enhanced-geometry draw:mirror-horizontal="true" draw:mirror-vertical="false" svg:viewBox="0 0 21600 21600" draw:type="mso-spt32" draw:enhanced-path="M 0 0 L 21600 21600 N"/>
          </draw:custom-shape>
          <draw:custom-shape draw:name="Google Shape;143;p3" draw:style-name="Mgr11" draw:text-style-name="MP10" draw:layer="layout" svg:width="5.737cm" svg:height="3.286cm" svg:x="24.881cm" svg:y="10.759cm">
            <text:p/>
            <draw:enhanced-geometry draw:mirror-horizontal="true" draw:mirror-vertical="false" svg:viewBox="0 0 21600 21600" draw:type="mso-spt32" draw:enhanced-path="M 0 0 L 21600 21600 N"/>
          </draw:custom-shape>
          <draw:custom-shape draw:name="Google Shape;144;p3" draw:style-name="Mgr12" draw:text-style-name="MP7" draw:layer="layout" svg:width="0.539cm" svg:height="0.539cm" draw:transform="rotate (-3.14159265358979) translate (23.481cm 8.282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5;p3" draw:style-name="Mgr11" draw:text-style-name="MP10" draw:layer="layout" svg:width="2.519cm" svg:height="1.347cm" draw:transform="rotate (-3.14159265358979) translate (25.926cm 9.551cm)">
            <text:p/>
            <draw:enhanced-geometry draw:mirror-horizontal="false" draw:mirror-vertical="false" svg:viewBox="0 0 21600 21600" draw:type="mso-spt32" draw:enhanced-path="M 0 0 L 21600 21600 N"/>
          </draw:custom-shape>
          <draw:custom-shape draw:name="Google Shape;146;p3" draw:style-name="Mgr11" draw:text-style-name="MP10" draw:layer="layout" svg:width="0.924cm" svg:height="3.093cm" svg:x="22.29cm" svg:y="8.282cm">
            <text:p/>
            <draw:enhanced-geometry draw:mirror-horizontal="true" draw:mirror-vertical="false" svg:viewBox="0 0 21600 21600" draw:type="mso-spt32" draw:enhanced-path="M 0 0 L 21600 21600 N"/>
          </draw:custom-shape>
          <draw:custom-shape draw:name="Google Shape;147;p3" draw:style-name="Mgr55" draw:text-style-name="MP6" draw:layer="layout" svg:width="0.692cm" svg:height="0.692cm" draw:transform="rotate (-3.14159265358979) translate (22.842cm 13.616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8;p3" draw:style-name="Mgr11" draw:text-style-name="MP10" draw:layer="layout" svg:width="2.196cm" svg:height="0.364cm" draw:transform="rotate (-3.14159265358979) translate (22.15cm 13.635cm)">
            <text:p/>
            <draw:enhanced-geometry draw:mirror-horizontal="true" draw:mirror-vertical="false" svg:viewBox="0 0 21600 21600" draw:type="mso-spt32" draw:enhanced-path="M 0 0 L 21600 21600 N"/>
          </draw:custom-shape>
          <draw:custom-shape draw:name="Google Shape;149;p3" draw:style-name="Mgr11" draw:text-style-name="MP10" draw:layer="layout" svg:width="0.205cm" svg:height="1.183cm" svg:x="22.29cm" svg:y="11.739cm">
            <text:p/>
            <draw:enhanced-geometry draw:mirror-horizontal="false" draw:mirror-vertical="false" svg:viewBox="0 0 21600 21600" draw:type="mso-spt32" draw:enhanced-path="M 0 0 L 21600 21600 N"/>
          </draw:custom-shape>
          <draw:custom-shape draw:name="Google Shape;150;p3" draw:style-name="Mgr11" draw:text-style-name="MP10" draw:layer="layout" svg:width="1.787cm" svg:height="0.775cm" svg:x="22.842cm" svg:y="13.27cm">
            <text:p/>
            <draw:enhanced-geometry draw:mirror-horizontal="false" draw:mirror-vertical="false" svg:viewBox="0 0 21600 21600" draw:type="mso-spt32" draw:enhanced-path="M 0 0 L 21600 21600 N"/>
          </draw:custom-shape>
          <draw:custom-shape draw:name="Google Shape;151;p3" draw:style-name="Mgr4" draw:text-style-name="MP5" draw:layer="layout" svg:width="0.539cm" svg:height="0.539cm" draw:transform="rotate (-3.14159265358979) translate (24.932cm 6.954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2;p3" draw:style-name="Mgr11" draw:text-style-name="MP10" draw:layer="layout" svg:width="1.068cm" svg:height="0.946cm" draw:transform="rotate (-3.14159265358979) translate (24.475cm 7.821cm)">
            <text:p/>
            <draw:enhanced-geometry draw:mirror-horizontal="true" draw:mirror-vertical="false" svg:viewBox="0 0 21600 21600" draw:type="mso-spt32" draw:enhanced-path="M 0 0 L 21600 21600 N"/>
          </draw:custom-shape>
          <draw:custom-shape draw:name="Google Shape;153;p3" draw:style-name="Mgr11" draw:text-style-name="MP10" draw:layer="layout" svg:width="1.068cm" svg:height="2.676cm" svg:x="24.857cm" svg:y="6.874cm">
            <text:p/>
            <draw:enhanced-geometry draw:mirror-horizontal="false" draw:mirror-vertical="false" svg:viewBox="0 0 21600 21600" draw:type="mso-spt32" draw:enhanced-path="M 0 0 L 21600 21600 N"/>
          </draw:custom-shape>
          <draw:custom-shape draw:name="Google Shape;154;p3" draw:style-name="Mgr4" draw:text-style-name="MP5" draw:layer="layout" svg:width="0.539cm" svg:height="0.539cm" draw:transform="rotate (-3.14159265358979) translate (24.206cm 10.024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5;p3" draw:style-name="Mgr11" draw:text-style-name="MP10" draw:layer="layout" svg:width="0.533cm" svg:height="1.28cm" svg:x="23.215cm" svg:y="8.282cm">
            <text:p/>
            <draw:enhanced-geometry draw:mirror-horizontal="false" draw:mirror-vertical="false" svg:viewBox="0 0 21600 21600" draw:type="mso-spt32" draw:enhanced-path="M 0 0 L 21600 21600 N"/>
          </draw:custom-shape>
          <draw:custom-shape draw:name="Google Shape;156;p3" draw:style-name="Mgr11" draw:text-style-name="MP10" draw:layer="layout" svg:width="1.331cm" svg:height="1.484cm" svg:x="22.414cm" svg:y="9.945cm">
            <text:p/>
            <draw:enhanced-geometry draw:mirror-horizontal="true" draw:mirror-vertical="false" svg:viewBox="0 0 21600 21600" draw:type="mso-spt32" draw:enhanced-path="M 0 0 L 21600 21600 N"/>
          </draw:custom-shape>
          <draw:custom-shape draw:name="Google Shape;157;p3" draw:style-name="Mgr11" draw:text-style-name="MP10" draw:layer="layout" svg:width="1.551cm" svg:height="0.191cm" svg:x="24.21cm" svg:y="9.754cm">
            <text:p/>
            <draw:enhanced-geometry draw:mirror-horizontal="false" draw:mirror-vertical="false" svg:viewBox="0 0 21600 21600" draw:type="mso-spt32" draw:enhanced-path="M 0 0 L 21600 21600 N"/>
          </draw:custom-shape>
        </draw:g>
      </draw:g>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NE_5f_COLUMN_5f_TEXT" style:display-name="ONE_COLUMN_TEXT" style:page-layout-name="PM1" draw:style-name="Mdp1">
      <draw:frame draw:name="Google Shape;371;p7" presentation:style-name="ONE_5f_COLUMN_5f_TEXT-title" draw:layer="backgroundobjects" svg:width="10.189cm" svg:height="3.048cm" svg:x="2.405cm" svg:y="1.499cm" presentation:class="title" presentation:placeholder="true" presentation:user-transformed="true">
        <draw:text-box/>
      </draw:frame>
      <draw:frame draw:name="Google Shape;373;p7" presentation:style-name="ONE_5f_COLUMN_5f_TEXT-outline1" draw:layer="backgroundobjects" svg:width="9.656cm" svg:height="9.656cm" svg:x="13.97cm" svg:y="2.315cm" presentation:class="outline" presentation:placeholder="true" presentation:user-transformed="true">
        <draw:text-box/>
      </draw:frame>
      <draw:g draw:name="Google Shape;374;p7">
        <draw:custom-shape draw:name="Google Shape;375;p7" draw:style-name="Mgr11" draw:text-style-name="MP10" draw:layer="layout" svg:width="2.481cm" svg:height="0.629cm" draw:transform="rotate (-3.14159265358979) translate (3.402cm 1.062cm)">
          <text:p/>
          <draw:enhanced-geometry draw:mirror-horizontal="true" draw:mirror-vertical="false" svg:viewBox="0 0 21600 21600" draw:type="mso-spt32" draw:enhanced-path="M 0 0 L 21600 21600 N"/>
        </draw:custom-shape>
        <draw:custom-shape draw:name="Google Shape;377;p7" draw:style-name="Mgr27" draw:text-style-name="MP7" draw:layer="layout" svg:width="0.437cm" svg:height="0.437cm" svg:x="3.407cm" svg:y="0.2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8;p7" draw:style-name="Mgr19" draw:text-style-name="MP6" draw:layer="layout" svg:width="0.277cm" svg:height="0.277cm" svg:x="-0.628cm" svg:y="-0.5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9;p7" draw:style-name="Mgr20" draw:text-style-name="MP9" draw:layer="layout" svg:width="0.437cm" svg:height="0.437cm" svg:x="0.493cm" svg:y="6.3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0;p7" draw:style-name="Mgr24" draw:text-style-name="MP5" draw:layer="layout" svg:width="0.24cm" svg:height="0.24cm" svg:x="2.04cm" svg:y="0.6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1;p7" draw:style-name="Mgr39" draw:text-style-name="MP7" draw:layer="layout" svg:width="0.24cm" svg:height="0.24cm" svg:x="0.138cm" svg:y="2.4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2;p7" draw:style-name="Mgr56" draw:text-style-name="MP6" draw:layer="layout" svg:width="0.41cm" svg:height="0.41cm" svg:x="0.811cm" svg:y="2.9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3;p7" draw:style-name="Mgr11" draw:text-style-name="MP10" draw:layer="layout" svg:width="0.304cm" svg:height="3.016cm" svg:x="0.712cm" svg:y="3.35cm">
          <text:p/>
          <draw:enhanced-geometry draw:mirror-horizontal="true" draw:mirror-vertical="false" svg:viewBox="0 0 21600 21600" draw:type="mso-spt32" draw:enhanced-path="M 0 0 L 21600 21600 N"/>
        </draw:custom-shape>
        <draw:custom-shape draw:name="Google Shape;384;p7" draw:style-name="Mgr11" draw:text-style-name="MP10" draw:layer="layout" svg:width="0.453cm" svg:height="3.662cm" svg:x="0.258cm" svg:y="2.704cm">
          <text:p/>
          <draw:enhanced-geometry draw:mirror-horizontal="false" draw:mirror-vertical="false" svg:viewBox="0 0 21600 21600" draw:type="mso-spt32" draw:enhanced-path="M 0 0 L 21600 21600 N"/>
        </draw:custom-shape>
        <draw:custom-shape draw:name="Google Shape;385;p7" draw:style-name="Mgr11" draw:text-style-name="MP10" draw:layer="layout" svg:width="0.527cm" svg:height="0.33cm" svg:x="0.343cm" svg:y="2.669cm">
          <text:p/>
          <draw:enhanced-geometry draw:mirror-horizontal="false" draw:mirror-vertical="false" svg:viewBox="0 0 21600 21600" draw:type="mso-spt32" draw:enhanced-path="M 0 0 L 21600 21600 N"/>
        </draw:custom-shape>
        <draw:custom-shape draw:name="Google Shape;386;p7" draw:style-name="Mgr11" draw:text-style-name="MP10" draw:layer="layout" svg:width="0.747cm" svg:height="2.718cm" draw:transform="rotate (-3.14159265358979) translate (0.258cm 2.463cm)">
          <text:p/>
          <draw:enhanced-geometry draw:mirror-horizontal="false" draw:mirror-vertical="false" svg:viewBox="0 0 21600 21600" draw:type="mso-spt32" draw:enhanced-path="M 0 0 L 21600 21600 N"/>
        </draw:custom-shape>
        <draw:custom-shape draw:name="Google Shape;387;p7" draw:style-name="Mgr11" draw:text-style-name="MP10" draw:layer="layout" svg:width="0.41cm" svg:height="1.265cm" draw:transform="rotate (-3.14159265358979) translate (0.754cm 2.498cm)">
          <text:p/>
          <draw:enhanced-geometry draw:mirror-horizontal="true" draw:mirror-vertical="false" svg:viewBox="0 0 21600 21600" draw:type="mso-spt32" draw:enhanced-path="M 0 0 L 21600 21600 N"/>
        </draw:custom-shape>
        <draw:custom-shape draw:name="Google Shape;388;p7" draw:style-name="Mgr11" draw:text-style-name="MP10" draw:layer="layout" svg:width="1.144cm" svg:height="1.358cm" svg:x="-0.391cm" svg:y="-0.297cm">
          <text:p/>
          <draw:enhanced-geometry draw:mirror-horizontal="false" draw:mirror-vertical="false" svg:viewBox="0 0 21600 21600" draw:type="mso-spt32" draw:enhanced-path="M 0 0 L 21600 21600 N"/>
        </draw:custom-shape>
        <draw:custom-shape draw:name="Google Shape;389;p7" draw:style-name="Mgr11" draw:text-style-name="MP10" draw:layer="layout" svg:width="3.756cm" svg:height="0.826cm" svg:x="-0.35cm" svg:y="-0.395cm">
          <text:p/>
          <draw:enhanced-geometry draw:mirror-horizontal="false" draw:mirror-vertical="false" svg:viewBox="0 0 21600 21600" draw:type="mso-spt32" draw:enhanced-path="M 0 0 L 21600 21600 N"/>
        </draw:custom-shape>
        <draw:custom-shape draw:name="Google Shape;390;p7" draw:style-name="Mgr11" draw:text-style-name="MP10" draw:layer="layout" svg:width="2.43cm" svg:height="1.033cm" draw:transform="rotate (-3.14159265358979) translate (2.04cm 0.738cm)">
          <text:p/>
          <draw:enhanced-geometry draw:mirror-horizontal="false" draw:mirror-vertical="false" svg:viewBox="0 0 21600 21600" draw:type="mso-spt32" draw:enhanced-path="M 0 0 L 21600 21600 N"/>
        </draw:custom-shape>
        <draw:custom-shape draw:name="Google Shape;391;p7" draw:style-name="Mgr11" draw:text-style-name="MP10" draw:layer="layout" svg:width="0.177cm" svg:height="1.67cm" draw:transform="rotate (-3.14159265358979) translate (1.017cm 2.939cm)">
          <text:p/>
          <draw:enhanced-geometry draw:mirror-horizontal="false" draw:mirror-vertical="false" svg:viewBox="0 0 21600 21600" draw:type="mso-spt32" draw:enhanced-path="M 0 0 L 21600 21600 N"/>
        </draw:custom-shape>
        <draw:custom-shape draw:name="Google Shape;392;p7" draw:style-name="Mgr11" draw:text-style-name="MP10" draw:layer="layout" svg:width="1.057cm" svg:height="2.116cm" draw:transform="rotate (-3.14159265358979) translate (2.071cm 2.939cm)">
          <text:p/>
          <draw:enhanced-geometry draw:mirror-horizontal="true" draw:mirror-vertical="false" svg:viewBox="0 0 21600 21600" draw:type="mso-spt32" draw:enhanced-path="M 0 0 L 21600 21600 N"/>
        </draw:custom-shape>
        <draw:custom-shape draw:name="Google Shape;376;p7" draw:style-name="Mgr42" draw:text-style-name="MP9" draw:layer="layout" svg:width="0.24cm" svg:height="0.24cm" svg:x="0.719cm" svg:y="1.0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93;p7">
        <draw:custom-shape draw:name="Google Shape;394;p7" draw:style-name="Mgr24" draw:text-style-name="MP5" draw:layer="layout" svg:width="0.24cm" svg:height="0.24cm" draw:transform="rotate (-3.14159265358979) translate (0.782cm 12.5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5;p7" draw:style-name="Mgr36" draw:text-style-name="MP6" draw:layer="layout" svg:width="0.388cm" svg:height="0.388cm" draw:transform="rotate (-3.14159265358979) translate (1.37cm 13.5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6;p7" draw:style-name="Mgr35" draw:text-style-name="MP9" draw:layer="layout" svg:width="0.142cm" svg:height="0.142cm" draw:transform="rotate (-3.14159265358979) translate (1.67cm 13.8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7;p7" draw:style-name="Mgr57" draw:text-style-name="MP8" draw:layer="layout" svg:width="0.142cm" svg:height="0.142cm" draw:transform="rotate (-3.14159265358979) translate (0.753cm 13.3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 style:display-name="TITLE_AND_TWO_COLUMNS" style:page-layout-name="PM1" draw:style-name="Mdp1">
      <draw:frame draw:name="Google Shape;231;p5" presentation:style-name="TITLE_5f_AND_5f_TWO_5f_COLUMNS-title" draw:layer="backgroundobjects" svg:width="21.399cm" svg:height="1.59cm" svg:x="2cm" svg:y="1.236cm" presentation:class="title" presentation:placeholder="true" presentation:user-transformed="true">
        <draw:text-box/>
      </draw:frame>
      <draw:g draw:name="Google Shape;236;p5">
        <draw:g draw:name="Google Shape;237;p5">
          <draw:custom-shape draw:name="Google Shape;238;p5" draw:style-name="Mgr12" draw:text-style-name="MP7" draw:layer="layout" svg:width="0.54cm" svg:height="0.54cm" draw:transform="rotate (0.593586478603271) translate (12.748cm 0.7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9;p5" draw:style-name="Mgr13" draw:text-style-name="MP9" draw:layer="layout" svg:width="0.54cm" svg:height="0.54cm" draw:transform="rotate (0.593586478603271) translate (19.878cm -5.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0;p5" draw:style-name="Mgr14" draw:text-style-name="MP9" draw:layer="layout" svg:width="1.114cm" svg:height="1.114cm" draw:transform="rotate (0.593411945678072) translate (21.056cm -0.5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1;p5" draw:style-name="Mgr6" draw:text-style-name="MP7" draw:layer="layout" svg:width="0.361cm" svg:height="0.361cm" draw:transform="rotate (0.595680873705665) translate (19.373cm -2.0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2;p5" draw:style-name="Mgr15" draw:text-style-name="MP6" draw:layer="layout" svg:width="0.267cm" svg:height="0.267cm" draw:transform="rotate (0.594982742004867) translate (16.967cm -2.2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3;p5" draw:style-name="Mgr9" draw:text-style-name="MP5" draw:layer="layout" svg:width="0.361cm" svg:height="0.361cm" draw:transform="rotate (0.595680873705665) translate (16.705cm -6.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4;p5" draw:style-name="Mgr51" draw:text-style-name="MP6" draw:layer="layout" svg:width="0.361cm" svg:height="0.361cm" draw:transform="rotate (0.595680873705665) translate (17.341cm -0.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5;p5" draw:style-name="Mgr16" draw:text-style-name="MP5" draw:layer="layout" svg:width="0.267cm" svg:height="0.267cm" draw:transform="rotate (0.594982742004867) translate (22.449cm -3.6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6;p5" draw:style-name="Mgr11" draw:text-style-name="MP10" draw:layer="layout" svg:width="2.162cm" svg:height="0.075cm" svg:x="17.284cm" svg:y="-2.152cm">
            <text:p/>
            <draw:enhanced-geometry draw:mirror-horizontal="false" draw:mirror-vertical="false" svg:viewBox="0 0 21600 21600" draw:type="mso-spt32" draw:enhanced-path="M 0 0 L 21600 21600 N"/>
          </draw:custom-shape>
          <draw:custom-shape draw:name="Google Shape;247;p5" draw:style-name="Mgr11" draw:text-style-name="MP10" draw:layer="layout" svg:width="2.464cm" svg:height="4.078cm" svg:x="17.058cm" svg:y="-6.272cm">
            <text:p/>
            <draw:enhanced-geometry draw:mirror-horizontal="false" draw:mirror-vertical="false" svg:viewBox="0 0 21600 21600" draw:type="mso-spt32" draw:enhanced-path="M 0 0 L 21600 21600 N"/>
          </draw:custom-shape>
          <draw:custom-shape draw:name="Google Shape;248;p5" draw:style-name="Mgr11" draw:text-style-name="MP10" draw:layer="layout" svg:width="3.779cm" svg:height="2.701cm" draw:transform="rotate (-3.14159265358979) translate (17.124cm 0.655cm)">
            <text:p/>
            <draw:enhanced-geometry draw:mirror-horizontal="true" draw:mirror-vertical="false" svg:viewBox="0 0 21600 21600" draw:type="mso-spt32" draw:enhanced-path="M 0 0 L 21600 21600 N"/>
          </draw:custom-shape>
          <draw:custom-shape draw:name="Google Shape;249;p5" draw:style-name="Mgr11" draw:text-style-name="MP10" draw:layer="layout" svg:width="0.37cm" svg:height="4.01cm" draw:transform="rotate (-3.14159265358979) translate (17.178cm -2.309cm)">
            <text:p/>
            <draw:enhanced-geometry draw:mirror-horizontal="false" draw:mirror-vertical="false" svg:viewBox="0 0 21600 21600" draw:type="mso-spt32" draw:enhanced-path="M 0 0 L 21600 21600 N"/>
          </draw:custom-shape>
          <draw:custom-shape draw:name="Google Shape;250;p5" draw:style-name="Mgr11" draw:text-style-name="MP10" draw:layer="layout" svg:width="2.88cm" svg:height="0.924cm" svg:x="17.107cm" svg:y="-6.524cm">
            <text:p/>
            <draw:enhanced-geometry draw:mirror-horizontal="false" draw:mirror-vertical="false" svg:viewBox="0 0 21600 21600" draw:type="mso-spt32" draw:enhanced-path="M 0 0 L 21600 21600 N"/>
          </draw:custom-shape>
          <draw:custom-shape draw:name="Google Shape;251;p5" draw:style-name="Mgr11" draw:text-style-name="MP10" draw:layer="layout" svg:width="0.542cm" svg:height="3.06cm" draw:transform="rotate (-3.14159265358979) translate (20.201cm -2.221cm)">
            <text:p/>
            <draw:enhanced-geometry draw:mirror-horizontal="true" draw:mirror-vertical="false" svg:viewBox="0 0 21600 21600" draw:type="mso-spt32" draw:enhanced-path="M 0 0 L 21600 21600 N"/>
          </draw:custom-shape>
          <draw:custom-shape draw:name="Google Shape;252;p5" draw:style-name="Mgr11" draw:text-style-name="MP10" draw:layer="layout" svg:width="4.067cm" svg:height="0.8cm" draw:transform="rotate (-3.14159265358979) translate (17.411cm 0.655cm)">
            <text:p/>
            <draw:enhanced-geometry draw:mirror-horizontal="true" draw:mirror-vertical="false" svg:viewBox="0 0 21600 21600" draw:type="mso-spt32" draw:enhanced-path="M 0 0 L 21600 21600 N"/>
          </draw:custom-shape>
          <draw:custom-shape draw:name="Google Shape;253;p5" draw:style-name="Mgr11" draw:text-style-name="MP10" draw:layer="layout" svg:width="1.731cm" svg:height="1.727cm" draw:transform="rotate (-3.14159265358979) translate (19.471cm -0.213cm)">
            <text:p/>
            <draw:enhanced-geometry draw:mirror-horizontal="true" draw:mirror-vertical="false" svg:viewBox="0 0 21600 21600" draw:type="mso-spt32" draw:enhanced-path="M 0 0 L 21600 21600 N"/>
          </draw:custom-shape>
          <draw:custom-shape draw:name="Google Shape;254;p5" draw:style-name="Mgr11" draw:text-style-name="MP10" draw:layer="layout" svg:width="3.511cm" svg:height="0.392cm" draw:transform="rotate (-3.14159265358979) translate (21.279cm -0.077cm)">
            <text:p/>
            <draw:enhanced-geometry draw:mirror-horizontal="true" draw:mirror-vertical="false" svg:viewBox="0 0 21600 21600" draw:type="mso-spt32" draw:enhanced-path="M 0 0 L 21600 21600 N"/>
          </draw:custom-shape>
          <draw:custom-shape draw:name="Google Shape;255;p5" draw:style-name="Mgr11" draw:text-style-name="MP10" draw:layer="layout" svg:width="1.714cm" svg:height="1.182cm" draw:transform="rotate (-3.14159265358979) translate (21.518cm -0.826cm)">
            <text:p/>
            <draw:enhanced-geometry draw:mirror-horizontal="false" draw:mirror-vertical="false" svg:viewBox="0 0 21600 21600" draw:type="mso-spt32" draw:enhanced-path="M 0 0 L 21600 21600 N"/>
          </draw:custom-shape>
          <draw:custom-shape draw:name="Google Shape;256;p5" draw:style-name="Mgr11" draw:text-style-name="MP10" draw:layer="layout" svg:width="0.672cm" svg:height="2.544cm" draw:transform="rotate (-3.14159265358979) translate (22.609cm -0.912cm)">
            <text:p/>
            <draw:enhanced-geometry draw:mirror-horizontal="true" draw:mirror-vertical="false" svg:viewBox="0 0 21600 21600" draw:type="mso-spt32" draw:enhanced-path="M 0 0 L 21600 21600 N"/>
          </draw:custom-shape>
          <draw:custom-shape draw:name="Google Shape;257;p5" draw:style-name="Mgr11" draw:text-style-name="MP10" draw:layer="layout" svg:width="2.748cm" svg:height="1.367cm" draw:transform="rotate (-3.14159265358979) translate (22.524cm -2.144cm)">
            <text:p/>
            <draw:enhanced-geometry draw:mirror-horizontal="true" draw:mirror-vertical="false" svg:viewBox="0 0 21600 21600" draw:type="mso-spt32" draw:enhanced-path="M 0 0 L 21600 21600 N"/>
          </draw:custom-shape>
          <draw:custom-shape draw:name="Google Shape;258;p5" draw:style-name="Mgr11" draw:text-style-name="MP10" draw:layer="layout" svg:width="2.04cm" svg:height="1.797cm" draw:transform="rotate (-3.14159265358979) translate (22.56cm -3.699cm)">
            <text:p/>
            <draw:enhanced-geometry draw:mirror-horizontal="false" draw:mirror-vertical="false" svg:viewBox="0 0 21600 21600" draw:type="mso-spt32" draw:enhanced-path="M 0 0 L 21600 21600 N"/>
          </draw:custom-shape>
          <draw:custom-shape draw:name="Google Shape;259;p5" draw:style-name="Mgr11" draw:text-style-name="MP10" draw:layer="layout" svg:width="5.367cm" svg:height="2.774cm" svg:x="17.135cm" svg:y="-6.388cm">
            <text:p/>
            <draw:enhanced-geometry draw:mirror-horizontal="false" draw:mirror-vertical="false" svg:viewBox="0 0 21600 21600" draw:type="mso-spt32" draw:enhanced-path="M 0 0 L 21600 21600 N"/>
          </draw:custom-shape>
          <draw:custom-shape draw:name="Google Shape;260;p5" draw:style-name="Mgr11" draw:text-style-name="MP10" draw:layer="layout" svg:width="5.239cm" svg:height="1.359cm" draw:transform="rotate (-3.14159265358979) translate (22.5cm -2.253cm)">
            <text:p/>
            <draw:enhanced-geometry draw:mirror-horizontal="true" draw:mirror-vertical="false" svg:viewBox="0 0 21600 21600" draw:type="mso-spt32" draw:enhanced-path="M 0 0 L 21600 21600 N"/>
          </draw:custom-shape>
          <draw:custom-shape draw:name="Google Shape;261;p5" draw:style-name="Mgr11" draw:text-style-name="MP10" draw:layer="layout" svg:width="4.054cm" svg:height="1.595cm" svg:x="17.228cm" svg:y="-2.067cm">
            <text:p/>
            <draw:enhanced-geometry draw:mirror-horizontal="false" draw:mirror-vertical="false" svg:viewBox="0 0 21600 21600" draw:type="mso-spt32" draw:enhanced-path="M 0 0 L 21600 21600 N"/>
          </draw:custom-shape>
          <draw:custom-shape draw:name="Google Shape;262;p5" draw:style-name="Mgr11" draw:text-style-name="MP10" draw:layer="layout" svg:width="1.531cm" svg:height="4.411cm" svg:x="20.404cm" svg:y="-5.323cm">
            <text:p/>
            <draw:enhanced-geometry draw:mirror-horizontal="false" draw:mirror-vertical="false" svg:viewBox="0 0 21600 21600" draw:type="mso-spt32" draw:enhanced-path="M 0 0 L 21600 21600 N"/>
          </draw:custom-shape>
          <draw:custom-shape draw:name="Google Shape;263;p5" draw:style-name="Mgr6" draw:text-style-name="MP7" draw:layer="layout" svg:width="0.361cm" svg:height="0.361cm" draw:transform="rotate (0.595680873705665) translate (24.342cm 0.0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64;p5" draw:style-name="Mgr11" draw:text-style-name="MP10" draw:layer="layout" svg:width="1.917cm" svg:height="3.36cm" svg:x="22.71cm" svg:y="-3.477cm">
            <text:p/>
            <draw:enhanced-geometry draw:mirror-horizontal="false" draw:mirror-vertical="false" svg:viewBox="0 0 21600 21600" draw:type="mso-spt32" draw:enhanced-path="M 0 0 L 21600 21600 N"/>
          </draw:custom-shape>
          <draw:custom-shape draw:name="Google Shape;265;p5" draw:style-name="Mgr11" draw:text-style-name="MP10" draw:layer="layout" svg:width="2.038cm" svg:height="0.285cm" draw:transform="rotate (-3.14159265358979) translate (24.416cm 0.027cm)">
            <text:p/>
            <draw:enhanced-geometry draw:mirror-horizontal="false" draw:mirror-vertical="false" svg:viewBox="0 0 21600 21600" draw:type="mso-spt32" draw:enhanced-path="M 0 0 L 21600 21600 N"/>
          </draw:custom-shape>
          <draw:custom-shape draw:name="Google Shape;266;p5" draw:style-name="Mgr11" draw:text-style-name="MP10" draw:layer="layout" svg:width="4.087cm" svg:height="5.234cm" draw:transform="rotate (-3.14159265358979) translate (24.492cm -0.088cm)">
            <text:p/>
            <draw:enhanced-geometry draw:mirror-horizontal="false" draw:mirror-vertical="false" svg:viewBox="0 0 21600 21600" draw:type="mso-spt32" draw:enhanced-path="M 0 0 L 21600 21600 N"/>
          </draw:custom-shape>
          <draw:custom-shape draw:name="Google Shape;267;p5" draw:style-name="Mgr11" draw:text-style-name="MP10" draw:layer="layout" svg:width="4.612cm" svg:height="2.035cm" draw:transform="rotate (-3.14159265358979) translate (24.416cm 0.027cm)">
            <text:p/>
            <draw:enhanced-geometry draw:mirror-horizontal="false" draw:mirror-vertical="false" svg:viewBox="0 0 21600 21600" draw:type="mso-spt32" draw:enhanced-path="M 0 0 L 21600 21600 N"/>
          </draw:custom-shape>
          <draw:custom-shape draw:name="Google Shape;268;p5" draw:style-name="Mgr4" draw:text-style-name="MP5" draw:layer="layout" svg:width="0.54cm" svg:height="0.54cm" draw:transform="rotate (0.593586478603271) translate (21.241cm 0.9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69;p5" draw:style-name="Mgr11" draw:text-style-name="MP10" draw:layer="layout" svg:width="2.561cm" svg:height="0.866cm" svg:x="21.878cm" svg:y="0.163cm">
            <text:p/>
            <draw:enhanced-geometry draw:mirror-horizontal="true" draw:mirror-vertical="false" svg:viewBox="0 0 21600 21600" draw:type="mso-spt32" draw:enhanced-path="M 0 0 L 21600 21600 N"/>
          </draw:custom-shape>
          <draw:custom-shape draw:name="Google Shape;270;p5" draw:style-name="Mgr11" draw:text-style-name="MP10" draw:layer="layout" svg:width="3.58cm" svg:height="1.003cm" draw:transform="rotate (-3.14159265358979) translate (21.351cm 0.927cm)">
            <text:p/>
            <draw:enhanced-geometry draw:mirror-horizontal="false" draw:mirror-vertical="false" svg:viewBox="0 0 21600 21600" draw:type="mso-spt32" draw:enhanced-path="M 0 0 L 21600 21600 N"/>
          </draw:custom-shape>
          <draw:custom-shape draw:name="Google Shape;271;p5" draw:style-name="Mgr11" draw:text-style-name="MP10" draw:layer="layout" svg:width="0.054cm" svg:height="0.53cm" draw:transform="rotate (-3.14159265358979) translate (21.723cm 0.713cm)">
            <text:p/>
            <draw:enhanced-geometry draw:mirror-horizontal="true" draw:mirror-vertical="false" svg:viewBox="0 0 21600 21600" draw:type="mso-spt32" draw:enhanced-path="M 0 0 L 21600 21600 N"/>
          </draw:custom-shape>
        </draw:g>
        <draw:g draw:name="Google Shape;272;p5">
          <draw:custom-shape draw:name="Google Shape;273;p5" draw:style-name="Mgr11" draw:text-style-name="MP10" draw:layer="layout" svg:width="5.621cm" svg:height="1.322cm" draw:transform="rotate (-3.14159265358979) translate (6.685cm 13.817cm)">
            <text:p/>
            <draw:enhanced-geometry draw:mirror-horizontal="true" draw:mirror-vertical="true" svg:viewBox="0 0 21600 21600" draw:type="mso-spt32" draw:enhanced-path="M 0 0 L 21600 21600 N"/>
          </draw:custom-shape>
          <draw:custom-shape draw:name="Google Shape;275;p5" draw:style-name="Mgr20" draw:text-style-name="MP9" draw:layer="layout" svg:width="0.437cm" svg:height="0.437cm" svg:x="6.689cm" svg:y="13.594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6;p5" draw:style-name="Mgr25" draw:text-style-name="MP6" draw:layer="layout" svg:width="0.437cm" svg:height="0.437cm" svg:x="0.067cm" svg:y="15.064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7;p5" draw:style-name="Mgr20" draw:text-style-name="MP9" draw:layer="layout" svg:width="0.437cm" svg:height="0.437cm" svg:x="0.147cm" svg:y="6.275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8;p5" draw:style-name="Mgr24" draw:text-style-name="MP5" draw:layer="layout" svg:width="0.24cm" svg:height="0.24cm" svg:x="0.246cm" svg:y="10.937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9;p5" draw:style-name="Mgr25" draw:text-style-name="MP6" draw:layer="layout" svg:width="0.435cm" svg:height="0.437cm" svg:x="0.96cm" svg:y="9.541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0;p5" draw:style-name="Mgr11" draw:text-style-name="MP10" draw:layer="layout" svg:width="0.811cm" svg:height="2.827cm" svg:x="0.362cm" svg:y="6.712cm">
            <text:p/>
            <draw:enhanced-geometry draw:mirror-horizontal="true" draw:mirror-vertical="true" svg:viewBox="0 0 21600 21600" draw:type="mso-spt32" draw:enhanced-path="M 0 0 L 21600 21600 N"/>
          </draw:custom-shape>
          <draw:custom-shape draw:name="Google Shape;281;p5" draw:style-name="Mgr11" draw:text-style-name="MP10" draw:layer="layout" svg:width="0.001cm" svg:height="4.22cm" svg:x="0.366cm" svg:y="6.717cm">
            <text:p/>
            <draw:enhanced-geometry draw:mirror-horizontal="false" draw:mirror-vertical="true" svg:viewBox="0 0 21600 21600" draw:type="mso-spt32" draw:enhanced-path="M 0 0 L 21600 21600 N"/>
          </draw:custom-shape>
          <draw:custom-shape draw:name="Google Shape;282;p5" draw:style-name="Mgr11" draw:text-style-name="MP10" draw:layer="layout" svg:width="0.572cm" svg:height="1.053cm" svg:x="0.451cm" svg:y="9.914cm">
            <text:p/>
            <draw:enhanced-geometry draw:mirror-horizontal="false" draw:mirror-vertical="true" svg:viewBox="0 0 21600 21600" draw:type="mso-spt32" draw:enhanced-path="M 0 0 L 21600 21600 N"/>
          </draw:custom-shape>
          <draw:custom-shape draw:name="Google Shape;283;p5" draw:style-name="Mgr11" draw:text-style-name="MP10" draw:layer="layout" svg:width="0.079cm" svg:height="3.889cm" draw:transform="rotate (-3.14159265358979) translate (0.366cm 15.064cm)">
            <text:p/>
            <draw:enhanced-geometry draw:mirror-horizontal="false" draw:mirror-vertical="true" svg:viewBox="0 0 21600 21600" draw:type="mso-spt32" draw:enhanced-path="M 0 0 L 21600 21600 N"/>
          </draw:custom-shape>
          <draw:custom-shape draw:name="Google Shape;284;p5" draw:style-name="Mgr11" draw:text-style-name="MP10" draw:layer="layout" svg:width="0.41cm" svg:height="1.265cm" draw:transform="rotate (-3.14159265358979) translate (0.862cm 12.405cm)">
            <text:p/>
            <draw:enhanced-geometry draw:mirror-horizontal="true" draw:mirror-vertical="true" svg:viewBox="0 0 21600 21600" draw:type="mso-spt32" draw:enhanced-path="M 0 0 L 21600 21600 N"/>
          </draw:custom-shape>
          <draw:custom-shape draw:name="Google Shape;285;p5" draw:style-name="Mgr11" draw:text-style-name="MP10" draw:layer="layout" svg:width="0.506cm" svg:height="2.517cm" svg:x="0.441cm" svg:y="12.61cm">
            <text:p/>
            <draw:enhanced-geometry draw:mirror-horizontal="false" draw:mirror-vertical="true" svg:viewBox="0 0 21600 21600" draw:type="mso-spt32" draw:enhanced-path="M 0 0 L 21600 21600 N"/>
          </draw:custom-shape>
          <draw:custom-shape draw:name="Google Shape;286;p5" draw:style-name="Mgr11" draw:text-style-name="MP10" draw:layer="layout" svg:width="6.183cm" svg:height="1.469cm" svg:x="0.505cm" svg:y="13.813cm">
            <text:p/>
            <draw:enhanced-geometry draw:mirror-horizontal="false" draw:mirror-vertical="true" svg:viewBox="0 0 21600 21600" draw:type="mso-spt32" draw:enhanced-path="M 0 0 L 21600 21600 N"/>
          </draw:custom-shape>
          <draw:custom-shape draw:name="Google Shape;287;p5" draw:style-name="Mgr11" draw:text-style-name="MP10" draw:layer="layout" svg:width="1.667cm" svg:height="2.01cm" draw:transform="rotate (-3.14159265358979) translate (2.109cm 15.132cm)">
            <text:p/>
            <draw:enhanced-geometry draw:mirror-horizontal="false" draw:mirror-vertical="true" svg:viewBox="0 0 21600 21600" draw:type="mso-spt32" draw:enhanced-path="M 0 0 L 21600 21600 N"/>
          </draw:custom-shape>
          <draw:custom-shape draw:name="Google Shape;289;p5" draw:style-name="Mgr11" draw:text-style-name="MP10" draw:layer="layout" svg:width="0.229cm" svg:height="2.39cm" draw:transform="rotate (-3.14159265358979) translate (1.178cm 12.373cm)">
            <text:p/>
            <draw:enhanced-geometry draw:mirror-horizontal="false" draw:mirror-vertical="true" svg:viewBox="0 0 21600 21600" draw:type="mso-spt32" draw:enhanced-path="M 0 0 L 21600 21600 N"/>
          </draw:custom-shape>
          <draw:custom-shape draw:name="Google Shape;290;p5" draw:style-name="Mgr11" draw:text-style-name="MP10" draw:layer="layout" svg:width="0.93cm" svg:height="2.913cm" draw:transform="rotate (-3.14159265358979) translate (2.109cm 12.892cm)">
            <text:p/>
            <draw:enhanced-geometry draw:mirror-horizontal="true" draw:mirror-vertical="true" svg:viewBox="0 0 21600 21600" draw:type="mso-spt32" draw:enhanced-path="M 0 0 L 21600 21600 N"/>
          </draw:custom-shape>
          <draw:custom-shape draw:name="Google Shape;291;p5" draw:style-name="Mgr27" draw:text-style-name="MP7" draw:layer="layout" svg:width="0.437cm" svg:height="0.437cm" svg:x="2.638cm" svg:y="13.456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2;p5" draw:style-name="Mgr11" draw:text-style-name="MP10" draw:layer="layout" svg:width="2.261cm" svg:height="1.298cm" svg:x="0.441cm" svg:y="13.833cm">
            <text:p/>
            <draw:enhanced-geometry draw:mirror-horizontal="false" draw:mirror-vertical="true" svg:viewBox="0 0 21600 21600" draw:type="mso-spt32" draw:enhanced-path="M 0 0 L 21600 21600 N"/>
          </draw:custom-shape>
          <draw:custom-shape draw:name="Google Shape;293;p5" draw:style-name="Mgr11" draw:text-style-name="MP10" draw:layer="layout" svg:width="0.367cm" svg:height="0.402cm" draw:transform="rotate (-3.14159265358979) translate (2.698cm 13.524cm)">
            <text:p/>
            <draw:enhanced-geometry draw:mirror-horizontal="true" draw:mirror-vertical="true" svg:viewBox="0 0 21600 21600" draw:type="mso-spt32" draw:enhanced-path="M 0 0 L 21600 21600 N"/>
          </draw:custom-shape>
          <draw:custom-shape draw:name="Google Shape;294;p5" draw:style-name="Mgr11" draw:text-style-name="MP10" draw:layer="layout" svg:width="3.612cm" svg:height="0.138cm" draw:transform="rotate (-3.14159265358979) translate (6.689cm 13.818cm)">
            <text:p/>
            <draw:enhanced-geometry draw:mirror-horizontal="true" draw:mirror-vertical="true" svg:viewBox="0 0 21600 21600" draw:type="mso-spt32" draw:enhanced-path="M 0 0 L 21600 21600 N"/>
          </draw:custom-shape>
          <draw:custom-shape draw:name="Google Shape;295;p5" draw:style-name="Mgr18" draw:text-style-name="MP5" draw:layer="layout" svg:width="0.437cm" svg:height="0.437cm" svg:x="-1.383cm" svg:y="11.698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6;p5" draw:style-name="Mgr11" draw:text-style-name="MP10" draw:layer="layout" svg:width="1.295cm" svg:height="2.992cm" draw:transform="rotate (-3.14159265358979) translate (0.127cm 15.132cm)">
            <text:p/>
            <draw:enhanced-geometry draw:mirror-horizontal="true" draw:mirror-vertical="true" svg:viewBox="0 0 21600 21600" draw:type="mso-spt32" draw:enhanced-path="M 0 0 L 21600 21600 N"/>
          </draw:custom-shape>
          <draw:custom-shape draw:name="Google Shape;297;p5" draw:style-name="Mgr11" draw:text-style-name="MP10" draw:layer="layout" svg:width="1.807cm" svg:height="0.487cm" draw:transform="rotate (-3.14159265358979) translate (0.859cm 12.405cm)">
            <text:p/>
            <draw:enhanced-geometry draw:mirror-horizontal="true" draw:mirror-vertical="true" svg:viewBox="0 0 21600 21600" draw:type="mso-spt32" draw:enhanced-path="M 0 0 L 21600 21600 N"/>
          </draw:custom-shape>
          <draw:custom-shape draw:name="Google Shape;298;p5" draw:style-name="Mgr11" draw:text-style-name="MP10" draw:layer="layout" svg:width="1.29cm" svg:height="0.622cm" svg:x="-1.01cm" svg:y="11.143cm">
            <text:p/>
            <draw:enhanced-geometry draw:mirror-horizontal="false" draw:mirror-vertical="true" svg:viewBox="0 0 21600 21600" draw:type="mso-spt32" draw:enhanced-path="M 0 0 L 21600 21600 N"/>
          </draw:custom-shape>
          <draw:custom-shape draw:name="Google Shape;299;p5" draw:style-name="Mgr11" draw:text-style-name="MP10" draw:layer="layout" svg:width="1.22cm" svg:height="5.113cm" svg:x="-1.01cm" svg:y="6.648cm">
            <text:p/>
            <draw:enhanced-geometry draw:mirror-horizontal="false" draw:mirror-vertical="true" svg:viewBox="0 0 21600 21600" draw:type="mso-spt32" draw:enhanced-path="M 0 0 L 21600 21600 N"/>
          </draw:custom-shape>
          <draw:custom-shape draw:name="Google Shape;288;p5" draw:style-name="Mgr38" draw:text-style-name="MP5" draw:layer="layout" svg:width="0.317cm" svg:height="0.317cm" svg:x="2.062cm" svg:y="12.846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4;p5" draw:style-name="Mgr39" draw:text-style-name="MP7" draw:layer="layout" svg:width="0.24cm" svg:height="0.24cm" svg:x="0.827cm" svg:y="12.373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300;p5">
        <draw:g draw:name="Google Shape;301;p5">
          <draw:custom-shape draw:name="Google Shape;302;p5" draw:style-name="Mgr24" draw:text-style-name="MP5" draw:layer="layout" svg:width="0.24cm" svg:height="0.24cm" draw:transform="rotate (-3.14159265358979) translate (23.958cm 11.675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3;p5" draw:style-name="Mgr36" draw:text-style-name="MP6" draw:layer="layout" svg:width="0.388cm" svg:height="0.388cm" draw:transform="rotate (-3.14159265358979) translate (24.546cm 10.794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4;p5" draw:style-name="Mgr35" draw:text-style-name="MP9" draw:layer="layout" svg:width="0.142cm" svg:height="0.142cm" draw:transform="rotate (-3.14159265358979) translate (24.846cm 10.252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5;p5" draw:style-name="Mgr37" draw:text-style-name="MP7" draw:layer="layout" svg:width="0.142cm" svg:height="0.142cm" draw:transform="rotate (-3.14159265358979) translate (23.929cm 10.794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06;p5">
          <draw:custom-shape draw:name="Google Shape;307;p5" draw:style-name="Mgr24" draw:text-style-name="MP5" draw:layer="layout" svg:width="0.24cm" svg:height="0.24cm" svg:x="9.289cm" svg:y="13.4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8;p5" draw:style-name="Mgr34" draw:text-style-name="MP7" draw:layer="layout" svg:width="0.388cm" svg:height="0.388cm" svg:x="8.701cm" svg:y="13.6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9;p5" draw:style-name="Mgr35" draw:text-style-name="MP9" draw:layer="layout" svg:width="0.142cm" svg:height="0.142cm" svg:x="8.825cm" svg:y="13.1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presentation:style-name="TITLE_5f_AND_5f_TWO_5f_COLUMNS-outline1" draw:layer="backgroundobjects" svg:width="22.859cm" svg:height="8.286cm" svg:x="1.27cm" svg:y="3.343cm" presentation:class="outline" presentation:placeholder="true">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7" style:display-name="CUSTOM_7" style:page-layout-name="PM1" draw:style-name="Mdp1">
      <draw:frame draw:name="Google Shape;1155;p20" presentation:style-name="CUSTOM_5f_7-title" draw:layer="backgroundobjects" svg:width="21.399cm" svg:height="1.59cm" svg:x="2cm" svg:y="1.235cm" presentation:class="title" presentation:placeholder="true" presentation:user-transformed="true">
        <draw:text-box/>
      </draw:frame>
      <draw:g draw:name="Google Shape;1168;p20">
        <draw:g draw:name="Google Shape;1169;p20">
          <draw:custom-shape draw:name="Google Shape;1170;p20" draw:style-name="Mgr44" draw:text-style-name="MP5" draw:layer="layout" svg:width="0.356cm" svg:height="0.356cm" draw:transform="rotate (0.320267917740959) translate (1.16cm -6.691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71;p20" draw:style-name="Mgr45" draw:text-style-name="MP5" draw:layer="layout" svg:width="0.455cm" svg:height="0.455cm" draw:transform="rotate (0.32009338481576) translate (6.413cm -0.389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72;p20" draw:style-name="Mgr5" draw:text-style-name="MP6" draw:layer="layout" svg:width="0.738cm" svg:height="0.738cm" draw:transform="rotate (0.321315115292156) translate (3.578cm -3.663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73;p20" draw:style-name="Mgr39" draw:text-style-name="MP7" draw:layer="layout" svg:width="0.239cm" svg:height="0.24cm" draw:transform="rotate (0.317300858012569) translate (1.967cm -0.588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74;p20" draw:style-name="Mgr46" draw:text-style-name="MP5" draw:layer="layout" svg:width="0.33cm" svg:height="0.33cm" draw:transform="rotate (0.32009338481576) translate (-0.569cm 0.638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75;p20" draw:style-name="Mgr47" draw:text-style-name="MP9" draw:layer="layout" svg:width="0.239cm" svg:height="0.237cm" draw:transform="rotate (-0.43406338497099) translate (4.406cm 0.285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76;p20" draw:style-name="Mgr42" draw:text-style-name="MP9" draw:layer="layout" svg:width="0.239cm" svg:height="0.24cm" draw:transform="rotate (0.317300858012569) translate (3.09cm -5.236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77;p20" draw:style-name="Mgr6" draw:text-style-name="MP7" draw:layer="layout" svg:width="0.362cm" svg:height="0.361cm" draw:transform="rotate (0.320267917740959) translate (9.215cm 0.63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78;p20" draw:style-name="Mgr11" draw:text-style-name="MP10" draw:layer="layout" svg:width="2.222cm" svg:height="1.125cm" svg:x="-0.212cm" svg:y="-0.457cm">
            <text:p/>
            <draw:enhanced-geometry draw:mirror-horizontal="false" draw:mirror-vertical="true" svg:viewBox="0 0 21600 21600" draw:type="mso-spt32" draw:enhanced-path="M 0 0 L 21600 21600 N"/>
          </draw:custom-shape>
          <draw:custom-shape draw:name="Google Shape;1179;p20" draw:style-name="Mgr11" draw:text-style-name="MP10" draw:layer="layout" svg:width="2.18cm" svg:height="0.806cm" svg:x="2.233cm" svg:y="-0.47cm">
            <text:p/>
            <draw:enhanced-geometry draw:mirror-horizontal="true" draw:mirror-vertical="true" svg:viewBox="0 0 21600 21600" draw:type="mso-spt32" draw:enhanced-path="M 0 0 L 21600 21600 N"/>
          </draw:custom-shape>
          <draw:custom-shape draw:name="Google Shape;1180;p20" draw:style-name="Mgr11" draw:text-style-name="MP10" draw:layer="layout" svg:width="1.637cm" svg:height="6.997cm" draw:transform="rotate (-3.14159265358979) translate (1.33cm 0.586cm)">
            <text:p/>
            <draw:enhanced-geometry draw:mirror-horizontal="false" draw:mirror-vertical="true" svg:viewBox="0 0 21600 21600" draw:type="mso-spt32" draw:enhanced-path="M 0 0 L 21600 21600 N"/>
          </draw:custom-shape>
          <draw:custom-shape draw:name="Google Shape;1181;p20" draw:style-name="Mgr11" draw:text-style-name="MP10" draw:layer="layout" svg:width="4.557cm" svg:height="0.302cm" svg:x="-0.203cm" svg:y="0.497cm">
            <text:p/>
            <draw:enhanced-geometry draw:mirror-horizontal="false" draw:mirror-vertical="true" svg:viewBox="0 0 21600 21600" draw:type="mso-spt32" draw:enhanced-path="M 0 0 L 21600 21600 N"/>
          </draw:custom-shape>
          <draw:custom-shape draw:name="Google Shape;1182;p20" draw:style-name="Mgr11" draw:text-style-name="MP10" draw:layer="layout" svg:width="1.923cm" svg:height="0.532cm" svg:x="4.573cm" svg:y="-0.138cm">
            <text:p/>
            <draw:enhanced-geometry draw:mirror-horizontal="false" draw:mirror-vertical="true" svg:viewBox="0 0 21600 21600" draw:type="mso-spt32" draw:enhanced-path="M 0 0 L 21600 21600 N"/>
          </draw:custom-shape>
          <draw:custom-shape draw:name="Google Shape;1183;p20" draw:style-name="Mgr11" draw:text-style-name="MP10" draw:layer="layout" svg:width="4.263cm" svg:height="0.331cm" draw:transform="rotate (-3.14159265358979) translate (6.493cm -0.142cm)">
            <text:p/>
            <draw:enhanced-geometry draw:mirror-horizontal="true" draw:mirror-vertical="true" svg:viewBox="0 0 21600 21600" draw:type="mso-spt32" draw:enhanced-path="M 0 0 L 21600 21600 N"/>
          </draw:custom-shape>
          <draw:custom-shape draw:name="Google Shape;1184;p20" draw:style-name="Mgr11" draw:text-style-name="MP10" draw:layer="layout" svg:width="1.631cm" svg:height="1.258cm" draw:transform="rotate (-3.14159265358979) translate (3.183cm -5.262cm)">
            <text:p/>
            <draw:enhanced-geometry draw:mirror-horizontal="true" draw:mirror-vertical="true" svg:viewBox="0 0 21600 21600" draw:type="mso-spt32" draw:enhanced-path="M 0 0 L 21600 21600 N"/>
          </draw:custom-shape>
          <draw:custom-shape draw:name="Google Shape;1185;p20" draw:style-name="Mgr11" draw:text-style-name="MP10" draw:layer="layout" svg:width="0.689cm" svg:height="5.795cm" draw:transform="rotate (-3.14159265358979) translate (2.152cm -0.626cm)">
            <text:p/>
            <draw:enhanced-geometry draw:mirror-horizontal="true" draw:mirror-vertical="true" svg:viewBox="0 0 21600 21600" draw:type="mso-spt32" draw:enhanced-path="M 0 0 L 21600 21600 N"/>
          </draw:custom-shape>
          <draw:custom-shape draw:name="Google Shape;1186;p20" draw:style-name="Mgr11" draw:text-style-name="MP10" draw:layer="layout" svg:width="0.583cm" svg:height="1.292cm" draw:transform="rotate (-3.14159265358979) translate (3.876cm -3.755cm)">
            <text:p/>
            <draw:enhanced-geometry draw:mirror-horizontal="true" draw:mirror-vertical="true" svg:viewBox="0 0 21600 21600" draw:type="mso-spt32" draw:enhanced-path="M 0 0 L 21600 21600 N"/>
          </draw:custom-shape>
          <draw:custom-shape draw:name="Google Shape;1187;p20" draw:style-name="Mgr11" draw:text-style-name="MP10" draw:layer="layout" svg:width="1.772cm" svg:height="2.452cm" draw:transform="rotate (-3.14159265358979) translate (3.928cm -0.622cm)">
            <text:p/>
            <draw:enhanced-geometry draw:mirror-horizontal="false" draw:mirror-vertical="true" svg:viewBox="0 0 21600 21600" draw:type="mso-spt32" draw:enhanced-path="M 0 0 L 21600 21600 N"/>
          </draw:custom-shape>
          <draw:custom-shape draw:name="Google Shape;1188;p20" draw:style-name="Mgr11" draw:text-style-name="MP10" draw:layer="layout" svg:width="2.354cm" svg:height="0.857cm" svg:x="6.917cm" svg:y="-0.172cm">
            <text:p/>
            <draw:enhanced-geometry draw:mirror-horizontal="true" draw:mirror-vertical="true" svg:viewBox="0 0 21600 21600" draw:type="mso-spt32" draw:enhanced-path="M 0 0 L 21600 21600 N"/>
          </draw:custom-shape>
          <draw:custom-shape draw:name="Google Shape;1189;p20" draw:style-name="Mgr11" draw:text-style-name="MP10" draw:layer="layout" svg:width="4.704cm" svg:height="0.341cm" draw:transform="rotate (-3.14159265358979) translate (9.282cm 0.825cm)">
            <text:p/>
            <draw:enhanced-geometry draw:mirror-horizontal="true" draw:mirror-vertical="true" svg:viewBox="0 0 21600 21600" draw:type="mso-spt32" draw:enhanced-path="M 0 0 L 21600 21600 N"/>
          </draw:custom-shape>
          <draw:custom-shape draw:name="Google Shape;1190;p20" draw:style-name="Mgr42" draw:text-style-name="MP9" draw:layer="layout" svg:width="0.239cm" svg:height="0.24cm" draw:transform="rotate (0.317300858012569) translate (6.783cm -1.988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91;p20" draw:style-name="Mgr11" draw:text-style-name="MP10" draw:layer="layout" svg:width="2.313cm" svg:height="2.454cm" svg:x="7.045cm" svg:y="-1.87cm">
            <text:p/>
            <draw:enhanced-geometry draw:mirror-horizontal="true" draw:mirror-vertical="true" svg:viewBox="0 0 21600 21600" draw:type="mso-spt32" draw:enhanced-path="M 0 0 L 21600 21600 N"/>
          </draw:custom-shape>
          <draw:custom-shape draw:name="Google Shape;1192;p20" draw:style-name="Mgr11" draw:text-style-name="MP10" draw:layer="layout" svg:width="2.424cm" svg:height="1.362cm" svg:x="4.395cm" svg:y="-3.309cm">
            <text:p/>
            <draw:enhanced-geometry draw:mirror-horizontal="true" draw:mirror-vertical="true" svg:viewBox="0 0 21600 21600" draw:type="mso-spt32" draw:enhanced-path="M 0 0 L 21600 21600 N"/>
          </draw:custom-shape>
          <draw:custom-shape draw:name="Google Shape;1193;p20" draw:style-name="Mgr11" draw:text-style-name="MP10" draw:layer="layout" svg:width="0.124cm" svg:height="1.337cm" draw:transform="rotate (-3.14159265358979) translate (6.897cm -0.46cm)">
            <text:p/>
            <draw:enhanced-geometry draw:mirror-horizontal="false" draw:mirror-vertical="true" svg:viewBox="0 0 21600 21600" draw:type="mso-spt32" draw:enhanced-path="M 0 0 L 21600 21600 N"/>
          </draw:custom-shape>
          <draw:custom-shape draw:name="Google Shape;1194;p20" draw:style-name="Mgr11" draw:text-style-name="MP10" draw:layer="layout" svg:width="4.601cm" svg:height="1.291cm" draw:transform="rotate (-3.14159265358979) translate (6.827cm -0.566cm)">
            <text:p/>
            <draw:enhanced-geometry draw:mirror-horizontal="false" draw:mirror-vertical="true" svg:viewBox="0 0 21600 21600" draw:type="mso-spt32" draw:enhanced-path="M 0 0 L 21600 21600 N"/>
          </draw:custom-shape>
          <draw:custom-shape draw:name="Google Shape;1195;p20" draw:style-name="Mgr48" draw:text-style-name="MP7" draw:layer="layout" svg:width="0.356cm" svg:height="0.356cm" draw:transform="rotate (0.320267917740959) translate (2.115cm -5.188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96;p20" draw:style-name="Mgr11" draw:text-style-name="MP10" draw:layer="layout" svg:width="1.272cm" svg:height="1.372cm" svg:x="2.421cm" svg:y="-4.915cm">
            <text:p/>
            <draw:enhanced-geometry draw:mirror-horizontal="true" draw:mirror-vertical="true" svg:viewBox="0 0 21600 21600" draw:type="mso-spt32" draw:enhanced-path="M 0 0 L 21600 21600 N"/>
          </draw:custom-shape>
          <draw:custom-shape draw:name="Google Shape;1197;p20" draw:style-name="Mgr11" draw:text-style-name="MP10" draw:layer="layout" svg:width="0.794cm" svg:height="1.182cm" svg:x="1.466cm" svg:y="-6.418cm">
            <text:p/>
            <draw:enhanced-geometry draw:mirror-horizontal="true" draw:mirror-vertical="true" svg:viewBox="0 0 21600 21600" draw:type="mso-spt32" draw:enhanced-path="M 0 0 L 21600 21600 N"/>
          </draw:custom-shape>
          <draw:custom-shape draw:name="Google Shape;1198;p20" draw:style-name="Mgr11" draw:text-style-name="MP10" draw:layer="layout" svg:width="0.128cm" svg:height="4.282cm" svg:x="2.156cm" svg:y="-4.905cm">
            <text:p/>
            <draw:enhanced-geometry draw:mirror-horizontal="false" draw:mirror-vertical="true" svg:viewBox="0 0 21600 21600" draw:type="mso-spt32" draw:enhanced-path="M 0 0 L 21600 21600 N"/>
          </draw:custom-shape>
          <draw:custom-shape draw:name="Google Shape;1199;p20" draw:style-name="Mgr49" draw:text-style-name="MP6" draw:layer="layout" svg:width="0.662cm" svg:height="0.662cm" draw:transform="rotate (0.319744318965361) translate (-0.526cm 2.246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00;p20" draw:style-name="Mgr11" draw:text-style-name="MP10" draw:layer="layout" svg:width="1.892cm" svg:height="2.703cm" draw:transform="rotate (-3.14159265358979) translate (2.081cm 2.307cm)">
            <text:p/>
            <draw:enhanced-geometry draw:mirror-horizontal="false" draw:mirror-vertical="true" svg:viewBox="0 0 21600 21600" draw:type="mso-spt32" draw:enhanced-path="M 0 0 L 21600 21600 N"/>
          </draw:custom-shape>
          <draw:custom-shape draw:name="Google Shape;1201;p20" draw:style-name="Mgr11" draw:text-style-name="MP10" draw:layer="layout" svg:width="0.029cm" svg:height="1.268cm" svg:x="-0.29cm" svg:y="0.895cm">
            <text:p/>
            <draw:enhanced-geometry draw:mirror-horizontal="true" draw:mirror-vertical="true" svg:viewBox="0 0 21600 21600" draw:type="mso-spt32" draw:enhanced-path="M 0 0 L 21600 21600 N"/>
          </draw:custom-shape>
        </draw:g>
        <draw:g draw:name="Google Shape;1202;p20">
          <draw:custom-shape draw:name="Google Shape;1203;p20" draw:style-name="Mgr13" draw:text-style-name="MP9" draw:layer="layout" svg:width="0.54cm" svg:height="0.54cm" draw:transform="rotate (2.34554798175518) translate (28.173cm 14.9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04;p20" draw:style-name="Mgr14" draw:text-style-name="MP9" draw:layer="layout" svg:width="1.114cm" svg:height="1.114cm" draw:transform="rotate (2.34484985005438) translate (25.729cm 10.92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05;p20" draw:style-name="Mgr6" draw:text-style-name="MP7" draw:layer="layout" svg:width="0.361cm" svg:height="0.361cm" draw:transform="rotate (2.34659517930638) translate (23.958cm 10.9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06;p20" draw:style-name="Mgr52" draw:text-style-name="MP6" draw:layer="layout" svg:width="0.705cm" svg:height="0.705cm" draw:transform="rotate (2.34572251468038) translate (24.619cm 13.8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07;p20" draw:style-name="Mgr9" draw:text-style-name="MP5" draw:layer="layout" svg:width="0.361cm" svg:height="0.361cm" draw:transform="rotate (2.45934344898521) translate (27.672cm 13.3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08;p20" draw:style-name="Mgr11" draw:text-style-name="MP10" draw:layer="layout" svg:width="0.668cm" svg:height="2.075cm" draw:transform="rotate (-3.14124358773939) translate (24.629cm 12.993cm)">
            <text:p/>
            <draw:enhanced-geometry draw:mirror-horizontal="false" draw:mirror-vertical="false" svg:viewBox="0 0 21600 21600" draw:type="mso-spt32" draw:enhanced-path="M 0 0 L 21600 21600 N"/>
          </draw:custom-shape>
          <draw:custom-shape draw:name="Google Shape;1209;p20" draw:style-name="Mgr11" draw:text-style-name="MP10" draw:layer="layout" svg:width="3.009cm" svg:height="1.018cm" draw:transform="rotate (-3.14159265358979) translate (27.988cm 14.368cm)">
            <text:p/>
            <draw:enhanced-geometry draw:mirror-horizontal="false" draw:mirror-vertical="false" svg:viewBox="0 0 21600 21600" draw:type="mso-spt32" draw:enhanced-path="M 0 0 L 21600 21600 N"/>
          </draw:custom-shape>
          <draw:custom-shape draw:name="Google Shape;1210;p20" draw:style-name="Mgr11" draw:text-style-name="MP10" draw:layer="layout" svg:width="0.322cm" svg:height="1.106cm" draw:transform="rotate (-3.1403709231134) translate (27.988cm 14.368cm)">
            <text:p/>
            <draw:enhanced-geometry draw:mirror-horizontal="false" draw:mirror-vertical="false" svg:viewBox="0 0 21600 21600" draw:type="mso-spt32" draw:enhanced-path="M 0 0 L 21600 21600 N"/>
          </draw:custom-shape>
          <draw:custom-shape draw:name="Google Shape;1211;p20" draw:style-name="Mgr11" draw:text-style-name="MP10" draw:layer="layout" svg:width="3.416cm" svg:height="2.101cm" draw:transform="rotate (-3.14159265358979) translate (27.505cm 12.967cm)">
            <text:p/>
            <draw:enhanced-geometry draw:mirror-horizontal="false" draw:mirror-vertical="false" svg:viewBox="0 0 21600 21600" draw:type="mso-spt32" draw:enhanced-path="M 0 0 L 21600 21600 N"/>
          </draw:custom-shape>
          <draw:custom-shape draw:name="Google Shape;1212;p20" draw:style-name="Mgr11" draw:text-style-name="MP10" draw:layer="layout" svg:width="1.377cm" svg:height="2.426cm" draw:transform="rotate (-3.14141812066459) translate (27.505cm 12.967cm)">
            <text:p/>
            <draw:enhanced-geometry draw:mirror-horizontal="false" draw:mirror-vertical="false" svg:viewBox="0 0 21600 21600" draw:type="mso-spt32" draw:enhanced-path="M 0 0 L 21600 21600 N"/>
          </draw:custom-shape>
          <draw:custom-shape draw:name="Google Shape;1213;p20" draw:style-name="Mgr11" draw:text-style-name="MP10" draw:layer="layout" svg:width="0.854cm" svg:height="2.4cm" draw:transform="rotate (-3.1410690548142) translate (25.728cm 13.099cm)">
            <text:p/>
            <draw:enhanced-geometry draw:mirror-horizontal="true" draw:mirror-vertical="false" svg:viewBox="0 0 21600 21600" draw:type="mso-spt32" draw:enhanced-path="M 0 0 L 21600 21600 N"/>
          </draw:custom-shape>
          <draw:custom-shape draw:name="Google Shape;1214;p20" draw:style-name="Mgr11" draw:text-style-name="MP10" draw:layer="layout" svg:width="1.09cm" svg:height="0.473cm" draw:transform="rotate (-0.000174532925199667) translate (24.09cm 10.135cm)">
            <text:p/>
            <draw:enhanced-geometry draw:mirror-horizontal="true" draw:mirror-vertical="false" svg:viewBox="0 0 21600 21600" draw:type="mso-spt32" draw:enhanced-path="M 0 0 L 21600 21600 N"/>
          </draw:custom-shape>
        </draw:g>
      </draw:g>
      <draw:g draw:name="Google Shape;1215;p20">
        <draw:g draw:name="Google Shape;1216;p20">
          <draw:custom-shape draw:name="Google Shape;1217;p20" draw:style-name="Mgr24" draw:text-style-name="MP5" draw:layer="layout" svg:width="0.24cm" svg:height="0.24cm" draw:transform="rotate (1.12783176263874) translate (24.224cm 6.4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18;p20" draw:style-name="Mgr34" draw:text-style-name="MP7" draw:layer="layout" svg:width="0.388cm" svg:height="0.388cm" draw:transform="rotate (1.12783176263874) translate (24.189cm 7.5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19;p20" draw:style-name="Mgr35" draw:text-style-name="MP9" draw:layer="layout" svg:width="0.142cm" svg:height="0.142cm" draw:transform="rotate (1.12783176263874) translate (23.784cm 7.2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220;p20">
          <draw:custom-shape draw:name="Google Shape;1221;p20" draw:style-name="Mgr24" draw:text-style-name="MP5" draw:layer="layout" svg:width="0.24cm" svg:height="0.24cm" draw:transform="rotate (-1.87919600562229) translate (3.234cm 13.7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22;p20" draw:style-name="Mgr36" draw:text-style-name="MP6" draw:layer="layout" svg:width="0.388cm" svg:height="0.388cm" draw:transform="rotate (-1.87919600562229) translate (4.393cm 13.4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23;p20" draw:style-name="Mgr35" draw:text-style-name="MP9" draw:layer="layout" svg:width="0.141cm" svg:height="0.141cm" draw:transform="rotate (-1.87919600562229) translate (4.765cm 13.2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24;p20" draw:style-name="Mgr37" draw:text-style-name="MP7" draw:layer="layout" svg:width="0.141cm" svg:height="0.141cm" draw:transform="rotate (-1.87919600562229) translate (3.97cm 13.9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presentation:style-name="CUSTOM_5f_7-outline1" draw:layer="backgroundobjects" svg:width="22.859cm" svg:height="8.286cm" svg:x="1.27cm" svg:y="3.343cm" presentation:class="outline" presentation:placeholder="true">
        <draw:text-box/>
      </draw:frame>
      <presentation:notes style:page-layout-name="PM2">
        <draw:page-thumbnail presentation:style-name="CUSTOM_5f_7-title" draw:layer="backgroundobjects" svg:width="16.931cm" svg:height="9.524cm" svg:x="1.059cm" svg:y="1.93cm" presentation:class="page"/>
        <draw:frame presentation:style-name="CUSTOM_5f_7-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AIN_5f_POINT" style:display-name="MAIN_POINT" style:page-layout-name="PM1" draw:style-name="Mdp1">
      <draw:frame draw:name="Google Shape;399;p8" presentation:style-name="MAIN_5f_POINT-title" draw:layer="backgroundobjects" svg:width="21.437cm" svg:height="6.032cm" svg:x="1.981cm" svg:y="4.127cm" presentation:class="title" presentation:placeholder="true" presentation:user-transformed="true">
        <draw:text-box/>
      </draw:frame>
      <draw:g draw:name="Google Shape;400;p8">
        <draw:g draw:name="Google Shape;401;p8">
          <draw:custom-shape draw:name="Google Shape;402;p8" draw:style-name="Mgr4" draw:text-style-name="MP5" draw:layer="layout" svg:width="0.539cm" svg:height="0.539cm" draw:transform="rotate (-3.14159265358979) translate (-1.205cm 16.074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3;p8" draw:style-name="Mgr4" draw:text-style-name="MP5" draw:layer="layout" svg:width="0.539cm" svg:height="0.539cm" draw:transform="rotate (-3.14159265358979) translate (5.557cm 18.628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4;p8" draw:style-name="Mgr5" draw:text-style-name="MP6" draw:layer="layout" svg:width="1.114cm" svg:height="1.114cm" draw:transform="rotate (-3.14159265358979) translate (4.284cm 12.311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5;p8" draw:style-name="Mgr6" draw:text-style-name="MP7" draw:layer="layout" svg:width="0.362cm" svg:height="0.362cm" draw:transform="rotate (-3.14159265358979) translate (2.99cm 15.986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6;p8" draw:style-name="Mgr58" draw:text-style-name="MP9" draw:layer="layout" svg:width="0.267cm" svg:height="0.267cm" draw:transform="rotate (-3.14159265358979) translate (-0.304cm 18.492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7;p8" draw:style-name="Mgr8" draw:text-style-name="MP9" draw:layer="layout" svg:width="0.362cm" svg:height="0.362cm" draw:transform="rotate (-3.14159265358979) translate (2.99cm 19.202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8;p8" draw:style-name="Mgr8" draw:text-style-name="MP9" draw:layer="layout" svg:width="0.362cm" svg:height="0.362cm" draw:transform="rotate (-3.14159265358979) translate (0.523cm 13.37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9;p8" draw:style-name="Mgr10" draw:text-style-name="MP7" draw:layer="layout" svg:width="0.267cm" svg:height="0.267cm" draw:transform="rotate (-3.14159265358979) translate (13.283cm 14.053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0;p8" draw:style-name="Mgr11" draw:text-style-name="MP10" draw:layer="layout" svg:width="3.02cm" svg:height="2.33cm" draw:transform="rotate (-3.14159265358979) translate (2.681cm 18.264cm)">
            <text:p/>
            <draw:enhanced-geometry draw:mirror-horizontal="true" draw:mirror-vertical="false" svg:viewBox="0 0 21600 21600" draw:type="mso-spt32" draw:enhanced-path="M 0 0 L 21600 21600 N"/>
          </draw:custom-shape>
          <draw:custom-shape draw:name="Google Shape;411;p8" draw:style-name="Mgr11" draw:text-style-name="MP10" draw:layer="layout" svg:width="0.001cm" svg:height="2.853cm" draw:transform="rotate (-3.14159265358979) translate (2.809cm 18.84cm)">
            <text:p/>
            <draw:enhanced-geometry draw:mirror-horizontal="false" draw:mirror-vertical="false" svg:viewBox="0 0 21600 21600" draw:type="mso-spt32" draw:enhanced-path="M 0 0 L 21600 21600 N"/>
          </draw:custom-shape>
          <draw:custom-shape draw:name="Google Shape;412;p8" draw:style-name="Mgr11" draw:text-style-name="MP10" draw:layer="layout" svg:width="3.828cm" svg:height="0.001cm" svg:x="-1.201cm" svg:y="15.804cm">
            <text:p/>
            <draw:enhanced-geometry draw:mirror-horizontal="false" draw:mirror-vertical="false" svg:viewBox="0 0 21600 21600" draw:type="mso-spt32" draw:enhanced-path="M 0 0 L 21600 21600 N"/>
          </draw:custom-shape>
          <draw:custom-shape draw:name="Google Shape;413;p8" draw:style-name="Mgr11" draw:text-style-name="MP10" draw:layer="layout" svg:width="0.942cm" svg:height="2.188cm" svg:x="-1.471cm" svg:y="16.074cm">
            <text:p/>
            <draw:enhanced-geometry draw:mirror-horizontal="false" draw:mirror-vertical="false" svg:viewBox="0 0 21600 21600" draw:type="mso-spt32" draw:enhanced-path="M 0 0 L 21600 21600 N"/>
          </draw:custom-shape>
          <draw:custom-shape draw:name="Google Shape;414;p8" draw:style-name="Mgr11" draw:text-style-name="MP10" draw:layer="layout" svg:width="2.967cm" svg:height="0.567cm" svg:x="-0.339cm" svg:y="18.453cm">
            <text:p/>
            <draw:enhanced-geometry draw:mirror-horizontal="false" draw:mirror-vertical="false" svg:viewBox="0 0 21600 21600" draw:type="mso-spt32" draw:enhanced-path="M 0 0 L 21600 21600 N"/>
          </draw:custom-shape>
          <draw:custom-shape draw:name="Google Shape;415;p8" draw:style-name="Mgr11" draw:text-style-name="MP10" draw:layer="layout" svg:width="2.03cm" svg:height="0.662cm" draw:transform="rotate (-3.14159265358979) translate (5.021cm 19.021cm)">
            <text:p/>
            <draw:enhanced-geometry draw:mirror-horizontal="true" draw:mirror-vertical="false" svg:viewBox="0 0 21600 21600" draw:type="mso-spt32" draw:enhanced-path="M 0 0 L 21600 21600 N"/>
          </draw:custom-shape>
          <draw:custom-shape draw:name="Google Shape;416;p8" draw:style-name="Mgr11" draw:text-style-name="MP10" draw:layer="layout" svg:width="2.162cm" svg:height="2.234cm" svg:x="2.937cm" svg:y="15.933cm">
            <text:p/>
            <draw:enhanced-geometry draw:mirror-horizontal="false" draw:mirror-vertical="false" svg:viewBox="0 0 21600 21600" draw:type="mso-spt32" draw:enhanced-path="M 0 0 L 21600 21600 N"/>
          </draw:custom-shape>
          <draw:custom-shape draw:name="Google Shape;417;p8" draw:style-name="Mgr11" draw:text-style-name="MP10" draw:layer="layout" svg:width="1.492cm" svg:height="2.296cm" draw:transform="rotate (-3.14159265358979) translate (0.213cm 15.614cm)">
            <text:p/>
            <draw:enhanced-geometry draw:mirror-horizontal="true" draw:mirror-vertical="false" svg:viewBox="0 0 21600 21600" draw:type="mso-spt32" draw:enhanced-path="M 0 0 L 21600 21600 N"/>
          </draw:custom-shape>
          <draw:custom-shape draw:name="Google Shape;418;p8" draw:style-name="Mgr11" draw:text-style-name="MP10" draw:layer="layout" svg:width="2.211cm" svg:height="2.358cm" svg:x="0.47cm" svg:y="13.317cm">
            <text:p/>
            <draw:enhanced-geometry draw:mirror-horizontal="false" draw:mirror-vertical="false" svg:viewBox="0 0 21600 21600" draw:type="mso-spt32" draw:enhanced-path="M 0 0 L 21600 21600 N"/>
          </draw:custom-shape>
          <draw:custom-shape draw:name="Google Shape;419;p8" draw:style-name="Mgr11" draw:text-style-name="MP10" draw:layer="layout" svg:width="2.645cm" svg:height="1.434cm" draw:transform="rotate (-3.14159265358979) translate (3.164cm 13.189cm)">
            <text:p/>
            <draw:enhanced-geometry draw:mirror-horizontal="true" draw:mirror-vertical="false" svg:viewBox="0 0 21600 21600" draw:type="mso-spt32" draw:enhanced-path="M 0 0 L 21600 21600 N"/>
          </draw:custom-shape>
          <draw:custom-shape draw:name="Google Shape;420;p8" draw:style-name="Mgr11" draw:text-style-name="MP10" draw:layer="layout" svg:width="0.522cm" svg:height="3.474cm" svg:x="2.809cm" svg:y="12.148cm">
            <text:p/>
            <draw:enhanced-geometry draw:mirror-horizontal="true" draw:mirror-vertical="false" svg:viewBox="0 0 21600 21600" draw:type="mso-spt32" draw:enhanced-path="M 0 0 L 21600 21600 N"/>
          </draw:custom-shape>
          <draw:custom-shape draw:name="Google Shape;421;p8" draw:style-name="Mgr11" draw:text-style-name="MP10" draw:layer="layout" svg:width="7.577cm" svg:height="4.152cm" svg:x="5.477cm" svg:y="14.014cm">
            <text:p/>
            <draw:enhanced-geometry draw:mirror-horizontal="true" draw:mirror-vertical="false" svg:viewBox="0 0 21600 21600" draw:type="mso-spt32" draw:enhanced-path="M 0 0 L 21600 21600 N"/>
          </draw:custom-shape>
          <draw:custom-shape draw:name="Google Shape;422;p8" draw:style-name="Mgr11" draw:text-style-name="MP10" draw:layer="layout" svg:width="13.358cm" svg:height="4.343cm" draw:transform="rotate (-3.14159265358979) translate (13.059cm 18.358cm)">
            <text:p/>
            <draw:enhanced-geometry draw:mirror-horizontal="true" draw:mirror-vertical="false" svg:viewBox="0 0 21600 21600" draw:type="mso-spt32" draw:enhanced-path="M 0 0 L 21600 21600 N"/>
          </draw:custom-shape>
          <draw:custom-shape draw:name="Google Shape;423;p8" draw:style-name="Mgr11" draw:text-style-name="MP10" draw:layer="layout" svg:width="1.564cm" svg:height="5.776cm" draw:transform="rotate (-3.14159265358979) translate (5.291cm 18.088cm)">
            <text:p/>
            <draw:enhanced-geometry draw:mirror-horizontal="false" draw:mirror-vertical="false" svg:viewBox="0 0 21600 21600" draw:type="mso-spt32" draw:enhanced-path="M 0 0 L 21600 21600 N"/>
          </draw:custom-shape>
          <draw:custom-shape draw:name="Google Shape;424;p8" draw:style-name="Mgr11" draw:text-style-name="MP10" draw:layer="layout" svg:width="4.612cm" svg:height="3.465cm" draw:transform="rotate (-3.14159265358979) translate (3.332cm 15.614cm)">
            <text:p/>
            <draw:enhanced-geometry draw:mirror-horizontal="true" draw:mirror-vertical="false" svg:viewBox="0 0 21600 21600" draw:type="mso-spt32" draw:enhanced-path="M 0 0 L 21600 21600 N"/>
          </draw:custom-shape>
          <draw:custom-shape draw:name="Google Shape;425;p8" draw:style-name="Mgr8" draw:text-style-name="MP9" draw:layer="layout" svg:width="0.362cm" svg:height="0.362cm" draw:transform="rotate (-3.14159265358979) translate (8.985cm 12.443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6;p8" draw:style-name="Mgr11" draw:text-style-name="MP10" draw:layer="layout" svg:width="4.087cm" svg:height="1.529cm" draw:transform="rotate (-3.14159265358979) translate (13.02cm 13.919cm)">
            <text:p/>
            <draw:enhanced-geometry draw:mirror-horizontal="false" draw:mirror-vertical="false" svg:viewBox="0 0 21600 21600" draw:type="mso-spt32" draw:enhanced-path="M 0 0 L 21600 21600 N"/>
          </draw:custom-shape>
          <draw:custom-shape draw:name="Google Shape;427;p8" draw:style-name="Mgr11" draw:text-style-name="MP10" draw:layer="layout" svg:width="4.338cm" svg:height="0.507cm" draw:transform="rotate (-3.14159265358979) translate (8.622cm 12.261cm)">
            <text:p/>
            <draw:enhanced-geometry draw:mirror-horizontal="false" draw:mirror-vertical="false" svg:viewBox="0 0 21600 21600" draw:type="mso-spt32" draw:enhanced-path="M 0 0 L 21600 21600 N"/>
          </draw:custom-shape>
          <draw:custom-shape draw:name="Google Shape;428;p8" draw:style-name="Mgr11" draw:text-style-name="MP10" draw:layer="layout" svg:width="3.512cm" svg:height="5.645cm" svg:x="5.291cm" svg:y="12.443cm">
            <text:p/>
            <draw:enhanced-geometry draw:mirror-horizontal="true" draw:mirror-vertical="false" svg:viewBox="0 0 21600 21600" draw:type="mso-spt32" draw:enhanced-path="M 0 0 L 21600 21600 N"/>
          </draw:custom-shape>
          <draw:custom-shape draw:name="Google Shape;429;p8" draw:style-name="Mgr11" draw:text-style-name="MP10" draw:layer="layout" svg:width="5.737cm" svg:height="3.286cm" svg:x="2.933cm" svg:y="12.39cm">
            <text:p/>
            <draw:enhanced-geometry draw:mirror-horizontal="true" draw:mirror-vertical="false" svg:viewBox="0 0 21600 21600" draw:type="mso-spt32" draw:enhanced-path="M 0 0 L 21600 21600 N"/>
          </draw:custom-shape>
          <draw:custom-shape draw:name="Google Shape;430;p8" draw:style-name="Mgr12" draw:text-style-name="MP7" draw:layer="layout" svg:width="0.539cm" svg:height="0.539cm" draw:transform="rotate (-3.14159265358979) translate (0.979cm 10.177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1;p8" draw:style-name="Mgr11" draw:text-style-name="MP10" draw:layer="layout" svg:width="2.347cm" svg:height="1.452cm" draw:transform="rotate (-3.14159265358979) translate (3.332cm 11.36cm)">
            <text:p/>
            <draw:enhanced-geometry draw:mirror-horizontal="false" draw:mirror-vertical="false" svg:viewBox="0 0 21600 21600" draw:type="mso-spt32" draw:enhanced-path="M 0 0 L 21600 21600 N"/>
          </draw:custom-shape>
          <draw:custom-shape draw:name="Google Shape;432;p8" draw:style-name="Mgr11" draw:text-style-name="MP10" draw:layer="layout" svg:width="0.18cm" svg:height="2.909cm" svg:x="0.342cm" svg:y="10.097cm">
            <text:p/>
            <draw:enhanced-geometry draw:mirror-horizontal="true" draw:mirror-vertical="false" svg:viewBox="0 0 21600 21600" draw:type="mso-spt32" draw:enhanced-path="M 0 0 L 21600 21600 N"/>
          </draw:custom-shape>
        </draw:g>
        <draw:g draw:name="Google Shape;433;p8">
          <draw:custom-shape draw:name="Google Shape;434;p8" draw:style-name="Mgr12" draw:text-style-name="MP7" draw:layer="layout" svg:width="0.539cm" svg:height="0.539cm" draw:transform="rotate (2.79008334223814) translate (14.593cm 2.116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5;p8" draw:style-name="Mgr4" draw:text-style-name="MP5" draw:layer="layout" svg:width="0.539cm" svg:height="0.539cm" draw:transform="rotate (2.79008334223814) translate (25.132cm 1.877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6;p8" draw:style-name="Mgr14" draw:text-style-name="MP9" draw:layer="layout" svg:width="1.114cm" svg:height="1.114cm" draw:transform="rotate (2.78973427638774) translate (21.804cm -2.485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7;p8" draw:style-name="Mgr6" draw:text-style-name="MP7" draw:layer="layout" svg:width="0.361cm" svg:height="0.359cm" draw:transform="rotate (2.78921067761214) translate (21.867cm 0.221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8;p8" draw:style-name="Mgr59" draw:text-style-name="MP6" draw:layer="layout" svg:width="0.266cm" svg:height="0.266cm" draw:transform="rotate (2.78833801298614) translate (20.504cm 2.244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9;p8" draw:style-name="Mgr9" draw:text-style-name="MP5" draw:layer="layout" svg:width="0.361cm" svg:height="0.359cm" draw:transform="rotate (2.78921067761214) translate (23.858cm 4.947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0;p8" draw:style-name="Mgr9" draw:text-style-name="MP5" draw:layer="layout" svg:width="0.361cm" svg:height="0.359cm" draw:transform="rotate (2.78921067761214) translate (18.769cm 0.491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1;p8" draw:style-name="Mgr60" draw:text-style-name="MP5" draw:layer="layout" svg:width="0.266cm" svg:height="0.266cm" draw:transform="rotate (2.78833801298614) translate (24.855cm -1.377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2;p8" draw:style-name="Mgr11" draw:text-style-name="MP10" draw:layer="layout" svg:width="1.204cm" svg:height="1.797cm" draw:transform="rotate (-3.14159265358979) translate (21.686cm 1.951cm)">
            <text:p/>
            <draw:enhanced-geometry draw:mirror-horizontal="true" draw:mirror-vertical="false" svg:viewBox="0 0 21600 21600" draw:type="mso-spt32" draw:enhanced-path="M 0 0 L 21600 21600 N"/>
          </draw:custom-shape>
          <draw:custom-shape draw:name="Google Shape;443;p8" draw:style-name="Mgr11" draw:text-style-name="MP10" draw:layer="layout" svg:width="1.864cm" svg:height="4.385cm" draw:transform="rotate (-3.14159265358979) translate (23.69cm 4.545cm)">
            <text:p/>
            <draw:enhanced-geometry draw:mirror-horizontal="false" draw:mirror-vertical="false" svg:viewBox="0 0 21600 21600" draw:type="mso-spt32" draw:enhanced-path="M 0 0 L 21600 21600 N"/>
          </draw:custom-shape>
          <draw:custom-shape draw:name="Google Shape;444;p8" draw:style-name="Mgr11" draw:text-style-name="MP10" draw:layer="layout" svg:width="5.617cm" svg:height="0.338cm" svg:x="14.686cm" svg:y="1.677cm">
            <text:p/>
            <draw:enhanced-geometry draw:mirror-horizontal="false" draw:mirror-vertical="false" svg:viewBox="0 0 21600 21600" draw:type="mso-spt32" draw:enhanced-path="M 0 0 L 21600 21600 N"/>
          </draw:custom-shape>
          <draw:custom-shape draw:name="Google Shape;445;p8" draw:style-name="Mgr11" draw:text-style-name="MP10" draw:layer="layout" svg:width="3.035cm" svg:height="2.648cm" svg:x="20.546cm" svg:y="2.128cm">
            <text:p/>
            <draw:enhanced-geometry draw:mirror-horizontal="false" draw:mirror-vertical="false" svg:viewBox="0 0 21600 21600" draw:type="mso-spt32" draw:enhanced-path="M 0 0 L 21600 21600 N"/>
          </draw:custom-shape>
          <draw:custom-shape draw:name="Google Shape;446;p8" draw:style-name="Mgr11" draw:text-style-name="MP10" draw:layer="layout" svg:width="0.936cm" svg:height="2.876cm" draw:transform="rotate (-3.14159265358979) translate (24.859cm 4.652cm)">
            <text:p/>
            <draw:enhanced-geometry draw:mirror-horizontal="true" draw:mirror-vertical="false" svg:viewBox="0 0 21600 21600" draw:type="mso-spt32" draw:enhanced-path="M 0 0 L 21600 21600 N"/>
          </draw:custom-shape>
          <draw:custom-shape draw:name="Google Shape;447;p8" draw:style-name="Mgr11" draw:text-style-name="MP10" draw:layer="layout" svg:width="2.8cm" svg:height="1.352cm" svg:x="21.926cm" svg:y="0.065cm">
            <text:p/>
            <draw:enhanced-geometry draw:mirror-horizontal="false" draw:mirror-vertical="false" svg:viewBox="0 0 21600 21600" draw:type="mso-spt32" draw:enhanced-path="M 0 0 L 21600 21600 N"/>
          </draw:custom-shape>
          <draw:custom-shape draw:name="Google Shape;448;p8" draw:style-name="Mgr11" draw:text-style-name="MP10" draw:layer="layout" svg:width="3.901cm" svg:height="1.253cm" draw:transform="rotate (-3.14159265358979) translate (18.583cm 1.677cm)">
            <text:p/>
            <draw:enhanced-geometry draw:mirror-horizontal="true" draw:mirror-vertical="false" svg:viewBox="0 0 21600 21600" draw:type="mso-spt32" draw:enhanced-path="M 0 0 L 21600 21600 N"/>
          </draw:custom-shape>
          <draw:custom-shape draw:name="Google Shape;449;p8" draw:style-name="Mgr11" draw:text-style-name="MP10" draw:layer="layout" svg:width="2.763cm" svg:height="0.282cm" draw:transform="rotate (-3.14159265358979) translate (21.588cm 0.334cm)">
            <text:p/>
            <draw:enhanced-geometry draw:mirror-horizontal="true" draw:mirror-vertical="false" svg:viewBox="0 0 21600 21600" draw:type="mso-spt32" draw:enhanced-path="M 0 0 L 21600 21600 N"/>
          </draw:custom-shape>
          <draw:custom-shape draw:name="Google Shape;450;p8" draw:style-name="Mgr11" draw:text-style-name="MP10" draw:layer="layout" svg:width="2.209cm" svg:height="3.102cm" draw:transform="rotate (-3.14159265358979) translate (20.945cm 0.094cm)">
            <text:p/>
            <draw:enhanced-geometry draw:mirror-horizontal="true" draw:mirror-vertical="false" svg:viewBox="0 0 21600 21600" draw:type="mso-spt32" draw:enhanced-path="M 0 0 L 21600 21600 N"/>
          </draw:custom-shape>
          <draw:custom-shape draw:name="Google Shape;451;p8" draw:style-name="Mgr11" draw:text-style-name="MP10" draw:layer="layout" svg:width="0.172cm" svg:height="2.501cm" svg:x="21.665cm" svg:y="-2.677cm">
            <text:p/>
            <draw:enhanced-geometry draw:mirror-horizontal="false" draw:mirror-vertical="false" svg:viewBox="0 0 21600 21600" draw:type="mso-spt32" draw:enhanced-path="M 0 0 L 21600 21600 N"/>
          </draw:custom-shape>
          <draw:custom-shape draw:name="Google Shape;452;p8" draw:style-name="Mgr11" draw:text-style-name="MP10" draw:layer="layout" svg:width="2.676cm" svg:height="1.362cm" svg:x="21.978cm" svg:y="-2.966cm">
            <text:p/>
            <draw:enhanced-geometry draw:mirror-horizontal="false" draw:mirror-vertical="false" svg:viewBox="0 0 21600 21600" draw:type="mso-spt32" draw:enhanced-path="M 0 0 L 21600 21600 N"/>
          </draw:custom-shape>
          <draw:custom-shape draw:name="Google Shape;453;p8" draw:style-name="Mgr11" draw:text-style-name="MP10" draw:layer="layout" svg:width="2.718cm" svg:height="1.427cm" draw:transform="rotate (-3.14159265358979) translate (24.651cm -0.074cm)">
            <text:p/>
            <draw:enhanced-geometry draw:mirror-horizontal="true" draw:mirror-vertical="false" svg:viewBox="0 0 21600 21600" draw:type="mso-spt32" draw:enhanced-path="M 0 0 L 21600 21600 N"/>
          </draw:custom-shape>
          <draw:custom-shape draw:name="Google Shape;454;p8" draw:style-name="Mgr11" draw:text-style-name="MP10" draw:layer="layout" svg:width="0.262cm" svg:height="2.707cm" svg:x="24.822cm" svg:y="-1.423cm">
            <text:p/>
            <draw:enhanced-geometry draw:mirror-horizontal="false" draw:mirror-vertical="false" svg:viewBox="0 0 21600 21600" draw:type="mso-spt32" draw:enhanced-path="M 0 0 L 21600 21600 N"/>
          </draw:custom-shape>
          <draw:custom-shape draw:name="Google Shape;455;p8" draw:style-name="Mgr11" draw:text-style-name="MP10" draw:layer="layout" svg:width="0.892cm" svg:height="5.977cm" draw:transform="rotate (-3.14159265358979) translate (24.721cm 4.55cm)">
            <text:p/>
            <draw:enhanced-geometry draw:mirror-horizontal="true" draw:mirror-vertical="false" svg:viewBox="0 0 21600 21600" draw:type="mso-spt32" draw:enhanced-path="M 0 0 L 21600 21600 N"/>
          </draw:custom-shape>
          <draw:custom-shape draw:name="Google Shape;456;p8" draw:style-name="Mgr11" draw:text-style-name="MP10" draw:layer="layout" svg:width="4.169cm" svg:height="3.452cm" draw:transform="rotate (-3.14159265358979) translate (24.716cm 2.026cm)">
            <text:p/>
            <draw:enhanced-geometry draw:mirror-horizontal="true" draw:mirror-vertical="false" svg:viewBox="0 0 21600 21600" draw:type="mso-spt32" draw:enhanced-path="M 0 0 L 21600 21600 N"/>
          </draw:custom-shape>
          <draw:custom-shape draw:name="Google Shape;457;p8" draw:style-name="Mgr11" draw:text-style-name="MP10" draw:layer="layout" svg:width="0.859cm" svg:height="4.641cm" draw:transform="rotate (-3.14159265358979) translate (21.235cm 1.947cm)">
            <text:p/>
            <draw:enhanced-geometry draw:mirror-horizontal="true" draw:mirror-vertical="false" svg:viewBox="0 0 21600 21600" draw:type="mso-spt32" draw:enhanced-path="M 0 0 L 21600 21600 N"/>
          </draw:custom-shape>
          <draw:custom-shape draw:name="Google Shape;458;p8" draw:style-name="Mgr11" draw:text-style-name="MP10" draw:layer="layout" svg:width="2.9cm" svg:height="4.242cm" draw:transform="rotate (-3.14159265358979) translate (24.879cm 1.277cm)">
            <text:p/>
            <draw:enhanced-geometry draw:mirror-horizontal="false" draw:mirror-vertical="false" svg:viewBox="0 0 21600 21600" draw:type="mso-spt32" draw:enhanced-path="M 0 0 L 21600 21600 N"/>
          </draw:custom-shape>
          <draw:custom-shape draw:name="Google Shape;459;p8" draw:style-name="Mgr11" draw:text-style-name="MP10" draw:layer="layout" svg:width="6.552cm" svg:height="4.371cm" draw:transform="rotate (-3.14159265358979) translate (21.238cm 1.677cm)">
            <text:p/>
            <draw:enhanced-geometry draw:mirror-horizontal="true" draw:mirror-vertical="false" svg:viewBox="0 0 21600 21600" draw:type="mso-spt32" draw:enhanced-path="M 0 0 L 21600 21600 N"/>
          </draw:custom-shape>
          <draw:custom-shape draw:name="Google Shape;460;p8" draw:style-name="Mgr6" draw:text-style-name="MP7" draw:layer="layout" svg:width="0.361cm" svg:height="0.359cm" draw:transform="rotate (2.78921067761214) translate (23.412cm -4.792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1;p8" draw:style-name="Mgr11" draw:text-style-name="MP10" draw:layer="layout" svg:width="1.258cm" svg:height="3.274cm" draw:transform="rotate (-3.14159265358979) translate (24.73cm -1.674cm)">
            <text:p/>
            <draw:enhanced-geometry draw:mirror-horizontal="false" draw:mirror-vertical="false" svg:viewBox="0 0 21600 21600" draw:type="mso-spt32" draw:enhanced-path="M 0 0 L 21600 21600 N"/>
          </draw:custom-shape>
          <draw:custom-shape draw:name="Google Shape;462;p8" draw:style-name="Mgr11" draw:text-style-name="MP10" draw:layer="layout" svg:width="1.429cm" svg:height="1.255cm" svg:x="21.702cm" svg:y="-4.962cm">
            <text:p/>
            <draw:enhanced-geometry draw:mirror-horizontal="true" draw:mirror-vertical="false" svg:viewBox="0 0 21600 21600" draw:type="mso-spt32" draw:enhanced-path="M 0 0 L 21600 21600 N"/>
          </draw:custom-shape>
          <draw:custom-shape draw:name="Google Shape;463;p8" draw:style-name="Mgr11" draw:text-style-name="MP10" draw:layer="layout" svg:width="1.509cm" svg:height="6.131cm" svg:x="23.369cm" svg:y="-4.855cm">
            <text:p/>
            <draw:enhanced-geometry draw:mirror-horizontal="false" draw:mirror-vertical="false" svg:viewBox="0 0 21600 21600" draw:type="mso-spt32" draw:enhanced-path="M 0 0 L 21600 21600 N"/>
          </draw:custom-shape>
          <draw:custom-shape draw:name="Google Shape;464;p8" draw:style-name="Mgr11" draw:text-style-name="MP10" draw:layer="layout" svg:width="1.392cm" svg:height="4.683cm" svg:x="21.838cm" svg:y="-4.86cm">
            <text:p/>
            <draw:enhanced-geometry draw:mirror-horizontal="true" draw:mirror-vertical="false" svg:viewBox="0 0 21600 21600" draw:type="mso-spt32" draw:enhanced-path="M 0 0 L 21600 21600 N"/>
          </draw:custom-shape>
          <draw:custom-shape draw:name="Google Shape;465;p8" draw:style-name="Mgr4" draw:text-style-name="MP5" draw:layer="layout" svg:width="0.539cm" svg:height="0.539cm" draw:transform="rotate (2.79008334223814) translate (20.401cm -3.552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6;p8" draw:style-name="Mgr11" draw:text-style-name="MP10" draw:layer="layout" svg:width="2.642cm" svg:height="0.97cm" svg:x="20.494cm" svg:y="-4.962cm">
            <text:p/>
            <draw:enhanced-geometry draw:mirror-horizontal="true" draw:mirror-vertical="false" svg:viewBox="0 0 21600 21600" draw:type="mso-spt32" draw:enhanced-path="M 0 0 L 21600 21600 N"/>
          </draw:custom-shape>
          <draw:custom-shape draw:name="Google Shape;467;p8" draw:style-name="Mgr11" draw:text-style-name="MP10" draw:layer="layout" svg:width="1.387cm" svg:height="3.747cm" svg:x="18.735cm" svg:y="-3.654cm">
            <text:p/>
            <draw:enhanced-geometry draw:mirror-horizontal="true" draw:mirror-vertical="false" svg:viewBox="0 0 21600 21600" draw:type="mso-spt32" draw:enhanced-path="M 0 0 L 21600 21600 N"/>
          </draw:custom-shape>
        </draw:g>
      </draw:g>
      <draw:frame presentation:style-name="MAIN_5f_POINT-outline1" draw:layer="backgroundobjects" svg:width="22.859cm" svg:height="8.286cm" svg:x="1.27cm" svg:y="3.343cm" presentation:class="outline" presentation:placeholder="true">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text:span text:style-name="MT1"><presentation:header/></text:span></text:p>
          </draw:text-box>
        </draw:frame>
        <draw:frame presentation:style-name="Mpr19" draw:text-style-name="MP4" draw:layer="backgroundobjects" svg:width="8.266cm" svg:height="1.269cm" svg:x="10.783cm" svg:y="0cm" presentation:class="date-time">
          <draw:text-box>
            <text:p text:style-name="MP3"><text:span text:style-name="MT1"><presentation:date-time/></text:span></text:p>
          </draw:text-box>
        </draw:frame>
        <draw:frame presentation:style-name="Mpr20" draw:text-style-name="MP2" draw:layer="backgroundobjects" svg:width="8.266cm" svg:height="1.269cm" svg:x="0cm" svg:y="24.13cm" presentation:class="footer">
          <draw:text-box>
            <text:p text:style-name="MP1"><text:span text:style-name="MT1"><presentation:footer/></text:span></text:p>
          </draw:text-box>
        </draw:frame>
        <draw:frame presentation:style-name="Mpr2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APTION_5f_ONLY" style:display-name="CAPTION_ONLY" style:page-layout-name="PM1" draw:style-name="Mdp1">
      <draw:frame draw:name="Google Shape;549;p10" presentation:style-name="CAPTION_5f_ONLY-outline1" draw:layer="backgroundobjects" svg:width="25.399cm" svg:height="14.325cm" svg:x="0cm" svg:y="-0.038cm" presentation:class="outline" presentation:placeholder="true" presentation:user-transformed="true">
        <draw:text-box/>
      </draw:frame>
      <draw:frame draw:name="Google Shape;550;p10" presentation:style-name="CAPTION_5f_ONLY-title" draw:layer="backgroundobjects" svg:width="21.399cm" svg:height="1.59cm" svg:x="2cm" svg:y="11.151cm" presentation:class="title" presentation:placeholder="true" presentation:user-transformed="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IG_5f_NUMBER" style:display-name="BIG_NUMBER" style:page-layout-name="PM1" draw:style-name="Mdp1">
      <draw:frame draw:name="Google Shape;552;p11" presentation:style-name="Mpr23" draw:text-style-name="MP16" draw:layer="backgroundobjects" svg:width="18.266cm" svg:height="3.353cm" svg:x="3.567cm" svg:y="4.763cm" presentation:class="title" presentation:user-transformed="true">
        <draw:text-box>
          <text:p text:style-name="MP13"><text:span text:style-name="MT4">xx%</text:span></text:p>
        </draw:text-box>
      </draw:frame>
      <draw:g draw:name="Google Shape;554;p11">
        <draw:g draw:name="Google Shape;555;p11">
          <draw:custom-shape draw:name="Google Shape;556;p11" draw:style-name="Mgr13" draw:text-style-name="MP9" draw:layer="layout" svg:width="0.54cm" svg:height="0.54cm" draw:transform="rotate (-3.01348548649341) translate (6.838cm 0.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57;p11" draw:style-name="Mgr13" draw:text-style-name="MP9" draw:layer="layout" svg:width="0.54cm" svg:height="0.54cm" draw:transform="rotate (-3.01348548649341) translate (-1.763cm 6.6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58;p11" draw:style-name="Mgr14" draw:text-style-name="MP9" draw:layer="layout" svg:width="1.114cm" svg:height="1.114cm" draw:transform="rotate (-3.01418361819421) translate (2.162cm 0.4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59;p11" draw:style-name="Mgr6" draw:text-style-name="MP7" draw:layer="layout" svg:width="0.361cm" svg:height="0.361cm" draw:transform="rotate (-3.01243828894221) translate (1.145cm 1.8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60;p11" draw:style-name="Mgr52" draw:text-style-name="MP6" draw:layer="layout" svg:width="0.705cm" svg:height="0.705cm" draw:transform="rotate (-3.01366001941861) translate (3.821cm 3.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61;p11" draw:style-name="Mgr9" draw:text-style-name="MP5" draw:layer="layout" svg:width="0.361cm" svg:height="0.361cm" draw:transform="rotate (-3.01243828894221) translate (1.562cm 7.0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62;p11" draw:style-name="Mgr51" draw:text-style-name="MP6" draw:layer="layout" svg:width="0.361cm" svg:height="0.361cm" draw:transform="rotate (-2.90003908511378) translate (5.253cm 0.3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63;p11" draw:style-name="Mgr16" draw:text-style-name="MP5" draw:layer="layout" svg:width="0.267cm" svg:height="0.267cm" draw:transform="rotate (-3.01383455234381) translate (-1.763cm 2.7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64;p11" draw:style-name="Mgr11" draw:text-style-name="MP10" draw:layer="layout" svg:width="2.06cm" svg:height="0.714cm" draw:transform="rotate (-3.14159265358979) translate (3.147cm 2.564cm)">
            <text:p/>
            <draw:enhanced-geometry draw:mirror-horizontal="false" draw:mirror-vertical="false" svg:viewBox="0 0 21600 21600" draw:type="mso-spt32" draw:enhanced-path="M 0 0 L 21600 21600 N"/>
          </draw:custom-shape>
          <draw:custom-shape draw:name="Google Shape;565;p11" draw:style-name="Mgr11" draw:text-style-name="MP10" draw:layer="layout" svg:width="0.369cm" svg:height="4.751cm" draw:transform="rotate (-3.14159265358979) translate (1.336cm 6.67cm)">
            <text:p/>
            <draw:enhanced-geometry draw:mirror-horizontal="false" draw:mirror-vertical="false" svg:viewBox="0 0 21600 21600" draw:type="mso-spt32" draw:enhanced-path="M 0 0 L 21600 21600 N"/>
          </draw:custom-shape>
          <draw:custom-shape draw:name="Google Shape;566;p11" draw:style-name="Mgr11" draw:text-style-name="MP10" draw:layer="layout" svg:width="2.624cm" svg:height="1.788cm" svg:x="3.642cm" svg:y="0.711cm">
            <text:p/>
            <draw:enhanced-geometry draw:mirror-horizontal="true" draw:mirror-vertical="false" svg:viewBox="0 0 21600 21600" draw:type="mso-spt32" draw:enhanced-path="M 0 0 L 21600 21600 N"/>
          </draw:custom-shape>
          <draw:custom-shape draw:name="Google Shape;567;p11" draw:style-name="Mgr11" draw:text-style-name="MP10" draw:layer="layout" svg:width="1.671cm" svg:height="3.766cm" svg:x="1.535cm" svg:y="3.059cm">
            <text:p/>
            <draw:enhanced-geometry draw:mirror-horizontal="true" draw:mirror-vertical="false" svg:viewBox="0 0 21600 21600" draw:type="mso-spt32" draw:enhanced-path="M 0 0 L 21600 21600 N"/>
          </draw:custom-shape>
          <draw:custom-shape draw:name="Google Shape;568;p11" draw:style-name="Mgr11" draw:text-style-name="MP10" draw:layer="layout" svg:width="3.031cm" svg:height="0.323cm" draw:transform="rotate (-3.14159265358979) translate (1.179cm 6.872cm)">
            <text:p/>
            <draw:enhanced-geometry draw:mirror-horizontal="false" draw:mirror-vertical="false" svg:viewBox="0 0 21600 21600" draw:type="mso-spt32" draw:enhanced-path="M 0 0 L 21600 21600 N"/>
          </draw:custom-shape>
          <draw:custom-shape draw:name="Google Shape;569;p11" draw:style-name="Mgr11" draw:text-style-name="MP10" draw:layer="layout" svg:width="2.732cm" svg:height="4.287cm" svg:x="-1.901cm" svg:y="1.882cm">
            <text:p/>
            <draw:enhanced-geometry draw:mirror-horizontal="true" draw:mirror-vertical="false" svg:viewBox="0 0 21600 21600" draw:type="mso-spt32" draw:enhanced-path="M 0 0 L 21600 21600 N"/>
          </draw:custom-shape>
          <draw:custom-shape draw:name="Google Shape;570;p11" draw:style-name="Mgr11" draw:text-style-name="MP10" draw:layer="layout" svg:width="1.077cm" svg:height="0.407cm" draw:transform="rotate (-3.14159265358979) translate (6.267cm 0.711cm)">
            <text:p/>
            <draw:enhanced-geometry draw:mirror-horizontal="false" draw:mirror-vertical="false" svg:viewBox="0 0 21600 21600" draw:type="mso-spt32" draw:enhanced-path="M 0 0 L 21600 21600 N"/>
          </draw:custom-shape>
          <draw:custom-shape draw:name="Google Shape;571;p11" draw:style-name="Mgr11" draw:text-style-name="MP10" draw:layer="layout" svg:width="3.735cm" svg:height="1.462cm" svg:x="1.118cm" svg:y="0.252cm">
            <text:p/>
            <draw:enhanced-geometry draw:mirror-horizontal="true" draw:mirror-vertical="false" svg:viewBox="0 0 21600 21600" draw:type="mso-spt32" draw:enhanced-path="M 0 0 L 21600 21600 N"/>
          </draw:custom-shape>
          <draw:custom-shape draw:name="Google Shape;572;p11" draw:style-name="Mgr11" draw:text-style-name="MP10" draw:layer="layout" svg:width="2.878cm" svg:height="0.049cm" svg:x="1.979cm" svg:y="0.252cm">
            <text:p/>
            <draw:enhanced-geometry draw:mirror-horizontal="true" draw:mirror-vertical="false" svg:viewBox="0 0 21600 21600" draw:type="mso-spt32" draw:enhanced-path="M 0 0 L 21600 21600 N"/>
          </draw:custom-shape>
          <draw:custom-shape draw:name="Google Shape;573;p11" draw:style-name="Mgr11" draw:text-style-name="MP10" draw:layer="layout" svg:width="3.027cm" svg:height="2.142cm" svg:x="-1.835cm" svg:y="0.402cm">
            <text:p/>
            <draw:enhanced-geometry draw:mirror-horizontal="true" draw:mirror-vertical="false" svg:viewBox="0 0 21600 21600" draw:type="mso-spt32" draw:enhanced-path="M 0 0 L 21600 21600 N"/>
          </draw:custom-shape>
          <draw:custom-shape draw:name="Google Shape;574;p11" draw:style-name="Mgr11" draw:text-style-name="MP10" draw:layer="layout" svg:width="2.542cm" svg:height="0.872cm" svg:x="-1.78cm" svg:y="1.761cm">
            <text:p/>
            <draw:enhanced-geometry draw:mirror-horizontal="true" draw:mirror-vertical="false" svg:viewBox="0 0 21600 21600" draw:type="mso-spt32" draw:enhanced-path="M 0 0 L 21600 21600 N"/>
          </draw:custom-shape>
          <draw:custom-shape draw:name="Google Shape;575;p11" draw:style-name="Mgr11" draw:text-style-name="MP10" draw:layer="layout" svg:width="0.383cm" svg:height="3.433cm" svg:x="-2.285cm" svg:y="2.784cm">
            <text:p/>
            <draw:enhanced-geometry draw:mirror-horizontal="true" draw:mirror-vertical="false" svg:viewBox="0 0 21600 21600" draw:type="mso-spt32" draw:enhanced-path="M 0 0 L 21600 21600 N"/>
          </draw:custom-shape>
          <draw:custom-shape draw:name="Google Shape;576;p11" draw:style-name="Mgr11" draw:text-style-name="MP10" draw:layer="layout" svg:width="3.022cm" svg:height="4.005cm" draw:transform="rotate (-3.14159265358979) translate (1.216cm 6.739cm)">
            <text:p/>
            <draw:enhanced-geometry draw:mirror-horizontal="false" draw:mirror-vertical="false" svg:viewBox="0 0 21600 21600" draw:type="mso-spt32" draw:enhanced-path="M 0 0 L 21600 21600 N"/>
          </draw:custom-shape>
          <draw:custom-shape draw:name="Google Shape;577;p11" draw:style-name="Mgr11" draw:text-style-name="MP10" draw:layer="layout" svg:width="4.882cm" svg:height="0.091cm" draw:transform="rotate (-3.14159265358979) translate (3.076cm 2.824cm)">
            <text:p/>
            <draw:enhanced-geometry draw:mirror-horizontal="false" draw:mirror-vertical="false" svg:viewBox="0 0 21600 21600" draw:type="mso-spt32" draw:enhanced-path="M 0 0 L 21600 21600 N"/>
          </draw:custom-shape>
          <draw:custom-shape draw:name="Google Shape;578;p11" draw:style-name="Mgr11" draw:text-style-name="MP10" draw:layer="layout" svg:width="1.401cm" svg:height="2.127cm" draw:transform="rotate (-3.14159265358979) translate (3.381cm 2.429cm)">
            <text:p/>
            <draw:enhanced-geometry draw:mirror-horizontal="false" draw:mirror-vertical="false" svg:viewBox="0 0 21600 21600" draw:type="mso-spt32" draw:enhanced-path="M 0 0 L 21600 21600 N"/>
          </draw:custom-shape>
          <draw:custom-shape draw:name="Google Shape;579;p11" draw:style-name="Mgr6" draw:text-style-name="MP7" draw:layer="layout" svg:width="0.361cm" svg:height="0.361cm" draw:transform="rotate (-3.01243828894221) translate (-2.917cm -1.1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0;p11" draw:style-name="Mgr11" draw:text-style-name="MP10" draw:layer="layout" svg:width="1.045cm" svg:height="3.728cm" draw:transform="rotate (-3.14159265358979) translate (-1.931cm 2.518cm)">
            <text:p/>
            <draw:enhanced-geometry draw:mirror-horizontal="false" draw:mirror-vertical="false" svg:viewBox="0 0 21600 21600" draw:type="mso-spt32" draw:enhanced-path="M 0 0 L 21600 21600 N"/>
          </draw:custom-shape>
          <draw:custom-shape draw:name="Google Shape;581;p11" draw:style-name="Mgr11" draw:text-style-name="MP10" draw:layer="layout" svg:width="4.072cm" svg:height="0.831cm" svg:x="-2.976cm" svg:y="-1.211cm">
            <text:p/>
            <draw:enhanced-geometry draw:mirror-horizontal="false" draw:mirror-vertical="false" svg:viewBox="0 0 21600 21600" draw:type="mso-spt32" draw:enhanced-path="M 0 0 L 21600 21600 N"/>
          </draw:custom-shape>
          <draw:custom-shape draw:name="Google Shape;582;p11" draw:style-name="Mgr11" draw:text-style-name="MP10" draw:layer="layout" svg:width="3.774cm" svg:height="2.838cm" svg:x="-2.976cm" svg:y="-1.211cm">
            <text:p/>
            <draw:enhanced-geometry draw:mirror-horizontal="false" draw:mirror-vertical="false" svg:viewBox="0 0 21600 21600" draw:type="mso-spt32" draw:enhanced-path="M 0 0 L 21600 21600 N"/>
          </draw:custom-shape>
          <draw:custom-shape draw:name="Google Shape;583;p11" draw:style-name="Mgr53" draw:text-style-name="MP7" draw:layer="layout" svg:width="1.19cm" svg:height="1.19cm" draw:transform="rotate (-3.01400908526901) translate (0.613cm 10.5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4;p11" draw:style-name="Mgr11" draw:text-style-name="MP10" draw:layer="layout" svg:width="1.071cm" svg:height="2.579cm" svg:x="0.307cm" svg:y="7.029cm">
            <text:p/>
            <draw:enhanced-geometry draw:mirror-horizontal="true" draw:mirror-vertical="false" svg:viewBox="0 0 21600 21600" draw:type="mso-spt32" draw:enhanced-path="M 0 0 L 21600 21600 N"/>
          </draw:custom-shape>
          <draw:custom-shape draw:name="Google Shape;585;p11" draw:style-name="Mgr11" draw:text-style-name="MP10" draw:layer="layout" svg:width="1.506cm" svg:height="3.063cm" svg:x="-2.032cm" svg:y="6.652cm">
            <text:p/>
            <draw:enhanced-geometry draw:mirror-horizontal="false" draw:mirror-vertical="false" svg:viewBox="0 0 21600 21600" draw:type="mso-spt32" draw:enhanced-path="M 0 0 L 21600 21600 N"/>
          </draw:custom-shape>
        </draw:g>
        <draw:g draw:name="Google Shape;586;p11">
          <draw:custom-shape draw:name="Google Shape;587;p11" draw:style-name="Mgr4" draw:text-style-name="MP5" draw:layer="layout" svg:width="0.539cm" svg:height="0.539cm" draw:transform="rotate (-3.14159265358979) translate (19.949cm 13.905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8;p11" draw:style-name="Mgr4" draw:text-style-name="MP5" draw:layer="layout" svg:width="0.539cm" svg:height="0.539cm" draw:transform="rotate (-3.14159265358979) translate (27.505cm 16.998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9;p11" draw:style-name="Mgr5" draw:text-style-name="MP6" draw:layer="layout" svg:width="1.114cm" svg:height="1.114cm" draw:transform="rotate (-3.14159265358979) translate (26.877cm 10.503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90;p11" draw:style-name="Mgr6" draw:text-style-name="MP7" draw:layer="layout" svg:width="0.362cm" svg:height="0.362cm" draw:transform="rotate (-3.14159265358979) translate (24.939cm 14.355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91;p11" draw:style-name="Mgr15" draw:text-style-name="MP6" draw:layer="layout" svg:width="0.267cm" svg:height="0.267cm" draw:transform="rotate (-3.14159265358979) translate (21.644cm 16.861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92;p11" draw:style-name="Mgr54" draw:text-style-name="MP15" draw:layer="layout" svg:width="0.362cm" svg:height="0.362cm" draw:transform="rotate (-3.14159265358979) translate (24.939cm 17.572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93;p11" draw:style-name="Mgr8" draw:text-style-name="MP9" draw:layer="layout" svg:width="0.362cm" svg:height="0.362cm" draw:transform="rotate (-3.14159265358979) translate (22.471cm 11.739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94;p11" draw:style-name="Mgr10" draw:text-style-name="MP7" draw:layer="layout" svg:width="0.267cm" svg:height="0.267cm" draw:transform="rotate (-3.14159265358979) translate (35.231cm 12.422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95;p11" draw:style-name="Mgr11" draw:text-style-name="MP10" draw:layer="layout" svg:width="3.02cm" svg:height="2.33cm" draw:transform="rotate (-3.14159265358979) translate (24.63cm 16.633cm)">
            <text:p/>
            <draw:enhanced-geometry draw:mirror-horizontal="true" draw:mirror-vertical="false" svg:viewBox="0 0 21600 21600" draw:type="mso-spt32" draw:enhanced-path="M 0 0 L 21600 21600 N"/>
          </draw:custom-shape>
          <draw:custom-shape draw:name="Google Shape;596;p11" draw:style-name="Mgr11" draw:text-style-name="MP10" draw:layer="layout" svg:width="0.001cm" svg:height="2.853cm" draw:transform="rotate (-3.14159265358979) translate (24.757cm 17.209cm)">
            <text:p/>
            <draw:enhanced-geometry draw:mirror-horizontal="false" draw:mirror-vertical="false" svg:viewBox="0 0 21600 21600" draw:type="mso-spt32" draw:enhanced-path="M 0 0 L 21600 21600 N"/>
          </draw:custom-shape>
          <draw:custom-shape draw:name="Google Shape;597;p11" draw:style-name="Mgr11" draw:text-style-name="MP10" draw:layer="layout" svg:width="4.622cm" svg:height="0.538cm" svg:x="19.953cm" svg:y="13.635cm">
            <text:p/>
            <draw:enhanced-geometry draw:mirror-horizontal="false" draw:mirror-vertical="false" svg:viewBox="0 0 21600 21600" draw:type="mso-spt32" draw:enhanced-path="M 0 0 L 21600 21600 N"/>
          </draw:custom-shape>
          <draw:custom-shape draw:name="Google Shape;598;p11" draw:style-name="Mgr11" draw:text-style-name="MP10" draw:layer="layout" svg:width="1.736cm" svg:height="2.727cm" svg:x="19.683cm" svg:y="13.905cm">
            <text:p/>
            <draw:enhanced-geometry draw:mirror-horizontal="false" draw:mirror-vertical="false" svg:viewBox="0 0 21600 21600" draw:type="mso-spt32" draw:enhanced-path="M 0 0 L 21600 21600 N"/>
          </draw:custom-shape>
          <draw:custom-shape draw:name="Google Shape;599;p11" draw:style-name="Mgr11" draw:text-style-name="MP10" draw:layer="layout" svg:width="2.967cm" svg:height="0.567cm" svg:x="21.609cm" svg:y="16.822cm">
            <text:p/>
            <draw:enhanced-geometry draw:mirror-horizontal="false" draw:mirror-vertical="false" svg:viewBox="0 0 21600 21600" draw:type="mso-spt32" draw:enhanced-path="M 0 0 L 21600 21600 N"/>
          </draw:custom-shape>
          <draw:custom-shape draw:name="Google Shape;600;p11" draw:style-name="Mgr11" draw:text-style-name="MP10" draw:layer="layout" svg:width="2.03cm" svg:height="0.662cm" draw:transform="rotate (-3.14159265358979) translate (26.97cm 17.391cm)">
            <text:p/>
            <draw:enhanced-geometry draw:mirror-horizontal="true" draw:mirror-vertical="false" svg:viewBox="0 0 21600 21600" draw:type="mso-spt32" draw:enhanced-path="M 0 0 L 21600 21600 N"/>
          </draw:custom-shape>
          <draw:custom-shape draw:name="Google Shape;601;p11" draw:style-name="Mgr11" draw:text-style-name="MP10" draw:layer="layout" svg:width="2.162cm" svg:height="2.234cm" svg:x="24.886cm" svg:y="14.302cm">
            <text:p/>
            <draw:enhanced-geometry draw:mirror-horizontal="false" draw:mirror-vertical="false" svg:viewBox="0 0 21600 21600" draw:type="mso-spt32" draw:enhanced-path="M 0 0 L 21600 21600 N"/>
          </draw:custom-shape>
          <draw:custom-shape draw:name="Google Shape;602;p11" draw:style-name="Mgr11" draw:text-style-name="MP10" draw:layer="layout" svg:width="2.287cm" svg:height="1.757cm" draw:transform="rotate (-3.14159265358979) translate (22.158cm 13.444cm)">
            <text:p/>
            <draw:enhanced-geometry draw:mirror-horizontal="true" draw:mirror-vertical="false" svg:viewBox="0 0 21600 21600" draw:type="mso-spt32" draw:enhanced-path="M 0 0 L 21600 21600 N"/>
          </draw:custom-shape>
          <draw:custom-shape draw:name="Google Shape;603;p11" draw:style-name="Mgr11" draw:text-style-name="MP10" draw:layer="layout" svg:width="2.211cm" svg:height="2.358cm" svg:x="22.418cm" svg:y="11.686cm">
            <text:p/>
            <draw:enhanced-geometry draw:mirror-horizontal="false" draw:mirror-vertical="false" svg:viewBox="0 0 21600 21600" draw:type="mso-spt32" draw:enhanced-path="M 0 0 L 21600 21600 N"/>
          </draw:custom-shape>
          <draw:custom-shape draw:name="Google Shape;604;p11" draw:style-name="Mgr11" draw:text-style-name="MP10" draw:layer="layout" svg:width="3.507cm" svg:height="1.346cm" draw:transform="rotate (-3.14159265358979) translate (25.922cm 11.686cm)">
            <text:p/>
            <draw:enhanced-geometry draw:mirror-horizontal="true" draw:mirror-vertical="false" svg:viewBox="0 0 21600 21600" draw:type="mso-spt32" draw:enhanced-path="M 0 0 L 21600 21600 N"/>
          </draw:custom-shape>
          <draw:custom-shape draw:name="Google Shape;605;p11" draw:style-name="Mgr11" draw:text-style-name="MP10" draw:layer="layout" svg:width="1.433cm" svg:height="3.542cm" svg:x="24.882cm" svg:y="10.503cm">
            <text:p/>
            <draw:enhanced-geometry draw:mirror-horizontal="true" draw:mirror-vertical="false" svg:viewBox="0 0 21600 21600" draw:type="mso-spt32" draw:enhanced-path="M 0 0 L 21600 21600 N"/>
          </draw:custom-shape>
          <draw:custom-shape draw:name="Google Shape;606;p11" draw:style-name="Mgr11" draw:text-style-name="MP10" draw:layer="layout" svg:width="7.577cm" svg:height="4.152cm" svg:x="27.426cm" svg:y="12.383cm">
            <text:p/>
            <draw:enhanced-geometry draw:mirror-horizontal="true" draw:mirror-vertical="false" svg:viewBox="0 0 21600 21600" draw:type="mso-spt32" draw:enhanced-path="M 0 0 L 21600 21600 N"/>
          </draw:custom-shape>
          <draw:custom-shape draw:name="Google Shape;607;p11" draw:style-name="Mgr11" draw:text-style-name="MP10" draw:layer="layout" svg:width="13.358cm" svg:height="4.343cm" draw:transform="rotate (-3.14159265358979) translate (35.007cm 16.728cm)">
            <text:p/>
            <draw:enhanced-geometry draw:mirror-horizontal="true" draw:mirror-vertical="false" svg:viewBox="0 0 21600 21600" draw:type="mso-spt32" draw:enhanced-path="M 0 0 L 21600 21600 N"/>
          </draw:custom-shape>
          <draw:custom-shape draw:name="Google Shape;608;p11" draw:style-name="Mgr11" draw:text-style-name="MP10" draw:layer="layout" svg:width="0.918cm" svg:height="5.954cm" draw:transform="rotate (-3.14159265358979) translate (27.239cm 16.458cm)">
            <text:p/>
            <draw:enhanced-geometry draw:mirror-horizontal="false" draw:mirror-vertical="false" svg:viewBox="0 0 21600 21600" draw:type="mso-spt32" draw:enhanced-path="M 0 0 L 21600 21600 N"/>
          </draw:custom-shape>
          <draw:custom-shape draw:name="Google Shape;609;p11" draw:style-name="Mgr8" draw:text-style-name="MP9" draw:layer="layout" svg:width="0.362cm" svg:height="0.362cm" draw:transform="rotate (-3.14159265358979) translate (30.933cm 10.812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10;p11" draw:style-name="Mgr11" draw:text-style-name="MP10" draw:layer="layout" svg:width="4.087cm" svg:height="1.529cm" draw:transform="rotate (-3.14159265358979) translate (34.968cm 12.289cm)">
            <text:p/>
            <draw:enhanced-geometry draw:mirror-horizontal="false" draw:mirror-vertical="false" svg:viewBox="0 0 21600 21600" draw:type="mso-spt32" draw:enhanced-path="M 0 0 L 21600 21600 N"/>
          </draw:custom-shape>
          <draw:custom-shape draw:name="Google Shape;611;p11" draw:style-name="Mgr11" draw:text-style-name="MP10" draw:layer="layout" svg:width="3.692cm" svg:height="0.685cm" draw:transform="rotate (-3.14159265358979) translate (30.571cm 10.631cm)">
            <text:p/>
            <draw:enhanced-geometry draw:mirror-horizontal="false" draw:mirror-vertical="false" svg:viewBox="0 0 21600 21600" draw:type="mso-spt32" draw:enhanced-path="M 0 0 L 21600 21600 N"/>
          </draw:custom-shape>
          <draw:custom-shape draw:name="Google Shape;612;p11" draw:style-name="Mgr11" draw:text-style-name="MP10" draw:layer="layout" svg:width="3.512cm" svg:height="5.645cm" svg:x="27.239cm" svg:y="10.812cm">
            <text:p/>
            <draw:enhanced-geometry draw:mirror-horizontal="true" draw:mirror-vertical="false" svg:viewBox="0 0 21600 21600" draw:type="mso-spt32" draw:enhanced-path="M 0 0 L 21600 21600 N"/>
          </draw:custom-shape>
          <draw:custom-shape draw:name="Google Shape;613;p11" draw:style-name="Mgr11" draw:text-style-name="MP10" draw:layer="layout" svg:width="5.737cm" svg:height="3.286cm" svg:x="24.881cm" svg:y="10.759cm">
            <text:p/>
            <draw:enhanced-geometry draw:mirror-horizontal="true" draw:mirror-vertical="false" svg:viewBox="0 0 21600 21600" draw:type="mso-spt32" draw:enhanced-path="M 0 0 L 21600 21600 N"/>
          </draw:custom-shape>
          <draw:custom-shape draw:name="Google Shape;614;p11" draw:style-name="Mgr12" draw:text-style-name="MP7" draw:layer="layout" svg:width="0.539cm" svg:height="0.539cm" draw:transform="rotate (-3.14159265358979) translate (23.481cm 8.282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15;p11" draw:style-name="Mgr11" draw:text-style-name="MP10" draw:layer="layout" svg:width="2.519cm" svg:height="1.347cm" draw:transform="rotate (-3.14159265358979) translate (25.926cm 9.551cm)">
            <text:p/>
            <draw:enhanced-geometry draw:mirror-horizontal="false" draw:mirror-vertical="false" svg:viewBox="0 0 21600 21600" draw:type="mso-spt32" draw:enhanced-path="M 0 0 L 21600 21600 N"/>
          </draw:custom-shape>
          <draw:custom-shape draw:name="Google Shape;616;p11" draw:style-name="Mgr11" draw:text-style-name="MP10" draw:layer="layout" svg:width="0.924cm" svg:height="3.093cm" svg:x="22.29cm" svg:y="8.282cm">
            <text:p/>
            <draw:enhanced-geometry draw:mirror-horizontal="true" draw:mirror-vertical="false" svg:viewBox="0 0 21600 21600" draw:type="mso-spt32" draw:enhanced-path="M 0 0 L 21600 21600 N"/>
          </draw:custom-shape>
          <draw:custom-shape draw:name="Google Shape;617;p11" draw:style-name="Mgr55" draw:text-style-name="MP6" draw:layer="layout" svg:width="0.692cm" svg:height="0.692cm" draw:transform="rotate (-3.14159265358979) translate (22.842cm 13.616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18;p11" draw:style-name="Mgr11" draw:text-style-name="MP10" draw:layer="layout" svg:width="2.196cm" svg:height="0.364cm" draw:transform="rotate (-3.14159265358979) translate (22.15cm 13.635cm)">
            <text:p/>
            <draw:enhanced-geometry draw:mirror-horizontal="true" draw:mirror-vertical="false" svg:viewBox="0 0 21600 21600" draw:type="mso-spt32" draw:enhanced-path="M 0 0 L 21600 21600 N"/>
          </draw:custom-shape>
          <draw:custom-shape draw:name="Google Shape;619;p11" draw:style-name="Mgr11" draw:text-style-name="MP10" draw:layer="layout" svg:width="0.205cm" svg:height="1.183cm" svg:x="22.29cm" svg:y="11.739cm">
            <text:p/>
            <draw:enhanced-geometry draw:mirror-horizontal="false" draw:mirror-vertical="false" svg:viewBox="0 0 21600 21600" draw:type="mso-spt32" draw:enhanced-path="M 0 0 L 21600 21600 N"/>
          </draw:custom-shape>
          <draw:custom-shape draw:name="Google Shape;620;p11" draw:style-name="Mgr11" draw:text-style-name="MP10" draw:layer="layout" svg:width="1.787cm" svg:height="0.775cm" svg:x="22.842cm" svg:y="13.27cm">
            <text:p/>
            <draw:enhanced-geometry draw:mirror-horizontal="false" draw:mirror-vertical="false" svg:viewBox="0 0 21600 21600" draw:type="mso-spt32" draw:enhanced-path="M 0 0 L 21600 21600 N"/>
          </draw:custom-shape>
          <draw:custom-shape draw:name="Google Shape;621;p11" draw:style-name="Mgr4" draw:text-style-name="MP5" draw:layer="layout" svg:width="0.539cm" svg:height="0.539cm" draw:transform="rotate (-3.14159265358979) translate (24.932cm 6.954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22;p11" draw:style-name="Mgr11" draw:text-style-name="MP10" draw:layer="layout" svg:width="1.068cm" svg:height="0.946cm" draw:transform="rotate (-3.14159265358979) translate (24.475cm 7.821cm)">
            <text:p/>
            <draw:enhanced-geometry draw:mirror-horizontal="true" draw:mirror-vertical="false" svg:viewBox="0 0 21600 21600" draw:type="mso-spt32" draw:enhanced-path="M 0 0 L 21600 21600 N"/>
          </draw:custom-shape>
          <draw:custom-shape draw:name="Google Shape;623;p11" draw:style-name="Mgr11" draw:text-style-name="MP10" draw:layer="layout" svg:width="1.068cm" svg:height="2.676cm" svg:x="24.857cm" svg:y="6.874cm">
            <text:p/>
            <draw:enhanced-geometry draw:mirror-horizontal="false" draw:mirror-vertical="false" svg:viewBox="0 0 21600 21600" draw:type="mso-spt32" draw:enhanced-path="M 0 0 L 21600 21600 N"/>
          </draw:custom-shape>
          <draw:custom-shape draw:name="Google Shape;624;p11" draw:style-name="Mgr4" draw:text-style-name="MP5" draw:layer="layout" svg:width="0.539cm" svg:height="0.539cm" draw:transform="rotate (-3.14159265358979) translate (24.206cm 10.024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25;p11" draw:style-name="Mgr11" draw:text-style-name="MP10" draw:layer="layout" svg:width="0.533cm" svg:height="1.28cm" svg:x="23.215cm" svg:y="8.282cm">
            <text:p/>
            <draw:enhanced-geometry draw:mirror-horizontal="false" draw:mirror-vertical="false" svg:viewBox="0 0 21600 21600" draw:type="mso-spt32" draw:enhanced-path="M 0 0 L 21600 21600 N"/>
          </draw:custom-shape>
          <draw:custom-shape draw:name="Google Shape;626;p11" draw:style-name="Mgr11" draw:text-style-name="MP10" draw:layer="layout" svg:width="1.331cm" svg:height="1.484cm" svg:x="22.414cm" svg:y="9.945cm">
            <text:p/>
            <draw:enhanced-geometry draw:mirror-horizontal="true" draw:mirror-vertical="false" svg:viewBox="0 0 21600 21600" draw:type="mso-spt32" draw:enhanced-path="M 0 0 L 21600 21600 N"/>
          </draw:custom-shape>
          <draw:custom-shape draw:name="Google Shape;627;p11" draw:style-name="Mgr11" draw:text-style-name="MP10" draw:layer="layout" svg:width="1.551cm" svg:height="0.191cm" svg:x="24.21cm" svg:y="9.754cm">
            <text:p/>
            <draw:enhanced-geometry draw:mirror-horizontal="false" draw:mirror-vertical="false" svg:viewBox="0 0 21600 21600" draw:type="mso-spt32" draw:enhanced-path="M 0 0 L 21600 21600 N"/>
          </draw:custom-shape>
        </draw:g>
      </draw:g>
      <draw:frame presentation:style-name="BIG_5f_NUMBER-outline1" draw:layer="backgroundobjects" svg:width="22.859cm" svg:height="8.286cm" svg:x="1.27cm" svg:y="3.343cm" presentation:class="outline" presentation:placeholder="true">
        <draw:text-box/>
      </draw:frame>
      <presentation:notes style:page-layout-name="PM2">
        <draw:page-thumbnail presentation:style-name="BIG_5f_NUMBER-title" draw:layer="backgroundobjects" svg:width="16.931cm" svg:height="9.524cm" svg:x="1.059cm" svg:y="1.93cm" presentation:class="page"/>
        <draw:frame presentation:style-name="BIG_5f_NUMBER-notes" draw:layer="backgroundobjects" svg:width="15.239cm" svg:height="11.429cm" svg:x="1.905cm" svg:y="12.065cm" presentation:class="notes" presentation:placeholder="true">
          <draw:text-box/>
        </draw:frame>
        <draw:frame presentation:style-name="Mpr24" draw:text-style-name="MP2" draw:layer="backgroundobjects" svg:width="8.266cm" svg:height="1.269cm" svg:x="0cm" svg:y="0cm" presentation:class="header">
          <draw:text-box>
            <text:p text:style-name="MP1"><text:span text:style-name="MT1"><presentation:header/></text:span></text:p>
          </draw:text-box>
        </draw:frame>
        <draw:frame presentation:style-name="Mpr24" draw:text-style-name="MP4" draw:layer="backgroundobjects" svg:width="8.266cm" svg:height="1.269cm" svg:x="10.783cm" svg:y="0cm" presentation:class="date-time">
          <draw:text-box>
            <text:p text:style-name="MP3"><text:span text:style-name="MT1"><presentation:date-time/></text:span></text:p>
          </draw:text-box>
        </draw:frame>
        <draw:frame presentation:style-name="Mpr25" draw:text-style-name="MP2" draw:layer="backgroundobjects" svg:width="8.266cm" svg:height="1.269cm" svg:x="0cm" svg:y="24.13cm" presentation:class="footer">
          <draw:text-box>
            <text:p text:style-name="MP1"><text:span text:style-name="MT1"><presentation:footer/></text:span></text:p>
          </draw:text-box>
        </draw:frame>
        <draw:frame presentation:style-name="Mpr2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10" style:display-name="CUSTOM_10" style:page-layout-name="PM1" draw:style-name="Mdp1">
      <draw:frame draw:name="Google Shape;630;p13" presentation:style-name="CUSTOM_5f_10-title" draw:layer="backgroundobjects" svg:width="21.437cm" svg:height="1.59cm" svg:x="1.981cm" svg:y="1.236cm" presentation:class="title" presentation:placeholder="true" presentation:user-transformed="true">
        <draw:text-box/>
      </draw:frame>
      <draw:g draw:name="Google Shape;631;p13">
        <draw:g draw:name="Google Shape;632;p13">
          <draw:custom-shape draw:name="Google Shape;633;p13" draw:style-name="Mgr24" draw:text-style-name="MP5" draw:layer="layout" svg:width="0.24cm" svg:height="0.24cm" draw:transform="rotate (-3.14159265358979) translate (24.291cm 12.255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34;p13" draw:style-name="Mgr36" draw:text-style-name="MP6" draw:layer="layout" svg:width="0.388cm" svg:height="0.388cm" draw:transform="rotate (-3.14159265358979) translate (24.879cm 12.644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35;p13" draw:style-name="Mgr35" draw:text-style-name="MP9" draw:layer="layout" svg:width="0.142cm" svg:height="0.142cm" draw:transform="rotate (-3.14159265358979) translate (24.756cm 11.89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636;p13">
          <draw:custom-shape draw:name="Google Shape;637;p13" draw:style-name="Mgr24" draw:text-style-name="MP5" draw:layer="layout" svg:width="0.24cm" svg:height="0.24cm" draw:transform="rotate (-3.14159265358979) translate (0.572cm 2.019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38;p13" draw:style-name="Mgr36" draw:text-style-name="MP6" draw:layer="layout" svg:width="0.388cm" svg:height="0.388cm" draw:transform="rotate (-3.14159265358979) translate (1.16cm 1.138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39;p13" draw:style-name="Mgr35" draw:text-style-name="MP9" draw:layer="layout" svg:width="0.142cm" svg:height="0.142cm" draw:transform="rotate (-3.14159265358979) translate (1.46cm 0.596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40;p13" draw:style-name="Mgr37" draw:text-style-name="MP7" draw:layer="layout" svg:width="0.142cm" svg:height="0.142cm" draw:transform="rotate (-3.14159265358979) translate (0.543cm 1.138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641;p13">
        <draw:g draw:name="Google Shape;642;p13">
          <draw:custom-shape draw:name="Google Shape;643;p13" draw:style-name="Mgr11" draw:text-style-name="MP10" draw:layer="layout" svg:width="5.621cm" svg:height="1.322cm" draw:transform="rotate (-3.14159265358979) translate (24.09cm 1.148cm)">
            <text:p/>
            <draw:enhanced-geometry draw:mirror-horizontal="false" draw:mirror-vertical="false" svg:viewBox="0 0 21600 21600" draw:type="mso-spt32" draw:enhanced-path="M 0 0 L 21600 21600 N"/>
          </draw:custom-shape>
          <draw:custom-shape draw:name="Google Shape;645;p13" draw:style-name="Mgr20" draw:text-style-name="MP9" draw:layer="layout" svg:width="0.437cm" svg:height="0.437cm" svg:x="18.027cm" svg:y="-0.395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46;p13" draw:style-name="Mgr25" draw:text-style-name="MP6" draw:layer="layout" svg:width="0.437cm" svg:height="0.437cm" svg:x="24.649cm" svg:y="-1.864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47;p13" draw:style-name="Mgr20" draw:text-style-name="MP9" draw:layer="layout" svg:width="0.437cm" svg:height="0.437cm" svg:x="24.569cm" svg:y="6.925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48;p13" draw:style-name="Mgr24" draw:text-style-name="MP5" draw:layer="layout" svg:width="0.24cm" svg:height="0.24cm" svg:x="24.672cm" svg:y="2.463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49;p13" draw:style-name="Mgr25" draw:text-style-name="MP6" draw:layer="layout" svg:width="0.397cm" svg:height="0.437cm" svg:x="23.796cm" svg:y="3.659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50;p13" draw:style-name="Mgr11" draw:text-style-name="MP10" draw:layer="layout" svg:width="0.792cm" svg:height="2.827cm" svg:x="23.999cm" svg:y="4.097cm">
            <text:p/>
            <draw:enhanced-geometry draw:mirror-horizontal="false" draw:mirror-vertical="false" svg:viewBox="0 0 21600 21600" draw:type="mso-spt32" draw:enhanced-path="M 0 0 L 21600 21600 N"/>
          </draw:custom-shape>
          <draw:custom-shape draw:name="Google Shape;651;p13" draw:style-name="Mgr11" draw:text-style-name="MP10" draw:layer="layout" svg:width="0.001cm" svg:height="4.22cm" svg:x="24.788cm" svg:y="2.704cm">
            <text:p/>
            <draw:enhanced-geometry draw:mirror-horizontal="true" draw:mirror-vertical="false" svg:viewBox="0 0 21600 21600" draw:type="mso-spt32" draw:enhanced-path="M 0 0 L 21600 21600 N"/>
          </draw:custom-shape>
          <draw:custom-shape draw:name="Google Shape;652;p13" draw:style-name="Mgr11" draw:text-style-name="MP10" draw:layer="layout" svg:width="0.566cm" svg:height="1.053cm" svg:x="24.14cm" svg:y="2.669cm">
            <text:p/>
            <draw:enhanced-geometry draw:mirror-horizontal="true" draw:mirror-vertical="false" svg:viewBox="0 0 21600 21600" draw:type="mso-spt32" draw:enhanced-path="M 0 0 L 21600 21600 N"/>
          </draw:custom-shape>
          <draw:custom-shape draw:name="Google Shape;653;p13" draw:style-name="Mgr11" draw:text-style-name="MP10" draw:layer="layout" svg:width="0.079cm" svg:height="3.889cm" draw:transform="rotate (-3.14159265358979) translate (24.868cm 2.463cm)">
            <text:p/>
            <draw:enhanced-geometry draw:mirror-horizontal="true" draw:mirror-vertical="false" svg:viewBox="0 0 21600 21600" draw:type="mso-spt32" draw:enhanced-path="M 0 0 L 21600 21600 N"/>
          </draw:custom-shape>
          <draw:custom-shape draw:name="Google Shape;654;p13" draw:style-name="Mgr11" draw:text-style-name="MP10" draw:layer="layout" svg:width="0.41cm" svg:height="1.265cm" draw:transform="rotate (-3.14159265358979) translate (24.707cm 2.498cm)">
            <text:p/>
            <draw:enhanced-geometry draw:mirror-horizontal="false" draw:mirror-vertical="false" svg:viewBox="0 0 21600 21600" draw:type="mso-spt32" draw:enhanced-path="M 0 0 L 21600 21600 N"/>
          </draw:custom-shape>
          <draw:custom-shape draw:name="Google Shape;655;p13" draw:style-name="Mgr11" draw:text-style-name="MP10" draw:layer="layout" svg:width="0.506cm" svg:height="2.517cm" svg:x="24.211cm" svg:y="-1.491cm">
            <text:p/>
            <draw:enhanced-geometry draw:mirror-horizontal="true" draw:mirror-vertical="false" svg:viewBox="0 0 21600 21600" draw:type="mso-spt32" draw:enhanced-path="M 0 0 L 21600 21600 N"/>
          </draw:custom-shape>
          <draw:custom-shape draw:name="Google Shape;656;p13" draw:style-name="Mgr11" draw:text-style-name="MP10" draw:layer="layout" svg:width="6.183cm" svg:height="1.469cm" svg:x="18.465cm" svg:y="-1.646cm">
            <text:p/>
            <draw:enhanced-geometry draw:mirror-horizontal="true" draw:mirror-vertical="false" svg:viewBox="0 0 21600 21600" draw:type="mso-spt32" draw:enhanced-path="M 0 0 L 21600 21600 N"/>
          </draw:custom-shape>
          <draw:custom-shape draw:name="Google Shape;657;p13" draw:style-name="Mgr11" draw:text-style-name="MP10" draw:layer="layout" svg:width="1.667cm" svg:height="2.01cm" draw:transform="rotate (-3.14159265358979) translate (24.714cm 0.52cm)">
            <text:p/>
            <draw:enhanced-geometry draw:mirror-horizontal="true" draw:mirror-vertical="false" svg:viewBox="0 0 21600 21600" draw:type="mso-spt32" draw:enhanced-path="M 0 0 L 21600 21600 N"/>
          </draw:custom-shape>
          <draw:custom-shape draw:name="Google Shape;659;p13" draw:style-name="Mgr11" draw:text-style-name="MP10" draw:layer="layout" svg:width="0.211cm" svg:height="2.39cm" draw:transform="rotate (-3.14159265358979) translate (24.207cm 3.659cm)">
            <text:p/>
            <draw:enhanced-geometry draw:mirror-horizontal="true" draw:mirror-vertical="false" svg:viewBox="0 0 21600 21600" draw:type="mso-spt32" draw:enhanced-path="M 0 0 L 21600 21600 N"/>
          </draw:custom-shape>
          <draw:custom-shape draw:name="Google Shape;660;p13" draw:style-name="Mgr11" draw:text-style-name="MP10" draw:layer="layout" svg:width="0.949cm" svg:height="2.913cm" draw:transform="rotate (-3.14159265358979) translate (23.999cm 3.659cm)">
            <text:p/>
            <draw:enhanced-geometry draw:mirror-horizontal="false" draw:mirror-vertical="false" svg:viewBox="0 0 21600 21600" draw:type="mso-spt32" draw:enhanced-path="M 0 0 L 21600 21600 N"/>
          </draw:custom-shape>
          <draw:custom-shape draw:name="Google Shape;661;p13" draw:style-name="Mgr27" draw:text-style-name="MP7" draw:layer="layout" svg:width="0.437cm" svg:height="0.437cm" svg:x="22.078cm" svg:y="-0.256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62;p13" draw:style-name="Mgr11" draw:text-style-name="MP10" draw:layer="layout" svg:width="2.261cm" svg:height="1.298cm" svg:x="22.452cm" svg:y="-1.491cm">
            <text:p/>
            <draw:enhanced-geometry draw:mirror-horizontal="true" draw:mirror-vertical="false" svg:viewBox="0 0 21600 21600" draw:type="mso-spt32" draw:enhanced-path="M 0 0 L 21600 21600 N"/>
          </draw:custom-shape>
          <draw:custom-shape draw:name="Google Shape;663;p13" draw:style-name="Mgr11" draw:text-style-name="MP10" draw:layer="layout" svg:width="0.367cm" svg:height="0.402cm" draw:transform="rotate (-3.14159265358979) translate (22.824cm 0.52cm)">
            <text:p/>
            <draw:enhanced-geometry draw:mirror-horizontal="false" draw:mirror-vertical="false" svg:viewBox="0 0 21600 21600" draw:type="mso-spt32" draw:enhanced-path="M 0 0 L 21600 21600 N"/>
          </draw:custom-shape>
          <draw:custom-shape draw:name="Google Shape;664;p13" draw:style-name="Mgr11" draw:text-style-name="MP10" draw:layer="layout" svg:width="3.612cm" svg:height="0.138cm" draw:transform="rotate (-3.14159265358979) translate (22.082cm -0.037cm)">
            <text:p/>
            <draw:enhanced-geometry draw:mirror-horizontal="false" draw:mirror-vertical="false" svg:viewBox="0 0 21600 21600" draw:type="mso-spt32" draw:enhanced-path="M 0 0 L 21600 21600 N"/>
          </draw:custom-shape>
          <draw:custom-shape draw:name="Google Shape;665;p13" draw:style-name="Mgr18" draw:text-style-name="MP5" draw:layer="layout" svg:width="0.437cm" svg:height="0.437cm" svg:x="26.1cm" svg:y="1.501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66;p13" draw:style-name="Mgr11" draw:text-style-name="MP10" draw:layer="layout" svg:width="1.295cm" svg:height="2.992cm" draw:transform="rotate (-3.14159265358979) translate (26.323cm 1.501cm)">
            <text:p/>
            <draw:enhanced-geometry draw:mirror-horizontal="false" draw:mirror-vertical="false" svg:viewBox="0 0 21600 21600" draw:type="mso-spt32" draw:enhanced-path="M 0 0 L 21600 21600 N"/>
          </draw:custom-shape>
          <draw:custom-shape draw:name="Google Shape;667;p13" draw:style-name="Mgr11" draw:text-style-name="MP10" draw:layer="layout" svg:width="1.807cm" svg:height="0.487cm" draw:transform="rotate (-3.14159265358979) translate (26.104cm 1.72cm)">
            <text:p/>
            <draw:enhanced-geometry draw:mirror-horizontal="false" draw:mirror-vertical="false" svg:viewBox="0 0 21600 21600" draw:type="mso-spt32" draw:enhanced-path="M 0 0 L 21600 21600 N"/>
          </draw:custom-shape>
          <draw:custom-shape draw:name="Google Shape;668;p13" draw:style-name="Mgr11" draw:text-style-name="MP10" draw:layer="layout" svg:width="1.29cm" svg:height="0.622cm" svg:x="24.877cm" svg:y="1.875cm">
            <text:p/>
            <draw:enhanced-geometry draw:mirror-horizontal="true" draw:mirror-vertical="false" svg:viewBox="0 0 21600 21600" draw:type="mso-spt32" draw:enhanced-path="M 0 0 L 21600 21600 N"/>
          </draw:custom-shape>
          <draw:custom-shape draw:name="Google Shape;669;p13" draw:style-name="Mgr11" draw:text-style-name="MP10" draw:layer="layout" svg:width="1.22cm" svg:height="5.113cm" svg:x="24.947cm" svg:y="1.875cm">
            <text:p/>
            <draw:enhanced-geometry draw:mirror-horizontal="true" draw:mirror-vertical="false" svg:viewBox="0 0 21600 21600" draw:type="mso-spt32" draw:enhanced-path="M 0 0 L 21600 21600 N"/>
          </draw:custom-shape>
          <draw:custom-shape draw:name="Google Shape;658;p13" draw:style-name="Mgr38" draw:text-style-name="MP5" draw:layer="layout" svg:width="0.317cm" svg:height="0.317cm" svg:x="22.774cm" svg:y="0.473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44;p13" draw:style-name="Mgr39" draw:text-style-name="MP7" draw:layer="layout" svg:width="0.24cm" svg:height="0.24cm" svg:x="24.09cm" svg:y="1.027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670;p13">
          <draw:custom-shape draw:name="Google Shape;671;p13" draw:style-name="Mgr40" draw:text-style-name="MP5" draw:layer="layout" svg:width="0.357cm" svg:height="0.357cm" draw:transform="rotate (2.60560204030233) translate (8.936cm 14.1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72;p13" draw:style-name="Mgr40" draw:text-style-name="MP5" draw:layer="layout" svg:width="0.357cm" svg:height="0.357cm" draw:transform="rotate (2.60560204030233) translate (1.172cm 13.7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73;p13" draw:style-name="Mgr5" draw:text-style-name="MP6" draw:layer="layout" svg:width="0.738cm" svg:height="0.738cm" draw:transform="rotate (2.60682377077873) translate (4.88cm 14.4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74;p13" draw:style-name="Mgr39" draw:text-style-name="MP7" draw:layer="layout" svg:width="0.239cm" svg:height="0.239cm" draw:transform="rotate (2.60472937567634) translate (3.968cm 16.9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75;p13" draw:style-name="Mgr41" draw:text-style-name="MP6" draw:layer="layout" svg:width="0.176cm" svg:height="0.176cm" draw:transform="rotate (2.60717283662913) translate (4.942cm 19.4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76;p13" draw:style-name="Mgr42" draw:text-style-name="MP9" draw:layer="layout" svg:width="0.239cm" svg:height="0.239cm" draw:transform="rotate (2.60472937567634) translate (0.772cm 16.9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77;p13" draw:style-name="Mgr42" draw:text-style-name="MP9" draw:layer="layout" svg:width="0.239cm" svg:height="0.239cm" draw:transform="rotate (2.60472937567634) translate (6.624cm 13.5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78;p13" draw:style-name="Mgr6" draw:text-style-name="MP7" draw:layer="layout" svg:width="0.362cm" svg:height="0.362cm" draw:transform="rotate (2.60682377077873) translate (-1.557cm 12.7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79;p13" draw:style-name="Mgr11" draw:text-style-name="MP10" draw:layer="layout" svg:width="0.932cm" svg:height="2.347cm" draw:transform="rotate (3.14141812066459) translate (4.888cm 19.241cm)">
            <text:p/>
            <draw:enhanced-geometry draw:mirror-horizontal="false" draw:mirror-vertical="false" svg:viewBox="0 0 21600 21600" draw:type="mso-spt32" draw:enhanced-path="M 0 0 L 21600 21600 N"/>
          </draw:custom-shape>
          <draw:custom-shape draw:name="Google Shape;680;p13" draw:style-name="Mgr11" draw:text-style-name="MP10" draw:layer="layout" svg:width="3.018cm" svg:height="0.079cm" svg:x="0.791cm" svg:y="16.727cm">
            <text:p/>
            <draw:enhanced-geometry draw:mirror-horizontal="false" draw:mirror-vertical="false" svg:viewBox="0 0 21600 21600" draw:type="mso-spt32" draw:enhanced-path="M 0 0 L 21600 21600 N"/>
          </draw:custom-shape>
          <draw:custom-shape draw:name="Google Shape;681;p13" draw:style-name="Mgr11" draw:text-style-name="MP10" draw:layer="layout" svg:width="3.785cm" svg:height="5.288cm" svg:x="4.993cm" svg:y="14.016cm">
            <text:p/>
            <draw:enhanced-geometry draw:mirror-horizontal="true" draw:mirror-vertical="false" svg:viewBox="0 0 21600 21600" draw:type="mso-spt32" draw:enhanced-path="M 0 0 L 21600 21600 N"/>
          </draw:custom-shape>
          <draw:custom-shape draw:name="Google Shape;682;p13" draw:style-name="Mgr11" draw:text-style-name="MP10" draw:layer="layout" svg:width="3.991cm" svg:height="2.457cm" draw:transform="rotate (-3.14159265358979) translate (4.825cm 19.349cm)">
            <text:p/>
            <draw:enhanced-geometry draw:mirror-horizontal="false" draw:mirror-vertical="false" svg:viewBox="0 0 21600 21600" draw:type="mso-spt32" draw:enhanced-path="M 0 0 L 21600 21600 N"/>
          </draw:custom-shape>
          <draw:custom-shape draw:name="Google Shape;683;p13" draw:style-name="Mgr11" draw:text-style-name="MP10" draw:layer="layout" svg:width="0.526cm" svg:height="3.119cm" draw:transform="rotate (-3.140894521889) translate (1.151cm 16.769cm)">
            <text:p/>
            <draw:enhanced-geometry draw:mirror-horizontal="true" draw:mirror-vertical="false" svg:viewBox="0 0 21600 21600" draw:type="mso-spt32" draw:enhanced-path="M 0 0 L 21600 21600 N"/>
          </draw:custom-shape>
          <draw:custom-shape draw:name="Google Shape;684;p13" draw:style-name="Mgr11" draw:text-style-name="MP10" draw:layer="layout" svg:width="2.742cm" svg:height="3.01cm" draw:transform="rotate (-3.14159265358979) translate (3.897cm 16.661cm)">
            <text:p/>
            <draw:enhanced-geometry draw:mirror-horizontal="false" draw:mirror-vertical="false" svg:viewBox="0 0 21600 21600" draw:type="mso-spt32" draw:enhanced-path="M 0 0 L 21600 21600 N"/>
          </draw:custom-shape>
          <draw:custom-shape draw:name="Google Shape;685;p13" draw:style-name="Mgr11" draw:text-style-name="MP10" draw:layer="layout" svg:width="2.02cm" svg:height="0.405cm" draw:transform="rotate (3.14141812066459) translate (8.72cm 13.771cm)">
            <text:p/>
            <draw:enhanced-geometry draw:mirror-horizontal="false" draw:mirror-vertical="false" svg:viewBox="0 0 21600 21600" draw:type="mso-spt32" draw:enhanced-path="M 0 0 L 21600 21600 N"/>
          </draw:custom-shape>
          <draw:custom-shape draw:name="Google Shape;686;p13" draw:style-name="Mgr11" draw:text-style-name="MP10" draw:layer="layout" svg:width="4.657cm" svg:height="2.84cm" draw:transform="rotate (0.000174532925199433) translate (4.039cm 13.906cm)">
            <text:p/>
            <draw:enhanced-geometry draw:mirror-horizontal="true" draw:mirror-vertical="false" svg:viewBox="0 0 21600 21600" draw:type="mso-spt32" draw:enhanced-path="M 0 0 L 21600 21600 N"/>
          </draw:custom-shape>
          <draw:custom-shape draw:name="Google Shape;687;p13" draw:style-name="Mgr11" draw:text-style-name="MP10" draw:layer="layout" svg:width="1.358cm" svg:height="0.405cm" draw:transform="rotate (0.000349065850398866) translate (5.107cm 13.423cm)">
            <text:p/>
            <draw:enhanced-geometry draw:mirror-horizontal="true" draw:mirror-vertical="false" svg:viewBox="0 0 21600 21600" draw:type="mso-spt32" draw:enhanced-path="M 0 0 L 21600 21600 N"/>
          </draw:custom-shape>
          <draw:custom-shape draw:name="Google Shape;688;p13" draw:style-name="Mgr11" draw:text-style-name="MP10" draw:layer="layout" svg:width="0.664cm" svg:height="2.422cm" draw:transform="rotate (0.000523598775598299) translate (3.896cm 14.238cm)">
            <text:p/>
            <draw:enhanced-geometry draw:mirror-horizontal="true" draw:mirror-vertical="false" svg:viewBox="0 0 21600 21600" draw:type="mso-spt32" draw:enhanced-path="M 0 0 L 21600 21600 N"/>
          </draw:custom-shape>
          <draw:custom-shape draw:name="Google Shape;689;p13" draw:style-name="Mgr11" draw:text-style-name="MP10" draw:layer="layout" svg:width="2.419cm" svg:height="0.768cm" draw:transform="rotate (-0.000174532925199667) translate (-1.465cm 12.615cm)">
            <text:p/>
            <draw:enhanced-geometry draw:mirror-horizontal="false" draw:mirror-vertical="false" svg:viewBox="0 0 21600 21600" draw:type="mso-spt32" draw:enhanced-path="M 0 0 L 21600 21600 N"/>
          </draw:custom-shape>
          <draw:custom-shape draw:name="Google Shape;690;p13" draw:style-name="Mgr11" draw:text-style-name="MP10" draw:layer="layout" svg:width="6.409cm" svg:height="6.582cm" draw:transform="rotate (-3.14159265358979) translate (4.834cm 19.282cm)">
            <text:p/>
            <draw:enhanced-geometry draw:mirror-horizontal="false" draw:mirror-vertical="false" svg:viewBox="0 0 21600 21600" draw:type="mso-spt32" draw:enhanced-path="M 0 0 L 21600 21600 N"/>
          </draw:custom-shape>
          <draw:custom-shape draw:name="Google Shape;691;p13" draw:style-name="Mgr42" draw:text-style-name="MP9" draw:layer="layout" svg:width="0.239cm" svg:height="0.239cm" draw:transform="rotate (2.60472937567634) translate (1.751cm 12.8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92;p13" draw:style-name="Mgr11" draw:text-style-name="MP10" draw:layer="layout" svg:width="3.037cm" svg:height="0.285cm" svg:x="-1.445cm" svg:y="12.477cm">
            <text:p/>
            <draw:enhanced-geometry draw:mirror-horizontal="false" draw:mirror-vertical="false" svg:viewBox="0 0 21600 21600" draw:type="mso-spt32" draw:enhanced-path="M 0 0 L 21600 21600 N"/>
          </draw:custom-shape>
          <draw:custom-shape draw:name="Google Shape;693;p13" draw:style-name="Mgr11" draw:text-style-name="MP10" draw:layer="layout" svg:width="2.619cm" svg:height="0.936cm" draw:transform="rotate (-0.000174532925199667) translate (1.812cm 12.796cm)">
            <text:p/>
            <draw:enhanced-geometry draw:mirror-horizontal="false" draw:mirror-vertical="false" svg:viewBox="0 0 21600 21600" draw:type="mso-spt32" draw:enhanced-path="M 0 0 L 21600 21600 N"/>
          </draw:custom-shape>
          <draw:custom-shape draw:name="Google Shape;694;p13" draw:style-name="Mgr11" draw:text-style-name="MP10" draw:layer="layout" svg:width="0.446cm" svg:height="0.484cm" draw:transform="rotate (-0.00104719755119678) translate (1.198cm 12.837cm)">
            <text:p/>
            <draw:enhanced-geometry draw:mirror-horizontal="true" draw:mirror-vertical="false" svg:viewBox="0 0 21600 21600" draw:type="mso-spt32" draw:enhanced-path="M 0 0 L 21600 21600 N"/>
          </draw:custom-shape>
          <draw:custom-shape draw:name="Google Shape;695;p13" draw:style-name="Mgr11" draw:text-style-name="MP10" draw:layer="layout" svg:width="2.157cm" svg:height="3.809cm" draw:transform="rotate (-0.000174532925199667) translate (1.739cm 12.85cm)">
            <text:p/>
            <draw:enhanced-geometry draw:mirror-horizontal="false" draw:mirror-vertical="false" svg:viewBox="0 0 21600 21600" draw:type="mso-spt32" draw:enhanced-path="M 0 0 L 21600 21600 N"/>
          </draw:custom-shape>
          <draw:custom-shape draw:name="Google Shape;696;p13" draw:style-name="Mgr43" draw:text-style-name="MP7" draw:layer="layout" svg:width="0.357cm" svg:height="0.357cm" draw:transform="rotate (2.60560204030233) translate (7.175cm 14.3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97;p13" draw:style-name="Mgr11" draw:text-style-name="MP10" draw:layer="layout" svg:width="1.87cm" svg:height="0.06cm" draw:transform="rotate (0.000174532925199433) translate (5.068cm 14.109cm)">
            <text:p/>
            <draw:enhanced-geometry draw:mirror-horizontal="false" draw:mirror-vertical="false" svg:viewBox="0 0 21600 21600" draw:type="mso-spt32" draw:enhanced-path="M 0 0 L 21600 21600 N"/>
          </draw:custom-shape>
          <draw:custom-shape draw:name="Google Shape;698;p13" draw:style-name="Mgr11" draw:text-style-name="MP10" draw:layer="layout" svg:width="1.413cm" svg:height="0.175cm" draw:transform="rotate (-3.14141812066459) translate (8.696cm 14.082cm)">
            <text:p/>
            <draw:enhanced-geometry draw:mirror-horizontal="true" draw:mirror-vertical="false" svg:viewBox="0 0 21600 21600" draw:type="mso-spt32" draw:enhanced-path="M 0 0 L 21600 21600 N"/>
          </draw:custom-shape>
          <draw:custom-shape draw:name="Google Shape;699;p13" draw:style-name="Mgr11" draw:text-style-name="MP10" draw:layer="layout" svg:width="3.032cm" svg:height="2.393cm" draw:transform="rotate (3.14141812066459) translate (7.017cm 16.674cm)">
            <text:p/>
            <draw:enhanced-geometry draw:mirror-horizontal="true" draw:mirror-vertical="false" svg:viewBox="0 0 21600 21600" draw:type="mso-spt32" draw:enhanced-path="M 0 0 L 21600 21600 N"/>
          </draw:custom-shape>
        </draw:g>
      </draw:g>
      <draw:frame presentation:style-name="CUSTOM_5f_10-outline1" draw:layer="backgroundobjects" svg:width="22.859cm" svg:height="8.286cm" svg:x="1.27cm" svg:y="3.343cm" presentation:class="outline" presentation:placeholder="true">
        <draw:text-box/>
      </draw:frame>
      <presentation:notes style:page-layout-name="PM2">
        <draw:page-thumbnail presentation:style-name="CUSTOM_5f_10-title" draw:layer="backgroundobjects" svg:width="16.931cm" svg:height="9.524cm" svg:x="1.059cm" svg:y="1.93cm" presentation:class="page"/>
        <draw:frame presentation:style-name="CUSTOM_5f_10-notes" draw:layer="backgroundobjects" svg:width="15.239cm" svg:height="11.429cm" svg:x="1.905cm" svg:y="12.065cm" presentation:class="notes" presentation:placeholder="true">
          <draw:text-box/>
        </draw:frame>
        <draw:frame presentation:style-name="Mpr26" draw:text-style-name="MP2" draw:layer="backgroundobjects" svg:width="8.266cm" svg:height="1.269cm" svg:x="0cm" svg:y="0cm" presentation:class="header">
          <draw:text-box>
            <text:p text:style-name="MP1"><text:span text:style-name="MT1"><presentation:header/></text:span></text:p>
          </draw:text-box>
        </draw:frame>
        <draw:frame presentation:style-name="Mpr26" draw:text-style-name="MP4" draw:layer="backgroundobjects" svg:width="8.266cm" svg:height="1.269cm" svg:x="10.783cm" svg:y="0cm" presentation:class="date-time">
          <draw:text-box>
            <text:p text:style-name="MP3"><text:span text:style-name="MT1"><presentation:date-time/></text:span></text:p>
          </draw:text-box>
        </draw:frame>
        <draw:frame presentation:style-name="Mpr27" draw:text-style-name="MP2" draw:layer="backgroundobjects" svg:width="8.266cm" svg:height="1.269cm" svg:x="0cm" svg:y="24.13cm" presentation:class="footer">
          <draw:text-box>
            <text:p text:style-name="MP1"><text:span text:style-name="MT1"><presentation:footer/></text:span></text:p>
          </draw:text-box>
        </draw:frame>
        <draw:frame presentation:style-name="Mpr2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11" style:display-name="CUSTOM_11" style:page-layout-name="PM1" draw:style-name="Mdp1">
      <draw:frame draw:name="Google Shape;701;p14" presentation:style-name="CUSTOM_5f_11-title" draw:layer="backgroundobjects" svg:width="21.437cm" svg:height="1.59cm" svg:x="1.981cm" svg:y="1.236cm" presentation:class="title" presentation:placeholder="true" presentation:user-transformed="true">
        <draw:text-box/>
      </draw:frame>
      <draw:g draw:name="Google Shape;702;p14">
        <draw:g draw:name="Google Shape;703;p14">
          <draw:custom-shape draw:name="Google Shape;704;p14" draw:style-name="Mgr24" draw:text-style-name="MP5" draw:layer="layout" svg:width="0.24cm" svg:height="0.24cm" svg:x="1.116cm" svg:y="10.9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05;p14" draw:style-name="Mgr34" draw:text-style-name="MP7" draw:layer="layout" svg:width="0.388cm" svg:height="0.388cm" svg:x="0.529cm" svg:y="11.2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06;p14" draw:style-name="Mgr35" draw:text-style-name="MP9" draw:layer="layout" svg:width="0.142cm" svg:height="0.142cm" svg:x="0.652cm" svg:y="10.7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707;p14">
          <draw:custom-shape draw:name="Google Shape;708;p14" draw:style-name="Mgr24" draw:text-style-name="MP5" draw:layer="layout" svg:width="0.24cm" svg:height="0.24cm" draw:transform="rotate (-1.64671814925665) translate (24.931cm 1.4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09;p14" draw:style-name="Mgr36" draw:text-style-name="MP6" draw:layer="layout" svg:width="0.388cm" svg:height="0.388cm" draw:transform="rotate (-1.64671814925665) translate (24.313cm 0.8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10;p14" draw:style-name="Mgr35" draw:text-style-name="MP9" draw:layer="layout" svg:width="0.141cm" svg:height="0.141cm" draw:transform="rotate (-1.64671814925665) translate (24.63cm 0.5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11;p14" draw:style-name="Mgr37" draw:text-style-name="MP7" draw:layer="layout" svg:width="0.141cm" svg:height="0.141cm" draw:transform="rotate (-1.64671814925665) translate (24.02cm 1.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712;p14">
        <draw:g draw:name="Google Shape;713;p14">
          <draw:custom-shape draw:name="Google Shape;714;p14" draw:style-name="Mgr44" draw:text-style-name="MP5" draw:layer="layout" svg:width="0.356cm" svg:height="0.356cm" draw:transform="rotate (-2.82132473584883) translate (2.5cm -6.258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15;p14" draw:style-name="Mgr45" draw:text-style-name="MP5" draw:layer="layout" svg:width="0.455cm" svg:height="0.455cm" draw:transform="rotate (-2.82149926877403) translate (7.873cm 0.111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16;p14" draw:style-name="Mgr5" draw:text-style-name="MP6" draw:layer="layout" svg:width="0.738cm" svg:height="0.738cm" draw:transform="rotate (-2.82027753829764) translate (5.397cm -2.985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17;p14" draw:style-name="Mgr39" draw:text-style-name="MP7" draw:layer="layout" svg:width="0.239cm" svg:height="0.24cm" draw:transform="rotate (-2.82429179557722) translate (3.159cm -0.224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18;p14" draw:style-name="Mgr46" draw:text-style-name="MP5" draw:layer="layout" svg:width="0.33cm" svg:height="0.33cm" draw:transform="rotate (-2.82149926877403) translate (0.734cm 0.635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19;p14" draw:style-name="Mgr47" draw:text-style-name="MP9" draw:layer="layout" svg:width="0.239cm" svg:height="0.237cm" draw:transform="rotate (2.7075292686188) translate (5.409cm 0.811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20;p14" draw:style-name="Mgr42" draw:text-style-name="MP9" draw:layer="layout" svg:width="0.239cm" svg:height="0.24cm" draw:transform="rotate (-2.82429179557722) translate (4.282cm -4.872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21;p14" draw:style-name="Mgr6" draw:text-style-name="MP7" draw:layer="layout" svg:width="0.362cm" svg:height="0.361cm" draw:transform="rotate (-2.82132473584883) translate (10.562cm 1.068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22;p14" draw:style-name="Mgr11" draw:text-style-name="MP10" draw:layer="layout" svg:width="2.222cm" svg:height="0.702cm" draw:transform="rotate (-3.14159265358979) translate (2.9cm 0.456cm)">
            <text:p/>
            <draw:enhanced-geometry draw:mirror-horizontal="true" draw:mirror-vertical="false" svg:viewBox="0 0 21600 21600" draw:type="mso-spt32" draw:enhanced-path="M 0 0 L 21600 21600 N"/>
          </draw:custom-shape>
          <draw:custom-shape draw:name="Google Shape;723;p14" draw:style-name="Mgr11" draw:text-style-name="MP10" draw:layer="layout" svg:width="2.18cm" svg:height="0.806cm" draw:transform="rotate (-3.14159265358979) translate (5.302cm 0.543cm)">
            <text:p/>
            <draw:enhanced-geometry draw:mirror-horizontal="false" draw:mirror-vertical="false" svg:viewBox="0 0 21600 21600" draw:type="mso-spt32" draw:enhanced-path="M 0 0 L 21600 21600 N"/>
          </draw:custom-shape>
          <draw:custom-shape draw:name="Google Shape;724;p14" draw:style-name="Mgr11" draw:text-style-name="MP10" draw:layer="layout" svg:width="1.637cm" svg:height="6.573cm" svg:x="0.577cm" svg:y="-6.201cm">
            <text:p/>
            <draw:enhanced-geometry draw:mirror-horizontal="true" draw:mirror-vertical="false" svg:viewBox="0 0 21600 21600" draw:type="mso-spt32" draw:enhanced-path="M 0 0 L 21600 21600 N"/>
          </draw:custom-shape>
          <draw:custom-shape draw:name="Google Shape;725;p14" draw:style-name="Mgr11" draw:text-style-name="MP10" draw:layer="layout" svg:width="4.557cm" svg:height="0.12cm" svg:x="0.686cm" svg:y="0.582cm">
            <text:p/>
            <draw:enhanced-geometry draw:mirror-horizontal="false" draw:mirror-vertical="false" svg:viewBox="0 0 21600 21600" draw:type="mso-spt32" draw:enhanced-path="M 0 0 L 21600 21600 N"/>
          </draw:custom-shape>
          <draw:custom-shape draw:name="Google Shape;726;p14" draw:style-name="Mgr11" draw:text-style-name="MP10" draw:layer="layout" svg:width="1.923cm" svg:height="0.532cm" draw:transform="rotate (-3.14159265358979) translate (7.382cm 0.602cm)">
            <text:p/>
            <draw:enhanced-geometry draw:mirror-horizontal="true" draw:mirror-vertical="false" svg:viewBox="0 0 21600 21600" draw:type="mso-spt32" draw:enhanced-path="M 0 0 L 21600 21600 N"/>
          </draw:custom-shape>
          <draw:custom-shape draw:name="Google Shape;727;p14" draw:style-name="Mgr11" draw:text-style-name="MP10" draw:layer="layout" svg:width="4.263cm" svg:height="0.331cm" svg:x="3.121cm" svg:y="-0.263cm">
            <text:p/>
            <draw:enhanced-geometry draw:mirror-horizontal="false" draw:mirror-vertical="false" svg:viewBox="0 0 21600 21600" draw:type="mso-spt32" draw:enhanced-path="M 0 0 L 21600 21600 N"/>
          </draw:custom-shape>
          <draw:custom-shape draw:name="Google Shape;728;p14" draw:style-name="Mgr11" draw:text-style-name="MP10" draw:layer="layout" svg:width="1.631cm" svg:height="1.258cm" svg:x="2.444cm" svg:y="-6.315cm">
            <text:p/>
            <draw:enhanced-geometry draw:mirror-horizontal="false" draw:mirror-vertical="false" svg:viewBox="0 0 21600 21600" draw:type="mso-spt32" draw:enhanced-path="M 0 0 L 21600 21600 N"/>
          </draw:custom-shape>
          <draw:custom-shape draw:name="Google Shape;729;p14" draw:style-name="Mgr11" draw:text-style-name="MP10" draw:layer="layout" svg:width="0.689cm" svg:height="5.795cm" svg:x="2.355cm" svg:y="-6.211cm">
            <text:p/>
            <draw:enhanced-geometry draw:mirror-horizontal="false" draw:mirror-vertical="false" svg:viewBox="0 0 21600 21600" draw:type="mso-spt32" draw:enhanced-path="M 0 0 L 21600 21600 N"/>
          </draw:custom-shape>
          <draw:custom-shape draw:name="Google Shape;730;p14" draw:style-name="Mgr11" draw:text-style-name="MP10" draw:layer="layout" svg:width="0.583cm" svg:height="1.292cm" svg:x="4.184cm" svg:y="-4.841cm">
            <text:p/>
            <draw:enhanced-geometry draw:mirror-horizontal="false" draw:mirror-vertical="false" svg:viewBox="0 0 21600 21600" draw:type="mso-spt32" draw:enhanced-path="M 0 0 L 21600 21600 N"/>
          </draw:custom-shape>
          <draw:custom-shape draw:name="Google Shape;731;p14" draw:style-name="Mgr11" draw:text-style-name="MP10" draw:layer="layout" svg:width="1.772cm" svg:height="2.452cm" svg:x="3.045cm" svg:y="-2.869cm">
            <text:p/>
            <draw:enhanced-geometry draw:mirror-horizontal="true" draw:mirror-vertical="false" svg:viewBox="0 0 21600 21600" draw:type="mso-spt32" draw:enhanced-path="M 0 0 L 21600 21600 N"/>
          </draw:custom-shape>
          <draw:custom-shape draw:name="Google Shape;732;p14" draw:style-name="Mgr11" draw:text-style-name="MP10" draw:layer="layout" svg:width="2.354cm" svg:height="0.857cm" draw:transform="rotate (-3.14159265358979) translate (10.161cm 0.896cm)">
            <text:p/>
            <draw:enhanced-geometry draw:mirror-horizontal="false" draw:mirror-vertical="false" svg:viewBox="0 0 21600 21600" draw:type="mso-spt32" draw:enhanced-path="M 0 0 L 21600 21600 N"/>
          </draw:custom-shape>
          <draw:custom-shape draw:name="Google Shape;733;p14" draw:style-name="Mgr11" draw:text-style-name="MP10" draw:layer="layout" svg:width="4.704cm" svg:height="0.341cm" svg:x="5.465cm" svg:y="0.693cm">
            <text:p/>
            <draw:enhanced-geometry draw:mirror-horizontal="false" draw:mirror-vertical="false" svg:viewBox="0 0 21600 21600" draw:type="mso-spt32" draw:enhanced-path="M 0 0 L 21600 21600 N"/>
          </draw:custom-shape>
          <draw:custom-shape draw:name="Google Shape;734;p14" draw:style-name="Mgr42" draw:text-style-name="MP9" draw:layer="layout" svg:width="0.239cm" svg:height="0.24cm" draw:transform="rotate (-2.82429179557722) translate (7.975cm -1.625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35;p14" draw:style-name="Mgr11" draw:text-style-name="MP10" draw:layer="layout" svg:width="2.313cm" svg:height="2.454cm" draw:transform="rotate (-3.14159265358979) translate (10.251cm 0.791cm)">
            <text:p/>
            <draw:enhanced-geometry draw:mirror-horizontal="false" draw:mirror-vertical="false" svg:viewBox="0 0 21600 21600" draw:type="mso-spt32" draw:enhanced-path="M 0 0 L 21600 21600 N"/>
          </draw:custom-shape>
          <draw:custom-shape draw:name="Google Shape;736;p14" draw:style-name="Mgr11" draw:text-style-name="MP10" draw:layer="layout" svg:width="2.424cm" svg:height="1.362cm" draw:transform="rotate (-3.14159265358979) translate (7.709cm -1.739cm)">
            <text:p/>
            <draw:enhanced-geometry draw:mirror-horizontal="false" draw:mirror-vertical="false" svg:viewBox="0 0 21600 21600" draw:type="mso-spt32" draw:enhanced-path="M 0 0 L 21600 21600 N"/>
          </draw:custom-shape>
          <draw:custom-shape draw:name="Google Shape;737;p14" draw:style-name="Mgr11" draw:text-style-name="MP10" draw:layer="layout" svg:width="0.124cm" svg:height="1.337cm" svg:x="7.661cm" svg:y="-1.587cm">
            <text:p/>
            <draw:enhanced-geometry draw:mirror-horizontal="true" draw:mirror-vertical="false" svg:viewBox="0 0 21600 21600" draw:type="mso-spt32" draw:enhanced-path="M 0 0 L 21600 21600 N"/>
          </draw:custom-shape>
          <draw:custom-shape draw:name="Google Shape;738;p14" draw:style-name="Mgr11" draw:text-style-name="MP10" draw:layer="layout" svg:width="4.601cm" svg:height="1.291cm" svg:x="3.11cm" svg:y="-1.647cm">
            <text:p/>
            <draw:enhanced-geometry draw:mirror-horizontal="true" draw:mirror-vertical="false" svg:viewBox="0 0 21600 21600" draw:type="mso-spt32" draw:enhanced-path="M 0 0 L 21600 21600 N"/>
          </draw:custom-shape>
          <draw:custom-shape draw:name="Google Shape;739;p14" draw:style-name="Mgr48" draw:text-style-name="MP7" draw:layer="layout" svg:width="0.356cm" svg:height="0.356cm" draw:transform="rotate (-2.82132473584883) translate (3.456cm -4.755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40;p14" draw:style-name="Mgr11" draw:text-style-name="MP10" draw:layer="layout" svg:width="1.272cm" svg:height="1.372cm" draw:transform="rotate (-3.14159265358979) translate (4.583cm -3.336cm)">
            <text:p/>
            <draw:enhanced-geometry draw:mirror-horizontal="false" draw:mirror-vertical="false" svg:viewBox="0 0 21600 21600" draw:type="mso-spt32" draw:enhanced-path="M 0 0 L 21600 21600 N"/>
          </draw:custom-shape>
          <draw:custom-shape draw:name="Google Shape;741;p14" draw:style-name="Mgr11" draw:text-style-name="MP10" draw:layer="layout" svg:width="0.794cm" svg:height="1.182cm" draw:transform="rotate (-3.14159265358979) translate (3.15cm -5.028cm)">
            <text:p/>
            <draw:enhanced-geometry draw:mirror-horizontal="false" draw:mirror-vertical="false" svg:viewBox="0 0 21600 21600" draw:type="mso-spt32" draw:enhanced-path="M 0 0 L 21600 21600 N"/>
          </draw:custom-shape>
          <draw:custom-shape draw:name="Google Shape;742;p14" draw:style-name="Mgr11" draw:text-style-name="MP10" draw:layer="layout" svg:width="0.128cm" svg:height="4.282cm" draw:transform="rotate (-3.14159265358979) translate (3.174cm -0.415cm)">
            <text:p/>
            <draw:enhanced-geometry draw:mirror-horizontal="true" draw:mirror-vertical="false" svg:viewBox="0 0 21600 21600" draw:type="mso-spt32" draw:enhanced-path="M 0 0 L 21600 21600 N"/>
          </draw:custom-shape>
          <draw:custom-shape draw:name="Google Shape;743;p14" draw:style-name="Mgr49" draw:text-style-name="MP6" draw:layer="layout" svg:width="0.662cm" svg:height="0.662cm" draw:transform="rotate (-2.82184833462443) translate (1.196cm 2.877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44;p14" draw:style-name="Mgr11" draw:text-style-name="MP10" draw:layer="layout" svg:width="2.083cm" svg:height="2.537cm" svg:x="0.881cm" svg:y="-0.187cm">
            <text:p/>
            <draw:enhanced-geometry draw:mirror-horizontal="true" draw:mirror-vertical="false" svg:viewBox="0 0 21600 21600" draw:type="mso-spt32" draw:enhanced-path="M 0 0 L 21600 21600 N"/>
          </draw:custom-shape>
          <draw:custom-shape draw:name="Google Shape;745;p14" draw:style-name="Mgr11" draw:text-style-name="MP10" draw:layer="layout" svg:width="0.029cm" svg:height="1.692cm" svg:x="0.603cm" svg:y="0.678cm">
            <text:p/>
            <draw:enhanced-geometry draw:mirror-horizontal="false" draw:mirror-vertical="false" svg:viewBox="0 0 21600 21600" draw:type="mso-spt32" draw:enhanced-path="M 0 0 L 21600 21600 N"/>
          </draw:custom-shape>
        </draw:g>
        <draw:g draw:name="Google Shape;746;p14">
          <draw:custom-shape draw:name="Google Shape;747;p14" draw:style-name="Mgr12" draw:text-style-name="MP7" draw:layer="layout" svg:width="0.54cm" svg:height="0.54cm" draw:transform="rotate (-2.54800617498652) translate (25.241cm 11.5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48;p14" draw:style-name="Mgr13" draw:text-style-name="MP9" draw:layer="layout" svg:width="0.54cm" svg:height="0.54cm" draw:transform="rotate (-2.54800617498652) translate (18.111cm 19.8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49;p14" draw:style-name="Mgr14" draw:text-style-name="MP9" draw:layer="layout" svg:width="1.114cm" svg:height="1.114cm" draw:transform="rotate (-2.54818070791172) translate (16.933cm 14.7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50;p14" draw:style-name="Mgr6" draw:text-style-name="MP7" draw:layer="layout" svg:width="0.361cm" svg:height="0.361cm" draw:transform="rotate (-2.54591177988413) translate (21.579cm 17.5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51;p14" draw:style-name="Mgr50" draw:text-style-name="MP9" draw:layer="layout" svg:width="0.585cm" svg:height="0.585cm" draw:transform="rotate (-2.54643537865973) translate (24.85cm 14.1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52;p14" draw:style-name="Mgr9" draw:text-style-name="MP5" draw:layer="layout" svg:width="0.361cm" svg:height="0.361cm" draw:transform="rotate (-2.54591177988413) translate (21.284cm 20.6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53;p14" draw:style-name="Mgr51" draw:text-style-name="MP6" draw:layer="layout" svg:width="0.361cm" svg:height="0.361cm" draw:transform="rotate (-2.54591177988413) translate (20.647cm 14.3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54;p14" draw:style-name="Mgr16" draw:text-style-name="MP5" draw:layer="layout" svg:width="0.267cm" svg:height="0.267cm" draw:transform="rotate (-2.54660991158493) translate (15.54cm 17.8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55;p14" draw:style-name="Mgr11" draw:text-style-name="MP10" draw:layer="layout" svg:width="0.497cm" svg:height="2.808cm" draw:transform="rotate (-3.14159265358979) translate (21.425cm 20.463cm)">
            <text:p/>
            <draw:enhanced-geometry draw:mirror-horizontal="true" draw:mirror-vertical="false" svg:viewBox="0 0 21600 21600" draw:type="mso-spt32" draw:enhanced-path="M 0 0 L 21600 21600 N"/>
          </draw:custom-shape>
          <draw:custom-shape draw:name="Google Shape;756;p14" draw:style-name="Mgr11" draw:text-style-name="MP10" draw:layer="layout" svg:width="0.314cm" svg:height="2.05cm" svg:x="24.499cm" svg:y="11.745cm">
            <text:p/>
            <draw:enhanced-geometry draw:mirror-horizontal="true" draw:mirror-vertical="false" svg:viewBox="0 0 21600 21600" draw:type="mso-spt32" draw:enhanced-path="M 0 0 L 21600 21600 N"/>
          </draw:custom-shape>
          <draw:custom-shape draw:name="Google Shape;757;p14" draw:style-name="Mgr11" draw:text-style-name="MP10" draw:layer="layout" svg:width="3.206cm" svg:height="6.14cm" svg:x="21.182cm" svg:y="14.371cm">
            <text:p/>
            <draw:enhanced-geometry draw:mirror-horizontal="true" draw:mirror-vertical="false" svg:viewBox="0 0 21600 21600" draw:type="mso-spt32" draw:enhanced-path="M 0 0 L 21600 21600 N"/>
          </draw:custom-shape>
          <draw:custom-shape draw:name="Google Shape;758;p14" draw:style-name="Mgr11" draw:text-style-name="MP10" draw:layer="layout" svg:width="2.88cm" svg:height="0.924cm" draw:transform="rotate (-3.14159265358979) translate (20.882cm 20.715cm)">
            <text:p/>
            <draw:enhanced-geometry draw:mirror-horizontal="false" draw:mirror-vertical="false" svg:viewBox="0 0 21600 21600" draw:type="mso-spt32" draw:enhanced-path="M 0 0 L 21600 21600 N"/>
          </draw:custom-shape>
          <draw:custom-shape draw:name="Google Shape;759;p14" draw:style-name="Mgr11" draw:text-style-name="MP10" draw:layer="layout" svg:width="3.505cm" svg:height="1.79cm" svg:x="17.783cm" svg:y="17.682cm">
            <text:p/>
            <draw:enhanced-geometry draw:mirror-horizontal="true" draw:mirror-vertical="false" svg:viewBox="0 0 21600 21600" draw:type="mso-spt32" draw:enhanced-path="M 0 0 L 21600 21600 N"/>
          </draw:custom-shape>
          <draw:custom-shape draw:name="Google Shape;760;p14" draw:style-name="Mgr11" draw:text-style-name="MP10" draw:layer="layout" svg:width="4.094cm" svg:height="2.569cm" svg:x="20.546cm" svg:y="11.631cm">
            <text:p/>
            <draw:enhanced-geometry draw:mirror-horizontal="true" draw:mirror-vertical="false" svg:viewBox="0 0 21600 21600" draw:type="mso-spt32" draw:enhanced-path="M 0 0 L 21600 21600 N"/>
          </draw:custom-shape>
          <draw:custom-shape draw:name="Google Shape;761;p14" draw:style-name="Mgr11" draw:text-style-name="MP10" draw:layer="layout" svg:width="0.979cm" svg:height="2.949cm" svg:x="20.497cm" svg:y="14.452cm">
            <text:p/>
            <draw:enhanced-geometry draw:mirror-horizontal="false" draw:mirror-vertical="false" svg:viewBox="0 0 21600 21600" draw:type="mso-spt32" draw:enhanced-path="M 0 0 L 21600 21600 N"/>
          </draw:custom-shape>
          <draw:custom-shape draw:name="Google Shape;762;p14" draw:style-name="Mgr11" draw:text-style-name="MP10" draw:layer="layout" svg:width="3.511cm" svg:height="0.392cm" svg:x="16.702cm" svg:y="14.268cm">
            <text:p/>
            <draw:enhanced-geometry draw:mirror-horizontal="true" draw:mirror-vertical="false" svg:viewBox="0 0 21600 21600" draw:type="mso-spt32" draw:enhanced-path="M 0 0 L 21600 21600 N"/>
          </draw:custom-shape>
          <draw:custom-shape draw:name="Google Shape;763;p14" draw:style-name="Mgr11" draw:text-style-name="MP10" draw:layer="layout" svg:width="4.677cm" svg:height="2.452cm" svg:x="16.471cm" svg:y="15.018cm">
            <text:p/>
            <draw:enhanced-geometry draw:mirror-horizontal="false" draw:mirror-vertical="false" svg:viewBox="0 0 21600 21600" draw:type="mso-spt32" draw:enhanced-path="M 0 0 L 21600 21600 N"/>
          </draw:custom-shape>
          <draw:custom-shape draw:name="Google Shape;764;p14" draw:style-name="Mgr11" draw:text-style-name="MP10" draw:layer="layout" svg:width="0.672cm" svg:height="2.544cm" svg:x="15.38cm" svg:y="15.103cm">
            <text:p/>
            <draw:enhanced-geometry draw:mirror-horizontal="true" draw:mirror-vertical="false" svg:viewBox="0 0 21600 21600" draw:type="mso-spt32" draw:enhanced-path="M 0 0 L 21600 21600 N"/>
          </draw:custom-shape>
          <draw:custom-shape draw:name="Google Shape;765;p14" draw:style-name="Mgr11" draw:text-style-name="MP10" draw:layer="layout" svg:width="5.712cm" svg:height="0.097cm" svg:x="15.465cm" svg:y="17.606cm">
            <text:p/>
            <draw:enhanced-geometry draw:mirror-horizontal="true" draw:mirror-vertical="false" svg:viewBox="0 0 21600 21600" draw:type="mso-spt32" draw:enhanced-path="M 0 0 L 21600 21600 N"/>
          </draw:custom-shape>
          <draw:custom-shape draw:name="Google Shape;766;p14" draw:style-name="Mgr11" draw:text-style-name="MP10" draw:layer="layout" svg:width="2.154cm" svg:height="1.623cm" svg:x="15.429cm" svg:y="17.89cm">
            <text:p/>
            <draw:enhanced-geometry draw:mirror-horizontal="false" draw:mirror-vertical="false" svg:viewBox="0 0 21600 21600" draw:type="mso-spt32" draw:enhanced-path="M 0 0 L 21600 21600 N"/>
          </draw:custom-shape>
          <draw:custom-shape draw:name="Google Shape;767;p14" draw:style-name="Mgr11" draw:text-style-name="MP10" draw:layer="layout" svg:width="5.367cm" svg:height="2.774cm" draw:transform="rotate (-3.14159265358979) translate (20.854cm 20.579cm)">
            <text:p/>
            <draw:enhanced-geometry draw:mirror-horizontal="false" draw:mirror-vertical="false" svg:viewBox="0 0 21600 21600" draw:type="mso-spt32" draw:enhanced-path="M 0 0 L 21600 21600 N"/>
          </draw:custom-shape>
          <draw:custom-shape draw:name="Google Shape;768;p14" draw:style-name="Mgr11" draw:text-style-name="MP10" draw:layer="layout" svg:width="8.715cm" svg:height="3.556cm" svg:x="15.481cm" svg:y="14.247cm">
            <text:p/>
            <draw:enhanced-geometry draw:mirror-horizontal="true" draw:mirror-vertical="false" svg:viewBox="0 0 21600 21600" draw:type="mso-spt32" draw:enhanced-path="M 0 0 L 21600 21600 N"/>
          </draw:custom-shape>
          <draw:custom-shape draw:name="Google Shape;769;p14" draw:style-name="Mgr11" draw:text-style-name="MP10" draw:layer="layout" svg:width="3.609cm" svg:height="0.172cm" svg:x="20.542cm" svg:y="14.028cm">
            <text:p/>
            <draw:enhanced-geometry draw:mirror-horizontal="true" draw:mirror-vertical="false" svg:viewBox="0 0 21600 21600" draw:type="mso-spt32" draw:enhanced-path="M 0 0 L 21600 21600 N"/>
          </draw:custom-shape>
          <draw:custom-shape draw:name="Google Shape;770;p14" draw:style-name="Mgr11" draw:text-style-name="MP10" draw:layer="layout" svg:width="1.531cm" svg:height="4.411cm" draw:transform="rotate (-3.14159265358979) translate (17.584cm 19.514cm)">
            <text:p/>
            <draw:enhanced-geometry draw:mirror-horizontal="false" draw:mirror-vertical="false" svg:viewBox="0 0 21600 21600" draw:type="mso-spt32" draw:enhanced-path="M 0 0 L 21600 21600 N"/>
          </draw:custom-shape>
          <draw:custom-shape draw:name="Google Shape;771;p14" draw:style-name="Mgr6" draw:text-style-name="MP7" draw:layer="layout" svg:width="0.361cm" svg:height="0.361cm" draw:transform="rotate (-2.54591177988413) translate (13.646cm 14.1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72;p14" draw:style-name="Mgr11" draw:text-style-name="MP10" draw:layer="layout" svg:width="1.917cm" svg:height="3.36cm" draw:transform="rotate (-3.14159265358979) translate (15.279cm 17.668cm)">
            <text:p/>
            <draw:enhanced-geometry draw:mirror-horizontal="false" draw:mirror-vertical="false" svg:viewBox="0 0 21600 21600" draw:type="mso-spt32" draw:enhanced-path="M 0 0 L 21600 21600 N"/>
          </draw:custom-shape>
          <draw:custom-shape draw:name="Google Shape;773;p14" draw:style-name="Mgr11" draw:text-style-name="MP10" draw:layer="layout" svg:width="2.038cm" svg:height="0.285cm" svg:x="13.573cm" svg:y="14.164cm">
            <text:p/>
            <draw:enhanced-geometry draw:mirror-horizontal="false" draw:mirror-vertical="false" svg:viewBox="0 0 21600 21600" draw:type="mso-spt32" draw:enhanced-path="M 0 0 L 21600 21600 N"/>
          </draw:custom-shape>
          <draw:custom-shape draw:name="Google Shape;774;p14" draw:style-name="Mgr4" draw:text-style-name="MP5" draw:layer="layout" svg:width="0.54cm" svg:height="0.54cm" draw:transform="rotate (-2.54800617498652) translate (16.747cm 13.2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75;p14" draw:style-name="Mgr11" draw:text-style-name="MP10" draw:layer="layout" svg:width="2.561cm" svg:height="0.866cm" draw:transform="rotate (-3.14159265358979) translate (16.102cm 14.028cm)">
            <text:p/>
            <draw:enhanced-geometry draw:mirror-horizontal="true" draw:mirror-vertical="false" svg:viewBox="0 0 21600 21600" draw:type="mso-spt32" draw:enhanced-path="M 0 0 L 21600 21600 N"/>
          </draw:custom-shape>
          <draw:custom-shape draw:name="Google Shape;776;p14" draw:style-name="Mgr11" draw:text-style-name="MP10" draw:layer="layout" svg:width="3.58cm" svg:height="1.003cm" svg:x="16.637cm" svg:y="13.264cm">
            <text:p/>
            <draw:enhanced-geometry draw:mirror-horizontal="false" draw:mirror-vertical="false" svg:viewBox="0 0 21600 21600" draw:type="mso-spt32" draw:enhanced-path="M 0 0 L 21600 21600 N"/>
          </draw:custom-shape>
          <draw:custom-shape draw:name="Google Shape;777;p14" draw:style-name="Mgr11" draw:text-style-name="MP10" draw:layer="layout" svg:width="0.054cm" svg:height="0.53cm" svg:x="16.265cm" svg:y="13.478cm">
            <text:p/>
            <draw:enhanced-geometry draw:mirror-horizontal="true" draw:mirror-vertical="false" svg:viewBox="0 0 21600 21600" draw:type="mso-spt32" draw:enhanced-path="M 0 0 L 21600 21600 N"/>
          </draw:custom-shape>
        </draw:g>
      </draw:g>
      <draw:frame presentation:style-name="CUSTOM_5f_11-outline1" draw:layer="backgroundobjects" svg:width="22.859cm" svg:height="8.286cm" svg:x="1.27cm" svg:y="3.343cm" presentation:class="outline" presentation:placeholder="true">
        <draw:text-box/>
      </draw:frame>
      <presentation:notes style:page-layout-name="PM2">
        <draw:page-thumbnail presentation:style-name="CUSTOM_5f_11-title" draw:layer="backgroundobjects" svg:width="16.931cm" svg:height="9.524cm" svg:x="1.059cm" svg:y="1.93cm" presentation:class="page"/>
        <draw:frame presentation:style-name="CUSTOM_5f_11-notes" draw:layer="backgroundobjects" svg:width="15.239cm" svg:height="11.429cm" svg:x="1.905cm" svg:y="12.065cm" presentation:class="notes" presentation:placeholder="true">
          <draw:text-box/>
        </draw:frame>
        <draw:frame presentation:style-name="Mpr28" draw:text-style-name="MP2" draw:layer="backgroundobjects" svg:width="8.266cm" svg:height="1.269cm" svg:x="0cm" svg:y="0cm" presentation:class="header">
          <draw:text-box>
            <text:p text:style-name="MP1"><text:span text:style-name="MT1"><presentation:header/></text:span></text:p>
          </draw:text-box>
        </draw:frame>
        <draw:frame presentation:style-name="Mpr28" draw:text-style-name="MP4" draw:layer="backgroundobjects" svg:width="8.266cm" svg:height="1.269cm" svg:x="10.783cm" svg:y="0cm" presentation:class="date-time">
          <draw:text-box>
            <text:p text:style-name="MP3"><text:span text:style-name="MT1"><presentation:date-time/></text:span></text:p>
          </draw:text-box>
        </draw:frame>
        <draw:frame presentation:style-name="Mpr29" draw:text-style-name="MP2" draw:layer="backgroundobjects" svg:width="8.266cm" svg:height="1.269cm" svg:x="0cm" svg:y="24.13cm" presentation:class="footer">
          <draw:text-box>
            <text:p text:style-name="MP1"><text:span text:style-name="MT1"><presentation:footer/></text:span></text:p>
          </draw:text-box>
        </draw:frame>
        <draw:frame presentation:style-name="Mpr2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11_5f_1" style:display-name="CUSTOM_11_1" style:page-layout-name="PM1" draw:style-name="Mdp1">
      <draw:frame draw:name="Google Shape;779;p15" presentation:style-name="CUSTOM_5f_11_5f_1-title" draw:layer="backgroundobjects" svg:width="21.437cm" svg:height="1.59cm" svg:x="1.981cm" svg:y="1.236cm" presentation:class="title" presentation:placeholder="true" presentation:user-transformed="true">
        <draw:text-box/>
      </draw:frame>
      <draw:g draw:name="Google Shape;780;p15">
        <draw:g draw:name="Google Shape;781;p15">
          <draw:custom-shape draw:name="Google Shape;782;p15" draw:style-name="Mgr24" draw:text-style-name="MP5" draw:layer="layout" svg:width="0.24cm" svg:height="0.24cm" svg:x="0.92cm" svg:y="3.4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83;p15" draw:style-name="Mgr34" draw:text-style-name="MP7" draw:layer="layout" svg:width="0.388cm" svg:height="0.388cm" svg:x="0.332cm" svg:y="3.6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84;p15" draw:style-name="Mgr35" draw:text-style-name="MP9" draw:layer="layout" svg:width="0.142cm" svg:height="0.142cm" svg:x="0.455cm" svg:y="3.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785;p15">
          <draw:custom-shape draw:name="Google Shape;786;p15" draw:style-name="Mgr24" draw:text-style-name="MP5" draw:layer="layout" svg:width="0.24cm" svg:height="0.24cm" draw:transform="rotate (-1.64671814925665) translate (20.627cm 13.6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87;p15" draw:style-name="Mgr36" draw:text-style-name="MP6" draw:layer="layout" svg:width="0.388cm" svg:height="0.388cm" draw:transform="rotate (-1.64671814925665) translate (20.009cm 13.4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88;p15" draw:style-name="Mgr35" draw:text-style-name="MP9" draw:layer="layout" svg:width="0.141cm" svg:height="0.141cm" draw:transform="rotate (-1.64671814925665) translate (20.326cm 13.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89;p15" draw:style-name="Mgr37" draw:text-style-name="MP7" draw:layer="layout" svg:width="0.141cm" svg:height="0.141cm" draw:transform="rotate (-1.64671814925665) translate (18.87cm 13.6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790;p15">
        <draw:g draw:name="Google Shape;791;p15">
          <draw:custom-shape draw:name="Google Shape;792;p15" draw:style-name="Mgr11" draw:text-style-name="MP10" draw:layer="layout" svg:width="2.481cm" svg:height="0.629cm" svg:x="22.172cm" svg:y="13.287cm">
            <text:p/>
            <draw:enhanced-geometry draw:mirror-horizontal="true" draw:mirror-vertical="false" svg:viewBox="0 0 21600 21600" draw:type="mso-spt32" draw:enhanced-path="M 0 0 L 21600 21600 N"/>
          </draw:custom-shape>
          <draw:custom-shape draw:name="Google Shape;794;p15" draw:style-name="Mgr27" draw:text-style-name="MP7" draw:layer="layout" svg:width="0.437cm" svg:height="0.437cm" draw:transform="rotate (-3.14159265358979) translate (22.176cm 14.1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95;p15" draw:style-name="Mgr19" draw:text-style-name="MP6" draw:layer="layout" svg:width="0.277cm" svg:height="0.277cm" draw:transform="rotate (-3.14159265358979) translate (26.21cm 14.8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96;p15" draw:style-name="Mgr20" draw:text-style-name="MP9" draw:layer="layout" svg:width="0.437cm" svg:height="0.437cm" draw:transform="rotate (-3.14159265358979) translate (25.089cm 7.9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97;p15" draw:style-name="Mgr24" draw:text-style-name="MP5" draw:layer="layout" svg:width="0.24cm" svg:height="0.24cm" draw:transform="rotate (-3.14159265358979) translate (23.543cm 13.7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98;p15" draw:style-name="Mgr39" draw:text-style-name="MP7" draw:layer="layout" svg:width="0.24cm" svg:height="0.24cm" draw:transform="rotate (-3.14159265358979) translate (25.445cm 11.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99;p15" draw:style-name="Mgr56" draw:text-style-name="MP6" draw:layer="layout" svg:width="0.41cm" svg:height="0.41cm" draw:transform="rotate (-3.14159265358979) translate (24.771cm 11.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00;p15" draw:style-name="Mgr11" draw:text-style-name="MP10" draw:layer="layout" svg:width="0.304cm" svg:height="3.016cm" draw:transform="rotate (-3.14159265358979) translate (24.871cm 10.999cm)">
            <text:p/>
            <draw:enhanced-geometry draw:mirror-horizontal="true" draw:mirror-vertical="false" svg:viewBox="0 0 21600 21600" draw:type="mso-spt32" draw:enhanced-path="M 0 0 L 21600 21600 N"/>
          </draw:custom-shape>
          <draw:custom-shape draw:name="Google Shape;801;p15" draw:style-name="Mgr11" draw:text-style-name="MP10" draw:layer="layout" svg:width="0.453cm" svg:height="3.662cm" draw:transform="rotate (-3.14159265358979) translate (25.324cm 11.645cm)">
            <text:p/>
            <draw:enhanced-geometry draw:mirror-horizontal="false" draw:mirror-vertical="false" svg:viewBox="0 0 21600 21600" draw:type="mso-spt32" draw:enhanced-path="M 0 0 L 21600 21600 N"/>
          </draw:custom-shape>
          <draw:custom-shape draw:name="Google Shape;802;p15" draw:style-name="Mgr11" draw:text-style-name="MP10" draw:layer="layout" svg:width="0.527cm" svg:height="0.33cm" draw:transform="rotate (-3.14159265358979) translate (25.239cm 11.68cm)">
            <text:p/>
            <draw:enhanced-geometry draw:mirror-horizontal="false" draw:mirror-vertical="false" svg:viewBox="0 0 21600 21600" draw:type="mso-spt32" draw:enhanced-path="M 0 0 L 21600 21600 N"/>
          </draw:custom-shape>
          <draw:custom-shape draw:name="Google Shape;803;p15" draw:style-name="Mgr11" draw:text-style-name="MP10" draw:layer="layout" svg:width="0.747cm" svg:height="2.718cm" svg:x="25.324cm" svg:y="11.886cm">
            <text:p/>
            <draw:enhanced-geometry draw:mirror-horizontal="false" draw:mirror-vertical="false" svg:viewBox="0 0 21600 21600" draw:type="mso-spt32" draw:enhanced-path="M 0 0 L 21600 21600 N"/>
          </draw:custom-shape>
          <draw:custom-shape draw:name="Google Shape;804;p15" draw:style-name="Mgr11" draw:text-style-name="MP10" draw:layer="layout" svg:width="0.41cm" svg:height="1.265cm" svg:x="24.828cm" svg:y="11.851cm">
            <text:p/>
            <draw:enhanced-geometry draw:mirror-horizontal="true" draw:mirror-vertical="false" svg:viewBox="0 0 21600 21600" draw:type="mso-spt32" draw:enhanced-path="M 0 0 L 21600 21600 N"/>
          </draw:custom-shape>
          <draw:custom-shape draw:name="Google Shape;805;p15" draw:style-name="Mgr11" draw:text-style-name="MP10" draw:layer="layout" svg:width="1.144cm" svg:height="1.358cm" draw:transform="rotate (-3.14159265358979) translate (25.973cm 14.646cm)">
            <text:p/>
            <draw:enhanced-geometry draw:mirror-horizontal="false" draw:mirror-vertical="false" svg:viewBox="0 0 21600 21600" draw:type="mso-spt32" draw:enhanced-path="M 0 0 L 21600 21600 N"/>
          </draw:custom-shape>
          <draw:custom-shape draw:name="Google Shape;806;p15" draw:style-name="Mgr11" draw:text-style-name="MP10" draw:layer="layout" svg:width="3.756cm" svg:height="0.826cm" draw:transform="rotate (-3.14159265358979) translate (25.933cm 14.744cm)">
            <text:p/>
            <draw:enhanced-geometry draw:mirror-horizontal="false" draw:mirror-vertical="false" svg:viewBox="0 0 21600 21600" draw:type="mso-spt32" draw:enhanced-path="M 0 0 L 21600 21600 N"/>
          </draw:custom-shape>
          <draw:custom-shape draw:name="Google Shape;807;p15" draw:style-name="Mgr11" draw:text-style-name="MP10" draw:layer="layout" svg:width="2.43cm" svg:height="1.033cm" svg:x="23.543cm" svg:y="13.612cm">
            <text:p/>
            <draw:enhanced-geometry draw:mirror-horizontal="false" draw:mirror-vertical="false" svg:viewBox="0 0 21600 21600" draw:type="mso-spt32" draw:enhanced-path="M 0 0 L 21600 21600 N"/>
          </draw:custom-shape>
          <draw:custom-shape draw:name="Google Shape;808;p15" draw:style-name="Mgr11" draw:text-style-name="MP10" draw:layer="layout" svg:width="0.177cm" svg:height="1.67cm" svg:x="24.566cm" svg:y="11.41cm">
            <text:p/>
            <draw:enhanced-geometry draw:mirror-horizontal="false" draw:mirror-vertical="false" svg:viewBox="0 0 21600 21600" draw:type="mso-spt32" draw:enhanced-path="M 0 0 L 21600 21600 N"/>
          </draw:custom-shape>
          <draw:custom-shape draw:name="Google Shape;809;p15" draw:style-name="Mgr11" draw:text-style-name="MP10" draw:layer="layout" svg:width="1.057cm" svg:height="2.116cm" svg:x="23.504cm" svg:y="11.41cm">
            <text:p/>
            <draw:enhanced-geometry draw:mirror-horizontal="true" draw:mirror-vertical="false" svg:viewBox="0 0 21600 21600" draw:type="mso-spt32" draw:enhanced-path="M 0 0 L 21600 21600 N"/>
          </draw:custom-shape>
          <draw:custom-shape draw:name="Google Shape;793;p15" draw:style-name="Mgr42" draw:text-style-name="MP9" draw:layer="layout" svg:width="0.24cm" svg:height="0.24cm" draw:transform="rotate (-3.14159265358979) translate (24.863cm 13.3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810;p15">
          <draw:custom-shape draw:name="Google Shape;811;p15" draw:style-name="Mgr4" draw:text-style-name="MP5" draw:layer="layout" svg:width="0.539cm" svg:height="0.539cm" draw:transform="rotate (2.55097323471491) translate (1.552cm 13.6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12;p15" draw:style-name="Mgr17" draw:text-style-name="MP6" draw:layer="layout" svg:width="0.539cm" svg:height="0.539cm" draw:transform="rotate (2.55097323471491) translate (-5.487cm 12.0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13;p15" draw:style-name="Mgr61" draw:text-style-name="MP5" draw:layer="layout" svg:width="1.114cm" svg:height="1.114cm" draw:transform="rotate (2.55097323471491) translate (-0.889cm 8.6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14;p15" draw:style-name="Mgr8" draw:text-style-name="MP9" draw:layer="layout" svg:width="0.361cm" svg:height="0.361cm" draw:transform="rotate (2.55097323471491) translate (-2.028cm 11.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15;p15" draw:style-name="Mgr59" draw:text-style-name="MP6" draw:layer="layout" svg:width="0.266cm" svg:height="0.266cm" draw:transform="rotate (2.55097323471491) translate (-0.769cm 15.0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16;p15" draw:style-name="Mgr6" draw:text-style-name="MP7" draw:layer="layout" svg:width="0.361cm" svg:height="0.361cm" draw:transform="rotate (2.55097323471491) translate (-3.819cm 13.8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17;p15" draw:style-name="Mgr6" draw:text-style-name="MP7" draw:layer="layout" svg:width="0.361cm" svg:height="0.361cm" draw:transform="rotate (2.55097323471491) translate (1.006cm 10.2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18;p15" draw:style-name="Mgr62" draw:text-style-name="MP7" draw:layer="layout" svg:width="0.266cm" svg:height="0.266cm" draw:transform="rotate (2.55097323471491) translate (-5.31cm 8.4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19;p15" draw:style-name="Mgr11" draw:text-style-name="MP10" draw:layer="layout" svg:width="1.21cm" svg:height="3.618cm" draw:transform="rotate (-3.14159265358979) translate (-0.832cm 14.715cm)">
            <text:p/>
            <draw:enhanced-geometry draw:mirror-horizontal="false" draw:mirror-vertical="false" svg:viewBox="0 0 21600 21600" draw:type="mso-spt32" draw:enhanced-path="M 0 0 L 21600 21600 N"/>
          </draw:custom-shape>
          <draw:custom-shape draw:name="Google Shape;820;p15" draw:style-name="Mgr11" draw:text-style-name="MP10" draw:layer="layout" svg:width="1.589cm" svg:height="2.37cm" draw:transform="rotate (3.14141812066459) translate (-2.182cm 13.44cm)">
            <text:p/>
            <draw:enhanced-geometry draw:mirror-horizontal="true" draw:mirror-vertical="false" svg:viewBox="0 0 21600 21600" draw:type="mso-spt32" draw:enhanced-path="M 0 0 L 21600 21600 N"/>
          </draw:custom-shape>
          <draw:custom-shape draw:name="Google Shape;821;p15" draw:style-name="Mgr11" draw:text-style-name="MP10" draw:layer="layout" svg:width="3.18cm" svg:height="2.132cm" draw:transform="rotate (-3.14159265358979) translate (1.254cm 13.152cm)">
            <text:p/>
            <draw:enhanced-geometry draw:mirror-horizontal="false" draw:mirror-vertical="false" svg:viewBox="0 0 21600 21600" draw:type="mso-spt32" draw:enhanced-path="M 0 0 L 21600 21600 N"/>
          </draw:custom-shape>
          <draw:custom-shape draw:name="Google Shape;822;p15" draw:style-name="Mgr11" draw:text-style-name="MP10" draw:layer="layout" svg:width="2.001cm" svg:height="1.293cm" svg:x="-0.678cm" svg:y="13.527cm">
            <text:p/>
            <draw:enhanced-geometry draw:mirror-horizontal="true" draw:mirror-vertical="false" svg:viewBox="0 0 21600 21600" draw:type="mso-spt32" draw:enhanced-path="M 0 0 L 21600 21600 N"/>
          </draw:custom-shape>
          <draw:custom-shape draw:name="Google Shape;823;p15" draw:style-name="Mgr11" draw:text-style-name="MP10" draw:layer="layout" svg:width="2.781cm" svg:height="1.18cm" draw:transform="rotate (-3.14159265358979) translate (-0.937cm 14.872cm)">
            <text:p/>
            <draw:enhanced-geometry draw:mirror-horizontal="false" draw:mirror-vertical="false" svg:viewBox="0 0 21600 21600" draw:type="mso-spt32" draw:enhanced-path="M 0 0 L 21600 21600 N"/>
          </draw:custom-shape>
          <draw:custom-shape draw:name="Google Shape;824;p15" draw:style-name="Mgr11" draw:text-style-name="MP10" draw:layer="layout" svg:width="1.488cm" svg:height="1.566cm" draw:transform="rotate (-3.14141812066459) translate (-4.019cm 13.49cm)">
            <text:p/>
            <draw:enhanced-geometry draw:mirror-horizontal="false" draw:mirror-vertical="false" svg:viewBox="0 0 21600 21600" draw:type="mso-spt32" draw:enhanced-path="M 0 0 L 21600 21600 N"/>
          </draw:custom-shape>
          <draw:custom-shape draw:name="Google Shape;825;p15" draw:style-name="Mgr11" draw:text-style-name="MP10" draw:layer="layout" svg:width="3.04cm" svg:height="0.651cm" svg:x="-5.296cm" svg:y="10.954cm">
            <text:p/>
            <draw:enhanced-geometry draw:mirror-horizontal="true" draw:mirror-vertical="false" svg:viewBox="0 0 21600 21600" draw:type="mso-spt32" draw:enhanced-path="M 0 0 L 21600 21600 N"/>
          </draw:custom-shape>
          <draw:custom-shape draw:name="Google Shape;826;p15" draw:style-name="Mgr11" draw:text-style-name="MP10" draw:layer="layout" svg:width="0.433cm" svg:height="2.869cm" draw:transform="rotate (-3.14159265358979) translate (1.426cm 13.038cm)">
            <text:p/>
            <draw:enhanced-geometry draw:mirror-horizontal="false" draw:mirror-vertical="false" svg:viewBox="0 0 21600 21600" draw:type="mso-spt32" draw:enhanced-path="M 0 0 L 21600 21600 N"/>
          </draw:custom-shape>
          <draw:custom-shape draw:name="Google Shape;827;p15" draw:style-name="Mgr11" draw:text-style-name="MP10" draw:layer="layout" svg:width="2.678cm" svg:height="0.857cm" svg:x="-1.9cm" svg:y="10.026cm">
            <text:p/>
            <draw:enhanced-geometry draw:mirror-horizontal="true" draw:mirror-vertical="false" svg:viewBox="0 0 21600 21600" draw:type="mso-spt32" draw:enhanced-path="M 0 0 L 21600 21600 N"/>
          </draw:custom-shape>
          <draw:custom-shape draw:name="Google Shape;828;p15" draw:style-name="Mgr11" draw:text-style-name="MP10" draw:layer="layout" svg:width="1.499cm" svg:height="1.613cm" draw:transform="rotate (3.14141812066459) translate (0.921cm 9.813cm)">
            <text:p/>
            <draw:enhanced-geometry draw:mirror-horizontal="false" draw:mirror-vertical="false" svg:viewBox="0 0 21600 21600" draw:type="mso-spt32" draw:enhanced-path="M 0 0 L 21600 21600 N"/>
          </draw:custom-shape>
          <draw:custom-shape draw:name="Google Shape;829;p15" draw:style-name="Mgr11" draw:text-style-name="MP10" draw:layer="layout" svg:width="0.759cm" svg:height="2.388cm" draw:transform="rotate (0.000349065850398866) translate (-2.113cm 8.351cm)">
            <text:p/>
            <draw:enhanced-geometry draw:mirror-horizontal="true" draw:mirror-vertical="false" svg:viewBox="0 0 21600 21600" draw:type="mso-spt32" draw:enhanced-path="M 0 0 L 21600 21600 N"/>
          </draw:custom-shape>
          <draw:custom-shape draw:name="Google Shape;830;p15" draw:style-name="Mgr11" draw:text-style-name="MP10" draw:layer="layout" svg:width="3.626cm" svg:height="0.218cm" svg:x="-5.215cm" svg:y="7.996cm">
            <text:p/>
            <draw:enhanced-geometry draw:mirror-horizontal="true" draw:mirror-vertical="false" svg:viewBox="0 0 21600 21600" draw:type="mso-spt32" draw:enhanced-path="M 0 0 L 21600 21600 N"/>
          </draw:custom-shape>
          <draw:custom-shape draw:name="Google Shape;831;p15" draw:style-name="Mgr11" draw:text-style-name="MP10" draw:layer="layout" svg:width="3.006cm" svg:height="2.501cm" draw:transform="rotate (3.14141812066459) translate (-2.228cm 10.818cm)">
            <text:p/>
            <draw:enhanced-geometry draw:mirror-horizontal="false" draw:mirror-vertical="false" svg:viewBox="0 0 21600 21600" draw:type="mso-spt32" draw:enhanced-path="M 0 0 L 21600 21600 N"/>
          </draw:custom-shape>
          <draw:custom-shape draw:name="Google Shape;832;p15" draw:style-name="Mgr11" draw:text-style-name="MP10" draw:layer="layout" svg:width="0.192cm" svg:height="3.04cm" draw:transform="rotate (0.0015707963267949) translate (-5.608cm 8.352cm)">
            <text:p/>
            <draw:enhanced-geometry draw:mirror-horizontal="true" draw:mirror-vertical="false" svg:viewBox="0 0 21600 21600" draw:type="mso-spt32" draw:enhanced-path="M 0 0 L 21600 21600 N"/>
          </draw:custom-shape>
          <draw:custom-shape draw:name="Google Shape;833;p15" draw:style-name="Mgr11" draw:text-style-name="MP10" draw:layer="layout" svg:width="0.202cm" svg:height="6.299cm" draw:transform="rotate (3.1398473243378) translate (-0.737cm 14.735cm)">
            <text:p/>
            <draw:enhanced-geometry draw:mirror-horizontal="false" draw:mirror-vertical="false" svg:viewBox="0 0 21600 21600" draw:type="mso-spt32" draw:enhanced-path="M 0 0 L 21600 21600 N"/>
          </draw:custom-shape>
          <draw:custom-shape draw:name="Google Shape;834;p15" draw:style-name="Mgr11" draw:text-style-name="MP10" draw:layer="layout" svg:width="3.821cm" svg:height="3.436cm" draw:transform="rotate (-3.14141812066459) translate (-1.589cm 11.434cm)">
            <text:p/>
            <draw:enhanced-geometry draw:mirror-horizontal="true" draw:mirror-vertical="false" svg:viewBox="0 0 21600 21600" draw:type="mso-spt32" draw:enhanced-path="M 0 0 L 21600 21600 N"/>
          </draw:custom-shape>
          <draw:custom-shape draw:name="Google Shape;835;p15" draw:style-name="Mgr11" draw:text-style-name="MP10" draw:layer="layout" svg:width="2.359cm" svg:height="4.601cm" draw:transform="rotate (-3.14141812066459) translate (1.426cm 13.038cm)">
            <text:p/>
            <draw:enhanced-geometry draw:mirror-horizontal="false" draw:mirror-vertical="false" svg:viewBox="0 0 21600 21600" draw:type="mso-spt32" draw:enhanced-path="M 0 0 L 21600 21600 N"/>
          </draw:custom-shape>
          <draw:custom-shape draw:name="Google Shape;836;p15" draw:style-name="Mgr8" draw:text-style-name="MP9" draw:layer="layout" svg:width="0.361cm" svg:height="0.361cm" draw:transform="rotate (2.55097323471491) translate (-2.343cm 5.9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37;p15" draw:style-name="Mgr11" draw:text-style-name="MP10" draw:layer="layout" svg:width="2.7cm" svg:height="2.412cm" draw:transform="rotate (-3.14159265358979) translate (-2.571cm 8.13cm)">
            <text:p/>
            <draw:enhanced-geometry draw:mirror-horizontal="true" draw:mirror-vertical="false" svg:viewBox="0 0 21600 21600" draw:type="mso-spt32" draw:enhanced-path="M 0 0 L 21600 21600 N"/>
          </draw:custom-shape>
          <draw:custom-shape draw:name="Google Shape;838;p15" draw:style-name="Mgr11" draw:text-style-name="MP10" draw:layer="layout" svg:width="1.092cm" svg:height="1.558cm" draw:transform="rotate (-0.000349065850398201) translate (-2.242cm 5.783cm)">
            <text:p/>
            <draw:enhanced-geometry draw:mirror-horizontal="false" draw:mirror-vertical="false" svg:viewBox="0 0 21600 21600" draw:type="mso-spt32" draw:enhanced-path="M 0 0 L 21600 21600 N"/>
          </draw:custom-shape>
          <draw:custom-shape draw:name="Google Shape;839;p15" draw:style-name="Mgr11" draw:text-style-name="MP10" draw:layer="layout" svg:width="2.916cm" svg:height="5.6cm" svg:x="-5.411cm" svg:y="5.832cm">
            <text:p/>
            <draw:enhanced-geometry draw:mirror-horizontal="true" draw:mirror-vertical="false" svg:viewBox="0 0 21600 21600" draw:type="mso-spt32" draw:enhanced-path="M 0 0 L 21600 21600 N"/>
          </draw:custom-shape>
          <draw:custom-shape draw:name="Google Shape;840;p15" draw:style-name="Mgr11" draw:text-style-name="MP10" draw:layer="layout" svg:width="0.244cm" svg:height="4.88cm" draw:transform="rotate (0.000523598775598299) translate (-2.359cm 5.86cm)">
            <text:p/>
            <draw:enhanced-geometry draw:mirror-horizontal="false" draw:mirror-vertical="false" svg:viewBox="0 0 21600 21600" draw:type="mso-spt32" draw:enhanced-path="M 0 0 L 21600 21600 N"/>
          </draw:custom-shape>
          <draw:custom-shape draw:name="Google Shape;841;p15" draw:style-name="Mgr17" draw:text-style-name="MP6" draw:layer="layout" svg:width="0.539cm" svg:height="0.539cm" draw:transform="rotate (2.55097323471491) translate (1.042cm 7.2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42;p15" draw:style-name="Mgr11" draw:text-style-name="MP10" draw:layer="layout" svg:width="2.985cm" svg:height="0.982cm" svg:x="-2.242cm" svg:y="5.783cm">
            <text:p/>
            <draw:enhanced-geometry draw:mirror-horizontal="false" draw:mirror-vertical="false" svg:viewBox="0 0 21600 21600" draw:type="mso-spt32" draw:enhanced-path="M 0 0 L 21600 21600 N"/>
          </draw:custom-shape>
          <draw:custom-shape draw:name="Google Shape;843;p15" draw:style-name="Mgr11" draw:text-style-name="MP10" draw:layer="layout" svg:width="0.098cm" svg:height="2.631cm" draw:transform="rotate (-0.0012217304763962) translate (0.915cm 7.181cm)">
            <text:p/>
            <draw:enhanced-geometry draw:mirror-horizontal="true" draw:mirror-vertical="false" svg:viewBox="0 0 21600 21600" draw:type="mso-spt32" draw:enhanced-path="M 0 0 L 21600 21600 N"/>
          </draw:custom-shape>
        </draw:g>
      </draw:g>
      <draw:frame presentation:style-name="CUSTOM_5f_11_5f_1-outline1" draw:layer="backgroundobjects" svg:width="22.859cm" svg:height="8.286cm" svg:x="1.27cm" svg:y="3.343cm" presentation:class="outline" presentation:placeholder="true">
        <draw:text-box/>
      </draw:frame>
      <presentation:notes style:page-layout-name="PM2">
        <draw:page-thumbnail presentation:style-name="CUSTOM_5f_11_5f_1-title" draw:layer="backgroundobjects" svg:width="16.931cm" svg:height="9.524cm" svg:x="1.059cm" svg:y="1.93cm" presentation:class="page"/>
        <draw:frame presentation:style-name="CUSTOM_5f_11_5f_1-notes" draw:layer="backgroundobjects" svg:width="15.239cm" svg:height="11.429cm" svg:x="1.905cm" svg:y="12.065cm" presentation:class="notes" presentation:placeholder="true">
          <draw:text-box/>
        </draw:frame>
        <draw:frame presentation:style-name="Mpr30" draw:text-style-name="MP2" draw:layer="backgroundobjects" svg:width="8.266cm" svg:height="1.269cm" svg:x="0cm" svg:y="0cm" presentation:class="header">
          <draw:text-box>
            <text:p text:style-name="MP1"><text:span text:style-name="MT1"><presentation:header/></text:span></text:p>
          </draw:text-box>
        </draw:frame>
        <draw:frame presentation:style-name="Mpr30" draw:text-style-name="MP4" draw:layer="backgroundobjects" svg:width="8.266cm" svg:height="1.269cm" svg:x="10.783cm" svg:y="0cm" presentation:class="date-time">
          <draw:text-box>
            <text:p text:style-name="MP3"><text:span text:style-name="MT1"><presentation:date-time/></text:span></text:p>
          </draw:text-box>
        </draw:frame>
        <draw:frame presentation:style-name="Mpr31" draw:text-style-name="MP2" draw:layer="backgroundobjects" svg:width="8.266cm" svg:height="1.269cm" svg:x="0cm" svg:y="24.13cm" presentation:class="footer">
          <draw:text-box>
            <text:p text:style-name="MP1"><text:span text:style-name="MT1"><presentation:footer/></text:span></text:p>
          </draw:text-box>
        </draw:frame>
        <draw:frame presentation:style-name="Mpr3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11_5f_1_5f_1" style:display-name="CUSTOM_11_1_1" style:page-layout-name="PM1" draw:style-name="Mdp1">
      <draw:frame draw:name="Google Shape;845;p16" presentation:style-name="CUSTOM_5f_11_5f_1_5f_1-title" draw:layer="backgroundobjects" svg:width="21.437cm" svg:height="1.59cm" svg:x="1.981cm" svg:y="1.236cm" presentation:class="title" presentation:placeholder="true" presentation:user-transformed="true">
        <draw:text-box/>
      </draw:frame>
      <draw:g draw:name="Google Shape;846;p16">
        <draw:g draw:name="Google Shape;847;p16">
          <draw:custom-shape draw:name="Google Shape;848;p16" draw:style-name="Mgr24" draw:text-style-name="MP5" draw:layer="layout" svg:width="0.24cm" svg:height="0.24cm" draw:transform="rotate (-3.14159265358979) translate (23.958cm 11.675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49;p16" draw:style-name="Mgr36" draw:text-style-name="MP6" draw:layer="layout" svg:width="0.388cm" svg:height="0.388cm" draw:transform="rotate (-3.14159265358979) translate (24.546cm 10.794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50;p16" draw:style-name="Mgr35" draw:text-style-name="MP9" draw:layer="layout" svg:width="0.142cm" svg:height="0.142cm" draw:transform="rotate (-3.14159265358979) translate (24.846cm 10.252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51;p16" draw:style-name="Mgr37" draw:text-style-name="MP7" draw:layer="layout" svg:width="0.142cm" svg:height="0.142cm" draw:transform="rotate (-3.14159265358979) translate (23.929cm 10.794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852;p16">
          <draw:custom-shape draw:name="Google Shape;853;p16" draw:style-name="Mgr24" draw:text-style-name="MP5" draw:layer="layout" svg:width="0.24cm" svg:height="0.24cm" svg:x="9.289cm" svg:y="13.4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54;p16" draw:style-name="Mgr34" draw:text-style-name="MP7" draw:layer="layout" svg:width="0.388cm" svg:height="0.388cm" svg:x="8.701cm" svg:y="13.6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55;p16" draw:style-name="Mgr35" draw:text-style-name="MP9" draw:layer="layout" svg:width="0.142cm" svg:height="0.142cm" svg:x="8.825cm" svg:y="13.1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856;p16">
        <draw:g draw:name="Google Shape;857;p16">
          <draw:custom-shape draw:name="Google Shape;858;p16" draw:style-name="Mgr12" draw:text-style-name="MP7" draw:layer="layout" svg:width="0.54cm" svg:height="0.54cm" draw:transform="rotate (0.593586478603271) translate (12.748cm 0.7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59;p16" draw:style-name="Mgr13" draw:text-style-name="MP9" draw:layer="layout" svg:width="0.54cm" svg:height="0.54cm" draw:transform="rotate (0.593586478603271) translate (19.878cm -5.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60;p16" draw:style-name="Mgr14" draw:text-style-name="MP9" draw:layer="layout" svg:width="1.114cm" svg:height="1.114cm" draw:transform="rotate (0.593411945678072) translate (21.056cm -0.5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61;p16" draw:style-name="Mgr6" draw:text-style-name="MP7" draw:layer="layout" svg:width="0.361cm" svg:height="0.361cm" draw:transform="rotate (0.595680873705665) translate (19.373cm -2.0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62;p16" draw:style-name="Mgr15" draw:text-style-name="MP6" draw:layer="layout" svg:width="0.267cm" svg:height="0.267cm" draw:transform="rotate (0.594982742004867) translate (16.967cm -2.2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63;p16" draw:style-name="Mgr9" draw:text-style-name="MP5" draw:layer="layout" svg:width="0.361cm" svg:height="0.361cm" draw:transform="rotate (0.595680873705665) translate (16.705cm -6.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64;p16" draw:style-name="Mgr51" draw:text-style-name="MP6" draw:layer="layout" svg:width="0.361cm" svg:height="0.361cm" draw:transform="rotate (0.595680873705665) translate (17.341cm -0.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65;p16" draw:style-name="Mgr16" draw:text-style-name="MP5" draw:layer="layout" svg:width="0.267cm" svg:height="0.267cm" draw:transform="rotate (0.594982742004867) translate (22.449cm -3.6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66;p16" draw:style-name="Mgr11" draw:text-style-name="MP10" draw:layer="layout" svg:width="2.162cm" svg:height="0.075cm" svg:x="17.284cm" svg:y="-2.152cm">
            <text:p/>
            <draw:enhanced-geometry draw:mirror-horizontal="false" draw:mirror-vertical="false" svg:viewBox="0 0 21600 21600" draw:type="mso-spt32" draw:enhanced-path="M 0 0 L 21600 21600 N"/>
          </draw:custom-shape>
          <draw:custom-shape draw:name="Google Shape;867;p16" draw:style-name="Mgr11" draw:text-style-name="MP10" draw:layer="layout" svg:width="2.464cm" svg:height="4.078cm" svg:x="17.058cm" svg:y="-6.272cm">
            <text:p/>
            <draw:enhanced-geometry draw:mirror-horizontal="false" draw:mirror-vertical="false" svg:viewBox="0 0 21600 21600" draw:type="mso-spt32" draw:enhanced-path="M 0 0 L 21600 21600 N"/>
          </draw:custom-shape>
          <draw:custom-shape draw:name="Google Shape;868;p16" draw:style-name="Mgr11" draw:text-style-name="MP10" draw:layer="layout" svg:width="3.779cm" svg:height="2.701cm" draw:transform="rotate (-3.14159265358979) translate (17.124cm 0.655cm)">
            <text:p/>
            <draw:enhanced-geometry draw:mirror-horizontal="true" draw:mirror-vertical="false" svg:viewBox="0 0 21600 21600" draw:type="mso-spt32" draw:enhanced-path="M 0 0 L 21600 21600 N"/>
          </draw:custom-shape>
          <draw:custom-shape draw:name="Google Shape;869;p16" draw:style-name="Mgr11" draw:text-style-name="MP10" draw:layer="layout" svg:width="0.37cm" svg:height="4.01cm" draw:transform="rotate (-3.14159265358979) translate (17.178cm -2.309cm)">
            <text:p/>
            <draw:enhanced-geometry draw:mirror-horizontal="false" draw:mirror-vertical="false" svg:viewBox="0 0 21600 21600" draw:type="mso-spt32" draw:enhanced-path="M 0 0 L 21600 21600 N"/>
          </draw:custom-shape>
          <draw:custom-shape draw:name="Google Shape;870;p16" draw:style-name="Mgr11" draw:text-style-name="MP10" draw:layer="layout" svg:width="2.88cm" svg:height="0.924cm" svg:x="17.107cm" svg:y="-6.524cm">
            <text:p/>
            <draw:enhanced-geometry draw:mirror-horizontal="false" draw:mirror-vertical="false" svg:viewBox="0 0 21600 21600" draw:type="mso-spt32" draw:enhanced-path="M 0 0 L 21600 21600 N"/>
          </draw:custom-shape>
          <draw:custom-shape draw:name="Google Shape;871;p16" draw:style-name="Mgr11" draw:text-style-name="MP10" draw:layer="layout" svg:width="0.542cm" svg:height="3.06cm" draw:transform="rotate (-3.14159265358979) translate (20.201cm -2.221cm)">
            <text:p/>
            <draw:enhanced-geometry draw:mirror-horizontal="true" draw:mirror-vertical="false" svg:viewBox="0 0 21600 21600" draw:type="mso-spt32" draw:enhanced-path="M 0 0 L 21600 21600 N"/>
          </draw:custom-shape>
          <draw:custom-shape draw:name="Google Shape;872;p16" draw:style-name="Mgr11" draw:text-style-name="MP10" draw:layer="layout" svg:width="4.067cm" svg:height="0.8cm" draw:transform="rotate (-3.14159265358979) translate (17.411cm 0.655cm)">
            <text:p/>
            <draw:enhanced-geometry draw:mirror-horizontal="true" draw:mirror-vertical="false" svg:viewBox="0 0 21600 21600" draw:type="mso-spt32" draw:enhanced-path="M 0 0 L 21600 21600 N"/>
          </draw:custom-shape>
          <draw:custom-shape draw:name="Google Shape;873;p16" draw:style-name="Mgr11" draw:text-style-name="MP10" draw:layer="layout" svg:width="1.731cm" svg:height="1.727cm" draw:transform="rotate (-3.14159265358979) translate (19.471cm -0.213cm)">
            <text:p/>
            <draw:enhanced-geometry draw:mirror-horizontal="true" draw:mirror-vertical="false" svg:viewBox="0 0 21600 21600" draw:type="mso-spt32" draw:enhanced-path="M 0 0 L 21600 21600 N"/>
          </draw:custom-shape>
          <draw:custom-shape draw:name="Google Shape;874;p16" draw:style-name="Mgr11" draw:text-style-name="MP10" draw:layer="layout" svg:width="3.511cm" svg:height="0.392cm" draw:transform="rotate (-3.14159265358979) translate (21.279cm -0.077cm)">
            <text:p/>
            <draw:enhanced-geometry draw:mirror-horizontal="true" draw:mirror-vertical="false" svg:viewBox="0 0 21600 21600" draw:type="mso-spt32" draw:enhanced-path="M 0 0 L 21600 21600 N"/>
          </draw:custom-shape>
          <draw:custom-shape draw:name="Google Shape;875;p16" draw:style-name="Mgr11" draw:text-style-name="MP10" draw:layer="layout" svg:width="1.714cm" svg:height="1.182cm" draw:transform="rotate (-3.14159265358979) translate (21.518cm -0.826cm)">
            <text:p/>
            <draw:enhanced-geometry draw:mirror-horizontal="false" draw:mirror-vertical="false" svg:viewBox="0 0 21600 21600" draw:type="mso-spt32" draw:enhanced-path="M 0 0 L 21600 21600 N"/>
          </draw:custom-shape>
          <draw:custom-shape draw:name="Google Shape;876;p16" draw:style-name="Mgr11" draw:text-style-name="MP10" draw:layer="layout" svg:width="0.672cm" svg:height="2.544cm" draw:transform="rotate (-3.14159265358979) translate (22.609cm -0.912cm)">
            <text:p/>
            <draw:enhanced-geometry draw:mirror-horizontal="true" draw:mirror-vertical="false" svg:viewBox="0 0 21600 21600" draw:type="mso-spt32" draw:enhanced-path="M 0 0 L 21600 21600 N"/>
          </draw:custom-shape>
          <draw:custom-shape draw:name="Google Shape;877;p16" draw:style-name="Mgr11" draw:text-style-name="MP10" draw:layer="layout" svg:width="2.748cm" svg:height="1.367cm" draw:transform="rotate (-3.14159265358979) translate (22.524cm -2.144cm)">
            <text:p/>
            <draw:enhanced-geometry draw:mirror-horizontal="true" draw:mirror-vertical="false" svg:viewBox="0 0 21600 21600" draw:type="mso-spt32" draw:enhanced-path="M 0 0 L 21600 21600 N"/>
          </draw:custom-shape>
          <draw:custom-shape draw:name="Google Shape;878;p16" draw:style-name="Mgr11" draw:text-style-name="MP10" draw:layer="layout" svg:width="2.04cm" svg:height="1.797cm" draw:transform="rotate (-3.14159265358979) translate (22.56cm -3.699cm)">
            <text:p/>
            <draw:enhanced-geometry draw:mirror-horizontal="false" draw:mirror-vertical="false" svg:viewBox="0 0 21600 21600" draw:type="mso-spt32" draw:enhanced-path="M 0 0 L 21600 21600 N"/>
          </draw:custom-shape>
          <draw:custom-shape draw:name="Google Shape;879;p16" draw:style-name="Mgr11" draw:text-style-name="MP10" draw:layer="layout" svg:width="5.367cm" svg:height="2.774cm" svg:x="17.135cm" svg:y="-6.388cm">
            <text:p/>
            <draw:enhanced-geometry draw:mirror-horizontal="false" draw:mirror-vertical="false" svg:viewBox="0 0 21600 21600" draw:type="mso-spt32" draw:enhanced-path="M 0 0 L 21600 21600 N"/>
          </draw:custom-shape>
          <draw:custom-shape draw:name="Google Shape;880;p16" draw:style-name="Mgr11" draw:text-style-name="MP10" draw:layer="layout" svg:width="5.239cm" svg:height="1.359cm" draw:transform="rotate (-3.14159265358979) translate (22.5cm -2.253cm)">
            <text:p/>
            <draw:enhanced-geometry draw:mirror-horizontal="true" draw:mirror-vertical="false" svg:viewBox="0 0 21600 21600" draw:type="mso-spt32" draw:enhanced-path="M 0 0 L 21600 21600 N"/>
          </draw:custom-shape>
          <draw:custom-shape draw:name="Google Shape;881;p16" draw:style-name="Mgr11" draw:text-style-name="MP10" draw:layer="layout" svg:width="4.054cm" svg:height="1.595cm" svg:x="17.228cm" svg:y="-2.067cm">
            <text:p/>
            <draw:enhanced-geometry draw:mirror-horizontal="false" draw:mirror-vertical="false" svg:viewBox="0 0 21600 21600" draw:type="mso-spt32" draw:enhanced-path="M 0 0 L 21600 21600 N"/>
          </draw:custom-shape>
          <draw:custom-shape draw:name="Google Shape;882;p16" draw:style-name="Mgr11" draw:text-style-name="MP10" draw:layer="layout" svg:width="1.531cm" svg:height="4.411cm" svg:x="20.404cm" svg:y="-5.323cm">
            <text:p/>
            <draw:enhanced-geometry draw:mirror-horizontal="false" draw:mirror-vertical="false" svg:viewBox="0 0 21600 21600" draw:type="mso-spt32" draw:enhanced-path="M 0 0 L 21600 21600 N"/>
          </draw:custom-shape>
          <draw:custom-shape draw:name="Google Shape;883;p16" draw:style-name="Mgr6" draw:text-style-name="MP7" draw:layer="layout" svg:width="0.361cm" svg:height="0.361cm" draw:transform="rotate (0.595680873705665) translate (24.342cm 0.0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4;p16" draw:style-name="Mgr11" draw:text-style-name="MP10" draw:layer="layout" svg:width="1.917cm" svg:height="3.36cm" svg:x="22.71cm" svg:y="-3.477cm">
            <text:p/>
            <draw:enhanced-geometry draw:mirror-horizontal="false" draw:mirror-vertical="false" svg:viewBox="0 0 21600 21600" draw:type="mso-spt32" draw:enhanced-path="M 0 0 L 21600 21600 N"/>
          </draw:custom-shape>
          <draw:custom-shape draw:name="Google Shape;885;p16" draw:style-name="Mgr11" draw:text-style-name="MP10" draw:layer="layout" svg:width="2.038cm" svg:height="0.285cm" draw:transform="rotate (-3.14159265358979) translate (24.416cm 0.027cm)">
            <text:p/>
            <draw:enhanced-geometry draw:mirror-horizontal="false" draw:mirror-vertical="false" svg:viewBox="0 0 21600 21600" draw:type="mso-spt32" draw:enhanced-path="M 0 0 L 21600 21600 N"/>
          </draw:custom-shape>
          <draw:custom-shape draw:name="Google Shape;886;p16" draw:style-name="Mgr11" draw:text-style-name="MP10" draw:layer="layout" svg:width="4.087cm" svg:height="5.234cm" draw:transform="rotate (-3.14159265358979) translate (24.492cm -0.088cm)">
            <text:p/>
            <draw:enhanced-geometry draw:mirror-horizontal="false" draw:mirror-vertical="false" svg:viewBox="0 0 21600 21600" draw:type="mso-spt32" draw:enhanced-path="M 0 0 L 21600 21600 N"/>
          </draw:custom-shape>
          <draw:custom-shape draw:name="Google Shape;887;p16" draw:style-name="Mgr11" draw:text-style-name="MP10" draw:layer="layout" svg:width="4.612cm" svg:height="2.035cm" draw:transform="rotate (-3.14159265358979) translate (24.416cm 0.027cm)">
            <text:p/>
            <draw:enhanced-geometry draw:mirror-horizontal="false" draw:mirror-vertical="false" svg:viewBox="0 0 21600 21600" draw:type="mso-spt32" draw:enhanced-path="M 0 0 L 21600 21600 N"/>
          </draw:custom-shape>
          <draw:custom-shape draw:name="Google Shape;888;p16" draw:style-name="Mgr4" draw:text-style-name="MP5" draw:layer="layout" svg:width="0.54cm" svg:height="0.54cm" draw:transform="rotate (0.593586478603271) translate (21.241cm 0.9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9;p16" draw:style-name="Mgr11" draw:text-style-name="MP10" draw:layer="layout" svg:width="2.561cm" svg:height="0.866cm" svg:x="21.878cm" svg:y="0.163cm">
            <text:p/>
            <draw:enhanced-geometry draw:mirror-horizontal="true" draw:mirror-vertical="false" svg:viewBox="0 0 21600 21600" draw:type="mso-spt32" draw:enhanced-path="M 0 0 L 21600 21600 N"/>
          </draw:custom-shape>
          <draw:custom-shape draw:name="Google Shape;890;p16" draw:style-name="Mgr11" draw:text-style-name="MP10" draw:layer="layout" svg:width="3.58cm" svg:height="1.003cm" draw:transform="rotate (-3.14159265358979) translate (21.351cm 0.927cm)">
            <text:p/>
            <draw:enhanced-geometry draw:mirror-horizontal="false" draw:mirror-vertical="false" svg:viewBox="0 0 21600 21600" draw:type="mso-spt32" draw:enhanced-path="M 0 0 L 21600 21600 N"/>
          </draw:custom-shape>
          <draw:custom-shape draw:name="Google Shape;891;p16" draw:style-name="Mgr11" draw:text-style-name="MP10" draw:layer="layout" svg:width="0.054cm" svg:height="0.53cm" draw:transform="rotate (-3.14159265358979) translate (21.723cm 0.713cm)">
            <text:p/>
            <draw:enhanced-geometry draw:mirror-horizontal="true" draw:mirror-vertical="false" svg:viewBox="0 0 21600 21600" draw:type="mso-spt32" draw:enhanced-path="M 0 0 L 21600 21600 N"/>
          </draw:custom-shape>
        </draw:g>
        <draw:g draw:name="Google Shape;892;p16">
          <draw:custom-shape draw:name="Google Shape;893;p16" draw:style-name="Mgr11" draw:text-style-name="MP10" draw:layer="layout" svg:width="5.621cm" svg:height="1.322cm" draw:transform="rotate (-3.14159265358979) translate (6.685cm 13.817cm)">
            <text:p/>
            <draw:enhanced-geometry draw:mirror-horizontal="true" draw:mirror-vertical="true" svg:viewBox="0 0 21600 21600" draw:type="mso-spt32" draw:enhanced-path="M 0 0 L 21600 21600 N"/>
          </draw:custom-shape>
          <draw:custom-shape draw:name="Google Shape;895;p16" draw:style-name="Mgr20" draw:text-style-name="MP9" draw:layer="layout" svg:width="0.437cm" svg:height="0.437cm" svg:x="6.689cm" svg:y="13.594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96;p16" draw:style-name="Mgr25" draw:text-style-name="MP6" draw:layer="layout" svg:width="0.437cm" svg:height="0.437cm" svg:x="0.067cm" svg:y="15.064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97;p16" draw:style-name="Mgr20" draw:text-style-name="MP9" draw:layer="layout" svg:width="0.437cm" svg:height="0.437cm" svg:x="0.147cm" svg:y="6.275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98;p16" draw:style-name="Mgr24" draw:text-style-name="MP5" draw:layer="layout" svg:width="0.24cm" svg:height="0.24cm" svg:x="0.246cm" svg:y="10.937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99;p16" draw:style-name="Mgr25" draw:text-style-name="MP6" draw:layer="layout" svg:width="0.435cm" svg:height="0.437cm" svg:x="0.96cm" svg:y="9.541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00;p16" draw:style-name="Mgr11" draw:text-style-name="MP10" draw:layer="layout" svg:width="0.811cm" svg:height="2.827cm" svg:x="0.362cm" svg:y="6.712cm">
            <text:p/>
            <draw:enhanced-geometry draw:mirror-horizontal="true" draw:mirror-vertical="true" svg:viewBox="0 0 21600 21600" draw:type="mso-spt32" draw:enhanced-path="M 0 0 L 21600 21600 N"/>
          </draw:custom-shape>
          <draw:custom-shape draw:name="Google Shape;901;p16" draw:style-name="Mgr11" draw:text-style-name="MP10" draw:layer="layout" svg:width="0.001cm" svg:height="4.22cm" svg:x="0.366cm" svg:y="6.717cm">
            <text:p/>
            <draw:enhanced-geometry draw:mirror-horizontal="false" draw:mirror-vertical="true" svg:viewBox="0 0 21600 21600" draw:type="mso-spt32" draw:enhanced-path="M 0 0 L 21600 21600 N"/>
          </draw:custom-shape>
          <draw:custom-shape draw:name="Google Shape;902;p16" draw:style-name="Mgr11" draw:text-style-name="MP10" draw:layer="layout" svg:width="0.572cm" svg:height="1.053cm" svg:x="0.451cm" svg:y="9.914cm">
            <text:p/>
            <draw:enhanced-geometry draw:mirror-horizontal="false" draw:mirror-vertical="true" svg:viewBox="0 0 21600 21600" draw:type="mso-spt32" draw:enhanced-path="M 0 0 L 21600 21600 N"/>
          </draw:custom-shape>
          <draw:custom-shape draw:name="Google Shape;903;p16" draw:style-name="Mgr11" draw:text-style-name="MP10" draw:layer="layout" svg:width="0.079cm" svg:height="3.889cm" draw:transform="rotate (-3.14159265358979) translate (0.366cm 15.064cm)">
            <text:p/>
            <draw:enhanced-geometry draw:mirror-horizontal="false" draw:mirror-vertical="true" svg:viewBox="0 0 21600 21600" draw:type="mso-spt32" draw:enhanced-path="M 0 0 L 21600 21600 N"/>
          </draw:custom-shape>
          <draw:custom-shape draw:name="Google Shape;904;p16" draw:style-name="Mgr11" draw:text-style-name="MP10" draw:layer="layout" svg:width="0.41cm" svg:height="1.265cm" draw:transform="rotate (-3.14159265358979) translate (0.862cm 12.405cm)">
            <text:p/>
            <draw:enhanced-geometry draw:mirror-horizontal="true" draw:mirror-vertical="true" svg:viewBox="0 0 21600 21600" draw:type="mso-spt32" draw:enhanced-path="M 0 0 L 21600 21600 N"/>
          </draw:custom-shape>
          <draw:custom-shape draw:name="Google Shape;905;p16" draw:style-name="Mgr11" draw:text-style-name="MP10" draw:layer="layout" svg:width="0.506cm" svg:height="2.517cm" svg:x="0.441cm" svg:y="12.61cm">
            <text:p/>
            <draw:enhanced-geometry draw:mirror-horizontal="false" draw:mirror-vertical="true" svg:viewBox="0 0 21600 21600" draw:type="mso-spt32" draw:enhanced-path="M 0 0 L 21600 21600 N"/>
          </draw:custom-shape>
          <draw:custom-shape draw:name="Google Shape;906;p16" draw:style-name="Mgr11" draw:text-style-name="MP10" draw:layer="layout" svg:width="6.183cm" svg:height="1.469cm" svg:x="0.505cm" svg:y="13.813cm">
            <text:p/>
            <draw:enhanced-geometry draw:mirror-horizontal="false" draw:mirror-vertical="true" svg:viewBox="0 0 21600 21600" draw:type="mso-spt32" draw:enhanced-path="M 0 0 L 21600 21600 N"/>
          </draw:custom-shape>
          <draw:custom-shape draw:name="Google Shape;907;p16" draw:style-name="Mgr11" draw:text-style-name="MP10" draw:layer="layout" svg:width="1.667cm" svg:height="2.01cm" draw:transform="rotate (-3.14159265358979) translate (2.109cm 15.132cm)">
            <text:p/>
            <draw:enhanced-geometry draw:mirror-horizontal="false" draw:mirror-vertical="true" svg:viewBox="0 0 21600 21600" draw:type="mso-spt32" draw:enhanced-path="M 0 0 L 21600 21600 N"/>
          </draw:custom-shape>
          <draw:custom-shape draw:name="Google Shape;909;p16" draw:style-name="Mgr11" draw:text-style-name="MP10" draw:layer="layout" svg:width="0.229cm" svg:height="2.39cm" draw:transform="rotate (-3.14159265358979) translate (1.178cm 12.373cm)">
            <text:p/>
            <draw:enhanced-geometry draw:mirror-horizontal="false" draw:mirror-vertical="true" svg:viewBox="0 0 21600 21600" draw:type="mso-spt32" draw:enhanced-path="M 0 0 L 21600 21600 N"/>
          </draw:custom-shape>
          <draw:custom-shape draw:name="Google Shape;910;p16" draw:style-name="Mgr11" draw:text-style-name="MP10" draw:layer="layout" svg:width="0.93cm" svg:height="2.913cm" draw:transform="rotate (-3.14159265358979) translate (2.109cm 12.892cm)">
            <text:p/>
            <draw:enhanced-geometry draw:mirror-horizontal="true" draw:mirror-vertical="true" svg:viewBox="0 0 21600 21600" draw:type="mso-spt32" draw:enhanced-path="M 0 0 L 21600 21600 N"/>
          </draw:custom-shape>
          <draw:custom-shape draw:name="Google Shape;911;p16" draw:style-name="Mgr27" draw:text-style-name="MP7" draw:layer="layout" svg:width="0.437cm" svg:height="0.437cm" svg:x="2.638cm" svg:y="13.456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12;p16" draw:style-name="Mgr11" draw:text-style-name="MP10" draw:layer="layout" svg:width="2.261cm" svg:height="1.298cm" svg:x="0.441cm" svg:y="13.833cm">
            <text:p/>
            <draw:enhanced-geometry draw:mirror-horizontal="false" draw:mirror-vertical="true" svg:viewBox="0 0 21600 21600" draw:type="mso-spt32" draw:enhanced-path="M 0 0 L 21600 21600 N"/>
          </draw:custom-shape>
          <draw:custom-shape draw:name="Google Shape;913;p16" draw:style-name="Mgr11" draw:text-style-name="MP10" draw:layer="layout" svg:width="0.367cm" svg:height="0.402cm" draw:transform="rotate (-3.14159265358979) translate (2.698cm 13.524cm)">
            <text:p/>
            <draw:enhanced-geometry draw:mirror-horizontal="true" draw:mirror-vertical="true" svg:viewBox="0 0 21600 21600" draw:type="mso-spt32" draw:enhanced-path="M 0 0 L 21600 21600 N"/>
          </draw:custom-shape>
          <draw:custom-shape draw:name="Google Shape;914;p16" draw:style-name="Mgr11" draw:text-style-name="MP10" draw:layer="layout" svg:width="3.612cm" svg:height="0.138cm" draw:transform="rotate (-3.14159265358979) translate (6.689cm 13.818cm)">
            <text:p/>
            <draw:enhanced-geometry draw:mirror-horizontal="true" draw:mirror-vertical="true" svg:viewBox="0 0 21600 21600" draw:type="mso-spt32" draw:enhanced-path="M 0 0 L 21600 21600 N"/>
          </draw:custom-shape>
          <draw:custom-shape draw:name="Google Shape;915;p16" draw:style-name="Mgr18" draw:text-style-name="MP5" draw:layer="layout" svg:width="0.437cm" svg:height="0.437cm" svg:x="-1.383cm" svg:y="11.698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16;p16" draw:style-name="Mgr11" draw:text-style-name="MP10" draw:layer="layout" svg:width="1.295cm" svg:height="2.992cm" draw:transform="rotate (-3.14159265358979) translate (0.127cm 15.132cm)">
            <text:p/>
            <draw:enhanced-geometry draw:mirror-horizontal="true" draw:mirror-vertical="true" svg:viewBox="0 0 21600 21600" draw:type="mso-spt32" draw:enhanced-path="M 0 0 L 21600 21600 N"/>
          </draw:custom-shape>
          <draw:custom-shape draw:name="Google Shape;917;p16" draw:style-name="Mgr11" draw:text-style-name="MP10" draw:layer="layout" svg:width="1.807cm" svg:height="0.487cm" draw:transform="rotate (-3.14159265358979) translate (0.859cm 12.405cm)">
            <text:p/>
            <draw:enhanced-geometry draw:mirror-horizontal="true" draw:mirror-vertical="true" svg:viewBox="0 0 21600 21600" draw:type="mso-spt32" draw:enhanced-path="M 0 0 L 21600 21600 N"/>
          </draw:custom-shape>
          <draw:custom-shape draw:name="Google Shape;918;p16" draw:style-name="Mgr11" draw:text-style-name="MP10" draw:layer="layout" svg:width="1.29cm" svg:height="0.622cm" svg:x="-1.01cm" svg:y="11.143cm">
            <text:p/>
            <draw:enhanced-geometry draw:mirror-horizontal="false" draw:mirror-vertical="true" svg:viewBox="0 0 21600 21600" draw:type="mso-spt32" draw:enhanced-path="M 0 0 L 21600 21600 N"/>
          </draw:custom-shape>
          <draw:custom-shape draw:name="Google Shape;919;p16" draw:style-name="Mgr11" draw:text-style-name="MP10" draw:layer="layout" svg:width="1.22cm" svg:height="5.113cm" svg:x="-1.01cm" svg:y="6.648cm">
            <text:p/>
            <draw:enhanced-geometry draw:mirror-horizontal="false" draw:mirror-vertical="true" svg:viewBox="0 0 21600 21600" draw:type="mso-spt32" draw:enhanced-path="M 0 0 L 21600 21600 N"/>
          </draw:custom-shape>
          <draw:custom-shape draw:name="Google Shape;908;p16" draw:style-name="Mgr38" draw:text-style-name="MP5" draw:layer="layout" svg:width="0.317cm" svg:height="0.317cm" svg:x="2.062cm" svg:y="12.846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94;p16" draw:style-name="Mgr39" draw:text-style-name="MP7" draw:layer="layout" svg:width="0.24cm" svg:height="0.24cm" svg:x="0.827cm" svg:y="12.373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presentation:style-name="CUSTOM_5f_11_5f_1_5f_1-outline1" draw:layer="backgroundobjects" svg:width="22.859cm" svg:height="8.286cm" svg:x="1.27cm" svg:y="3.343cm" presentation:class="outline" presentation:placeholder="true">
        <draw:text-box/>
      </draw:frame>
      <presentation:notes style:page-layout-name="PM2">
        <draw:page-thumbnail presentation:style-name="CUSTOM_5f_11_5f_1_5f_1-title" draw:layer="backgroundobjects" svg:width="16.931cm" svg:height="9.524cm" svg:x="1.059cm" svg:y="1.93cm" presentation:class="page"/>
        <draw:frame presentation:style-name="CUSTOM_5f_11_5f_1_5f_1-notes" draw:layer="backgroundobjects" svg:width="15.239cm" svg:height="11.429cm" svg:x="1.905cm" svg:y="12.065cm" presentation:class="notes" presentation:placeholder="true">
          <draw:text-box/>
        </draw:frame>
        <draw:frame presentation:style-name="Mpr32" draw:text-style-name="MP2" draw:layer="backgroundobjects" svg:width="8.266cm" svg:height="1.269cm" svg:x="0cm" svg:y="0cm" presentation:class="header">
          <draw:text-box>
            <text:p text:style-name="MP1"><text:span text:style-name="MT1"><presentation:header/></text:span></text:p>
          </draw:text-box>
        </draw:frame>
        <draw:frame presentation:style-name="Mpr32" draw:text-style-name="MP4" draw:layer="backgroundobjects" svg:width="8.266cm" svg:height="1.269cm" svg:x="10.783cm" svg:y="0cm" presentation:class="date-time">
          <draw:text-box>
            <text:p text:style-name="MP3"><text:span text:style-name="MT1"><presentation:date-time/></text:span></text:p>
          </draw:text-box>
        </draw:frame>
        <draw:frame presentation:style-name="Mpr33" draw:text-style-name="MP2" draw:layer="backgroundobjects" svg:width="8.266cm" svg:height="1.269cm" svg:x="0cm" svg:y="24.13cm" presentation:class="footer">
          <draw:text-box>
            <text:p text:style-name="MP1"><text:span text:style-name="MT1"><presentation:footer/></text:span></text:p>
          </draw:text-box>
        </draw:frame>
        <draw:frame presentation:style-name="Mpr3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6" style:display-name="CUSTOM_6" style:page-layout-name="PM1" draw:style-name="Mdp1">
      <draw:frame draw:name="Google Shape;988;p18" presentation:style-name="CUSTOM_5f_6-title" draw:layer="backgroundobjects" svg:width="21.399cm" svg:height="1.59cm" svg:x="2cm" svg:y="1.236cm" presentation:class="title" presentation:placeholder="true" presentation:user-transformed="true">
        <draw:text-box/>
      </draw:frame>
      <draw:g draw:name="Google Shape;995;p18">
        <draw:g draw:name="Google Shape;996;p18">
          <draw:custom-shape draw:name="Google Shape;997;p18" draw:style-name="Mgr24" draw:text-style-name="MP5" draw:layer="layout" svg:width="0.24cm" svg:height="0.24cm" svg:x="1.116cm" svg:y="10.9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98;p18" draw:style-name="Mgr34" draw:text-style-name="MP7" draw:layer="layout" svg:width="0.388cm" svg:height="0.388cm" svg:x="0.529cm" svg:y="11.2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99;p18" draw:style-name="Mgr35" draw:text-style-name="MP9" draw:layer="layout" svg:width="0.142cm" svg:height="0.142cm" svg:x="0.652cm" svg:y="10.7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000;p18">
          <draw:custom-shape draw:name="Google Shape;1001;p18" draw:style-name="Mgr24" draw:text-style-name="MP5" draw:layer="layout" svg:width="0.24cm" svg:height="0.24cm" draw:transform="rotate (-1.64671814925665) translate (24.931cm 1.4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02;p18" draw:style-name="Mgr36" draw:text-style-name="MP6" draw:layer="layout" svg:width="0.388cm" svg:height="0.388cm" draw:transform="rotate (-1.64671814925665) translate (24.313cm 0.8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03;p18" draw:style-name="Mgr35" draw:text-style-name="MP9" draw:layer="layout" svg:width="0.141cm" svg:height="0.141cm" draw:transform="rotate (-1.64671814925665) translate (24.63cm 0.5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04;p18" draw:style-name="Mgr37" draw:text-style-name="MP7" draw:layer="layout" svg:width="0.141cm" svg:height="0.141cm" draw:transform="rotate (-1.64671814925665) translate (24.02cm 1.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1005;p18">
        <draw:g draw:name="Google Shape;1006;p18">
          <draw:custom-shape draw:name="Google Shape;1007;p18" draw:style-name="Mgr44" draw:text-style-name="MP5" draw:layer="layout" svg:width="0.356cm" svg:height="0.356cm" draw:transform="rotate (-2.82132473584883) translate (2.5cm -6.258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08;p18" draw:style-name="Mgr45" draw:text-style-name="MP5" draw:layer="layout" svg:width="0.455cm" svg:height="0.455cm" draw:transform="rotate (-2.82149926877403) translate (7.873cm 0.111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09;p18" draw:style-name="Mgr5" draw:text-style-name="MP6" draw:layer="layout" svg:width="0.738cm" svg:height="0.738cm" draw:transform="rotate (-2.82027753829764) translate (5.397cm -2.985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10;p18" draw:style-name="Mgr39" draw:text-style-name="MP7" draw:layer="layout" svg:width="0.239cm" svg:height="0.24cm" draw:transform="rotate (-2.82429179557722) translate (3.159cm -0.224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11;p18" draw:style-name="Mgr46" draw:text-style-name="MP5" draw:layer="layout" svg:width="0.33cm" svg:height="0.33cm" draw:transform="rotate (-2.82149926877403) translate (0.734cm 0.635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12;p18" draw:style-name="Mgr47" draw:text-style-name="MP9" draw:layer="layout" svg:width="0.239cm" svg:height="0.237cm" draw:transform="rotate (2.7075292686188) translate (5.409cm 0.811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13;p18" draw:style-name="Mgr42" draw:text-style-name="MP9" draw:layer="layout" svg:width="0.239cm" svg:height="0.24cm" draw:transform="rotate (-2.82429179557722) translate (4.282cm -4.872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14;p18" draw:style-name="Mgr6" draw:text-style-name="MP7" draw:layer="layout" svg:width="0.362cm" svg:height="0.361cm" draw:transform="rotate (-2.82132473584883) translate (10.562cm 1.068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15;p18" draw:style-name="Mgr11" draw:text-style-name="MP10" draw:layer="layout" svg:width="2.222cm" svg:height="0.702cm" draw:transform="rotate (-3.14159265358979) translate (2.9cm 0.456cm)">
            <text:p/>
            <draw:enhanced-geometry draw:mirror-horizontal="true" draw:mirror-vertical="false" svg:viewBox="0 0 21600 21600" draw:type="mso-spt32" draw:enhanced-path="M 0 0 L 21600 21600 N"/>
          </draw:custom-shape>
          <draw:custom-shape draw:name="Google Shape;1016;p18" draw:style-name="Mgr11" draw:text-style-name="MP10" draw:layer="layout" svg:width="2.18cm" svg:height="0.806cm" draw:transform="rotate (-3.14159265358979) translate (5.302cm 0.543cm)">
            <text:p/>
            <draw:enhanced-geometry draw:mirror-horizontal="false" draw:mirror-vertical="false" svg:viewBox="0 0 21600 21600" draw:type="mso-spt32" draw:enhanced-path="M 0 0 L 21600 21600 N"/>
          </draw:custom-shape>
          <draw:custom-shape draw:name="Google Shape;1017;p18" draw:style-name="Mgr11" draw:text-style-name="MP10" draw:layer="layout" svg:width="1.637cm" svg:height="6.573cm" svg:x="0.577cm" svg:y="-6.201cm">
            <text:p/>
            <draw:enhanced-geometry draw:mirror-horizontal="true" draw:mirror-vertical="false" svg:viewBox="0 0 21600 21600" draw:type="mso-spt32" draw:enhanced-path="M 0 0 L 21600 21600 N"/>
          </draw:custom-shape>
          <draw:custom-shape draw:name="Google Shape;1018;p18" draw:style-name="Mgr11" draw:text-style-name="MP10" draw:layer="layout" svg:width="4.557cm" svg:height="0.12cm" svg:x="0.686cm" svg:y="0.582cm">
            <text:p/>
            <draw:enhanced-geometry draw:mirror-horizontal="false" draw:mirror-vertical="false" svg:viewBox="0 0 21600 21600" draw:type="mso-spt32" draw:enhanced-path="M 0 0 L 21600 21600 N"/>
          </draw:custom-shape>
          <draw:custom-shape draw:name="Google Shape;1019;p18" draw:style-name="Mgr11" draw:text-style-name="MP10" draw:layer="layout" svg:width="1.923cm" svg:height="0.532cm" draw:transform="rotate (-3.14159265358979) translate (7.382cm 0.602cm)">
            <text:p/>
            <draw:enhanced-geometry draw:mirror-horizontal="true" draw:mirror-vertical="false" svg:viewBox="0 0 21600 21600" draw:type="mso-spt32" draw:enhanced-path="M 0 0 L 21600 21600 N"/>
          </draw:custom-shape>
          <draw:custom-shape draw:name="Google Shape;1020;p18" draw:style-name="Mgr11" draw:text-style-name="MP10" draw:layer="layout" svg:width="4.263cm" svg:height="0.331cm" svg:x="3.121cm" svg:y="-0.263cm">
            <text:p/>
            <draw:enhanced-geometry draw:mirror-horizontal="false" draw:mirror-vertical="false" svg:viewBox="0 0 21600 21600" draw:type="mso-spt32" draw:enhanced-path="M 0 0 L 21600 21600 N"/>
          </draw:custom-shape>
          <draw:custom-shape draw:name="Google Shape;1021;p18" draw:style-name="Mgr11" draw:text-style-name="MP10" draw:layer="layout" svg:width="1.631cm" svg:height="1.258cm" svg:x="2.444cm" svg:y="-6.315cm">
            <text:p/>
            <draw:enhanced-geometry draw:mirror-horizontal="false" draw:mirror-vertical="false" svg:viewBox="0 0 21600 21600" draw:type="mso-spt32" draw:enhanced-path="M 0 0 L 21600 21600 N"/>
          </draw:custom-shape>
          <draw:custom-shape draw:name="Google Shape;1022;p18" draw:style-name="Mgr11" draw:text-style-name="MP10" draw:layer="layout" svg:width="0.689cm" svg:height="5.795cm" svg:x="2.355cm" svg:y="-6.211cm">
            <text:p/>
            <draw:enhanced-geometry draw:mirror-horizontal="false" draw:mirror-vertical="false" svg:viewBox="0 0 21600 21600" draw:type="mso-spt32" draw:enhanced-path="M 0 0 L 21600 21600 N"/>
          </draw:custom-shape>
          <draw:custom-shape draw:name="Google Shape;1023;p18" draw:style-name="Mgr11" draw:text-style-name="MP10" draw:layer="layout" svg:width="0.583cm" svg:height="1.292cm" svg:x="4.184cm" svg:y="-4.841cm">
            <text:p/>
            <draw:enhanced-geometry draw:mirror-horizontal="false" draw:mirror-vertical="false" svg:viewBox="0 0 21600 21600" draw:type="mso-spt32" draw:enhanced-path="M 0 0 L 21600 21600 N"/>
          </draw:custom-shape>
          <draw:custom-shape draw:name="Google Shape;1024;p18" draw:style-name="Mgr11" draw:text-style-name="MP10" draw:layer="layout" svg:width="1.772cm" svg:height="2.452cm" svg:x="3.045cm" svg:y="-2.869cm">
            <text:p/>
            <draw:enhanced-geometry draw:mirror-horizontal="true" draw:mirror-vertical="false" svg:viewBox="0 0 21600 21600" draw:type="mso-spt32" draw:enhanced-path="M 0 0 L 21600 21600 N"/>
          </draw:custom-shape>
          <draw:custom-shape draw:name="Google Shape;1025;p18" draw:style-name="Mgr11" draw:text-style-name="MP10" draw:layer="layout" svg:width="2.354cm" svg:height="0.857cm" draw:transform="rotate (-3.14159265358979) translate (10.161cm 0.896cm)">
            <text:p/>
            <draw:enhanced-geometry draw:mirror-horizontal="false" draw:mirror-vertical="false" svg:viewBox="0 0 21600 21600" draw:type="mso-spt32" draw:enhanced-path="M 0 0 L 21600 21600 N"/>
          </draw:custom-shape>
          <draw:custom-shape draw:name="Google Shape;1026;p18" draw:style-name="Mgr11" draw:text-style-name="MP10" draw:layer="layout" svg:width="4.704cm" svg:height="0.341cm" svg:x="5.465cm" svg:y="0.693cm">
            <text:p/>
            <draw:enhanced-geometry draw:mirror-horizontal="false" draw:mirror-vertical="false" svg:viewBox="0 0 21600 21600" draw:type="mso-spt32" draw:enhanced-path="M 0 0 L 21600 21600 N"/>
          </draw:custom-shape>
          <draw:custom-shape draw:name="Google Shape;1027;p18" draw:style-name="Mgr42" draw:text-style-name="MP9" draw:layer="layout" svg:width="0.239cm" svg:height="0.24cm" draw:transform="rotate (-2.82429179557722) translate (7.975cm -1.625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28;p18" draw:style-name="Mgr11" draw:text-style-name="MP10" draw:layer="layout" svg:width="2.313cm" svg:height="2.454cm" draw:transform="rotate (-3.14159265358979) translate (10.251cm 0.791cm)">
            <text:p/>
            <draw:enhanced-geometry draw:mirror-horizontal="false" draw:mirror-vertical="false" svg:viewBox="0 0 21600 21600" draw:type="mso-spt32" draw:enhanced-path="M 0 0 L 21600 21600 N"/>
          </draw:custom-shape>
          <draw:custom-shape draw:name="Google Shape;1029;p18" draw:style-name="Mgr11" draw:text-style-name="MP10" draw:layer="layout" svg:width="2.424cm" svg:height="1.362cm" draw:transform="rotate (-3.14159265358979) translate (7.709cm -1.739cm)">
            <text:p/>
            <draw:enhanced-geometry draw:mirror-horizontal="false" draw:mirror-vertical="false" svg:viewBox="0 0 21600 21600" draw:type="mso-spt32" draw:enhanced-path="M 0 0 L 21600 21600 N"/>
          </draw:custom-shape>
          <draw:custom-shape draw:name="Google Shape;1030;p18" draw:style-name="Mgr11" draw:text-style-name="MP10" draw:layer="layout" svg:width="0.124cm" svg:height="1.337cm" svg:x="7.661cm" svg:y="-1.587cm">
            <text:p/>
            <draw:enhanced-geometry draw:mirror-horizontal="true" draw:mirror-vertical="false" svg:viewBox="0 0 21600 21600" draw:type="mso-spt32" draw:enhanced-path="M 0 0 L 21600 21600 N"/>
          </draw:custom-shape>
          <draw:custom-shape draw:name="Google Shape;1031;p18" draw:style-name="Mgr11" draw:text-style-name="MP10" draw:layer="layout" svg:width="4.601cm" svg:height="1.291cm" svg:x="3.11cm" svg:y="-1.647cm">
            <text:p/>
            <draw:enhanced-geometry draw:mirror-horizontal="true" draw:mirror-vertical="false" svg:viewBox="0 0 21600 21600" draw:type="mso-spt32" draw:enhanced-path="M 0 0 L 21600 21600 N"/>
          </draw:custom-shape>
          <draw:custom-shape draw:name="Google Shape;1032;p18" draw:style-name="Mgr48" draw:text-style-name="MP7" draw:layer="layout" svg:width="0.356cm" svg:height="0.356cm" draw:transform="rotate (-2.82132473584883) translate (3.456cm -4.755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33;p18" draw:style-name="Mgr11" draw:text-style-name="MP10" draw:layer="layout" svg:width="1.272cm" svg:height="1.372cm" draw:transform="rotate (-3.14159265358979) translate (4.583cm -3.336cm)">
            <text:p/>
            <draw:enhanced-geometry draw:mirror-horizontal="false" draw:mirror-vertical="false" svg:viewBox="0 0 21600 21600" draw:type="mso-spt32" draw:enhanced-path="M 0 0 L 21600 21600 N"/>
          </draw:custom-shape>
          <draw:custom-shape draw:name="Google Shape;1034;p18" draw:style-name="Mgr11" draw:text-style-name="MP10" draw:layer="layout" svg:width="0.794cm" svg:height="1.182cm" draw:transform="rotate (-3.14159265358979) translate (3.15cm -5.028cm)">
            <text:p/>
            <draw:enhanced-geometry draw:mirror-horizontal="false" draw:mirror-vertical="false" svg:viewBox="0 0 21600 21600" draw:type="mso-spt32" draw:enhanced-path="M 0 0 L 21600 21600 N"/>
          </draw:custom-shape>
          <draw:custom-shape draw:name="Google Shape;1035;p18" draw:style-name="Mgr11" draw:text-style-name="MP10" draw:layer="layout" svg:width="0.128cm" svg:height="4.282cm" draw:transform="rotate (-3.14159265358979) translate (3.174cm -0.415cm)">
            <text:p/>
            <draw:enhanced-geometry draw:mirror-horizontal="true" draw:mirror-vertical="false" svg:viewBox="0 0 21600 21600" draw:type="mso-spt32" draw:enhanced-path="M 0 0 L 21600 21600 N"/>
          </draw:custom-shape>
          <draw:custom-shape draw:name="Google Shape;1036;p18" draw:style-name="Mgr49" draw:text-style-name="MP6" draw:layer="layout" svg:width="0.662cm" svg:height="0.662cm" draw:transform="rotate (-2.82184833462443) translate (1.196cm 2.877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37;p18" draw:style-name="Mgr11" draw:text-style-name="MP10" draw:layer="layout" svg:width="2.083cm" svg:height="2.537cm" svg:x="0.881cm" svg:y="-0.187cm">
            <text:p/>
            <draw:enhanced-geometry draw:mirror-horizontal="true" draw:mirror-vertical="false" svg:viewBox="0 0 21600 21600" draw:type="mso-spt32" draw:enhanced-path="M 0 0 L 21600 21600 N"/>
          </draw:custom-shape>
          <draw:custom-shape draw:name="Google Shape;1038;p18" draw:style-name="Mgr11" draw:text-style-name="MP10" draw:layer="layout" svg:width="0.029cm" svg:height="1.692cm" svg:x="0.603cm" svg:y="0.678cm">
            <text:p/>
            <draw:enhanced-geometry draw:mirror-horizontal="false" draw:mirror-vertical="false" svg:viewBox="0 0 21600 21600" draw:type="mso-spt32" draw:enhanced-path="M 0 0 L 21600 21600 N"/>
          </draw:custom-shape>
        </draw:g>
        <draw:g draw:name="Google Shape;1039;p18">
          <draw:custom-shape draw:name="Google Shape;1040;p18" draw:style-name="Mgr12" draw:text-style-name="MP7" draw:layer="layout" svg:width="0.54cm" svg:height="0.54cm" draw:transform="rotate (-2.54800617498652) translate (25.241cm 11.5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41;p18" draw:style-name="Mgr13" draw:text-style-name="MP9" draw:layer="layout" svg:width="0.54cm" svg:height="0.54cm" draw:transform="rotate (-2.54800617498652) translate (18.111cm 19.8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42;p18" draw:style-name="Mgr14" draw:text-style-name="MP9" draw:layer="layout" svg:width="1.114cm" svg:height="1.114cm" draw:transform="rotate (-2.54818070791172) translate (16.933cm 14.7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43;p18" draw:style-name="Mgr6" draw:text-style-name="MP7" draw:layer="layout" svg:width="0.361cm" svg:height="0.361cm" draw:transform="rotate (-2.54591177988413) translate (21.579cm 17.5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44;p18" draw:style-name="Mgr50" draw:text-style-name="MP9" draw:layer="layout" svg:width="0.585cm" svg:height="0.585cm" draw:transform="rotate (-2.54643537865973) translate (24.85cm 14.1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45;p18" draw:style-name="Mgr9" draw:text-style-name="MP5" draw:layer="layout" svg:width="0.361cm" svg:height="0.361cm" draw:transform="rotate (-2.54591177988413) translate (21.284cm 20.6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46;p18" draw:style-name="Mgr51" draw:text-style-name="MP6" draw:layer="layout" svg:width="0.361cm" svg:height="0.361cm" draw:transform="rotate (-2.54591177988413) translate (20.647cm 14.3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47;p18" draw:style-name="Mgr16" draw:text-style-name="MP5" draw:layer="layout" svg:width="0.267cm" svg:height="0.267cm" draw:transform="rotate (-2.54660991158493) translate (15.54cm 17.8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48;p18" draw:style-name="Mgr11" draw:text-style-name="MP10" draw:layer="layout" svg:width="0.497cm" svg:height="2.808cm" draw:transform="rotate (-3.14159265358979) translate (21.425cm 20.463cm)">
            <text:p/>
            <draw:enhanced-geometry draw:mirror-horizontal="true" draw:mirror-vertical="false" svg:viewBox="0 0 21600 21600" draw:type="mso-spt32" draw:enhanced-path="M 0 0 L 21600 21600 N"/>
          </draw:custom-shape>
          <draw:custom-shape draw:name="Google Shape;1049;p18" draw:style-name="Mgr11" draw:text-style-name="MP10" draw:layer="layout" svg:width="0.314cm" svg:height="2.05cm" svg:x="24.499cm" svg:y="11.745cm">
            <text:p/>
            <draw:enhanced-geometry draw:mirror-horizontal="true" draw:mirror-vertical="false" svg:viewBox="0 0 21600 21600" draw:type="mso-spt32" draw:enhanced-path="M 0 0 L 21600 21600 N"/>
          </draw:custom-shape>
          <draw:custom-shape draw:name="Google Shape;1050;p18" draw:style-name="Mgr11" draw:text-style-name="MP10" draw:layer="layout" svg:width="3.206cm" svg:height="6.14cm" svg:x="21.182cm" svg:y="14.371cm">
            <text:p/>
            <draw:enhanced-geometry draw:mirror-horizontal="true" draw:mirror-vertical="false" svg:viewBox="0 0 21600 21600" draw:type="mso-spt32" draw:enhanced-path="M 0 0 L 21600 21600 N"/>
          </draw:custom-shape>
          <draw:custom-shape draw:name="Google Shape;1051;p18" draw:style-name="Mgr11" draw:text-style-name="MP10" draw:layer="layout" svg:width="2.88cm" svg:height="0.924cm" draw:transform="rotate (-3.14159265358979) translate (20.882cm 20.715cm)">
            <text:p/>
            <draw:enhanced-geometry draw:mirror-horizontal="false" draw:mirror-vertical="false" svg:viewBox="0 0 21600 21600" draw:type="mso-spt32" draw:enhanced-path="M 0 0 L 21600 21600 N"/>
          </draw:custom-shape>
          <draw:custom-shape draw:name="Google Shape;1052;p18" draw:style-name="Mgr11" draw:text-style-name="MP10" draw:layer="layout" svg:width="3.505cm" svg:height="1.79cm" svg:x="17.783cm" svg:y="17.682cm">
            <text:p/>
            <draw:enhanced-geometry draw:mirror-horizontal="true" draw:mirror-vertical="false" svg:viewBox="0 0 21600 21600" draw:type="mso-spt32" draw:enhanced-path="M 0 0 L 21600 21600 N"/>
          </draw:custom-shape>
          <draw:custom-shape draw:name="Google Shape;1053;p18" draw:style-name="Mgr11" draw:text-style-name="MP10" draw:layer="layout" svg:width="4.094cm" svg:height="2.569cm" svg:x="20.546cm" svg:y="11.631cm">
            <text:p/>
            <draw:enhanced-geometry draw:mirror-horizontal="true" draw:mirror-vertical="false" svg:viewBox="0 0 21600 21600" draw:type="mso-spt32" draw:enhanced-path="M 0 0 L 21600 21600 N"/>
          </draw:custom-shape>
          <draw:custom-shape draw:name="Google Shape;1054;p18" draw:style-name="Mgr11" draw:text-style-name="MP10" draw:layer="layout" svg:width="0.979cm" svg:height="2.949cm" svg:x="20.497cm" svg:y="14.452cm">
            <text:p/>
            <draw:enhanced-geometry draw:mirror-horizontal="false" draw:mirror-vertical="false" svg:viewBox="0 0 21600 21600" draw:type="mso-spt32" draw:enhanced-path="M 0 0 L 21600 21600 N"/>
          </draw:custom-shape>
          <draw:custom-shape draw:name="Google Shape;1055;p18" draw:style-name="Mgr11" draw:text-style-name="MP10" draw:layer="layout" svg:width="3.511cm" svg:height="0.392cm" svg:x="16.702cm" svg:y="14.268cm">
            <text:p/>
            <draw:enhanced-geometry draw:mirror-horizontal="true" draw:mirror-vertical="false" svg:viewBox="0 0 21600 21600" draw:type="mso-spt32" draw:enhanced-path="M 0 0 L 21600 21600 N"/>
          </draw:custom-shape>
          <draw:custom-shape draw:name="Google Shape;1056;p18" draw:style-name="Mgr11" draw:text-style-name="MP10" draw:layer="layout" svg:width="4.677cm" svg:height="2.452cm" svg:x="16.471cm" svg:y="15.018cm">
            <text:p/>
            <draw:enhanced-geometry draw:mirror-horizontal="false" draw:mirror-vertical="false" svg:viewBox="0 0 21600 21600" draw:type="mso-spt32" draw:enhanced-path="M 0 0 L 21600 21600 N"/>
          </draw:custom-shape>
          <draw:custom-shape draw:name="Google Shape;1057;p18" draw:style-name="Mgr11" draw:text-style-name="MP10" draw:layer="layout" svg:width="0.672cm" svg:height="2.544cm" svg:x="15.38cm" svg:y="15.103cm">
            <text:p/>
            <draw:enhanced-geometry draw:mirror-horizontal="true" draw:mirror-vertical="false" svg:viewBox="0 0 21600 21600" draw:type="mso-spt32" draw:enhanced-path="M 0 0 L 21600 21600 N"/>
          </draw:custom-shape>
          <draw:custom-shape draw:name="Google Shape;1058;p18" draw:style-name="Mgr11" draw:text-style-name="MP10" draw:layer="layout" svg:width="5.712cm" svg:height="0.097cm" svg:x="15.465cm" svg:y="17.606cm">
            <text:p/>
            <draw:enhanced-geometry draw:mirror-horizontal="true" draw:mirror-vertical="false" svg:viewBox="0 0 21600 21600" draw:type="mso-spt32" draw:enhanced-path="M 0 0 L 21600 21600 N"/>
          </draw:custom-shape>
          <draw:custom-shape draw:name="Google Shape;1059;p18" draw:style-name="Mgr11" draw:text-style-name="MP10" draw:layer="layout" svg:width="2.154cm" svg:height="1.623cm" svg:x="15.429cm" svg:y="17.89cm">
            <text:p/>
            <draw:enhanced-geometry draw:mirror-horizontal="false" draw:mirror-vertical="false" svg:viewBox="0 0 21600 21600" draw:type="mso-spt32" draw:enhanced-path="M 0 0 L 21600 21600 N"/>
          </draw:custom-shape>
          <draw:custom-shape draw:name="Google Shape;1060;p18" draw:style-name="Mgr11" draw:text-style-name="MP10" draw:layer="layout" svg:width="5.367cm" svg:height="2.774cm" draw:transform="rotate (-3.14159265358979) translate (20.854cm 20.579cm)">
            <text:p/>
            <draw:enhanced-geometry draw:mirror-horizontal="false" draw:mirror-vertical="false" svg:viewBox="0 0 21600 21600" draw:type="mso-spt32" draw:enhanced-path="M 0 0 L 21600 21600 N"/>
          </draw:custom-shape>
          <draw:custom-shape draw:name="Google Shape;1061;p18" draw:style-name="Mgr11" draw:text-style-name="MP10" draw:layer="layout" svg:width="8.715cm" svg:height="3.556cm" svg:x="15.481cm" svg:y="14.247cm">
            <text:p/>
            <draw:enhanced-geometry draw:mirror-horizontal="true" draw:mirror-vertical="false" svg:viewBox="0 0 21600 21600" draw:type="mso-spt32" draw:enhanced-path="M 0 0 L 21600 21600 N"/>
          </draw:custom-shape>
          <draw:custom-shape draw:name="Google Shape;1062;p18" draw:style-name="Mgr11" draw:text-style-name="MP10" draw:layer="layout" svg:width="3.609cm" svg:height="0.172cm" svg:x="20.542cm" svg:y="14.028cm">
            <text:p/>
            <draw:enhanced-geometry draw:mirror-horizontal="true" draw:mirror-vertical="false" svg:viewBox="0 0 21600 21600" draw:type="mso-spt32" draw:enhanced-path="M 0 0 L 21600 21600 N"/>
          </draw:custom-shape>
          <draw:custom-shape draw:name="Google Shape;1063;p18" draw:style-name="Mgr11" draw:text-style-name="MP10" draw:layer="layout" svg:width="1.531cm" svg:height="4.411cm" draw:transform="rotate (-3.14159265358979) translate (17.584cm 19.514cm)">
            <text:p/>
            <draw:enhanced-geometry draw:mirror-horizontal="false" draw:mirror-vertical="false" svg:viewBox="0 0 21600 21600" draw:type="mso-spt32" draw:enhanced-path="M 0 0 L 21600 21600 N"/>
          </draw:custom-shape>
          <draw:custom-shape draw:name="Google Shape;1064;p18" draw:style-name="Mgr6" draw:text-style-name="MP7" draw:layer="layout" svg:width="0.361cm" svg:height="0.361cm" draw:transform="rotate (-2.54591177988413) translate (13.646cm 14.1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65;p18" draw:style-name="Mgr11" draw:text-style-name="MP10" draw:layer="layout" svg:width="1.917cm" svg:height="3.36cm" draw:transform="rotate (-3.14159265358979) translate (15.279cm 17.668cm)">
            <text:p/>
            <draw:enhanced-geometry draw:mirror-horizontal="false" draw:mirror-vertical="false" svg:viewBox="0 0 21600 21600" draw:type="mso-spt32" draw:enhanced-path="M 0 0 L 21600 21600 N"/>
          </draw:custom-shape>
          <draw:custom-shape draw:name="Google Shape;1066;p18" draw:style-name="Mgr11" draw:text-style-name="MP10" draw:layer="layout" svg:width="2.038cm" svg:height="0.285cm" svg:x="13.573cm" svg:y="14.164cm">
            <text:p/>
            <draw:enhanced-geometry draw:mirror-horizontal="false" draw:mirror-vertical="false" svg:viewBox="0 0 21600 21600" draw:type="mso-spt32" draw:enhanced-path="M 0 0 L 21600 21600 N"/>
          </draw:custom-shape>
          <draw:custom-shape draw:name="Google Shape;1067;p18" draw:style-name="Mgr4" draw:text-style-name="MP5" draw:layer="layout" svg:width="0.54cm" svg:height="0.54cm" draw:transform="rotate (-2.54800617498652) translate (16.747cm 13.2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68;p18" draw:style-name="Mgr11" draw:text-style-name="MP10" draw:layer="layout" svg:width="2.561cm" svg:height="0.866cm" draw:transform="rotate (-3.14159265358979) translate (16.102cm 14.028cm)">
            <text:p/>
            <draw:enhanced-geometry draw:mirror-horizontal="true" draw:mirror-vertical="false" svg:viewBox="0 0 21600 21600" draw:type="mso-spt32" draw:enhanced-path="M 0 0 L 21600 21600 N"/>
          </draw:custom-shape>
          <draw:custom-shape draw:name="Google Shape;1069;p18" draw:style-name="Mgr11" draw:text-style-name="MP10" draw:layer="layout" svg:width="3.58cm" svg:height="1.003cm" svg:x="16.637cm" svg:y="13.264cm">
            <text:p/>
            <draw:enhanced-geometry draw:mirror-horizontal="false" draw:mirror-vertical="false" svg:viewBox="0 0 21600 21600" draw:type="mso-spt32" draw:enhanced-path="M 0 0 L 21600 21600 N"/>
          </draw:custom-shape>
          <draw:custom-shape draw:name="Google Shape;1070;p18" draw:style-name="Mgr11" draw:text-style-name="MP10" draw:layer="layout" svg:width="0.054cm" svg:height="0.53cm" svg:x="16.265cm" svg:y="13.478cm">
            <text:p/>
            <draw:enhanced-geometry draw:mirror-horizontal="true" draw:mirror-vertical="false" svg:viewBox="0 0 21600 21600" draw:type="mso-spt32" draw:enhanced-path="M 0 0 L 21600 21600 N"/>
          </draw:custom-shape>
        </draw:g>
      </draw:g>
      <draw:frame presentation:style-name="CUSTOM_5f_6-outline1" draw:layer="backgroundobjects" svg:width="22.859cm" svg:height="8.286cm" svg:x="1.27cm" svg:y="3.343cm" presentation:class="outline" presentation:placeholder="true">
        <draw:text-box/>
      </draw:frame>
      <presentation:notes style:page-layout-name="PM2">
        <draw:page-thumbnail presentation:style-name="CUSTOM_5f_6-title" draw:layer="backgroundobjects" svg:width="16.931cm" svg:height="9.524cm" svg:x="1.059cm" svg:y="1.93cm" presentation:class="page"/>
        <draw:frame presentation:style-name="CUSTOM_5f_6-notes" draw:layer="backgroundobjects" svg:width="15.239cm" svg:height="11.429cm" svg:x="1.905cm" svg:y="12.065cm" presentation:class="notes" presentation:placeholder="true">
          <draw:text-box/>
        </draw:frame>
        <draw:frame presentation:style-name="Mpr34" draw:text-style-name="MP2" draw:layer="backgroundobjects" svg:width="8.266cm" svg:height="1.269cm" svg:x="0cm" svg:y="0cm" presentation:class="header">
          <draw:text-box>
            <text:p text:style-name="MP1"><text:span text:style-name="MT1"><presentation:header/></text:span></text:p>
          </draw:text-box>
        </draw:frame>
        <draw:frame presentation:style-name="Mpr34" draw:text-style-name="MP4" draw:layer="backgroundobjects" svg:width="8.266cm" svg:height="1.269cm" svg:x="10.783cm" svg:y="0cm" presentation:class="date-time">
          <draw:text-box>
            <text:p text:style-name="MP3"><text:span text:style-name="MT1"><presentation:date-time/></text:span></text:p>
          </draw:text-box>
        </draw:frame>
        <draw:frame presentation:style-name="Mpr35" draw:text-style-name="MP2" draw:layer="backgroundobjects" svg:width="8.266cm" svg:height="1.269cm" svg:x="0cm" svg:y="24.13cm" presentation:class="footer">
          <draw:text-box>
            <text:p text:style-name="MP1"><text:span text:style-name="MT1"><presentation:footer/></text:span></text:p>
          </draw:text-box>
        </draw:frame>
        <draw:frame presentation:style-name="Mpr3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3_5f_1" style:display-name="CUSTOM_3_1" style:page-layout-name="PM1" draw:style-name="Mdp1">
      <draw:frame draw:name="Google Shape;1226;p21" presentation:style-name="CUSTOM_5f_3_5f_1-title" draw:layer="backgroundobjects" svg:width="12.355cm" svg:height="2.94cm" svg:x="6.522cm" svg:y="1.568cm" presentation:class="title" presentation:placeholder="true" presentation:user-transformed="true">
        <draw:text-box/>
      </draw:frame>
      <draw:custom-shape draw:name="Google Shape;1228;p21" draw:style-name="Mgr63" draw:text-style-name="MP18" draw:layer="backgroundobjects" svg:width="10.171cm" svg:height="2.191cm" svg:x="7.614cm" svg:y="9.481cm">
        <text:p text:style-name="MP17"><text:span text:style-name="MT5">CREDITS:</text:span><text:span text:style-name="MT6"> This presentation template was created by </text:span><text:span text:style-name="MT7"><text:a xlink:href="https://bit.ly/3A1uf1Q" xlink:type="simple">Slidesgo</text:a></text:span><text:span text:style-name="MT6">, and includes icons by </text:span><text:span text:style-name="MT7"><text:a xlink:href="http://bit.ly/2TyoMsr" xlink:type="simple">Flaticon</text:a></text:span><text:span text:style-name="MT6">, and infographics &amp; images by </text:span><text:span text:style-name="MT7"><text:a xlink:href="http://bit.ly/2TtBDfr" xlink:type="simple">Freepik</text:a></text:span><text:span text:style-name="MT8"><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229;p21">
        <draw:g draw:name="Google Shape;1230;p21">
          <draw:custom-shape draw:name="Google Shape;1231;p21" draw:style-name="Mgr13" draw:text-style-name="MP9" draw:layer="layout" svg:width="0.54cm" svg:height="0.54cm" draw:transform="rotate (-3.01348548649341) translate (6.838cm 0.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32;p21" draw:style-name="Mgr13" draw:text-style-name="MP9" draw:layer="layout" svg:width="0.54cm" svg:height="0.54cm" draw:transform="rotate (-3.01348548649341) translate (-1.763cm 6.6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33;p21" draw:style-name="Mgr14" draw:text-style-name="MP9" draw:layer="layout" svg:width="1.114cm" svg:height="1.114cm" draw:transform="rotate (-3.01418361819421) translate (2.162cm 0.4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34;p21" draw:style-name="Mgr6" draw:text-style-name="MP7" draw:layer="layout" svg:width="0.361cm" svg:height="0.361cm" draw:transform="rotate (-3.01243828894221) translate (1.145cm 1.8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35;p21" draw:style-name="Mgr52" draw:text-style-name="MP6" draw:layer="layout" svg:width="0.705cm" svg:height="0.705cm" draw:transform="rotate (-3.01366001941861) translate (3.821cm 3.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36;p21" draw:style-name="Mgr9" draw:text-style-name="MP5" draw:layer="layout" svg:width="0.361cm" svg:height="0.361cm" draw:transform="rotate (-3.01243828894221) translate (1.562cm 7.0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37;p21" draw:style-name="Mgr51" draw:text-style-name="MP6" draw:layer="layout" svg:width="0.361cm" svg:height="0.361cm" draw:transform="rotate (-2.90003908511378) translate (5.253cm 0.3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38;p21" draw:style-name="Mgr16" draw:text-style-name="MP5" draw:layer="layout" svg:width="0.267cm" svg:height="0.267cm" draw:transform="rotate (-3.01383455234381) translate (-1.763cm 2.7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39;p21" draw:style-name="Mgr11" draw:text-style-name="MP10" draw:layer="layout" svg:width="2.06cm" svg:height="0.714cm" draw:transform="rotate (-3.14159265358979) translate (3.147cm 2.564cm)">
            <text:p/>
            <draw:enhanced-geometry draw:mirror-horizontal="false" draw:mirror-vertical="false" svg:viewBox="0 0 21600 21600" draw:type="mso-spt32" draw:enhanced-path="M 0 0 L 21600 21600 N"/>
          </draw:custom-shape>
          <draw:custom-shape draw:name="Google Shape;1240;p21" draw:style-name="Mgr11" draw:text-style-name="MP10" draw:layer="layout" svg:width="0.369cm" svg:height="4.751cm" draw:transform="rotate (-3.14159265358979) translate (1.336cm 6.67cm)">
            <text:p/>
            <draw:enhanced-geometry draw:mirror-horizontal="false" draw:mirror-vertical="false" svg:viewBox="0 0 21600 21600" draw:type="mso-spt32" draw:enhanced-path="M 0 0 L 21600 21600 N"/>
          </draw:custom-shape>
          <draw:custom-shape draw:name="Google Shape;1241;p21" draw:style-name="Mgr11" draw:text-style-name="MP10" draw:layer="layout" svg:width="2.624cm" svg:height="1.788cm" svg:x="3.642cm" svg:y="0.711cm">
            <text:p/>
            <draw:enhanced-geometry draw:mirror-horizontal="true" draw:mirror-vertical="false" svg:viewBox="0 0 21600 21600" draw:type="mso-spt32" draw:enhanced-path="M 0 0 L 21600 21600 N"/>
          </draw:custom-shape>
          <draw:custom-shape draw:name="Google Shape;1242;p21" draw:style-name="Mgr11" draw:text-style-name="MP10" draw:layer="layout" svg:width="1.671cm" svg:height="3.766cm" svg:x="1.535cm" svg:y="3.059cm">
            <text:p/>
            <draw:enhanced-geometry draw:mirror-horizontal="true" draw:mirror-vertical="false" svg:viewBox="0 0 21600 21600" draw:type="mso-spt32" draw:enhanced-path="M 0 0 L 21600 21600 N"/>
          </draw:custom-shape>
          <draw:custom-shape draw:name="Google Shape;1243;p21" draw:style-name="Mgr11" draw:text-style-name="MP10" draw:layer="layout" svg:width="3.031cm" svg:height="0.323cm" draw:transform="rotate (-3.14159265358979) translate (1.179cm 6.872cm)">
            <text:p/>
            <draw:enhanced-geometry draw:mirror-horizontal="false" draw:mirror-vertical="false" svg:viewBox="0 0 21600 21600" draw:type="mso-spt32" draw:enhanced-path="M 0 0 L 21600 21600 N"/>
          </draw:custom-shape>
          <draw:custom-shape draw:name="Google Shape;1244;p21" draw:style-name="Mgr11" draw:text-style-name="MP10" draw:layer="layout" svg:width="2.732cm" svg:height="4.287cm" svg:x="-1.901cm" svg:y="1.882cm">
            <text:p/>
            <draw:enhanced-geometry draw:mirror-horizontal="true" draw:mirror-vertical="false" svg:viewBox="0 0 21600 21600" draw:type="mso-spt32" draw:enhanced-path="M 0 0 L 21600 21600 N"/>
          </draw:custom-shape>
          <draw:custom-shape draw:name="Google Shape;1245;p21" draw:style-name="Mgr11" draw:text-style-name="MP10" draw:layer="layout" svg:width="1.077cm" svg:height="0.407cm" draw:transform="rotate (-3.14159265358979) translate (6.267cm 0.711cm)">
            <text:p/>
            <draw:enhanced-geometry draw:mirror-horizontal="false" draw:mirror-vertical="false" svg:viewBox="0 0 21600 21600" draw:type="mso-spt32" draw:enhanced-path="M 0 0 L 21600 21600 N"/>
          </draw:custom-shape>
          <draw:custom-shape draw:name="Google Shape;1246;p21" draw:style-name="Mgr11" draw:text-style-name="MP10" draw:layer="layout" svg:width="3.735cm" svg:height="1.462cm" svg:x="1.118cm" svg:y="0.252cm">
            <text:p/>
            <draw:enhanced-geometry draw:mirror-horizontal="true" draw:mirror-vertical="false" svg:viewBox="0 0 21600 21600" draw:type="mso-spt32" draw:enhanced-path="M 0 0 L 21600 21600 N"/>
          </draw:custom-shape>
          <draw:custom-shape draw:name="Google Shape;1247;p21" draw:style-name="Mgr11" draw:text-style-name="MP10" draw:layer="layout" svg:width="2.878cm" svg:height="0.049cm" svg:x="1.979cm" svg:y="0.252cm">
            <text:p/>
            <draw:enhanced-geometry draw:mirror-horizontal="true" draw:mirror-vertical="false" svg:viewBox="0 0 21600 21600" draw:type="mso-spt32" draw:enhanced-path="M 0 0 L 21600 21600 N"/>
          </draw:custom-shape>
          <draw:custom-shape draw:name="Google Shape;1248;p21" draw:style-name="Mgr11" draw:text-style-name="MP10" draw:layer="layout" svg:width="3.027cm" svg:height="2.142cm" svg:x="-1.835cm" svg:y="0.402cm">
            <text:p/>
            <draw:enhanced-geometry draw:mirror-horizontal="true" draw:mirror-vertical="false" svg:viewBox="0 0 21600 21600" draw:type="mso-spt32" draw:enhanced-path="M 0 0 L 21600 21600 N"/>
          </draw:custom-shape>
          <draw:custom-shape draw:name="Google Shape;1249;p21" draw:style-name="Mgr11" draw:text-style-name="MP10" draw:layer="layout" svg:width="2.542cm" svg:height="0.872cm" svg:x="-1.78cm" svg:y="1.761cm">
            <text:p/>
            <draw:enhanced-geometry draw:mirror-horizontal="true" draw:mirror-vertical="false" svg:viewBox="0 0 21600 21600" draw:type="mso-spt32" draw:enhanced-path="M 0 0 L 21600 21600 N"/>
          </draw:custom-shape>
          <draw:custom-shape draw:name="Google Shape;1250;p21" draw:style-name="Mgr11" draw:text-style-name="MP10" draw:layer="layout" svg:width="0.383cm" svg:height="3.433cm" svg:x="-2.285cm" svg:y="2.784cm">
            <text:p/>
            <draw:enhanced-geometry draw:mirror-horizontal="true" draw:mirror-vertical="false" svg:viewBox="0 0 21600 21600" draw:type="mso-spt32" draw:enhanced-path="M 0 0 L 21600 21600 N"/>
          </draw:custom-shape>
          <draw:custom-shape draw:name="Google Shape;1251;p21" draw:style-name="Mgr11" draw:text-style-name="MP10" draw:layer="layout" svg:width="3.022cm" svg:height="4.005cm" draw:transform="rotate (-3.14159265358979) translate (1.216cm 6.739cm)">
            <text:p/>
            <draw:enhanced-geometry draw:mirror-horizontal="false" draw:mirror-vertical="false" svg:viewBox="0 0 21600 21600" draw:type="mso-spt32" draw:enhanced-path="M 0 0 L 21600 21600 N"/>
          </draw:custom-shape>
          <draw:custom-shape draw:name="Google Shape;1252;p21" draw:style-name="Mgr11" draw:text-style-name="MP10" draw:layer="layout" svg:width="4.882cm" svg:height="0.091cm" draw:transform="rotate (-3.14159265358979) translate (3.076cm 2.824cm)">
            <text:p/>
            <draw:enhanced-geometry draw:mirror-horizontal="false" draw:mirror-vertical="false" svg:viewBox="0 0 21600 21600" draw:type="mso-spt32" draw:enhanced-path="M 0 0 L 21600 21600 N"/>
          </draw:custom-shape>
          <draw:custom-shape draw:name="Google Shape;1253;p21" draw:style-name="Mgr11" draw:text-style-name="MP10" draw:layer="layout" svg:width="1.401cm" svg:height="2.127cm" draw:transform="rotate (-3.14159265358979) translate (3.381cm 2.429cm)">
            <text:p/>
            <draw:enhanced-geometry draw:mirror-horizontal="false" draw:mirror-vertical="false" svg:viewBox="0 0 21600 21600" draw:type="mso-spt32" draw:enhanced-path="M 0 0 L 21600 21600 N"/>
          </draw:custom-shape>
          <draw:custom-shape draw:name="Google Shape;1254;p21" draw:style-name="Mgr6" draw:text-style-name="MP7" draw:layer="layout" svg:width="0.361cm" svg:height="0.361cm" draw:transform="rotate (-3.01243828894221) translate (-2.917cm -1.1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55;p21" draw:style-name="Mgr11" draw:text-style-name="MP10" draw:layer="layout" svg:width="1.045cm" svg:height="3.728cm" draw:transform="rotate (-3.14159265358979) translate (-1.931cm 2.518cm)">
            <text:p/>
            <draw:enhanced-geometry draw:mirror-horizontal="false" draw:mirror-vertical="false" svg:viewBox="0 0 21600 21600" draw:type="mso-spt32" draw:enhanced-path="M 0 0 L 21600 21600 N"/>
          </draw:custom-shape>
          <draw:custom-shape draw:name="Google Shape;1256;p21" draw:style-name="Mgr11" draw:text-style-name="MP10" draw:layer="layout" svg:width="4.072cm" svg:height="0.831cm" svg:x="-2.976cm" svg:y="-1.211cm">
            <text:p/>
            <draw:enhanced-geometry draw:mirror-horizontal="false" draw:mirror-vertical="false" svg:viewBox="0 0 21600 21600" draw:type="mso-spt32" draw:enhanced-path="M 0 0 L 21600 21600 N"/>
          </draw:custom-shape>
          <draw:custom-shape draw:name="Google Shape;1257;p21" draw:style-name="Mgr11" draw:text-style-name="MP10" draw:layer="layout" svg:width="3.774cm" svg:height="2.838cm" svg:x="-2.976cm" svg:y="-1.211cm">
            <text:p/>
            <draw:enhanced-geometry draw:mirror-horizontal="false" draw:mirror-vertical="false" svg:viewBox="0 0 21600 21600" draw:type="mso-spt32" draw:enhanced-path="M 0 0 L 21600 21600 N"/>
          </draw:custom-shape>
          <draw:custom-shape draw:name="Google Shape;1258;p21" draw:style-name="Mgr53" draw:text-style-name="MP7" draw:layer="layout" svg:width="1.19cm" svg:height="1.19cm" draw:transform="rotate (-3.01400908526901) translate (0.613cm 10.5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59;p21" draw:style-name="Mgr11" draw:text-style-name="MP10" draw:layer="layout" svg:width="1.071cm" svg:height="2.579cm" svg:x="0.307cm" svg:y="7.029cm">
            <text:p/>
            <draw:enhanced-geometry draw:mirror-horizontal="true" draw:mirror-vertical="false" svg:viewBox="0 0 21600 21600" draw:type="mso-spt32" draw:enhanced-path="M 0 0 L 21600 21600 N"/>
          </draw:custom-shape>
          <draw:custom-shape draw:name="Google Shape;1260;p21" draw:style-name="Mgr11" draw:text-style-name="MP10" draw:layer="layout" svg:width="1.506cm" svg:height="3.063cm" svg:x="-2.032cm" svg:y="6.652cm">
            <text:p/>
            <draw:enhanced-geometry draw:mirror-horizontal="false" draw:mirror-vertical="false" svg:viewBox="0 0 21600 21600" draw:type="mso-spt32" draw:enhanced-path="M 0 0 L 21600 21600 N"/>
          </draw:custom-shape>
        </draw:g>
        <draw:g draw:name="Google Shape;1261;p21">
          <draw:custom-shape draw:name="Google Shape;1262;p21" draw:style-name="Mgr4" draw:text-style-name="MP5" draw:layer="layout" svg:width="0.539cm" svg:height="0.539cm" draw:transform="rotate (-3.14159265358979) translate (19.949cm 13.905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3;p21" draw:style-name="Mgr4" draw:text-style-name="MP5" draw:layer="layout" svg:width="0.539cm" svg:height="0.539cm" draw:transform="rotate (-3.14159265358979) translate (27.505cm 16.998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4;p21" draw:style-name="Mgr5" draw:text-style-name="MP6" draw:layer="layout" svg:width="1.114cm" svg:height="1.114cm" draw:transform="rotate (-3.14159265358979) translate (26.877cm 10.503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5;p21" draw:style-name="Mgr6" draw:text-style-name="MP7" draw:layer="layout" svg:width="0.362cm" svg:height="0.362cm" draw:transform="rotate (-3.14159265358979) translate (24.939cm 14.355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6;p21" draw:style-name="Mgr15" draw:text-style-name="MP6" draw:layer="layout" svg:width="0.267cm" svg:height="0.267cm" draw:transform="rotate (-3.14159265358979) translate (21.644cm 16.861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7;p21" draw:style-name="Mgr8" draw:text-style-name="MP9" draw:layer="layout" svg:width="0.362cm" svg:height="0.362cm" draw:transform="rotate (-3.14159265358979) translate (24.939cm 17.572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8;p21" draw:style-name="Mgr8" draw:text-style-name="MP9" draw:layer="layout" svg:width="0.362cm" svg:height="0.362cm" draw:transform="rotate (-3.14159265358979) translate (22.471cm 11.739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9;p21" draw:style-name="Mgr10" draw:text-style-name="MP7" draw:layer="layout" svg:width="0.267cm" svg:height="0.267cm" draw:transform="rotate (-3.14159265358979) translate (35.231cm 12.422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70;p21" draw:style-name="Mgr11" draw:text-style-name="MP10" draw:layer="layout" svg:width="3.02cm" svg:height="2.33cm" draw:transform="rotate (-3.14159265358979) translate (24.63cm 16.633cm)">
            <text:p/>
            <draw:enhanced-geometry draw:mirror-horizontal="true" draw:mirror-vertical="false" svg:viewBox="0 0 21600 21600" draw:type="mso-spt32" draw:enhanced-path="M 0 0 L 21600 21600 N"/>
          </draw:custom-shape>
          <draw:custom-shape draw:name="Google Shape;1271;p21" draw:style-name="Mgr11" draw:text-style-name="MP10" draw:layer="layout" svg:width="0.001cm" svg:height="2.853cm" draw:transform="rotate (-3.14159265358979) translate (24.757cm 17.209cm)">
            <text:p/>
            <draw:enhanced-geometry draw:mirror-horizontal="false" draw:mirror-vertical="false" svg:viewBox="0 0 21600 21600" draw:type="mso-spt32" draw:enhanced-path="M 0 0 L 21600 21600 N"/>
          </draw:custom-shape>
          <draw:custom-shape draw:name="Google Shape;1272;p21" draw:style-name="Mgr11" draw:text-style-name="MP10" draw:layer="layout" svg:width="4.622cm" svg:height="0.538cm" svg:x="19.953cm" svg:y="13.635cm">
            <text:p/>
            <draw:enhanced-geometry draw:mirror-horizontal="false" draw:mirror-vertical="false" svg:viewBox="0 0 21600 21600" draw:type="mso-spt32" draw:enhanced-path="M 0 0 L 21600 21600 N"/>
          </draw:custom-shape>
          <draw:custom-shape draw:name="Google Shape;1273;p21" draw:style-name="Mgr11" draw:text-style-name="MP10" draw:layer="layout" svg:width="1.736cm" svg:height="2.727cm" svg:x="19.683cm" svg:y="13.905cm">
            <text:p/>
            <draw:enhanced-geometry draw:mirror-horizontal="false" draw:mirror-vertical="false" svg:viewBox="0 0 21600 21600" draw:type="mso-spt32" draw:enhanced-path="M 0 0 L 21600 21600 N"/>
          </draw:custom-shape>
          <draw:custom-shape draw:name="Google Shape;1274;p21" draw:style-name="Mgr11" draw:text-style-name="MP10" draw:layer="layout" svg:width="2.967cm" svg:height="0.567cm" svg:x="21.609cm" svg:y="16.822cm">
            <text:p/>
            <draw:enhanced-geometry draw:mirror-horizontal="false" draw:mirror-vertical="false" svg:viewBox="0 0 21600 21600" draw:type="mso-spt32" draw:enhanced-path="M 0 0 L 21600 21600 N"/>
          </draw:custom-shape>
          <draw:custom-shape draw:name="Google Shape;1275;p21" draw:style-name="Mgr11" draw:text-style-name="MP10" draw:layer="layout" svg:width="2.03cm" svg:height="0.662cm" draw:transform="rotate (-3.14159265358979) translate (26.97cm 17.391cm)">
            <text:p/>
            <draw:enhanced-geometry draw:mirror-horizontal="true" draw:mirror-vertical="false" svg:viewBox="0 0 21600 21600" draw:type="mso-spt32" draw:enhanced-path="M 0 0 L 21600 21600 N"/>
          </draw:custom-shape>
          <draw:custom-shape draw:name="Google Shape;1276;p21" draw:style-name="Mgr11" draw:text-style-name="MP10" draw:layer="layout" svg:width="2.162cm" svg:height="2.234cm" svg:x="24.886cm" svg:y="14.302cm">
            <text:p/>
            <draw:enhanced-geometry draw:mirror-horizontal="false" draw:mirror-vertical="false" svg:viewBox="0 0 21600 21600" draw:type="mso-spt32" draw:enhanced-path="M 0 0 L 21600 21600 N"/>
          </draw:custom-shape>
          <draw:custom-shape draw:name="Google Shape;1277;p21" draw:style-name="Mgr11" draw:text-style-name="MP10" draw:layer="layout" svg:width="2.287cm" svg:height="1.757cm" draw:transform="rotate (-3.14159265358979) translate (22.158cm 13.444cm)">
            <text:p/>
            <draw:enhanced-geometry draw:mirror-horizontal="true" draw:mirror-vertical="false" svg:viewBox="0 0 21600 21600" draw:type="mso-spt32" draw:enhanced-path="M 0 0 L 21600 21600 N"/>
          </draw:custom-shape>
          <draw:custom-shape draw:name="Google Shape;1278;p21" draw:style-name="Mgr11" draw:text-style-name="MP10" draw:layer="layout" svg:width="2.211cm" svg:height="2.358cm" svg:x="22.418cm" svg:y="11.686cm">
            <text:p/>
            <draw:enhanced-geometry draw:mirror-horizontal="false" draw:mirror-vertical="false" svg:viewBox="0 0 21600 21600" draw:type="mso-spt32" draw:enhanced-path="M 0 0 L 21600 21600 N"/>
          </draw:custom-shape>
          <draw:custom-shape draw:name="Google Shape;1279;p21" draw:style-name="Mgr11" draw:text-style-name="MP10" draw:layer="layout" svg:width="3.507cm" svg:height="1.346cm" draw:transform="rotate (-3.14159265358979) translate (25.922cm 11.686cm)">
            <text:p/>
            <draw:enhanced-geometry draw:mirror-horizontal="true" draw:mirror-vertical="false" svg:viewBox="0 0 21600 21600" draw:type="mso-spt32" draw:enhanced-path="M 0 0 L 21600 21600 N"/>
          </draw:custom-shape>
          <draw:custom-shape draw:name="Google Shape;1280;p21" draw:style-name="Mgr11" draw:text-style-name="MP10" draw:layer="layout" svg:width="1.433cm" svg:height="3.542cm" svg:x="24.882cm" svg:y="10.503cm">
            <text:p/>
            <draw:enhanced-geometry draw:mirror-horizontal="true" draw:mirror-vertical="false" svg:viewBox="0 0 21600 21600" draw:type="mso-spt32" draw:enhanced-path="M 0 0 L 21600 21600 N"/>
          </draw:custom-shape>
          <draw:custom-shape draw:name="Google Shape;1281;p21" draw:style-name="Mgr11" draw:text-style-name="MP10" draw:layer="layout" svg:width="7.577cm" svg:height="4.152cm" svg:x="27.426cm" svg:y="12.383cm">
            <text:p/>
            <draw:enhanced-geometry draw:mirror-horizontal="true" draw:mirror-vertical="false" svg:viewBox="0 0 21600 21600" draw:type="mso-spt32" draw:enhanced-path="M 0 0 L 21600 21600 N"/>
          </draw:custom-shape>
          <draw:custom-shape draw:name="Google Shape;1282;p21" draw:style-name="Mgr11" draw:text-style-name="MP10" draw:layer="layout" svg:width="13.358cm" svg:height="4.343cm" draw:transform="rotate (-3.14159265358979) translate (35.007cm 16.728cm)">
            <text:p/>
            <draw:enhanced-geometry draw:mirror-horizontal="true" draw:mirror-vertical="false" svg:viewBox="0 0 21600 21600" draw:type="mso-spt32" draw:enhanced-path="M 0 0 L 21600 21600 N"/>
          </draw:custom-shape>
          <draw:custom-shape draw:name="Google Shape;1283;p21" draw:style-name="Mgr11" draw:text-style-name="MP10" draw:layer="layout" svg:width="0.918cm" svg:height="5.954cm" draw:transform="rotate (-3.14159265358979) translate (27.239cm 16.458cm)">
            <text:p/>
            <draw:enhanced-geometry draw:mirror-horizontal="false" draw:mirror-vertical="false" svg:viewBox="0 0 21600 21600" draw:type="mso-spt32" draw:enhanced-path="M 0 0 L 21600 21600 N"/>
          </draw:custom-shape>
          <draw:custom-shape draw:name="Google Shape;1284;p21" draw:style-name="Mgr8" draw:text-style-name="MP9" draw:layer="layout" svg:width="0.362cm" svg:height="0.362cm" draw:transform="rotate (-3.14159265358979) translate (30.933cm 10.812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85;p21" draw:style-name="Mgr11" draw:text-style-name="MP10" draw:layer="layout" svg:width="4.087cm" svg:height="1.529cm" draw:transform="rotate (-3.14159265358979) translate (34.968cm 12.289cm)">
            <text:p/>
            <draw:enhanced-geometry draw:mirror-horizontal="false" draw:mirror-vertical="false" svg:viewBox="0 0 21600 21600" draw:type="mso-spt32" draw:enhanced-path="M 0 0 L 21600 21600 N"/>
          </draw:custom-shape>
          <draw:custom-shape draw:name="Google Shape;1286;p21" draw:style-name="Mgr11" draw:text-style-name="MP10" draw:layer="layout" svg:width="3.692cm" svg:height="0.685cm" draw:transform="rotate (-3.14159265358979) translate (30.571cm 10.631cm)">
            <text:p/>
            <draw:enhanced-geometry draw:mirror-horizontal="false" draw:mirror-vertical="false" svg:viewBox="0 0 21600 21600" draw:type="mso-spt32" draw:enhanced-path="M 0 0 L 21600 21600 N"/>
          </draw:custom-shape>
          <draw:custom-shape draw:name="Google Shape;1287;p21" draw:style-name="Mgr11" draw:text-style-name="MP10" draw:layer="layout" svg:width="3.512cm" svg:height="5.645cm" svg:x="27.239cm" svg:y="10.812cm">
            <text:p/>
            <draw:enhanced-geometry draw:mirror-horizontal="true" draw:mirror-vertical="false" svg:viewBox="0 0 21600 21600" draw:type="mso-spt32" draw:enhanced-path="M 0 0 L 21600 21600 N"/>
          </draw:custom-shape>
          <draw:custom-shape draw:name="Google Shape;1288;p21" draw:style-name="Mgr11" draw:text-style-name="MP10" draw:layer="layout" svg:width="5.737cm" svg:height="3.286cm" svg:x="24.881cm" svg:y="10.759cm">
            <text:p/>
            <draw:enhanced-geometry draw:mirror-horizontal="true" draw:mirror-vertical="false" svg:viewBox="0 0 21600 21600" draw:type="mso-spt32" draw:enhanced-path="M 0 0 L 21600 21600 N"/>
          </draw:custom-shape>
          <draw:custom-shape draw:name="Google Shape;1289;p21" draw:style-name="Mgr12" draw:text-style-name="MP7" draw:layer="layout" svg:width="0.539cm" svg:height="0.539cm" draw:transform="rotate (-3.14159265358979) translate (23.481cm 8.282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90;p21" draw:style-name="Mgr11" draw:text-style-name="MP10" draw:layer="layout" svg:width="2.519cm" svg:height="1.347cm" draw:transform="rotate (-3.14159265358979) translate (25.926cm 9.551cm)">
            <text:p/>
            <draw:enhanced-geometry draw:mirror-horizontal="false" draw:mirror-vertical="false" svg:viewBox="0 0 21600 21600" draw:type="mso-spt32" draw:enhanced-path="M 0 0 L 21600 21600 N"/>
          </draw:custom-shape>
          <draw:custom-shape draw:name="Google Shape;1291;p21" draw:style-name="Mgr11" draw:text-style-name="MP10" draw:layer="layout" svg:width="0.924cm" svg:height="3.093cm" svg:x="22.29cm" svg:y="8.282cm">
            <text:p/>
            <draw:enhanced-geometry draw:mirror-horizontal="true" draw:mirror-vertical="false" svg:viewBox="0 0 21600 21600" draw:type="mso-spt32" draw:enhanced-path="M 0 0 L 21600 21600 N"/>
          </draw:custom-shape>
          <draw:custom-shape draw:name="Google Shape;1292;p21" draw:style-name="Mgr55" draw:text-style-name="MP6" draw:layer="layout" svg:width="0.692cm" svg:height="0.692cm" draw:transform="rotate (-3.14159265358979) translate (22.842cm 13.616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93;p21" draw:style-name="Mgr11" draw:text-style-name="MP10" draw:layer="layout" svg:width="2.196cm" svg:height="0.364cm" draw:transform="rotate (-3.14159265358979) translate (22.15cm 13.635cm)">
            <text:p/>
            <draw:enhanced-geometry draw:mirror-horizontal="true" draw:mirror-vertical="false" svg:viewBox="0 0 21600 21600" draw:type="mso-spt32" draw:enhanced-path="M 0 0 L 21600 21600 N"/>
          </draw:custom-shape>
          <draw:custom-shape draw:name="Google Shape;1294;p21" draw:style-name="Mgr11" draw:text-style-name="MP10" draw:layer="layout" svg:width="0.205cm" svg:height="1.183cm" svg:x="22.29cm" svg:y="11.739cm">
            <text:p/>
            <draw:enhanced-geometry draw:mirror-horizontal="false" draw:mirror-vertical="false" svg:viewBox="0 0 21600 21600" draw:type="mso-spt32" draw:enhanced-path="M 0 0 L 21600 21600 N"/>
          </draw:custom-shape>
          <draw:custom-shape draw:name="Google Shape;1295;p21" draw:style-name="Mgr11" draw:text-style-name="MP10" draw:layer="layout" svg:width="1.787cm" svg:height="0.775cm" svg:x="22.842cm" svg:y="13.27cm">
            <text:p/>
            <draw:enhanced-geometry draw:mirror-horizontal="false" draw:mirror-vertical="false" svg:viewBox="0 0 21600 21600" draw:type="mso-spt32" draw:enhanced-path="M 0 0 L 21600 21600 N"/>
          </draw:custom-shape>
          <draw:custom-shape draw:name="Google Shape;1296;p21" draw:style-name="Mgr4" draw:text-style-name="MP5" draw:layer="layout" svg:width="0.539cm" svg:height="0.539cm" draw:transform="rotate (-3.14159265358979) translate (24.932cm 6.954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97;p21" draw:style-name="Mgr11" draw:text-style-name="MP10" draw:layer="layout" svg:width="1.068cm" svg:height="0.946cm" draw:transform="rotate (-3.14159265358979) translate (24.475cm 7.821cm)">
            <text:p/>
            <draw:enhanced-geometry draw:mirror-horizontal="true" draw:mirror-vertical="false" svg:viewBox="0 0 21600 21600" draw:type="mso-spt32" draw:enhanced-path="M 0 0 L 21600 21600 N"/>
          </draw:custom-shape>
          <draw:custom-shape draw:name="Google Shape;1298;p21" draw:style-name="Mgr11" draw:text-style-name="MP10" draw:layer="layout" svg:width="1.068cm" svg:height="2.676cm" svg:x="24.857cm" svg:y="6.874cm">
            <text:p/>
            <draw:enhanced-geometry draw:mirror-horizontal="false" draw:mirror-vertical="false" svg:viewBox="0 0 21600 21600" draw:type="mso-spt32" draw:enhanced-path="M 0 0 L 21600 21600 N"/>
          </draw:custom-shape>
          <draw:custom-shape draw:name="Google Shape;1299;p21" draw:style-name="Mgr4" draw:text-style-name="MP5" draw:layer="layout" svg:width="0.539cm" svg:height="0.539cm" draw:transform="rotate (-3.14159265358979) translate (24.206cm 10.024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00;p21" draw:style-name="Mgr11" draw:text-style-name="MP10" draw:layer="layout" svg:width="0.533cm" svg:height="1.28cm" svg:x="23.215cm" svg:y="8.282cm">
            <text:p/>
            <draw:enhanced-geometry draw:mirror-horizontal="false" draw:mirror-vertical="false" svg:viewBox="0 0 21600 21600" draw:type="mso-spt32" draw:enhanced-path="M 0 0 L 21600 21600 N"/>
          </draw:custom-shape>
          <draw:custom-shape draw:name="Google Shape;1301;p21" draw:style-name="Mgr11" draw:text-style-name="MP10" draw:layer="layout" svg:width="1.331cm" svg:height="1.484cm" svg:x="22.414cm" svg:y="9.945cm">
            <text:p/>
            <draw:enhanced-geometry draw:mirror-horizontal="true" draw:mirror-vertical="false" svg:viewBox="0 0 21600 21600" draw:type="mso-spt32" draw:enhanced-path="M 0 0 L 21600 21600 N"/>
          </draw:custom-shape>
          <draw:custom-shape draw:name="Google Shape;1302;p21" draw:style-name="Mgr11" draw:text-style-name="MP10" draw:layer="layout" svg:width="1.551cm" svg:height="0.191cm" svg:x="24.21cm" svg:y="9.754cm">
            <text:p/>
            <draw:enhanced-geometry draw:mirror-horizontal="false" draw:mirror-vertical="false" svg:viewBox="0 0 21600 21600" draw:type="mso-spt32" draw:enhanced-path="M 0 0 L 21600 21600 N"/>
          </draw:custom-shape>
        </draw:g>
      </draw:g>
      <draw:frame presentation:style-name="CUSTOM_5f_3_5f_1-outline1" draw:layer="backgroundobjects" svg:width="22.859cm" svg:height="8.286cm" svg:x="1.27cm" svg:y="3.343cm" presentation:class="outline" presentation:placeholder="true">
        <draw:text-box/>
      </draw:frame>
      <presentation:notes style:page-layout-name="PM2">
        <draw:page-thumbnail presentation:style-name="CUSTOM_5f_3_5f_1-title" draw:layer="backgroundobjects" svg:width="16.931cm" svg:height="9.524cm" svg:x="1.059cm" svg:y="1.93cm" presentation:class="page"/>
        <draw:frame presentation:style-name="CUSTOM_5f_3_5f_1-notes" draw:layer="backgroundobjects" svg:width="15.239cm" svg:height="11.429cm" svg:x="1.905cm" svg:y="12.065cm" presentation:class="notes" presentation:placeholder="true">
          <draw:text-box/>
        </draw:frame>
        <draw:frame presentation:style-name="Mpr36" draw:text-style-name="MP2" draw:layer="backgroundobjects" svg:width="8.266cm" svg:height="1.269cm" svg:x="0cm" svg:y="0cm" presentation:class="header">
          <draw:text-box>
            <text:p text:style-name="MP1"><text:span text:style-name="MT1"><presentation:header/></text:span></text:p>
          </draw:text-box>
        </draw:frame>
        <draw:frame presentation:style-name="Mpr36" draw:text-style-name="MP4" draw:layer="backgroundobjects" svg:width="8.266cm" svg:height="1.269cm" svg:x="10.783cm" svg:y="0cm" presentation:class="date-time">
          <draw:text-box>
            <text:p text:style-name="MP3"><text:span text:style-name="MT1"><presentation:date-time/></text:span></text:p>
          </draw:text-box>
        </draw:frame>
        <draw:frame presentation:style-name="Mpr37" draw:text-style-name="MP2" draw:layer="backgroundobjects" svg:width="8.266cm" svg:height="1.269cm" svg:x="0cm" svg:y="24.13cm" presentation:class="footer">
          <draw:text-box>
            <text:p text:style-name="MP1"><text:span text:style-name="MT1"><presentation:footer/></text:span></text:p>
          </draw:text-box>
        </draw:frame>
        <draw:frame presentation:style-name="Mpr3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12" style:display-name="CUSTOM_12" style:page-layout-name="PM1" draw:style-name="Mdp1">
      <draw:frame draw:name="Google Shape;921;p17" presentation:style-name="CUSTOM_5f_12-title" draw:layer="backgroundobjects" svg:width="21.399cm" svg:height="1.59cm" svg:x="2cm" svg:y="1.236cm" presentation:class="title" presentation:placeholder="true" presentation:user-transformed="true">
        <draw:text-box/>
      </draw:frame>
      <draw:frame draw:name="Google Shape;922;p17" presentation:style-name="CUSTOM_5f_12-outline1" draw:layer="backgroundobjects" svg:width="21.399cm" svg:height="1.252cm" svg:x="2cm" svg:y="3.377cm" presentation:class="outline" presentation:placeholder="true" presentation:user-transformed="true">
        <draw:text-box/>
      </draw:frame>
      <draw:g draw:name="Google Shape;923;p17">
        <draw:g draw:name="Google Shape;924;p17">
          <draw:custom-shape draw:name="Google Shape;925;p17" draw:style-name="Mgr24" draw:text-style-name="MP5" draw:layer="layout" svg:width="0.24cm" svg:height="0.24cm" svg:x="0.92cm" svg:y="3.4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26;p17" draw:style-name="Mgr34" draw:text-style-name="MP7" draw:layer="layout" svg:width="0.388cm" svg:height="0.388cm" svg:x="0.332cm" svg:y="3.6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27;p17" draw:style-name="Mgr35" draw:text-style-name="MP9" draw:layer="layout" svg:width="0.142cm" svg:height="0.142cm" svg:x="0.455cm" svg:y="3.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928;p17">
          <draw:custom-shape draw:name="Google Shape;929;p17" draw:style-name="Mgr24" draw:text-style-name="MP5" draw:layer="layout" svg:width="0.24cm" svg:height="0.24cm" draw:transform="rotate (-1.64671814925665) translate (20.627cm 13.6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30;p17" draw:style-name="Mgr36" draw:text-style-name="MP6" draw:layer="layout" svg:width="0.388cm" svg:height="0.388cm" draw:transform="rotate (-1.64671814925665) translate (20.009cm 13.4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31;p17" draw:style-name="Mgr35" draw:text-style-name="MP9" draw:layer="layout" svg:width="0.141cm" svg:height="0.141cm" draw:transform="rotate (-1.64671814925665) translate (20.326cm 13.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32;p17" draw:style-name="Mgr37" draw:text-style-name="MP7" draw:layer="layout" svg:width="0.141cm" svg:height="0.141cm" draw:transform="rotate (-1.64671814925665) translate (18.87cm 13.6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933;p17">
        <draw:g draw:name="Google Shape;934;p17">
          <draw:custom-shape draw:name="Google Shape;935;p17" draw:style-name="Mgr11" draw:text-style-name="MP10" draw:layer="layout" svg:width="2.481cm" svg:height="0.629cm" svg:x="22.172cm" svg:y="13.287cm">
            <text:p/>
            <draw:enhanced-geometry draw:mirror-horizontal="true" draw:mirror-vertical="false" svg:viewBox="0 0 21600 21600" draw:type="mso-spt32" draw:enhanced-path="M 0 0 L 21600 21600 N"/>
          </draw:custom-shape>
          <draw:custom-shape draw:name="Google Shape;937;p17" draw:style-name="Mgr27" draw:text-style-name="MP7" draw:layer="layout" svg:width="0.437cm" svg:height="0.437cm" draw:transform="rotate (-3.14159265358979) translate (22.176cm 14.1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38;p17" draw:style-name="Mgr19" draw:text-style-name="MP6" draw:layer="layout" svg:width="0.277cm" svg:height="0.277cm" draw:transform="rotate (-3.14159265358979) translate (26.21cm 14.8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39;p17" draw:style-name="Mgr20" draw:text-style-name="MP9" draw:layer="layout" svg:width="0.437cm" svg:height="0.437cm" draw:transform="rotate (-3.14159265358979) translate (25.089cm 7.9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40;p17" draw:style-name="Mgr24" draw:text-style-name="MP5" draw:layer="layout" svg:width="0.24cm" svg:height="0.24cm" draw:transform="rotate (-3.14159265358979) translate (23.543cm 13.7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41;p17" draw:style-name="Mgr39" draw:text-style-name="MP7" draw:layer="layout" svg:width="0.24cm" svg:height="0.24cm" draw:transform="rotate (-3.14159265358979) translate (25.445cm 11.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42;p17" draw:style-name="Mgr56" draw:text-style-name="MP6" draw:layer="layout" svg:width="0.41cm" svg:height="0.41cm" draw:transform="rotate (-3.14159265358979) translate (24.771cm 11.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43;p17" draw:style-name="Mgr11" draw:text-style-name="MP10" draw:layer="layout" svg:width="0.304cm" svg:height="3.016cm" draw:transform="rotate (-3.14159265358979) translate (24.871cm 10.999cm)">
            <text:p/>
            <draw:enhanced-geometry draw:mirror-horizontal="true" draw:mirror-vertical="false" svg:viewBox="0 0 21600 21600" draw:type="mso-spt32" draw:enhanced-path="M 0 0 L 21600 21600 N"/>
          </draw:custom-shape>
          <draw:custom-shape draw:name="Google Shape;944;p17" draw:style-name="Mgr11" draw:text-style-name="MP10" draw:layer="layout" svg:width="0.453cm" svg:height="3.662cm" draw:transform="rotate (-3.14159265358979) translate (25.324cm 11.645cm)">
            <text:p/>
            <draw:enhanced-geometry draw:mirror-horizontal="false" draw:mirror-vertical="false" svg:viewBox="0 0 21600 21600" draw:type="mso-spt32" draw:enhanced-path="M 0 0 L 21600 21600 N"/>
          </draw:custom-shape>
          <draw:custom-shape draw:name="Google Shape;945;p17" draw:style-name="Mgr11" draw:text-style-name="MP10" draw:layer="layout" svg:width="0.527cm" svg:height="0.33cm" draw:transform="rotate (-3.14159265358979) translate (25.239cm 11.68cm)">
            <text:p/>
            <draw:enhanced-geometry draw:mirror-horizontal="false" draw:mirror-vertical="false" svg:viewBox="0 0 21600 21600" draw:type="mso-spt32" draw:enhanced-path="M 0 0 L 21600 21600 N"/>
          </draw:custom-shape>
          <draw:custom-shape draw:name="Google Shape;946;p17" draw:style-name="Mgr11" draw:text-style-name="MP10" draw:layer="layout" svg:width="0.747cm" svg:height="2.718cm" svg:x="25.324cm" svg:y="11.886cm">
            <text:p/>
            <draw:enhanced-geometry draw:mirror-horizontal="false" draw:mirror-vertical="false" svg:viewBox="0 0 21600 21600" draw:type="mso-spt32" draw:enhanced-path="M 0 0 L 21600 21600 N"/>
          </draw:custom-shape>
          <draw:custom-shape draw:name="Google Shape;947;p17" draw:style-name="Mgr11" draw:text-style-name="MP10" draw:layer="layout" svg:width="0.41cm" svg:height="1.265cm" svg:x="24.828cm" svg:y="11.851cm">
            <text:p/>
            <draw:enhanced-geometry draw:mirror-horizontal="true" draw:mirror-vertical="false" svg:viewBox="0 0 21600 21600" draw:type="mso-spt32" draw:enhanced-path="M 0 0 L 21600 21600 N"/>
          </draw:custom-shape>
          <draw:custom-shape draw:name="Google Shape;948;p17" draw:style-name="Mgr11" draw:text-style-name="MP10" draw:layer="layout" svg:width="1.144cm" svg:height="1.358cm" draw:transform="rotate (-3.14159265358979) translate (25.973cm 14.646cm)">
            <text:p/>
            <draw:enhanced-geometry draw:mirror-horizontal="false" draw:mirror-vertical="false" svg:viewBox="0 0 21600 21600" draw:type="mso-spt32" draw:enhanced-path="M 0 0 L 21600 21600 N"/>
          </draw:custom-shape>
          <draw:custom-shape draw:name="Google Shape;949;p17" draw:style-name="Mgr11" draw:text-style-name="MP10" draw:layer="layout" svg:width="3.756cm" svg:height="0.826cm" draw:transform="rotate (-3.14159265358979) translate (25.933cm 14.744cm)">
            <text:p/>
            <draw:enhanced-geometry draw:mirror-horizontal="false" draw:mirror-vertical="false" svg:viewBox="0 0 21600 21600" draw:type="mso-spt32" draw:enhanced-path="M 0 0 L 21600 21600 N"/>
          </draw:custom-shape>
          <draw:custom-shape draw:name="Google Shape;950;p17" draw:style-name="Mgr11" draw:text-style-name="MP10" draw:layer="layout" svg:width="2.43cm" svg:height="1.033cm" svg:x="23.543cm" svg:y="13.612cm">
            <text:p/>
            <draw:enhanced-geometry draw:mirror-horizontal="false" draw:mirror-vertical="false" svg:viewBox="0 0 21600 21600" draw:type="mso-spt32" draw:enhanced-path="M 0 0 L 21600 21600 N"/>
          </draw:custom-shape>
          <draw:custom-shape draw:name="Google Shape;951;p17" draw:style-name="Mgr11" draw:text-style-name="MP10" draw:layer="layout" svg:width="0.177cm" svg:height="1.67cm" svg:x="24.566cm" svg:y="11.41cm">
            <text:p/>
            <draw:enhanced-geometry draw:mirror-horizontal="false" draw:mirror-vertical="false" svg:viewBox="0 0 21600 21600" draw:type="mso-spt32" draw:enhanced-path="M 0 0 L 21600 21600 N"/>
          </draw:custom-shape>
          <draw:custom-shape draw:name="Google Shape;952;p17" draw:style-name="Mgr11" draw:text-style-name="MP10" draw:layer="layout" svg:width="1.057cm" svg:height="2.116cm" svg:x="23.504cm" svg:y="11.41cm">
            <text:p/>
            <draw:enhanced-geometry draw:mirror-horizontal="true" draw:mirror-vertical="false" svg:viewBox="0 0 21600 21600" draw:type="mso-spt32" draw:enhanced-path="M 0 0 L 21600 21600 N"/>
          </draw:custom-shape>
          <draw:custom-shape draw:name="Google Shape;936;p17" draw:style-name="Mgr42" draw:text-style-name="MP9" draw:layer="layout" svg:width="0.24cm" svg:height="0.24cm" draw:transform="rotate (-3.14159265358979) translate (24.863cm 13.3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953;p17">
          <draw:custom-shape draw:name="Google Shape;954;p17" draw:style-name="Mgr4" draw:text-style-name="MP5" draw:layer="layout" svg:width="0.539cm" svg:height="0.539cm" draw:transform="rotate (2.55097323471491) translate (1.552cm 13.6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55;p17" draw:style-name="Mgr17" draw:text-style-name="MP6" draw:layer="layout" svg:width="0.539cm" svg:height="0.539cm" draw:transform="rotate (2.55097323471491) translate (-5.487cm 12.0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56;p17" draw:style-name="Mgr61" draw:text-style-name="MP5" draw:layer="layout" svg:width="1.114cm" svg:height="1.114cm" draw:transform="rotate (2.55097323471491) translate (-0.889cm 8.6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57;p17" draw:style-name="Mgr8" draw:text-style-name="MP9" draw:layer="layout" svg:width="0.361cm" svg:height="0.361cm" draw:transform="rotate (2.55097323471491) translate (-2.028cm 11.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58;p17" draw:style-name="Mgr59" draw:text-style-name="MP6" draw:layer="layout" svg:width="0.266cm" svg:height="0.266cm" draw:transform="rotate (2.55097323471491) translate (-0.769cm 15.0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59;p17" draw:style-name="Mgr6" draw:text-style-name="MP7" draw:layer="layout" svg:width="0.361cm" svg:height="0.361cm" draw:transform="rotate (2.55097323471491) translate (-3.819cm 13.8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60;p17" draw:style-name="Mgr6" draw:text-style-name="MP7" draw:layer="layout" svg:width="0.361cm" svg:height="0.361cm" draw:transform="rotate (2.55097323471491) translate (1.006cm 10.2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61;p17" draw:style-name="Mgr62" draw:text-style-name="MP7" draw:layer="layout" svg:width="0.266cm" svg:height="0.266cm" draw:transform="rotate (2.55097323471491) translate (-5.31cm 8.4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62;p17" draw:style-name="Mgr11" draw:text-style-name="MP10" draw:layer="layout" svg:width="1.21cm" svg:height="3.618cm" draw:transform="rotate (-3.14159265358979) translate (-0.832cm 14.715cm)">
            <text:p/>
            <draw:enhanced-geometry draw:mirror-horizontal="false" draw:mirror-vertical="false" svg:viewBox="0 0 21600 21600" draw:type="mso-spt32" draw:enhanced-path="M 0 0 L 21600 21600 N"/>
          </draw:custom-shape>
          <draw:custom-shape draw:name="Google Shape;963;p17" draw:style-name="Mgr11" draw:text-style-name="MP10" draw:layer="layout" svg:width="1.589cm" svg:height="2.37cm" draw:transform="rotate (3.14141812066459) translate (-2.182cm 13.44cm)">
            <text:p/>
            <draw:enhanced-geometry draw:mirror-horizontal="true" draw:mirror-vertical="false" svg:viewBox="0 0 21600 21600" draw:type="mso-spt32" draw:enhanced-path="M 0 0 L 21600 21600 N"/>
          </draw:custom-shape>
          <draw:custom-shape draw:name="Google Shape;964;p17" draw:style-name="Mgr11" draw:text-style-name="MP10" draw:layer="layout" svg:width="3.18cm" svg:height="2.132cm" draw:transform="rotate (-3.14159265358979) translate (1.254cm 13.152cm)">
            <text:p/>
            <draw:enhanced-geometry draw:mirror-horizontal="false" draw:mirror-vertical="false" svg:viewBox="0 0 21600 21600" draw:type="mso-spt32" draw:enhanced-path="M 0 0 L 21600 21600 N"/>
          </draw:custom-shape>
          <draw:custom-shape draw:name="Google Shape;965;p17" draw:style-name="Mgr11" draw:text-style-name="MP10" draw:layer="layout" svg:width="2.001cm" svg:height="1.293cm" svg:x="-0.678cm" svg:y="13.527cm">
            <text:p/>
            <draw:enhanced-geometry draw:mirror-horizontal="true" draw:mirror-vertical="false" svg:viewBox="0 0 21600 21600" draw:type="mso-spt32" draw:enhanced-path="M 0 0 L 21600 21600 N"/>
          </draw:custom-shape>
          <draw:custom-shape draw:name="Google Shape;966;p17" draw:style-name="Mgr11" draw:text-style-name="MP10" draw:layer="layout" svg:width="2.781cm" svg:height="1.18cm" draw:transform="rotate (-3.14159265358979) translate (-0.937cm 14.872cm)">
            <text:p/>
            <draw:enhanced-geometry draw:mirror-horizontal="false" draw:mirror-vertical="false" svg:viewBox="0 0 21600 21600" draw:type="mso-spt32" draw:enhanced-path="M 0 0 L 21600 21600 N"/>
          </draw:custom-shape>
          <draw:custom-shape draw:name="Google Shape;967;p17" draw:style-name="Mgr11" draw:text-style-name="MP10" draw:layer="layout" svg:width="1.488cm" svg:height="1.566cm" draw:transform="rotate (-3.14141812066459) translate (-4.019cm 13.49cm)">
            <text:p/>
            <draw:enhanced-geometry draw:mirror-horizontal="false" draw:mirror-vertical="false" svg:viewBox="0 0 21600 21600" draw:type="mso-spt32" draw:enhanced-path="M 0 0 L 21600 21600 N"/>
          </draw:custom-shape>
          <draw:custom-shape draw:name="Google Shape;968;p17" draw:style-name="Mgr11" draw:text-style-name="MP10" draw:layer="layout" svg:width="3.04cm" svg:height="0.651cm" svg:x="-5.296cm" svg:y="10.954cm">
            <text:p/>
            <draw:enhanced-geometry draw:mirror-horizontal="true" draw:mirror-vertical="false" svg:viewBox="0 0 21600 21600" draw:type="mso-spt32" draw:enhanced-path="M 0 0 L 21600 21600 N"/>
          </draw:custom-shape>
          <draw:custom-shape draw:name="Google Shape;969;p17" draw:style-name="Mgr11" draw:text-style-name="MP10" draw:layer="layout" svg:width="0.433cm" svg:height="2.869cm" draw:transform="rotate (-3.14159265358979) translate (1.426cm 13.038cm)">
            <text:p/>
            <draw:enhanced-geometry draw:mirror-horizontal="false" draw:mirror-vertical="false" svg:viewBox="0 0 21600 21600" draw:type="mso-spt32" draw:enhanced-path="M 0 0 L 21600 21600 N"/>
          </draw:custom-shape>
          <draw:custom-shape draw:name="Google Shape;970;p17" draw:style-name="Mgr11" draw:text-style-name="MP10" draw:layer="layout" svg:width="2.678cm" svg:height="0.857cm" svg:x="-1.9cm" svg:y="10.026cm">
            <text:p/>
            <draw:enhanced-geometry draw:mirror-horizontal="true" draw:mirror-vertical="false" svg:viewBox="0 0 21600 21600" draw:type="mso-spt32" draw:enhanced-path="M 0 0 L 21600 21600 N"/>
          </draw:custom-shape>
          <draw:custom-shape draw:name="Google Shape;971;p17" draw:style-name="Mgr11" draw:text-style-name="MP10" draw:layer="layout" svg:width="1.499cm" svg:height="1.613cm" draw:transform="rotate (3.14141812066459) translate (0.921cm 9.813cm)">
            <text:p/>
            <draw:enhanced-geometry draw:mirror-horizontal="false" draw:mirror-vertical="false" svg:viewBox="0 0 21600 21600" draw:type="mso-spt32" draw:enhanced-path="M 0 0 L 21600 21600 N"/>
          </draw:custom-shape>
          <draw:custom-shape draw:name="Google Shape;972;p17" draw:style-name="Mgr11" draw:text-style-name="MP10" draw:layer="layout" svg:width="0.759cm" svg:height="2.388cm" draw:transform="rotate (0.000349065850398866) translate (-2.113cm 8.351cm)">
            <text:p/>
            <draw:enhanced-geometry draw:mirror-horizontal="true" draw:mirror-vertical="false" svg:viewBox="0 0 21600 21600" draw:type="mso-spt32" draw:enhanced-path="M 0 0 L 21600 21600 N"/>
          </draw:custom-shape>
          <draw:custom-shape draw:name="Google Shape;973;p17" draw:style-name="Mgr11" draw:text-style-name="MP10" draw:layer="layout" svg:width="3.626cm" svg:height="0.218cm" svg:x="-5.215cm" svg:y="7.996cm">
            <text:p/>
            <draw:enhanced-geometry draw:mirror-horizontal="true" draw:mirror-vertical="false" svg:viewBox="0 0 21600 21600" draw:type="mso-spt32" draw:enhanced-path="M 0 0 L 21600 21600 N"/>
          </draw:custom-shape>
          <draw:custom-shape draw:name="Google Shape;974;p17" draw:style-name="Mgr11" draw:text-style-name="MP10" draw:layer="layout" svg:width="3.006cm" svg:height="2.501cm" draw:transform="rotate (3.14141812066459) translate (-2.228cm 10.818cm)">
            <text:p/>
            <draw:enhanced-geometry draw:mirror-horizontal="false" draw:mirror-vertical="false" svg:viewBox="0 0 21600 21600" draw:type="mso-spt32" draw:enhanced-path="M 0 0 L 21600 21600 N"/>
          </draw:custom-shape>
          <draw:custom-shape draw:name="Google Shape;975;p17" draw:style-name="Mgr11" draw:text-style-name="MP10" draw:layer="layout" svg:width="0.192cm" svg:height="3.04cm" draw:transform="rotate (0.0015707963267949) translate (-5.608cm 8.352cm)">
            <text:p/>
            <draw:enhanced-geometry draw:mirror-horizontal="true" draw:mirror-vertical="false" svg:viewBox="0 0 21600 21600" draw:type="mso-spt32" draw:enhanced-path="M 0 0 L 21600 21600 N"/>
          </draw:custom-shape>
          <draw:custom-shape draw:name="Google Shape;976;p17" draw:style-name="Mgr11" draw:text-style-name="MP10" draw:layer="layout" svg:width="0.202cm" svg:height="6.299cm" draw:transform="rotate (3.1398473243378) translate (-0.737cm 14.735cm)">
            <text:p/>
            <draw:enhanced-geometry draw:mirror-horizontal="false" draw:mirror-vertical="false" svg:viewBox="0 0 21600 21600" draw:type="mso-spt32" draw:enhanced-path="M 0 0 L 21600 21600 N"/>
          </draw:custom-shape>
          <draw:custom-shape draw:name="Google Shape;977;p17" draw:style-name="Mgr11" draw:text-style-name="MP10" draw:layer="layout" svg:width="3.821cm" svg:height="3.436cm" draw:transform="rotate (-3.14141812066459) translate (-1.589cm 11.434cm)">
            <text:p/>
            <draw:enhanced-geometry draw:mirror-horizontal="true" draw:mirror-vertical="false" svg:viewBox="0 0 21600 21600" draw:type="mso-spt32" draw:enhanced-path="M 0 0 L 21600 21600 N"/>
          </draw:custom-shape>
          <draw:custom-shape draw:name="Google Shape;978;p17" draw:style-name="Mgr11" draw:text-style-name="MP10" draw:layer="layout" svg:width="2.359cm" svg:height="4.601cm" draw:transform="rotate (-3.14141812066459) translate (1.426cm 13.038cm)">
            <text:p/>
            <draw:enhanced-geometry draw:mirror-horizontal="false" draw:mirror-vertical="false" svg:viewBox="0 0 21600 21600" draw:type="mso-spt32" draw:enhanced-path="M 0 0 L 21600 21600 N"/>
          </draw:custom-shape>
          <draw:custom-shape draw:name="Google Shape;979;p17" draw:style-name="Mgr8" draw:text-style-name="MP9" draw:layer="layout" svg:width="0.361cm" svg:height="0.361cm" draw:transform="rotate (2.55097323471491) translate (-2.343cm 5.9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80;p17" draw:style-name="Mgr11" draw:text-style-name="MP10" draw:layer="layout" svg:width="2.7cm" svg:height="2.412cm" draw:transform="rotate (-3.14159265358979) translate (-2.571cm 8.13cm)">
            <text:p/>
            <draw:enhanced-geometry draw:mirror-horizontal="true" draw:mirror-vertical="false" svg:viewBox="0 0 21600 21600" draw:type="mso-spt32" draw:enhanced-path="M 0 0 L 21600 21600 N"/>
          </draw:custom-shape>
          <draw:custom-shape draw:name="Google Shape;981;p17" draw:style-name="Mgr11" draw:text-style-name="MP10" draw:layer="layout" svg:width="1.092cm" svg:height="1.558cm" draw:transform="rotate (-0.000349065850398201) translate (-2.242cm 5.783cm)">
            <text:p/>
            <draw:enhanced-geometry draw:mirror-horizontal="false" draw:mirror-vertical="false" svg:viewBox="0 0 21600 21600" draw:type="mso-spt32" draw:enhanced-path="M 0 0 L 21600 21600 N"/>
          </draw:custom-shape>
          <draw:custom-shape draw:name="Google Shape;982;p17" draw:style-name="Mgr11" draw:text-style-name="MP10" draw:layer="layout" svg:width="2.916cm" svg:height="5.6cm" svg:x="-5.411cm" svg:y="5.832cm">
            <text:p/>
            <draw:enhanced-geometry draw:mirror-horizontal="true" draw:mirror-vertical="false" svg:viewBox="0 0 21600 21600" draw:type="mso-spt32" draw:enhanced-path="M 0 0 L 21600 21600 N"/>
          </draw:custom-shape>
          <draw:custom-shape draw:name="Google Shape;983;p17" draw:style-name="Mgr11" draw:text-style-name="MP10" draw:layer="layout" svg:width="0.244cm" svg:height="4.88cm" draw:transform="rotate (0.000523598775598299) translate (-2.359cm 5.86cm)">
            <text:p/>
            <draw:enhanced-geometry draw:mirror-horizontal="false" draw:mirror-vertical="false" svg:viewBox="0 0 21600 21600" draw:type="mso-spt32" draw:enhanced-path="M 0 0 L 21600 21600 N"/>
          </draw:custom-shape>
          <draw:custom-shape draw:name="Google Shape;984;p17" draw:style-name="Mgr17" draw:text-style-name="MP6" draw:layer="layout" svg:width="0.539cm" svg:height="0.539cm" draw:transform="rotate (2.55097323471491) translate (1.042cm 7.2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85;p17" draw:style-name="Mgr11" draw:text-style-name="MP10" draw:layer="layout" svg:width="2.985cm" svg:height="0.982cm" svg:x="-2.242cm" svg:y="5.783cm">
            <text:p/>
            <draw:enhanced-geometry draw:mirror-horizontal="false" draw:mirror-vertical="false" svg:viewBox="0 0 21600 21600" draw:type="mso-spt32" draw:enhanced-path="M 0 0 L 21600 21600 N"/>
          </draw:custom-shape>
          <draw:custom-shape draw:name="Google Shape;986;p17" draw:style-name="Mgr11" draw:text-style-name="MP10" draw:layer="layout" svg:width="0.098cm" svg:height="2.631cm" draw:transform="rotate (-0.0012217304763962) translate (0.915cm 7.181cm)">
            <text:p/>
            <draw:enhanced-geometry draw:mirror-horizontal="true" draw:mirror-vertical="false" svg:viewBox="0 0 21600 21600" draw:type="mso-spt32" draw:enhanced-path="M 0 0 L 21600 21600 N"/>
          </draw:custom-shape>
        </draw:g>
      </draw:g>
      <presentation:notes style:page-layout-name="PM2">
        <draw:page-thumbnail presentation:style-name="CUSTOM_5f_12-title" draw:layer="backgroundobjects" svg:width="16.931cm" svg:height="9.524cm" svg:x="1.059cm" svg:y="1.93cm" presentation:class="page"/>
        <draw:frame presentation:style-name="CUSTOM_5f_12-notes" draw:layer="backgroundobjects" svg:width="15.239cm" svg:height="11.429cm" svg:x="1.905cm" svg:y="12.065cm" presentation:class="notes" presentation:placeholder="true">
          <draw:text-box/>
        </draw:frame>
        <draw:frame presentation:style-name="Mpr38" draw:text-style-name="MP2" draw:layer="backgroundobjects" svg:width="8.266cm" svg:height="1.269cm" svg:x="0cm" svg:y="0cm" presentation:class="header">
          <draw:text-box>
            <text:p text:style-name="MP1"><text:span text:style-name="MT1"><presentation:header/></text:span></text:p>
          </draw:text-box>
        </draw:frame>
        <draw:frame presentation:style-name="Mpr38" draw:text-style-name="MP4" draw:layer="backgroundobjects" svg:width="8.266cm" svg:height="1.269cm" svg:x="10.783cm" svg:y="0cm" presentation:class="date-time">
          <draw:text-box>
            <text:p text:style-name="MP3"><text:span text:style-name="MT1"><presentation:date-time/></text:span></text:p>
          </draw:text-box>
        </draw:frame>
        <draw:frame presentation:style-name="Mpr39" draw:text-style-name="MP2" draw:layer="backgroundobjects" svg:width="8.266cm" svg:height="1.269cm" svg:x="0cm" svg:y="24.13cm" presentation:class="footer">
          <draw:text-box>
            <text:p text:style-name="MP1"><text:span text:style-name="MT1"><presentation:footer/></text:span></text:p>
          </draw:text-box>
        </draw:frame>
        <draw:frame presentation:style-name="Mpr3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draw:frame draw:name="Google Shape;159;p4" presentation:style-name="TITLE_5f_AND_5f_BODY-title" draw:layer="backgroundobjects" svg:width="21.399cm" svg:height="1.59cm" svg:x="2cm" svg:y="1.236cm" presentation:class="title" presentation:placeholder="true" presentation:user-transformed="true">
        <draw:text-box/>
      </draw:frame>
      <draw:frame draw:name="Google Shape;160;p4" presentation:style-name="TITLE_5f_AND_5f_BODY-outline1" draw:layer="backgroundobjects" svg:width="21.399cm" svg:height="4.747cm" svg:x="2cm" svg:y="3.377cm" presentation:class="outline" presentation:placeholder="true" presentation:user-transformed="true">
        <draw:text-box/>
      </draw:frame>
      <draw:g draw:name="Google Shape;161;p4">
        <draw:g draw:name="Google Shape;162;p4">
          <draw:custom-shape draw:name="Google Shape;163;p4" draw:style-name="Mgr12" draw:text-style-name="MP7" draw:layer="layout" svg:width="0.54cm" svg:height="0.54cm" draw:transform="rotate (0.593586478603271) translate (12.748cm 0.7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4;p4" draw:style-name="Mgr13" draw:text-style-name="MP9" draw:layer="layout" svg:width="0.54cm" svg:height="0.54cm" draw:transform="rotate (0.593586478603271) translate (19.878cm -5.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5;p4" draw:style-name="Mgr14" draw:text-style-name="MP9" draw:layer="layout" svg:width="1.114cm" svg:height="1.114cm" draw:transform="rotate (0.593411945678072) translate (21.056cm -0.5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6;p4" draw:style-name="Mgr6" draw:text-style-name="MP7" draw:layer="layout" svg:width="0.361cm" svg:height="0.361cm" draw:transform="rotate (0.595680873705665) translate (19.373cm -2.0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7;p4" draw:style-name="Mgr15" draw:text-style-name="MP6" draw:layer="layout" svg:width="0.267cm" svg:height="0.267cm" draw:transform="rotate (0.594982742004867) translate (16.967cm -2.2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8;p4" draw:style-name="Mgr9" draw:text-style-name="MP5" draw:layer="layout" svg:width="0.361cm" svg:height="0.361cm" draw:transform="rotate (0.595680873705665) translate (16.705cm -6.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9;p4" draw:style-name="Mgr51" draw:text-style-name="MP6" draw:layer="layout" svg:width="0.361cm" svg:height="0.361cm" draw:transform="rotate (0.595680873705665) translate (17.341cm -0.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0;p4" draw:style-name="Mgr16" draw:text-style-name="MP5" draw:layer="layout" svg:width="0.267cm" svg:height="0.267cm" draw:transform="rotate (0.594982742004867) translate (22.449cm -3.6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1;p4" draw:style-name="Mgr11" draw:text-style-name="MP10" draw:layer="layout" svg:width="2.162cm" svg:height="0.075cm" svg:x="17.284cm" svg:y="-2.152cm">
            <text:p/>
            <draw:enhanced-geometry draw:mirror-horizontal="false" draw:mirror-vertical="false" svg:viewBox="0 0 21600 21600" draw:type="mso-spt32" draw:enhanced-path="M 0 0 L 21600 21600 N"/>
          </draw:custom-shape>
          <draw:custom-shape draw:name="Google Shape;172;p4" draw:style-name="Mgr11" draw:text-style-name="MP10" draw:layer="layout" svg:width="2.464cm" svg:height="4.078cm" svg:x="17.058cm" svg:y="-6.272cm">
            <text:p/>
            <draw:enhanced-geometry draw:mirror-horizontal="false" draw:mirror-vertical="false" svg:viewBox="0 0 21600 21600" draw:type="mso-spt32" draw:enhanced-path="M 0 0 L 21600 21600 N"/>
          </draw:custom-shape>
          <draw:custom-shape draw:name="Google Shape;173;p4" draw:style-name="Mgr11" draw:text-style-name="MP10" draw:layer="layout" svg:width="3.779cm" svg:height="2.701cm" draw:transform="rotate (-3.14159265358979) translate (17.124cm 0.655cm)">
            <text:p/>
            <draw:enhanced-geometry draw:mirror-horizontal="true" draw:mirror-vertical="false" svg:viewBox="0 0 21600 21600" draw:type="mso-spt32" draw:enhanced-path="M 0 0 L 21600 21600 N"/>
          </draw:custom-shape>
          <draw:custom-shape draw:name="Google Shape;174;p4" draw:style-name="Mgr11" draw:text-style-name="MP10" draw:layer="layout" svg:width="0.37cm" svg:height="4.01cm" draw:transform="rotate (-3.14159265358979) translate (17.178cm -2.309cm)">
            <text:p/>
            <draw:enhanced-geometry draw:mirror-horizontal="false" draw:mirror-vertical="false" svg:viewBox="0 0 21600 21600" draw:type="mso-spt32" draw:enhanced-path="M 0 0 L 21600 21600 N"/>
          </draw:custom-shape>
          <draw:custom-shape draw:name="Google Shape;175;p4" draw:style-name="Mgr11" draw:text-style-name="MP10" draw:layer="layout" svg:width="2.88cm" svg:height="0.924cm" svg:x="17.107cm" svg:y="-6.524cm">
            <text:p/>
            <draw:enhanced-geometry draw:mirror-horizontal="false" draw:mirror-vertical="false" svg:viewBox="0 0 21600 21600" draw:type="mso-spt32" draw:enhanced-path="M 0 0 L 21600 21600 N"/>
          </draw:custom-shape>
          <draw:custom-shape draw:name="Google Shape;176;p4" draw:style-name="Mgr11" draw:text-style-name="MP10" draw:layer="layout" svg:width="0.542cm" svg:height="3.06cm" draw:transform="rotate (-3.14159265358979) translate (20.201cm -2.221cm)">
            <text:p/>
            <draw:enhanced-geometry draw:mirror-horizontal="true" draw:mirror-vertical="false" svg:viewBox="0 0 21600 21600" draw:type="mso-spt32" draw:enhanced-path="M 0 0 L 21600 21600 N"/>
          </draw:custom-shape>
          <draw:custom-shape draw:name="Google Shape;177;p4" draw:style-name="Mgr11" draw:text-style-name="MP10" draw:layer="layout" svg:width="4.067cm" svg:height="0.8cm" draw:transform="rotate (-3.14159265358979) translate (17.411cm 0.655cm)">
            <text:p/>
            <draw:enhanced-geometry draw:mirror-horizontal="true" draw:mirror-vertical="false" svg:viewBox="0 0 21600 21600" draw:type="mso-spt32" draw:enhanced-path="M 0 0 L 21600 21600 N"/>
          </draw:custom-shape>
          <draw:custom-shape draw:name="Google Shape;178;p4" draw:style-name="Mgr11" draw:text-style-name="MP10" draw:layer="layout" svg:width="1.731cm" svg:height="1.727cm" draw:transform="rotate (-3.14159265358979) translate (19.471cm -0.213cm)">
            <text:p/>
            <draw:enhanced-geometry draw:mirror-horizontal="true" draw:mirror-vertical="false" svg:viewBox="0 0 21600 21600" draw:type="mso-spt32" draw:enhanced-path="M 0 0 L 21600 21600 N"/>
          </draw:custom-shape>
          <draw:custom-shape draw:name="Google Shape;179;p4" draw:style-name="Mgr11" draw:text-style-name="MP10" draw:layer="layout" svg:width="3.511cm" svg:height="0.392cm" draw:transform="rotate (-3.14159265358979) translate (21.279cm -0.077cm)">
            <text:p/>
            <draw:enhanced-geometry draw:mirror-horizontal="true" draw:mirror-vertical="false" svg:viewBox="0 0 21600 21600" draw:type="mso-spt32" draw:enhanced-path="M 0 0 L 21600 21600 N"/>
          </draw:custom-shape>
          <draw:custom-shape draw:name="Google Shape;180;p4" draw:style-name="Mgr11" draw:text-style-name="MP10" draw:layer="layout" svg:width="1.714cm" svg:height="1.182cm" draw:transform="rotate (-3.14159265358979) translate (21.518cm -0.826cm)">
            <text:p/>
            <draw:enhanced-geometry draw:mirror-horizontal="false" draw:mirror-vertical="false" svg:viewBox="0 0 21600 21600" draw:type="mso-spt32" draw:enhanced-path="M 0 0 L 21600 21600 N"/>
          </draw:custom-shape>
          <draw:custom-shape draw:name="Google Shape;181;p4" draw:style-name="Mgr11" draw:text-style-name="MP10" draw:layer="layout" svg:width="0.672cm" svg:height="2.544cm" draw:transform="rotate (-3.14159265358979) translate (22.609cm -0.912cm)">
            <text:p/>
            <draw:enhanced-geometry draw:mirror-horizontal="true" draw:mirror-vertical="false" svg:viewBox="0 0 21600 21600" draw:type="mso-spt32" draw:enhanced-path="M 0 0 L 21600 21600 N"/>
          </draw:custom-shape>
          <draw:custom-shape draw:name="Google Shape;182;p4" draw:style-name="Mgr11" draw:text-style-name="MP10" draw:layer="layout" svg:width="2.748cm" svg:height="1.367cm" draw:transform="rotate (-3.14159265358979) translate (22.524cm -2.144cm)">
            <text:p/>
            <draw:enhanced-geometry draw:mirror-horizontal="true" draw:mirror-vertical="false" svg:viewBox="0 0 21600 21600" draw:type="mso-spt32" draw:enhanced-path="M 0 0 L 21600 21600 N"/>
          </draw:custom-shape>
          <draw:custom-shape draw:name="Google Shape;183;p4" draw:style-name="Mgr11" draw:text-style-name="MP10" draw:layer="layout" svg:width="2.04cm" svg:height="1.797cm" draw:transform="rotate (-3.14159265358979) translate (22.56cm -3.699cm)">
            <text:p/>
            <draw:enhanced-geometry draw:mirror-horizontal="false" draw:mirror-vertical="false" svg:viewBox="0 0 21600 21600" draw:type="mso-spt32" draw:enhanced-path="M 0 0 L 21600 21600 N"/>
          </draw:custom-shape>
          <draw:custom-shape draw:name="Google Shape;184;p4" draw:style-name="Mgr11" draw:text-style-name="MP10" draw:layer="layout" svg:width="5.367cm" svg:height="2.774cm" svg:x="17.135cm" svg:y="-6.388cm">
            <text:p/>
            <draw:enhanced-geometry draw:mirror-horizontal="false" draw:mirror-vertical="false" svg:viewBox="0 0 21600 21600" draw:type="mso-spt32" draw:enhanced-path="M 0 0 L 21600 21600 N"/>
          </draw:custom-shape>
          <draw:custom-shape draw:name="Google Shape;185;p4" draw:style-name="Mgr11" draw:text-style-name="MP10" draw:layer="layout" svg:width="5.239cm" svg:height="1.359cm" draw:transform="rotate (-3.14159265358979) translate (22.5cm -2.253cm)">
            <text:p/>
            <draw:enhanced-geometry draw:mirror-horizontal="true" draw:mirror-vertical="false" svg:viewBox="0 0 21600 21600" draw:type="mso-spt32" draw:enhanced-path="M 0 0 L 21600 21600 N"/>
          </draw:custom-shape>
          <draw:custom-shape draw:name="Google Shape;186;p4" draw:style-name="Mgr11" draw:text-style-name="MP10" draw:layer="layout" svg:width="4.054cm" svg:height="1.595cm" svg:x="17.228cm" svg:y="-2.067cm">
            <text:p/>
            <draw:enhanced-geometry draw:mirror-horizontal="false" draw:mirror-vertical="false" svg:viewBox="0 0 21600 21600" draw:type="mso-spt32" draw:enhanced-path="M 0 0 L 21600 21600 N"/>
          </draw:custom-shape>
          <draw:custom-shape draw:name="Google Shape;187;p4" draw:style-name="Mgr11" draw:text-style-name="MP10" draw:layer="layout" svg:width="1.531cm" svg:height="4.411cm" svg:x="20.404cm" svg:y="-5.323cm">
            <text:p/>
            <draw:enhanced-geometry draw:mirror-horizontal="false" draw:mirror-vertical="false" svg:viewBox="0 0 21600 21600" draw:type="mso-spt32" draw:enhanced-path="M 0 0 L 21600 21600 N"/>
          </draw:custom-shape>
          <draw:custom-shape draw:name="Google Shape;188;p4" draw:style-name="Mgr6" draw:text-style-name="MP7" draw:layer="layout" svg:width="0.361cm" svg:height="0.361cm" draw:transform="rotate (0.595680873705665) translate (24.342cm 0.0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9;p4" draw:style-name="Mgr11" draw:text-style-name="MP10" draw:layer="layout" svg:width="1.917cm" svg:height="3.36cm" svg:x="22.71cm" svg:y="-3.477cm">
            <text:p/>
            <draw:enhanced-geometry draw:mirror-horizontal="false" draw:mirror-vertical="false" svg:viewBox="0 0 21600 21600" draw:type="mso-spt32" draw:enhanced-path="M 0 0 L 21600 21600 N"/>
          </draw:custom-shape>
          <draw:custom-shape draw:name="Google Shape;190;p4" draw:style-name="Mgr11" draw:text-style-name="MP10" draw:layer="layout" svg:width="2.038cm" svg:height="0.285cm" draw:transform="rotate (-3.14159265358979) translate (24.416cm 0.027cm)">
            <text:p/>
            <draw:enhanced-geometry draw:mirror-horizontal="false" draw:mirror-vertical="false" svg:viewBox="0 0 21600 21600" draw:type="mso-spt32" draw:enhanced-path="M 0 0 L 21600 21600 N"/>
          </draw:custom-shape>
          <draw:custom-shape draw:name="Google Shape;191;p4" draw:style-name="Mgr11" draw:text-style-name="MP10" draw:layer="layout" svg:width="4.087cm" svg:height="5.234cm" draw:transform="rotate (-3.14159265358979) translate (24.492cm -0.088cm)">
            <text:p/>
            <draw:enhanced-geometry draw:mirror-horizontal="false" draw:mirror-vertical="false" svg:viewBox="0 0 21600 21600" draw:type="mso-spt32" draw:enhanced-path="M 0 0 L 21600 21600 N"/>
          </draw:custom-shape>
          <draw:custom-shape draw:name="Google Shape;192;p4" draw:style-name="Mgr11" draw:text-style-name="MP10" draw:layer="layout" svg:width="4.612cm" svg:height="2.035cm" draw:transform="rotate (-3.14159265358979) translate (24.416cm 0.027cm)">
            <text:p/>
            <draw:enhanced-geometry draw:mirror-horizontal="false" draw:mirror-vertical="false" svg:viewBox="0 0 21600 21600" draw:type="mso-spt32" draw:enhanced-path="M 0 0 L 21600 21600 N"/>
          </draw:custom-shape>
          <draw:custom-shape draw:name="Google Shape;193;p4" draw:style-name="Mgr4" draw:text-style-name="MP5" draw:layer="layout" svg:width="0.54cm" svg:height="0.54cm" draw:transform="rotate (0.593586478603271) translate (21.241cm 0.9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4;p4" draw:style-name="Mgr11" draw:text-style-name="MP10" draw:layer="layout" svg:width="2.561cm" svg:height="0.866cm" svg:x="21.878cm" svg:y="0.163cm">
            <text:p/>
            <draw:enhanced-geometry draw:mirror-horizontal="true" draw:mirror-vertical="false" svg:viewBox="0 0 21600 21600" draw:type="mso-spt32" draw:enhanced-path="M 0 0 L 21600 21600 N"/>
          </draw:custom-shape>
          <draw:custom-shape draw:name="Google Shape;195;p4" draw:style-name="Mgr11" draw:text-style-name="MP10" draw:layer="layout" svg:width="3.58cm" svg:height="1.003cm" draw:transform="rotate (-3.14159265358979) translate (21.351cm 0.927cm)">
            <text:p/>
            <draw:enhanced-geometry draw:mirror-horizontal="false" draw:mirror-vertical="false" svg:viewBox="0 0 21600 21600" draw:type="mso-spt32" draw:enhanced-path="M 0 0 L 21600 21600 N"/>
          </draw:custom-shape>
          <draw:custom-shape draw:name="Google Shape;196;p4" draw:style-name="Mgr11" draw:text-style-name="MP10" draw:layer="layout" svg:width="0.054cm" svg:height="0.53cm" draw:transform="rotate (-3.14159265358979) translate (21.723cm 0.713cm)">
            <text:p/>
            <draw:enhanced-geometry draw:mirror-horizontal="true" draw:mirror-vertical="false" svg:viewBox="0 0 21600 21600" draw:type="mso-spt32" draw:enhanced-path="M 0 0 L 21600 21600 N"/>
          </draw:custom-shape>
        </draw:g>
        <draw:g draw:name="Google Shape;197;p4">
          <draw:custom-shape draw:name="Google Shape;198;p4" draw:style-name="Mgr11" draw:text-style-name="MP10" draw:layer="layout" svg:width="5.621cm" svg:height="1.322cm" draw:transform="rotate (-3.14159265358979) translate (6.685cm 14.444cm)">
            <text:p/>
            <draw:enhanced-geometry draw:mirror-horizontal="true" draw:mirror-vertical="true" svg:viewBox="0 0 21600 21600" draw:type="mso-spt32" draw:enhanced-path="M 0 0 L 21600 21600 N"/>
          </draw:custom-shape>
          <draw:custom-shape draw:name="Google Shape;200;p4" draw:style-name="Mgr20" draw:text-style-name="MP9" draw:layer="layout" svg:width="0.437cm" svg:height="0.437cm" svg:x="6.689cm" svg:y="14.221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1;p4" draw:style-name="Mgr25" draw:text-style-name="MP6" draw:layer="layout" svg:width="0.437cm" svg:height="0.437cm" svg:x="0.067cm" svg:y="15.691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2;p4" draw:style-name="Mgr20" draw:text-style-name="MP9" draw:layer="layout" svg:width="0.437cm" svg:height="0.437cm" svg:x="0.147cm" svg:y="6.902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3;p4" draw:style-name="Mgr24" draw:text-style-name="MP5" draw:layer="layout" svg:width="0.24cm" svg:height="0.24cm" svg:x="0.246cm" svg:y="11.564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4;p4" draw:style-name="Mgr25" draw:text-style-name="MP6" draw:layer="layout" svg:width="0.397cm" svg:height="0.437cm" svg:x="0.96cm" svg:y="10.167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5;p4" draw:style-name="Mgr11" draw:text-style-name="MP10" draw:layer="layout" svg:width="0.792cm" svg:height="2.827cm" svg:x="0.366cm" svg:y="7.339cm">
            <text:p/>
            <draw:enhanced-geometry draw:mirror-horizontal="true" draw:mirror-vertical="true" svg:viewBox="0 0 21600 21600" draw:type="mso-spt32" draw:enhanced-path="M 0 0 L 21600 21600 N"/>
          </draw:custom-shape>
          <draw:custom-shape draw:name="Google Shape;206;p4" draw:style-name="Mgr11" draw:text-style-name="MP10" draw:layer="layout" svg:width="0.001cm" svg:height="4.22cm" svg:x="0.366cm" svg:y="7.343cm">
            <text:p/>
            <draw:enhanced-geometry draw:mirror-horizontal="false" draw:mirror-vertical="true" svg:viewBox="0 0 21600 21600" draw:type="mso-spt32" draw:enhanced-path="M 0 0 L 21600 21600 N"/>
          </draw:custom-shape>
          <draw:custom-shape draw:name="Google Shape;207;p4" draw:style-name="Mgr11" draw:text-style-name="MP10" draw:layer="layout" svg:width="0.566cm" svg:height="1.053cm" svg:x="0.451cm" svg:y="10.541cm">
            <text:p/>
            <draw:enhanced-geometry draw:mirror-horizontal="false" draw:mirror-vertical="true" svg:viewBox="0 0 21600 21600" draw:type="mso-spt32" draw:enhanced-path="M 0 0 L 21600 21600 N"/>
          </draw:custom-shape>
          <draw:custom-shape draw:name="Google Shape;208;p4" draw:style-name="Mgr11" draw:text-style-name="MP10" draw:layer="layout" svg:width="0.079cm" svg:height="3.889cm" draw:transform="rotate (-3.14159265358979) translate (0.366cm 15.691cm)">
            <text:p/>
            <draw:enhanced-geometry draw:mirror-horizontal="false" draw:mirror-vertical="true" svg:viewBox="0 0 21600 21600" draw:type="mso-spt32" draw:enhanced-path="M 0 0 L 21600 21600 N"/>
          </draw:custom-shape>
          <draw:custom-shape draw:name="Google Shape;209;p4" draw:style-name="Mgr11" draw:text-style-name="MP10" draw:layer="layout" svg:width="0.41cm" svg:height="1.265cm" draw:transform="rotate (-3.14159265358979) translate (0.862cm 13.032cm)">
            <text:p/>
            <draw:enhanced-geometry draw:mirror-horizontal="true" draw:mirror-vertical="true" svg:viewBox="0 0 21600 21600" draw:type="mso-spt32" draw:enhanced-path="M 0 0 L 21600 21600 N"/>
          </draw:custom-shape>
          <draw:custom-shape draw:name="Google Shape;210;p4" draw:style-name="Mgr11" draw:text-style-name="MP10" draw:layer="layout" svg:width="0.506cm" svg:height="2.517cm" svg:x="0.441cm" svg:y="13.237cm">
            <text:p/>
            <draw:enhanced-geometry draw:mirror-horizontal="false" draw:mirror-vertical="true" svg:viewBox="0 0 21600 21600" draw:type="mso-spt32" draw:enhanced-path="M 0 0 L 21600 21600 N"/>
          </draw:custom-shape>
          <draw:custom-shape draw:name="Google Shape;211;p4" draw:style-name="Mgr11" draw:text-style-name="MP10" draw:layer="layout" svg:width="6.183cm" svg:height="1.469cm" svg:x="0.505cm" svg:y="14.44cm">
            <text:p/>
            <draw:enhanced-geometry draw:mirror-horizontal="false" draw:mirror-vertical="true" svg:viewBox="0 0 21600 21600" draw:type="mso-spt32" draw:enhanced-path="M 0 0 L 21600 21600 N"/>
          </draw:custom-shape>
          <draw:custom-shape draw:name="Google Shape;212;p4" draw:style-name="Mgr11" draw:text-style-name="MP10" draw:layer="layout" svg:width="1.667cm" svg:height="2.01cm" draw:transform="rotate (-3.14159265358979) translate (2.109cm 15.759cm)">
            <text:p/>
            <draw:enhanced-geometry draw:mirror-horizontal="false" draw:mirror-vertical="true" svg:viewBox="0 0 21600 21600" draw:type="mso-spt32" draw:enhanced-path="M 0 0 L 21600 21600 N"/>
          </draw:custom-shape>
          <draw:custom-shape draw:name="Google Shape;214;p4" draw:style-name="Mgr11" draw:text-style-name="MP10" draw:layer="layout" svg:width="0.211cm" svg:height="2.39cm" draw:transform="rotate (-3.14159265358979) translate (1.159cm 13cm)">
            <text:p/>
            <draw:enhanced-geometry draw:mirror-horizontal="false" draw:mirror-vertical="true" svg:viewBox="0 0 21600 21600" draw:type="mso-spt32" draw:enhanced-path="M 0 0 L 21600 21600 N"/>
          </draw:custom-shape>
          <draw:custom-shape draw:name="Google Shape;215;p4" draw:style-name="Mgr11" draw:text-style-name="MP10" draw:layer="layout" svg:width="0.949cm" svg:height="2.913cm" draw:transform="rotate (-3.14159265358979) translate (2.105cm 13.519cm)">
            <text:p/>
            <draw:enhanced-geometry draw:mirror-horizontal="true" draw:mirror-vertical="true" svg:viewBox="0 0 21600 21600" draw:type="mso-spt32" draw:enhanced-path="M 0 0 L 21600 21600 N"/>
          </draw:custom-shape>
          <draw:custom-shape draw:name="Google Shape;216;p4" draw:style-name="Mgr27" draw:text-style-name="MP7" draw:layer="layout" svg:width="0.437cm" svg:height="0.437cm" svg:x="2.638cm" svg:y="14.083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7;p4" draw:style-name="Mgr11" draw:text-style-name="MP10" draw:layer="layout" svg:width="2.261cm" svg:height="1.298cm" svg:x="0.441cm" svg:y="14.46cm">
            <text:p/>
            <draw:enhanced-geometry draw:mirror-horizontal="false" draw:mirror-vertical="true" svg:viewBox="0 0 21600 21600" draw:type="mso-spt32" draw:enhanced-path="M 0 0 L 21600 21600 N"/>
          </draw:custom-shape>
          <draw:custom-shape draw:name="Google Shape;218;p4" draw:style-name="Mgr11" draw:text-style-name="MP10" draw:layer="layout" svg:width="0.367cm" svg:height="0.402cm" draw:transform="rotate (-3.14159265358979) translate (2.698cm 14.151cm)">
            <text:p/>
            <draw:enhanced-geometry draw:mirror-horizontal="true" draw:mirror-vertical="true" svg:viewBox="0 0 21600 21600" draw:type="mso-spt32" draw:enhanced-path="M 0 0 L 21600 21600 N"/>
          </draw:custom-shape>
          <draw:custom-shape draw:name="Google Shape;219;p4" draw:style-name="Mgr11" draw:text-style-name="MP10" draw:layer="layout" svg:width="3.612cm" svg:height="0.138cm" draw:transform="rotate (-3.14159265358979) translate (6.689cm 14.444cm)">
            <text:p/>
            <draw:enhanced-geometry draw:mirror-horizontal="true" draw:mirror-vertical="true" svg:viewBox="0 0 21600 21600" draw:type="mso-spt32" draw:enhanced-path="M 0 0 L 21600 21600 N"/>
          </draw:custom-shape>
          <draw:custom-shape draw:name="Google Shape;220;p4" draw:style-name="Mgr18" draw:text-style-name="MP5" draw:layer="layout" svg:width="0.437cm" svg:height="0.437cm" svg:x="-1.383cm" svg:y="12.325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1;p4" draw:style-name="Mgr11" draw:text-style-name="MP10" draw:layer="layout" svg:width="1.295cm" svg:height="2.992cm" draw:transform="rotate (-3.14159265358979) translate (0.127cm 15.759cm)">
            <text:p/>
            <draw:enhanced-geometry draw:mirror-horizontal="true" draw:mirror-vertical="true" svg:viewBox="0 0 21600 21600" draw:type="mso-spt32" draw:enhanced-path="M 0 0 L 21600 21600 N"/>
          </draw:custom-shape>
          <draw:custom-shape draw:name="Google Shape;222;p4" draw:style-name="Mgr11" draw:text-style-name="MP10" draw:layer="layout" svg:width="1.807cm" svg:height="0.487cm" draw:transform="rotate (-3.14159265358979) translate (0.859cm 13.031cm)">
            <text:p/>
            <draw:enhanced-geometry draw:mirror-horizontal="true" draw:mirror-vertical="true" svg:viewBox="0 0 21600 21600" draw:type="mso-spt32" draw:enhanced-path="M 0 0 L 21600 21600 N"/>
          </draw:custom-shape>
          <draw:custom-shape draw:name="Google Shape;223;p4" draw:style-name="Mgr11" draw:text-style-name="MP10" draw:layer="layout" svg:width="1.29cm" svg:height="0.622cm" svg:x="-1.01cm" svg:y="11.77cm">
            <text:p/>
            <draw:enhanced-geometry draw:mirror-horizontal="false" draw:mirror-vertical="true" svg:viewBox="0 0 21600 21600" draw:type="mso-spt32" draw:enhanced-path="M 0 0 L 21600 21600 N"/>
          </draw:custom-shape>
          <draw:custom-shape draw:name="Google Shape;224;p4" draw:style-name="Mgr11" draw:text-style-name="MP10" draw:layer="layout" svg:width="1.22cm" svg:height="5.113cm" svg:x="-1.01cm" svg:y="7.275cm">
            <text:p/>
            <draw:enhanced-geometry draw:mirror-horizontal="false" draw:mirror-vertical="true" svg:viewBox="0 0 21600 21600" draw:type="mso-spt32" draw:enhanced-path="M 0 0 L 21600 21600 N"/>
          </draw:custom-shape>
          <draw:custom-shape draw:name="Google Shape;213;p4" draw:style-name="Mgr38" draw:text-style-name="MP5" draw:layer="layout" svg:width="0.317cm" svg:height="0.317cm" svg:x="2.062cm" svg:y="13.473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9;p4" draw:style-name="Mgr39" draw:text-style-name="MP7" draw:layer="layout" svg:width="0.24cm" svg:height="0.24cm" svg:x="0.827cm" svg:y="13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225;p4">
        <draw:custom-shape draw:name="Google Shape;226;p4" draw:style-name="Mgr24" draw:text-style-name="MP5" draw:layer="layout" svg:width="0.24cm" svg:height="0.24cm" draw:transform="rotate (-3.14159265358979) translate (0.641cm 2.159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7;p4" draw:style-name="Mgr36" draw:text-style-name="MP6" draw:layer="layout" svg:width="0.388cm" svg:height="0.388cm" draw:transform="rotate (-3.14159265358979) translate (1.229cm 1.278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8;p4" draw:style-name="Mgr35" draw:text-style-name="MP9" draw:layer="layout" svg:width="0.142cm" svg:height="0.142cm" draw:transform="rotate (-3.14159265358979) translate (1.529cm 0.736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9;p4" draw:style-name="Mgr37" draw:text-style-name="MP7" draw:layer="layout" svg:width="0.142cm" svg:height="0.142cm" draw:transform="rotate (-3.14159265358979) translate (0.612cm 1.278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40" draw:text-style-name="MP2" draw:layer="backgroundobjects" svg:width="8.266cm" svg:height="1.269cm" svg:x="0cm" svg:y="0cm" presentation:class="header">
          <draw:text-box>
            <text:p text:style-name="MP1"><text:span text:style-name="MT1"><presentation:header/></text:span></text:p>
          </draw:text-box>
        </draw:frame>
        <draw:frame presentation:style-name="Mpr40" draw:text-style-name="MP4" draw:layer="backgroundobjects" svg:width="8.266cm" svg:height="1.269cm" svg:x="10.783cm" svg:y="0cm" presentation:class="date-time">
          <draw:text-box>
            <text:p text:style-name="MP3"><text:span text:style-name="MT1"><presentation:date-time/></text:span></text:p>
          </draw:text-box>
        </draw:frame>
        <draw:frame presentation:style-name="Mpr41" draw:text-style-name="MP2" draw:layer="backgroundobjects" svg:width="8.266cm" svg:height="1.269cm" svg:x="0cm" svg:y="24.13cm" presentation:class="footer">
          <draw:text-box>
            <text:p text:style-name="MP1"><text:span text:style-name="MT1"><presentation:footer/></text:span></text:p>
          </draw:text-box>
        </draw:frame>
        <draw:frame presentation:style-name="Mpr4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 style:page-layout-name="PM1" draw:style-name="Mdp2">
      <draw:frame draw:name="Google Shape;1450;p26" presentation:style-name="CUSTOM-title" draw:layer="backgroundobjects" svg:width="21.38cm" svg:height="1.339cm" svg:x="2.01cm" svg:y="1.42cm" presentation:class="title" presentation:placeholder="true" presentation:user-transformed="true">
        <draw:text-box/>
      </draw:frame>
      <draw:frame presentation:style-name="CUSTOM-outline1" draw:layer="backgroundobjects" svg:width="22.859cm" svg:height="8.286cm" svg:x="1.27cm" svg:y="3.343cm" presentation:class="outline" presentation:placeholder="true">
        <draw:text-box/>
      </draw:frame>
      <presentation:notes style:page-layout-name="PM2">
        <draw:page-thumbnail presentation:style-name="CUSTOM-title" draw:layer="backgroundobjects" svg:width="16.931cm" svg:height="9.524cm" svg:x="1.059cm" svg:y="1.93cm" presentation:class="page"/>
        <draw:frame presentation:style-name="CUSTOM-notes" draw:layer="backgroundobjects" svg:width="15.239cm" svg:height="11.429cm" svg:x="1.905cm" svg:y="12.065cm" presentation:class="notes" presentation:placeholder="true">
          <draw:text-box/>
        </draw:frame>
        <draw:frame presentation:style-name="Mpr42" draw:text-style-name="MP2" draw:layer="backgroundobjects" svg:width="8.266cm" svg:height="1.269cm" svg:x="0cm" svg:y="0cm" presentation:class="header">
          <draw:text-box>
            <text:p text:style-name="MP1"><text:span text:style-name="MT1"><presentation:header/></text:span></text:p>
          </draw:text-box>
        </draw:frame>
        <draw:frame presentation:style-name="Mpr42" draw:text-style-name="MP4" draw:layer="backgroundobjects" svg:width="8.266cm" svg:height="1.269cm" svg:x="10.783cm" svg:y="0cm" presentation:class="date-time">
          <draw:text-box>
            <text:p text:style-name="MP3"><text:span text:style-name="MT1"><presentation:date-time/></text:span></text:p>
          </draw:text-box>
        </draw:frame>
        <draw:frame presentation:style-name="Mpr43" draw:text-style-name="MP2" draw:layer="backgroundobjects" svg:width="8.266cm" svg:height="1.269cm" svg:x="0cm" svg:y="24.13cm" presentation:class="footer">
          <draw:text-box>
            <text:p text:style-name="MP1"><text:span text:style-name="MT1"><presentation:footer/></text:span></text:p>
          </draw:text-box>
        </draw:frame>
        <draw:frame presentation:style-name="Mpr4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2">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44" draw:text-style-name="MP2" draw:layer="backgroundobjects" svg:width="8.266cm" svg:height="1.269cm" svg:x="0cm" svg:y="0cm" presentation:class="header">
          <draw:text-box>
            <text:p text:style-name="MP1"><text:span text:style-name="MT1"><presentation:header/></text:span></text:p>
          </draw:text-box>
        </draw:frame>
        <draw:frame presentation:style-name="Mpr44" draw:text-style-name="MP4" draw:layer="backgroundobjects" svg:width="8.266cm" svg:height="1.269cm" svg:x="10.783cm" svg:y="0cm" presentation:class="date-time">
          <draw:text-box>
            <text:p text:style-name="MP3"><text:span text:style-name="MT1"><presentation:date-time/></text:span></text:p>
          </draw:text-box>
        </draw:frame>
        <draw:frame presentation:style-name="Mpr45" draw:text-style-name="MP2" draw:layer="backgroundobjects" svg:width="8.266cm" svg:height="1.269cm" svg:x="0cm" svg:y="24.13cm" presentation:class="footer">
          <draw:text-box>
            <text:p text:style-name="MP1"><text:span text:style-name="MT1"><presentation:footer/></text:span></text:p>
          </draw:text-box>
        </draw:frame>
        <draw:frame presentation:style-name="Mpr4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4-03-15T16:15:57.070031513</dc:date>
    <meta:editing-duration>PT19M8S</meta:editing-duration>
    <meta:editing-cycles>5</meta:editing-cycles>
    <meta:generator>LibreOffice/7.3.7.2$Linux_X86_64 LibreOffice_project/30$Build-2</meta:generator>
    <meta:document-statistic meta:object-count="1479"/>
  </office:meta>
</office:document-meta>
</file>